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08cm"/>
    </style:style>
    <style:style style:name="co3" style:family="table-column">
      <style:table-column-properties fo:break-before="auto" style:column-width="1.307cm"/>
    </style:style>
    <style:style style:name="co4" style:family="table-column">
      <style:table-column-properties fo:break-before="auto" style:column-width="1.824cm"/>
    </style:style>
    <style:style style:name="co5" style:family="table-column">
      <style:table-column-properties fo:break-before="auto" style:column-width="1.252cm"/>
    </style:style>
    <style:style style:name="co6" style:family="table-column">
      <style:table-column-properties fo:break-before="auto" style:column-width="1.797cm"/>
    </style:style>
    <style:style style:name="co7" style:family="table-column">
      <style:table-column-properties fo:break-before="auto" style:column-width="1.279cm"/>
    </style:style>
    <style:style style:name="co8" style:family="table-column">
      <style:table-column-properties fo:break-before="auto" style:column-width="3.267cm"/>
    </style:style>
    <style:style style:name="co9" style:family="table-column">
      <style:table-column-properties fo:break-before="auto" style:column-width="5.637cm"/>
    </style:style>
    <style:style style:name="co10" style:family="table-column">
      <style:table-column-properties fo:break-before="auto" style:column-width="4.276cm"/>
    </style:style>
    <style:style style:name="co11" style:family="table-column">
      <style:table-column-properties fo:break-before="auto" style:column-width="18cm"/>
    </style:style>
    <style:style style:name="co12" style:family="table-column">
      <style:table-column-properties fo:break-before="auto" style:column-width="12.146cm"/>
    </style:style>
    <style:style style:name="ro1" style:family="table-row">
      <style:table-row-properties style:row-height="0.452cm" fo:break-before="auto" style:use-optimal-row-height="false"/>
    </style:style>
    <style:style style:name="ro2" style:family="table-row">
      <style:table-row-properties style:row-height="6.627cm" fo:break-before="auto" style:use-optimal-row-height="false"/>
    </style:style>
    <style:style style:name="ro3" style:family="table-row">
      <style:table-row-properties style:row-height="0.868cm" fo:break-before="auto" style:use-optimal-row-height="false"/>
    </style:style>
    <style:style style:name="ro4" style:family="table-row">
      <style:table-row-properties style:row-height="1.603cm" fo:break-before="auto" style:use-optimal-row-height="false"/>
    </style:style>
    <style:style style:name="ro5" style:family="table-row">
      <style:table-row-properties style:row-height="0.841cm" fo:break-before="auto" style:use-optimal-row-height="true"/>
    </style:style>
    <style:style style:name="ro6" style:family="table-row">
      <style:table-row-properties style:row-height="1.79cm" fo:break-before="auto" style:use-optimal-row-height="false"/>
    </style:style>
    <style:style style:name="ro7" style:family="table-row">
      <style:table-row-properties style:row-height="0.974cm" fo:break-before="auto" style:use-optimal-row-height="false"/>
    </style:style>
    <style:style style:name="ro8" style:family="table-row">
      <style:table-row-properties style:row-height="0.452cm" fo:break-before="auto" style:use-optimal-row-height="true"/>
    </style:style>
    <style:style style:name="ro9" style:family="table-row">
      <style:table-row-properties style:row-height="1.014cm" fo:break-before="auto" style:use-optimal-row-height="false"/>
    </style:style>
    <style:style style:name="ro10" style:family="table-row">
      <style:table-row-properties style:row-height="0.631cm" fo:break-before="auto" style:use-optimal-row-height="false"/>
    </style:style>
    <style:style style:name="ro11" style:family="table-row">
      <style:table-row-properties style:row-height="0.529cm" fo:break-before="auto" style:use-optimal-row-height="true"/>
    </style:style>
    <style:style style:name="ro12" style:family="table-row">
      <style:table-row-properties style:row-height="0.801cm" fo:break-before="auto" style:use-optimal-row-height="false"/>
    </style:style>
    <style:style style:name="ro13" style:family="table-row">
      <style:table-row-properties style:row-height="1.473cm" fo:break-before="auto" style:use-optimal-row-height="false"/>
    </style:style>
    <style:style style:name="ro14" style:family="table-row">
      <style:table-row-properties style:row-height="0.263cm" fo:break-before="auto" style:use-optimal-row-height="false"/>
    </style:style>
    <style:style style:name="ro15" style:family="table-row">
      <style:table-row-properties style:row-height="7.054cm" fo:break-before="auto" style:use-optimal-row-height="false"/>
    </style:style>
    <style:style style:name="ro16" style:family="table-row">
      <style:table-row-properties style:row-height="1.632cm" fo:break-before="auto" style:use-optimal-row-height="true"/>
    </style:style>
    <style:style style:name="ro17" style:family="table-row">
      <style:table-row-properties style:row-height="0.453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6" style:family="table-cell" style:parent-style-name="Default">
      <style:table-cell-properties fo:wrap-option="wrap"/>
      <style:text-properties fo:color="#000000" style:text-outline="false" style:text-line-through-style="none" style:text-line-through-type="none" style:font-name="Liberation Serif" fo:font-size="12pt" fo:language="en" fo:country="I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style:text-properties fo:color="#c9211e" style:text-outline="false" style:text-line-through-style="none" style:text-line-through-type="none" style:font-name="Liberation Serif" fo:font-size="12pt" fo:language="en" fo:country="I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2pt" fo:language="en" fo:country="I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style>
    <style:style style:name="ce22" style:family="table-cell" style:parent-style-name="Default">
      <style:table-cell-properties fo:wrap-option="wrap"/>
    </style:style>
    <style:style style:name="ce15" style:family="table-cell" style:parent-style-name="Default">
      <style:table-cell-properties style:text-align-source="fix" style:repeat-content="false"/>
      <style:paragraph-properties fo:text-align="start" fo:margin-left="0cm"/>
    </style:style>
    <style:style style:name="ce8" style:family="table-cell" style:parent-style-name="Default">
      <style:text-properties style:use-window-font-color="true" style:text-outline="false" style:text-line-through-style="none" style:text-line-through-type="none" style:font-name="Liberation Serif" fo:font-size="12pt" fo:language="en" fo:country="I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style:vertical-align="middle"/>
    </style:style>
    <style:style style:name="ce21" style:family="table-cell" style:parent-style-name="Default">
      <style:table-cell-properties style:vertical-align="middle"/>
      <style:text-properties fo:font-weight="bold" style:font-weight-asian="bold" style:font-weight-complex="bold"/>
    </style:style>
    <style:style style:name="ce9" style:family="table-cell" style:parent-style-name="Default" style:data-style-name="N99"/>
    <style:style style:name="ce2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I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0"/>
    <style:style style:name="ce29" style:family="table-cell" style:parent-style-name="Default" style:data-style-name="N0">
      <style:table-cell-properties style:vertical-align="middle"/>
    </style:style>
    <style:style style:name="ce30" style:family="table-cell" style:parent-style-name="Default">
      <style:text-properties fo:font-weight="bold" style:font-weight-asian="bold" style:font-weight-complex="bold"/>
    </style:style>
    <style:style style:name="ce16" style:family="table-cell" style:parent-style-name="Default" style:data-style-name="N99">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0">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fo:font-style="italic" style:font-weight-asian="normal" style:font-weight-complex="normal" style:font-style-asian="italic" style:font-style-complex="italic"/>
    </style:style>
    <style:style style:name="T2" style:family="text">
      <style:text-properties fo:color="#000000" fo:font-weight="normal" style:font-weight-asian="normal" style:font-weight-complex="normal"/>
    </style:style>
  </office:automatic-styles>
  <office:body>
    <office:spreadsheet>
      <table:calculation-settings table:automatic-find-labels="false" table:use-regular-expressions="false" table:use-wildcards="true"/>
      <table:table table:name="Modules by Master Areas" table:style-name="ta1">
        <table:table-column table:style-name="co1" table:default-cell-style-name="Default"/>
        <table:table-column table:style-name="co1" table:visibility="collapse" table:default-cell-style-name="Default"/>
        <table:table-column table:style-name="co2" table:default-cell-style-name="ce22"/>
        <table:table-column table:style-name="co3" table:default-cell-style-name="Default"/>
        <table:table-column table:style-name="co4" table:default-cell-style-name="Default"/>
        <table:table-column table:style-name="co5" table:default-cell-style-name="ce15"/>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4" table:default-cell-style-name="Default"/>
        <table:table-column table:style-name="co9" table:default-cell-style-name="Default"/>
        <table:table-column table:style-name="co1" table:number-columns-repeated="1009" table:default-cell-style-name="Default"/>
        <table:table-row table:style-name="ro1">
          <table:table-cell table:style-name="ce6" office:value-type="string" calcext:value-type="string" table:number-columns-spanned="8" table:number-rows-spanned="1">
            <text:p>TUM Informatics Master – Modules offered in WS22/23 by area</text:p>
          </table:table-cell>
          <table:covered-table-cell/>
          <table:covered-table-cell table:style-name="ce23"/>
          <table:covered-table-cell table:number-columns-repeated="2"/>
          <table:covered-table-cell table:style-name="Default"/>
          <table:covered-table-cell table:number-columns-repeated="2"/>
          <table:table-cell table:style-name="ce20"/>
          <table:table-cell table:style-name="ce21"/>
          <table:table-cell table:style-name="ce20" table:number-columns-repeated="5"/>
          <table:table-cell table:style-name="ce25" table:number-columns-repeated="3"/>
          <table:table-cell table:style-name="ce20" table:number-columns-repeated="1006"/>
        </table:table-row>
        <table:table-row table:style-name="ro2">
          <table:table-cell table:style-name="ce11" office:value-type="string" calcext:value-type="string" table:number-columns-spanned="8" table:number-rows-spanned="1">
            <text:p><text:span text:style-name="T1">This list is not official, might be incomplete or have errors, use with care!</text:span></text:p>
            <text:p/>
            <text:p><text:span text:style-name="T2">I created this list by matching modules from TUMonline that will actually be offered with the list of elective modules. I only included lectures (VO) and lectures with integrated exercises (VI). There may be errors: For example, new courses might be missing if they are not yet associated with the correct curriculum on TUMonline, or (rarely) courses are present in TUMonline, but have been cancelled.</text:span></text:p>
            <text:p/>
            <text:p><text:span text:style-name="T2">Below the main table there are modules that are not mentioned above. There are several possible reasons:</text:span></text:p>
            <text:p><text:span text:style-name="T2">- some are bachelor courses that must be taken by some to start the master</text:span></text:p>
            <text:p><text:span text:style-name="T2">- some are IN courses, but only counts towards other degrees</text:span></text:p>
            <text:p><text:span text:style-name="T2">- some are new courses that count towards the Informatics master, which are not yet mentioned in the official FPSO table or not yet correctly registered in TUM online</text:span></text:p>
          </table:table-cell>
          <table:covered-table-cell/>
          <table:covered-table-cell table:style-name="ce23"/>
          <table:covered-table-cell table:number-columns-repeated="2"/>
          <table:covered-table-cell table:style-name="Default"/>
          <table:covered-table-cell table:number-columns-repeated="2"/>
          <table:table-cell table:style-name="ce20"/>
          <table:table-cell table:style-name="ce21"/>
          <table:table-cell table:style-name="ce20" table:number-columns-repeated="5"/>
          <table:table-cell table:style-name="ce25" table:number-columns-repeated="3"/>
          <table:table-cell table:style-name="ce20" table:number-columns-repeated="1006"/>
        </table:table-row>
        <table:table-row table:style-name="ro3">
          <table:table-cell table:style-name="ce11"/>
          <table:table-cell/>
          <table:table-cell table:style-name="ce23"/>
          <table:table-cell table:number-columns-repeated="2"/>
          <table:table-cell table:style-name="Default"/>
          <table:table-cell table:number-columns-repeated="2"/>
          <table:table-cell table:style-name="ce20"/>
          <table:table-cell table:style-name="ce21" office:value-type="string" calcext:value-type="string">
            <text:p>Offered in the current semester?</text:p>
          </table:table-cell>
          <table:table-cell table:style-name="ce20" table:number-columns-repeated="5"/>
          <table:table-cell table:style-name="ce25" table:number-columns-repeated="3"/>
          <table:table-cell table:style-name="ce20" table:number-columns-repeated="1006"/>
        </table:table-row>
        <table:table-row table:style-name="ro4">
          <table:table-cell table:style-name="ce1" office:value-type="string" calcext:value-type="string" table:number-columns-spanned="8" table:number-rows-spanned="1">
            <text:p>Elective Modules of the Area "Algorithms" (ALG): </text:p>
          </table:table-cell>
          <table:covered-table-cell/>
          <table:covered-table-cell table:style-name="Default"/>
          <table:covered-table-cell table:number-columns-repeated="2"/>
          <table:covered-table-cell table:style-name="Default"/>
          <table:covered-table-cell table:number-columns-repeated="2"/>
          <table:table-cell table:style-name="ce20"/>
          <table:table-cell table:style-name="ce9" table:formula="of:=OR(ISNUMBER(FIND(TRIM([.A4]);COM.MICROSOFT.CONCAT(['Offered modules from TUM online (Master)'.A$5:.A$150]))); ISNUMBER(FIND(&quot;Area&quot;; [.A4])); ISNUMBER(FIND(&quot;ID&quot;; [.A4])))" office:value-type="boolean" office:boolean-value="true" calcext:value-type="boolean">
            <text:p>TRUE</text:p>
          </table:table-cell>
          <table:table-cell table:style-name="ce20" table:number-columns-repeated="5"/>
          <table:table-cell table:style-name="ce25" table:number-columns-repeated="3"/>
          <table:table-cell table:style-name="ce20" table:number-columns-repeated="1006"/>
        </table:table-row>
        <table:table-row table:style-name="ro5">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5]);COM.MICROSOFT.CONCAT(['Offered modules from TUM online (Master)'.A$5:.A$150]))); ISNUMBER(FIND(&quot;Area&quot;; [.A5])); ISNUMBER(FIND(&quot;ID&quot;; [.A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6" table:visibility="filter">
          <table:table-cell table:style-name="ce5" office:value-type="string" calcext:value-type="string">
            <text:p><text:a xlink:href="https://campus.tum.de/tumonline/WBMODHB.wbShowMHBReadOnly?pKnotenNr=629351" xlink:type="simple">IN2239 </text:a> </text:p>
          </table:table-cell>
          <table:table-cell table:style-name="ce4"/>
          <table:table-cell table:style-name="ce5" office:value-type="string" calcext:value-type="string">
            <text:p>Algorithmic Game Theory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6]);COM.MICROSOFT.CONCAT(['Offered modules from TUM online (Master)'.A$5:.A$150]))); ISNUMBER(FIND(&quot;Area&quot;; [.A6])); ISNUMBER(FIND(&quot;ID&quot;; [.A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87476" xlink:type="simple">IN2211 </text:a> </text:p>
          </table:table-cell>
          <table:table-cell table:style-name="ce4"/>
          <table:table-cell table:style-name="ce5" office:value-type="string" calcext:value-type="string">
            <text:p>Auction theory and market design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7]);COM.MICROSOFT.CONCAT(['Offered modules from TUM online (Master)'.A$5:.A$150]))); ISNUMBER(FIND(&quot;Area&quot;; [.A7])); ISNUMBER(FIND(&quot;ID&quot;; [.A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498116" xlink:type="simple">IN3410 </text:a> </text:p>
          </table:table-cell>
          <table:table-cell table:style-name="ce4"/>
          <table:table-cell table:style-name="ce5" office:value-type="string" calcext:value-type="string">
            <text:p>Selected Topics in Algorithms </text:p>
          </table:table-cell>
          <table:table-cell table:style-name="ce5" office:value-type="string" calcext:value-type="string">
            <text:p>unreg </text:p>
          </table:table-cell>
          <table:table-cell table:style-name="ce4"/>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8]);COM.MICROSOFT.CONCAT(['Offered modules from TUM online (Master)'.A$5:.A$150]))); ISNUMBER(FIND(&quot;Area&quot;; [.A8])); ISNUMBER(FIND(&quot;ID&quot;; [.A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557075" xlink:type="simple">IN2229 </text:a> </text:p>
          </table:table-cell>
          <table:table-cell table:style-name="ce4"/>
          <table:table-cell table:style-name="ce5" office:value-type="string" calcext:value-type="string">
            <text:p>Computational Social Choice </text:p>
          </table:table-cell>
          <table:table-cell table:style-name="ce5" office:value-type="string" calcext:value-type="string">
            <text:p>W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9]);COM.MICROSOFT.CONCAT(['Offered modules from TUM online (Master)'.A$5:.A$150]))); ISNUMBER(FIND(&quot;Area&quot;; [.A9])); ISNUMBER(FIND(&quot;ID&quot;; [.A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56350" xlink:type="simple">IN2003 </text:a> </text:p>
          </table:table-cell>
          <table:table-cell table:style-name="ce4"/>
          <table:table-cell table:style-name="ce5" office:value-type="string" calcext:value-type="string">
            <text:p>Efficient Algorithms and Data Structures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0]);COM.MICROSOFT.CONCAT(['Offered modules from TUM online (Master)'.A$5:.A$150]))); ISNUMBER(FIND(&quot;Area&quot;; [.A10])); ISNUMBER(FIND(&quot;ID&quot;; [.A1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5704" xlink:type="simple">IN2004 </text:a> </text:p>
          </table:table-cell>
          <table:table-cell table:style-name="ce4"/>
          <table:table-cell table:style-name="ce5" office:value-type="string" calcext:value-type="string">
            <text:p>Efficient Algorithms and Data Structures II </text:p>
          </table:table-cell>
          <table:table-cell table:style-name="ce5" office:value-type="string" calcext:value-type="string">
            <text:p>S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1]);COM.MICROSOFT.CONCAT(['Offered modules from TUM online (Master)'.A$5:.A$150]))); ISNUMBER(FIND(&quot;Area&quot;; [.A11])); ISNUMBER(FIND(&quot;ID&quot;; [.A1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8189" xlink:type="simple">IN2158 </text:a> </text:p>
          </table:table-cell>
          <table:table-cell table:style-name="ce4"/>
          <table:table-cell table:style-name="ce5" office:value-type="string" calcext:value-type="string">
            <text:p>Advanced Network and Graph Algorithms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DE/EN </text:p>
          </table:table-cell>
          <table:table-cell table:style-name="ce5" office:value-type="string" calcext:value-type="string">
            <text:p>THEO </text:p>
          </table:table-cell>
          <table:table-cell/>
          <table:table-cell table:style-name="ce9" table:formula="of:=OR(ISNUMBER(FIND(TRIM([.A12]);COM.MICROSOFT.CONCAT(['Offered modules from TUM online (Master)'.A$5:.A$150]))); ISNUMBER(FIND(&quot;Area&quot;; [.A12])); ISNUMBER(FIND(&quot;ID&quot;; [.A1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493752" xlink:type="simple">IN2360 </text:a> </text:p>
          </table:table-cell>
          <table:table-cell table:style-name="ce4"/>
          <table:table-cell table:style-name="ce5" office:value-type="string" calcext:value-type="string">
            <text:p>Advanced Algorithms </text:p>
          </table:table-cell>
          <table:table-cell table:style-name="ce5" office:value-type="string" calcext:value-type="string">
            <text:p>W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13]);COM.MICROSOFT.CONCAT(['Offered modules from TUM online (Master)'.A$5:.A$150]))); ISNUMBER(FIND(&quot;Area&quot;; [.A13])); ISNUMBER(FIND(&quot;ID&quot;; [.A1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5706" xlink:type="simple">IN2007 </text:a> </text:p>
          </table:table-cell>
          <table:table-cell table:style-name="ce4"/>
          <table:table-cell table:style-name="ce5" office:value-type="string" calcext:value-type="string">
            <text:p>Complexity Theory </text:p>
          </table:table-cell>
          <table:table-cell table:style-name="ce5" office:value-type="string" calcext:value-type="string">
            <text:p>S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4]);COM.MICROSOFT.CONCAT(['Offered modules from TUM online (Master)'.A$5:.A$150]))); ISNUMBER(FIND(&quot;Area&quot;; [.A14])); ISNUMBER(FIND(&quot;ID&quot;; [.A1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977328" xlink:type="simple">IN2304 </text:a> </text:p>
          </table:table-cell>
          <table:table-cell table:style-name="ce4"/>
          <table:table-cell table:style-name="ce5" office:value-type="string" calcext:value-type="string">
            <text:p>Online and Approximation Algorithms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5]);COM.MICROSOFT.CONCAT(['Offered modules from TUM online (Master)'.A$5:.A$150]))); ISNUMBER(FIND(&quot;Area&quot;; [.A15])); ISNUMBER(FIND(&quot;ID&quot;; [.A1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498603" xlink:type="simple">IN0024 </text:a> </text:p>
          </table:table-cell>
          <table:table-cell table:style-name="ce4"/>
          <table:table-cell table:style-name="ce5" office:value-type="string" calcext:value-type="string">
            <text:p>Operations Research </text:p>
          </table:table-cell>
          <table:table-cell table:style-name="ce5" office:value-type="string" calcext:value-type="string">
            <text:p>S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DE </text:p>
          </table:table-cell>
          <table:table-cell table:style-name="ce5" office:value-type="string" calcext:value-type="string">
            <text:p>THEO </text:p>
          </table:table-cell>
          <table:table-cell/>
          <table:table-cell table:style-name="ce9" table:formula="of:=OR(ISNUMBER(FIND(TRIM([.A16]);COM.MICROSOFT.CONCAT(['Offered modules from TUM online (Master)'.A$5:.A$150]))); ISNUMBER(FIND(&quot;Area&quot;; [.A16])); ISNUMBER(FIND(&quot;ID&quot;; [.A1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364" xlink:type="simple">IN2011 </text:a> </text:p>
          </table:table-cell>
          <table:table-cell table:style-name="ce4"/>
          <table:table-cell table:style-name="ce5" office:value-type="string" calcext:value-type="string">
            <text:p>Parallel Algorithms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DE/EN </text:p>
          </table:table-cell>
          <table:table-cell table:style-name="ce5" office:value-type="string" calcext:value-type="string">
            <text:p>THEO </text:p>
          </table:table-cell>
          <table:table-cell/>
          <table:table-cell table:style-name="ce9" table:formula="of:=OR(ISNUMBER(FIND(TRIM([.A17]);COM.MICROSOFT.CONCAT(['Offered modules from TUM online (Master)'.A$5:.A$150]))); ISNUMBER(FIND(&quot;Area&quot;; [.A17])); ISNUMBER(FIND(&quot;ID&quot;; [.A1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8193" xlink:type="simple">IN2160 </text:a> </text:p>
          </table:table-cell>
          <table:table-cell table:style-name="ce4"/>
          <table:table-cell table:style-name="ce5" office:value-type="string" calcext:value-type="string">
            <text:p>Randomized Algorithms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8]);COM.MICROSOFT.CONCAT(['Offered modules from TUM online (Master)'.A$5:.A$150]))); ISNUMBER(FIND(&quot;Area&quot;; [.A18])); ISNUMBER(FIND(&quot;ID&quot;; [.A1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 office:value-type="string" calcext:value-type="string" table:number-columns-spanned="8" table:number-rows-spanned="1">
            <text:p>Elective Modules of the Area "Computer Graphics and Vision" (CGV): </text:p>
          </table:table-cell>
          <table:covered-table-cell/>
          <table:covered-table-cell table:style-name="Default"/>
          <table:covered-table-cell table:number-columns-repeated="2"/>
          <table:covered-table-cell table:style-name="Default"/>
          <table:covered-table-cell table:number-columns-repeated="2"/>
          <table:table-cell table:style-name="ce20"/>
          <table:table-cell table:style-name="ce9" table:formula="of:=OR(ISNUMBER(FIND(TRIM([.A19]);COM.MICROSOFT.CONCAT(['Offered modules from TUM online (Master)'.A$5:.A$150]))); ISNUMBER(FIND(&quot;Area&quot;; [.A19])); ISNUMBER(FIND(&quot;ID&quot;; [.A19])))" office:value-type="boolean" office:boolean-value="true" calcext:value-type="boolean">
            <text:p>TRU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20]);COM.MICROSOFT.CONCAT(['Offered modules from TUM online (Master)'.A$5:.A$150]))); ISNUMBER(FIND(&quot;Area&quot;; [.A20])); ISNUMBER(FIND(&quot;ID&quot;; [.A2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412259" xlink:type="simple">IN2354 </text:a> </text:p>
          </table:table-cell>
          <table:table-cell table:style-name="ce4"/>
          <table:table-cell table:style-name="ce5" office:value-type="string" calcext:value-type="string">
            <text:p>3D Scanning &amp; Motion Capture </text:p>
          </table:table-cell>
          <table:table-cell table:style-name="ce5" office:value-type="string" calcext:value-type="string">
            <text:p>WS/SS </text:p>
          </table:table-cell>
          <table:table-cell table:style-name="ce5" office:value-type="string" calcext:value-type="string">
            <text:p>2V+1Ü+1P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21]);COM.MICROSOFT.CONCAT(['Offered modules from TUM online (Master)'.A$5:.A$150]))); ISNUMBER(FIND(&quot;Area&quot;; [.A21])); ISNUMBER(FIND(&quot;ID&quot;; [.A2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608652" xlink:type="simple">IN2238 </text:a> </text:p>
          </table:table-cell>
          <table:table-cell table:style-name="ce4"/>
          <table:table-cell table:style-name="ce5" office:value-type="string" calcext:value-type="string">
            <text:p>Analysis of Three-Dimensional Shapes </text:p>
          </table:table-cell>
          <table:table-cell table:style-name="ce5" office:value-type="string" calcext:value-type="string">
            <text:p>unreg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22]);COM.MICROSOFT.CONCAT(['Offered modules from TUM online (Master)'.A$5:.A$150]))); ISNUMBER(FIND(&quot;Area&quot;; [.A22])); ISNUMBER(FIND(&quot;ID&quot;; [.A2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80428" xlink:type="simple">IN3200 </text:a> </text:p>
          </table:table-cell>
          <table:table-cell table:style-name="ce4"/>
          <table:table-cell table:style-name="ce5" office:value-type="string" calcext:value-type="string">
            <text:p>Selected Topics in Computer Graphics and Vision </text:p>
          </table:table-cell>
          <table:table-cell table:style-name="ce5" office:value-type="string" calcext:value-type="string">
            <text:p>unreg </text:p>
          </table:table-cell>
          <table:table-cell table:style-name="ce4"/>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23]);COM.MICROSOFT.CONCAT(['Offered modules from TUM online (Master)'.A$5:.A$150]))); ISNUMBER(FIND(&quot;Area&quot;; [.A23])); ISNUMBER(FIND(&quot;ID&quot;; [.A2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56368" xlink:type="simple">IN2015 </text:a> </text:p>
          </table:table-cell>
          <table:table-cell table:style-name="ce4"/>
          <table:table-cell table:style-name="ce5" office:value-type="string" calcext:value-type="string">
            <text:p>Image Synthesis </text:p>
          </table:table-cell>
          <table:table-cell table:style-name="ce5" office:value-type="string" calcext:value-type="string">
            <text:p>WS </text:p>
          </table:table-cell>
          <table:table-cell table:style-name="ce5" office:value-type="string" calcext:value-type="string">
            <text:p>4V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24]);COM.MICROSOFT.CONCAT(['Offered modules from TUM online (Master)'.A$5:.A$150]))); ISNUMBER(FIND(&quot;Area&quot;; [.A24])); ISNUMBER(FIND(&quot;ID&quot;; [.A2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73853" xlink:type="simple">IN2023 </text:a> </text:p>
          </table:table-cell>
          <table:table-cell table:style-name="ce4"/>
          <table:table-cell table:style-name="ce5" office:value-type="string" calcext:value-type="string">
            <text:p>Image Understanding I: Machine Vision Algorithms </text:p>
          </table:table-cell>
          <table:table-cell table:style-name="ce5" office:value-type="string" calcext:value-type="string">
            <text:p>S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25]);COM.MICROSOFT.CONCAT(['Offered modules from TUM online (Master)'.A$5:.A$150]))); ISNUMBER(FIND(&quot;Area&quot;; [.A25])); ISNUMBER(FIND(&quot;ID&quot;; [.A2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8310" xlink:type="simple">IN2016 </text:a> </text:p>
          </table:table-cell>
          <table:table-cell table:style-name="ce4"/>
          <table:table-cell table:style-name="ce5" office:value-type="string" calcext:value-type="string">
            <text:p>Image Understanding II: Robot Vision </text:p>
          </table:table-cell>
          <table:table-cell table:style-name="ce5" office:value-type="string" calcext:value-type="string">
            <text:p>WS </text:p>
          </table:table-cell>
          <table:table-cell table:style-name="ce5" office:value-type="string" calcext:value-type="string">
            <text:p>3V </text:p>
          </table:table-cell>
          <table:table-cell table:style-name="ce5" office:value-type="float" office:value="4" calcext:value-type="float">
            <text:p>4</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26]);COM.MICROSOFT.CONCAT(['Offered modules from TUM online (Master)'.A$5:.A$150]))); ISNUMBER(FIND(&quot;Area&quot;; [.A26])); ISNUMBER(FIND(&quot;ID&quot;; [.A2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672363" xlink:type="simple">IN2246 </text:a> </text:p>
          </table:table-cell>
          <table:table-cell table:style-name="ce4"/>
          <table:table-cell table:style-name="ce5" office:value-type="string" calcext:value-type="string">
            <text:p>Computer Vision I: Variational Methods </text:p>
          </table:table-cell>
          <table:table-cell table:style-name="ce5" office:value-type="string" calcext:value-type="string">
            <text:p>unreg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27]);COM.MICROSOFT.CONCAT(['Offered modules from TUM online (Master)'.A$5:.A$150]))); ISNUMBER(FIND(&quot;Area&quot;; [.A27])); ISNUMBER(FIND(&quot;ID&quot;; [.A2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608655" xlink:type="simple">IN2228 </text:a> </text:p>
          </table:table-cell>
          <table:table-cell table:style-name="ce4"/>
          <table:table-cell table:style-name="ce5" office:value-type="string" calcext:value-type="string">
            <text:p>Computer Vision II: Mulsasdftiple View Geometry </text:p>
          </table:table-cell>
          <table:table-cell table:style-name="ce5" office:value-type="string" calcext:value-type="string">
            <text:p>unreg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28]);COM.MICROSOFT.CONCAT(['Offered modules from TUM online (Master)'.A$5:.A$150]))); ISNUMBER(FIND(&quot;Area&quot;; [.A28])); ISNUMBER(FIND(&quot;ID&quot;; [.A2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733754" xlink:type="simple">IN2375 </text:a> </text:p>
          </table:table-cell>
          <table:table-cell table:style-name="ce4"/>
          <table:table-cell table:style-name="ce5" office:value-type="string" calcext:value-type="string">
            <text:p>Computer Vision III: as, Segmentation, and Tracking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29]);COM.MICROSOFT.CONCAT(['Offered modules from TUM online (Master)'.A$5:.A$150]))); ISNUMBER(FIND(&quot;Area&quot;; [.A29])); ISNUMBER(FIND(&quot;ID&quot;; [.A2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528921" xlink:type="simple">IN2297 </text:a> </text:p>
          </table:table-cell>
          <table:table-cell table:style-name="ce4"/>
          <table:table-cell table:style-name="ce5" office:value-type="string" calcext:value-type="string">
            <text:p>Geometry Processing </text:p>
          </table:table-cell>
          <table:table-cell table:style-name="ce5" office:value-type="string" calcext:value-type="string">
            <text:p>SS </text:p>
          </table:table-cell>
          <table:table-cell table:style-name="ce5" office:value-type="string" calcext:value-type="string">
            <text:p>4V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30]);COM.MICROSOFT.CONCAT(['Offered modules from TUM online (Master)'.A$5:.A$150]))); ISNUMBER(FIND(&quot;Area&quot;; [.A30])); ISNUMBER(FIND(&quot;ID&quot;; [.A3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73871" xlink:type="simple">IN2133 </text:a> </text:p>
          </table:table-cell>
          <table:table-cell table:style-name="ce4"/>
          <table:table-cell table:style-name="ce5" office:value-type="string" calcext:value-type="string">
            <text:p>Principles of Computer Vision </text:p>
          </table:table-cell>
          <table:table-cell table:style-name="ce5" office:value-type="string" calcext:value-type="string">
            <text:p>WS </text:p>
          </table:table-cell>
          <table:table-cell table:style-name="ce5" office:value-type="string" calcext:value-type="string">
            <text:p>3V </text:p>
          </table:table-cell>
          <table:table-cell table:style-name="ce5" office:value-type="float" office:value="4" calcext:value-type="float">
            <text:p>4</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31]);COM.MICROSOFT.CONCAT(['Offered modules from TUM online (Master)'.A$5:.A$150]))); ISNUMBER(FIND(&quot;Area&quot;; [.A31])); ISNUMBER(FIND(&quot;ID&quot;; [.A3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80825" xlink:type="simple">IN2124 </text:a> </text:p>
          </table:table-cell>
          <table:table-cell table:style-name="ce4"/>
          <table:table-cell table:style-name="ce5" office:value-type="string" calcext:value-type="string">
            <text:p>Basic Mathematical Methods for Imaging and Visualization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32]);COM.MICROSOFT.CONCAT(['Offered modules from TUM online (Master)'.A$5:.A$150]))); ISNUMBER(FIND(&quot;Area&quot;; [.A32])); ISNUMBER(FIND(&quot;ID&quot;; [.A3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199527" xlink:type="simple">IN2330 </text:a> </text:p>
          </table:table-cell>
          <table:table-cell table:style-name="ce4"/>
          <table:table-cell table:style-name="ce5" office:value-type="string" calcext:value-type="string">
            <text:p>Convex Optimization for Computer Vision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33]);COM.MICROSOFT.CONCAT(['Offered modules from TUM online (Master)'.A$5:.A$150]))); ISNUMBER(FIND(&quot;Area&quot;; [.A33])); ISNUMBER(FIND(&quot;ID&quot;; [.A3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2808442" xlink:type="simple">IN2392 </text:a> </text:p>
          </table:table-cell>
          <table:table-cell table:style-name="ce4"/>
          <table:table-cell table:style-name="ce5" office:value-type="string" calcext:value-type="string">
            <text:p>Machine Learning for 3D Geometry </text:p>
          </table:table-cell>
          <table:table-cell table:style-name="ce5" office:value-type="string" calcext:value-type="string">
            <text:p>SS </text:p>
          </table:table-cell>
          <table:table-cell table:style-name="ce5" office:value-type="string" calcext:value-type="string">
            <text:p>2V+1Ü+1P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34]);COM.MICROSOFT.CONCAT(['Offered modules from TUM online (Master)'.A$5:.A$150]))); ISNUMBER(FIND(&quot;Area&quot;; [.A34])); ISNUMBER(FIND(&quot;ID&quot;; [.A3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632102" xlink:type="simple">IN2384 </text:a> </text:p>
          </table:table-cell>
          <table:table-cell table:style-name="ce4"/>
          <table:table-cell table:style-name="ce5" office:value-type="string" calcext:value-type="string">
            <text:p>Numerical Algorithms in Computer Vision and Machine Learning </text:p>
          </table:table-cell>
          <table:table-cell table:style-name="ce5" office:value-type="string" calcext:value-type="string">
            <text:p>W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35]);COM.MICROSOFT.CONCAT(['Offered modules from TUM online (Master)'.A$5:.A$150]))); ISNUMBER(FIND(&quot;Area&quot;; [.A35])); ISNUMBER(FIND(&quot;ID&quot;; [.A3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708343" xlink:type="simple">IN0037 </text:a> </text:p>
          </table:table-cell>
          <table:table-cell table:style-name="ce4"/>
          <table:table-cell table:style-name="ce5" office:value-type="string" calcext:value-type="string">
            <text:p>Game Physics </text:p>
          </table:table-cell>
          <table:table-cell table:style-name="ce5" office:value-type="string" calcext:value-type="string">
            <text:p>W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36]);COM.MICROSOFT.CONCAT(['Offered modules from TUM online (Master)'.A$5:.A$150]))); ISNUMBER(FIND(&quot;Area&quot;; [.A36])); ISNUMBER(FIND(&quot;ID&quot;; [.A3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199485" xlink:type="simple">IN2329 </text:a> </text:p>
          </table:table-cell>
          <table:table-cell table:style-name="ce4"/>
          <table:table-cell table:style-name="ce5" office:value-type="string" calcext:value-type="string">
            <text:p>Probabilistic Graphical Models in Computer Vision </text:p>
          </table:table-cell>
          <table:table-cell table:style-name="ce5" office:value-type="string" calcext:value-type="string">
            <text:p>unreg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37]);COM.MICROSOFT.CONCAT(['Offered modules from TUM online (Master)'.A$5:.A$150]))); ISNUMBER(FIND(&quot;Area&quot;; [.A37])); ISNUMBER(FIND(&quot;ID&quot;; [.A3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433527" xlink:type="simple">IN2355 </text:a> </text:p>
          </table:table-cell>
          <table:table-cell table:style-name="ce4"/>
          <table:table-cell table:style-name="ce5" office:value-type="string" calcext:value-type="string">
            <text:p>Robotic 3D Vision </text:p>
          </table:table-cell>
          <table:table-cell table:style-name="ce5" office:value-type="string" calcext:value-type="string">
            <text:p>W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38]);COM.MICROSOFT.CONCAT(['Offered modules from TUM online (Master)'.A$5:.A$150]))); ISNUMBER(FIND(&quot;Area&quot;; [.A38])); ISNUMBER(FIND(&quot;ID&quot;; [.A3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87473" xlink:type="simple">IN2210 </text:a> </text:p>
          </table:table-cell>
          <table:table-cell table:style-name="ce4"/>
          <table:table-cell table:style-name="ce5" office:value-type="string" calcext:value-type="string">
            <text:p>Tracking and Detection in Computer Vision </text:p>
          </table:table-cell>
          <table:table-cell table:style-name="ce5" office:value-type="string" calcext:value-type="string">
            <text:p>WS </text:p>
          </table:table-cell>
          <table:table-cell table:style-name="ce5" office:value-type="string" calcext:value-type="string">
            <text:p>2V+4Ü </text:p>
          </table:table-cell>
          <table:table-cell table:style-name="ce5" office:value-type="float" office:value="7" calcext:value-type="float">
            <text:p>7</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39]);COM.MICROSOFT.CONCAT(['Offered modules from TUM online (Master)'.A$5:.A$150]))); ISNUMBER(FIND(&quot;Area&quot;; [.A39])); ISNUMBER(FIND(&quot;ID&quot;; [.A3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611935" xlink:type="simple">IN2236 </text:a> </text:p>
          </table:table-cell>
          <table:table-cell table:style-name="ce4"/>
          <table:table-cell table:style-name="ce5" office:value-type="string" calcext:value-type="string">
            <text:p>Virtual Physics: Using Modern Modeling Methodologies for Computer Simulation </text:p>
          </table:table-cell>
          <table:table-cell table:style-name="ce5" office:value-type="string" calcext:value-type="string">
            <text:p>WS </text:p>
          </table:table-cell>
          <table:table-cell table:style-name="ce5" office:value-type="string" calcext:value-type="string">
            <text:p>2V+1Ü </text:p>
          </table:table-cell>
          <table:table-cell table:style-name="ce5" office:value-type="float" office:value="4" calcext:value-type="float">
            <text:p>4</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40]);COM.MICROSOFT.CONCAT(['Offered modules from TUM online (Master)'.A$5:.A$150]))); ISNUMBER(FIND(&quot;Area&quot;; [.A40])); ISNUMBER(FIND(&quot;ID&quot;; [.A4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528428" xlink:type="simple">IN2026 </text:a> </text:p>
          </table:table-cell>
          <table:table-cell table:style-name="ce4"/>
          <table:table-cell table:style-name="ce5" office:value-type="string" calcext:value-type="string">
            <text:p>Visual Data Analytics </text:p>
          </table:table-cell>
          <table:table-cell table:style-name="ce5" office:value-type="string" calcext:value-type="string">
            <text:p>W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table:table-cell table:style-name="ce20"/>
          <table:table-cell table:style-name="ce9" table:formula="of:=OR(ISNUMBER(FIND(TRIM([.A41]);COM.MICROSOFT.CONCAT(['Offered modules from TUM online (Master)'.A$5:.A$150]))); ISNUMBER(FIND(&quot;Area&quot;; [.A41])); ISNUMBER(FIND(&quot;ID&quot;; [.A41])))" office:value-type="boolean" office:boolean-value="true" calcext:value-type="boolean">
            <text:p>TRU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5" office:value-type="string" calcext:value-type="string" table:number-columns-spanned="8" table:number-rows-spanned="1">
            <text:p>You can choose ONE (not more) of the following modules for CGV in addition to the modules mentioned above: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42]);COM.MICROSOFT.CONCAT(['Offered modules from TUM online (Master)'.A$5:.A$150]))); ISNUMBER(FIND(&quot;Area&quot;; [.A42])); ISNUMBER(FIND(&quot;ID&quot;; [.A4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43]);COM.MICROSOFT.CONCAT(['Offered modules from TUM online (Master)'.A$5:.A$150]))); ISNUMBER(FIND(&quot;Area&quot;; [.A43])); ISNUMBER(FIND(&quot;ID&quot;; [.A4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506888" xlink:type="simple">IN2364 </text:a> </text:p>
          </table:table-cell>
          <table:table-cell table:style-name="ce4"/>
          <table:table-cell table:style-name="ce5" office:value-type="string" calcext:value-type="string">
            <text:p>Advanced Deep Learning for Computer Vision </text:p>
          </table:table-cell>
          <table:table-cell table:style-name="ce5" office:value-type="string" calcext:value-type="string">
            <text:p>WS </text:p>
          </table:table-cell>
          <table:table-cell table:style-name="ce5" office:value-type="string" calcext:value-type="string">
            <text:p>2V+3P </text:p>
          </table:table-cell>
          <table:table-cell table:style-name="ce5" office:value-type="float" office:value="8" calcext:value-type="float">
            <text:p>8</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44]);COM.MICROSOFT.CONCAT(['Offered modules from TUM online (Master)'.A$5:.A$150]))); ISNUMBER(FIND(&quot;Area&quot;; [.A44])); ISNUMBER(FIND(&quot;ID&quot;; [.A4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809077" xlink:type="simple">IN2389 </text:a> </text:p>
          </table:table-cell>
          <table:table-cell table:style-name="ce4"/>
          <table:table-cell table:style-name="ce5" office:value-type="string" calcext:value-type="string">
            <text:p>Advanced Deep Learning for Computer Vision: Dynamic Vision </text:p>
          </table:table-cell>
          <table:table-cell table:style-name="ce5" office:value-type="string" calcext:value-type="string">
            <text:p>WS/SS </text:p>
          </table:table-cell>
          <table:table-cell table:style-name="ce5" office:value-type="string" calcext:value-type="string">
            <text:p>2V+3P </text:p>
          </table:table-cell>
          <table:table-cell table:style-name="ce5" office:value-type="float" office:value="8" calcext:value-type="float">
            <text:p>8</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45]);COM.MICROSOFT.CONCAT(['Offered modules from TUM online (Master)'.A$5:.A$150]))); ISNUMBER(FIND(&quot;Area&quot;; [.A45])); ISNUMBER(FIND(&quot;ID&quot;; [.A4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2808965" xlink:type="simple">IN2390 </text:a> </text:p>
          </table:table-cell>
          <table:table-cell table:style-name="ce4"/>
          <table:table-cell table:style-name="ce5" office:value-type="string" calcext:value-type="string">
            <text:p>Advanced Deep Learning for Computer Vision: Visual Computing </text:p>
          </table:table-cell>
          <table:table-cell table:style-name="ce5" office:value-type="string" calcext:value-type="string">
            <text:p>WS/SS </text:p>
          </table:table-cell>
          <table:table-cell table:style-name="ce5" office:value-type="string" calcext:value-type="string">
            <text:p>2V+3P </text:p>
          </table:table-cell>
          <table:table-cell table:style-name="ce5" office:value-type="float" office:value="8" calcext:value-type="float">
            <text:p>8</text:p>
          </table:table-cell>
          <table:table-cell table:style-name="ce5" office:value-type="string" calcext:value-type="string">
            <text:p>EN </text:p>
          </table:table-cell>
          <table:table-cell table:style-name="ce8"/>
          <table:table-cell/>
          <table:table-cell table:style-name="ce9" table:formula="of:=OR(ISNUMBER(FIND(TRIM([.A46]);COM.MICROSOFT.CONCAT(['Offered modules from TUM online (Master)'.A$5:.A$150]))); ISNUMBER(FIND(&quot;Area&quot;; [.A46])); ISNUMBER(FIND(&quot;ID&quot;; [.A4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 office:value-type="string" calcext:value-type="string" table:number-columns-spanned="8" table:number-rows-spanned="1">
            <text:p>Elective Modules of the Area "Databases and Information Systems" (DBI):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47]);COM.MICROSOFT.CONCAT(['Offered modules from TUM online (Master)'.A$5:.A$150]))); ISNUMBER(FIND(&quot;Area&quot;; [.A47])); ISNUMBER(FIND(&quot;ID&quot;; [.A4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48]);COM.MICROSOFT.CONCAT(['Offered modules from TUM online (Master)'.A$5:.A$150]))); ISNUMBER(FIND(&quot;Area&quot;; [.A48])); ISNUMBER(FIND(&quot;ID&quot;; [.A4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87478" xlink:type="simple">IN2219 </text:a> </text:p>
          </table:table-cell>
          <table:table-cell table:style-name="ce4"/>
          <table:table-cell table:style-name="ce5" office:value-type="string" calcext:value-type="string">
            <text:p>Query Optimization </text:p>
          </table:table-cell>
          <table:table-cell table:style-name="ce5" office:value-type="string" calcext:value-type="string">
            <text:p>W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49]);COM.MICROSOFT.CONCAT(['Offered modules from TUM online (Master)'.A$5:.A$150]))); ISNUMBER(FIND(&quot;Area&quot;; [.A49])); ISNUMBER(FIND(&quot;ID&quot;; [.A4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767880" xlink:type="simple">IN3100 </text:a> </text:p>
          </table:table-cell>
          <table:table-cell table:style-name="ce4"/>
          <table:table-cell table:style-name="ce5" office:value-type="string" calcext:value-type="string">
            <text:p>Selected Topics in Databases and Information Systems </text:p>
          </table:table-cell>
          <table:table-cell table:style-name="ce5" office:value-type="string" calcext:value-type="string">
            <text:p>unreg </text:p>
          </table:table-cell>
          <table:table-cell table:style-name="ce4"/>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50]);COM.MICROSOFT.CONCAT(['Offered modules from TUM online (Master)'.A$5:.A$150]))); ISNUMBER(FIND(&quot;Area&quot;; [.A50])); ISNUMBER(FIND(&quot;ID&quot;; [.A5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2690341" xlink:type="simple">IN2386 </text:a> </text:p>
          </table:table-cell>
          <table:table-cell table:style-name="ce4"/>
          <table:table-cell table:style-name="ce5" office:value-type="string" calcext:value-type="string">
            <text:p>Cloud-Based Data Processing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style-name="ce20"/>
          <table:table-cell table:style-name="ce9" table:formula="of:=OR(ISNUMBER(FIND(TRIM([.A51]);COM.MICROSOFT.CONCAT(['Offered modules from TUM online (Master)'.A$5:.A$150]))); ISNUMBER(FIND(&quot;Area&quot;; [.A51])); ISNUMBER(FIND(&quot;ID&quot;; [.A51])))" office:value-type="boolean" office:boolean-value="true" calcext:value-type="boolean">
            <text:p>TRU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5" office:value-type="string" calcext:value-type="string">
            <text:p><text:a xlink:href="https://campus.tum.de/tumonline/WBMODHB.wbShowMHBReadOnly?pKnotenNr=473867" xlink:type="simple">IN2118 </text:a> </text:p>
          </table:table-cell>
          <table:table-cell table:style-name="ce4"/>
          <table:table-cell table:style-name="ce5" office:value-type="string" calcext:value-type="string">
            <text:p>Database Systems on Modern CPU Architectures </text:p>
          </table:table-cell>
          <table:table-cell table:style-name="ce5" office:value-type="string" calcext:value-type="string">
            <text:p>S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52]);COM.MICROSOFT.CONCAT(['Offered modules from TUM online (Master)'.A$5:.A$150]))); ISNUMBER(FIND(&quot;Area&quot;; [.A52])); ISNUMBER(FIND(&quot;ID&quot;; [.A5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61475" xlink:type="simple">IN2031 </text:a> </text:p>
          </table:table-cell>
          <table:table-cell table:style-name="ce4"/>
          <table:table-cell table:style-name="ce5" office:value-type="string" calcext:value-type="string">
            <text:p>Application and Implementation of Database Systems </text:p>
          </table:table-cell>
          <table:table-cell table:style-name="ce5" office:value-type="string" calcext:value-type="string">
            <text:p>S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53]);COM.MICROSOFT.CONCAT(['Offered modules from TUM online (Master)'.A$5:.A$150]))); ISNUMBER(FIND(&quot;Area&quot;; [.A53])); ISNUMBER(FIND(&quot;ID&quot;; [.A5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388" xlink:type="simple">IN2032 </text:a> </text:p>
          </table:table-cell>
          <table:table-cell table:style-name="ce4"/>
          <table:table-cell table:style-name="ce5" office:value-type="string" calcext:value-type="string">
            <text:p>Electronic Publishing / Document Engineering and the World-Wide Web </text:p>
          </table:table-cell>
          <table:table-cell table:style-name="ce5" office:value-type="string" calcext:value-type="string">
            <text:p>WS/S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54]);COM.MICROSOFT.CONCAT(['Offered modules from TUM online (Master)'.A$5:.A$150]))); ISNUMBER(FIND(&quot;Area&quot;; [.A54])); ISNUMBER(FIND(&quot;ID&quot;; [.A5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819263" xlink:type="simple">IN2288 </text:a> </text:p>
          </table:table-cell>
          <table:table-cell table:style-name="ce4"/>
          <table:table-cell table:style-name="ce5" office:value-type="string" calcext:value-type="string">
            <text:p>Event Processing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55]);COM.MICROSOFT.CONCAT(['Offered modules from TUM online (Master)'.A$5:.A$150]))); ISNUMBER(FIND(&quot;Area&quot;; [.A55])); ISNUMBER(FIND(&quot;ID&quot;; [.A5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390" xlink:type="simple">IN2033 </text:a> </text:p>
          </table:table-cell>
          <table:table-cell table:style-name="ce4"/>
          <table:table-cell table:style-name="ce5" office:value-type="string" calcext:value-type="string">
            <text:p>Information Management </text:p>
          </table:table-cell>
          <table:table-cell table:style-name="ce5" office:value-type="string" calcext:value-type="string">
            <text:p>SS </text:p>
          </table:table-cell>
          <table:table-cell table:style-name="ce5" office:value-type="string" calcext:value-type="string">
            <text:p>2V+3Ü </text:p>
          </table:table-cell>
          <table:table-cell table:style-name="ce5" office:value-type="float" office:value="6" calcext:value-type="float">
            <text:p>6</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56]);COM.MICROSOFT.CONCAT(['Offered modules from TUM online (Master)'.A$5:.A$150]))); ISNUMBER(FIND(&quot;Area&quot;; [.A56])); ISNUMBER(FIND(&quot;ID&quot;; [.A5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757477" xlink:type="simple">IN2267 </text:a> </text:p>
          </table:table-cell>
          <table:table-cell table:style-name="ce4"/>
          <table:table-cell table:style-name="ce5" office:value-type="string" calcext:value-type="string">
            <text:p>Transaction Systems </text:p>
          </table:table-cell>
          <table:table-cell table:style-name="ce5" office:value-type="string" calcext:value-type="string">
            <text:p>S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8"/>
          <table:table-cell/>
          <table:table-cell table:style-name="ce9" table:formula="of:=OR(ISNUMBER(FIND(TRIM([.A57]);COM.MICROSOFT.CONCAT(['Offered modules from TUM online (Master)'.A$5:.A$150]))); ISNUMBER(FIND(&quot;Area&quot;; [.A57])); ISNUMBER(FIND(&quot;ID&quot;; [.A5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 office:value-type="string" calcext:value-type="string" table:number-columns-spanned="8" table:number-rows-spanned="1">
            <text:p>Elective Modules of the Area "Digital Biology and Digital Medicine" (DBM):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58]);COM.MICROSOFT.CONCAT(['Offered modules from TUM online (Master)'.A$5:.A$150]))); ISNUMBER(FIND(&quot;Area&quot;; [.A58])); ISNUMBER(FIND(&quot;ID&quot;; [.A5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59]);COM.MICROSOFT.CONCAT(['Offered modules from TUM online (Master)'.A$5:.A$150]))); ISNUMBER(FIND(&quot;Area&quot;; [.A59])); ISNUMBER(FIND(&quot;ID&quot;; [.A5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498120" xlink:type="simple">IN3420 </text:a> </text:p>
          </table:table-cell>
          <table:table-cell table:style-name="ce4"/>
          <table:table-cell table:style-name="ce5" office:value-type="string" calcext:value-type="string">
            <text:p>Selected Topics in Digital Biology and Digital Medicine </text:p>
          </table:table-cell>
          <table:table-cell table:style-name="ce5" office:value-type="string" calcext:value-type="string">
            <text:p>unreg </text:p>
          </table:table-cell>
          <table:table-cell table:style-name="ce4"/>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60]);COM.MICROSOFT.CONCAT(['Offered modules from TUM online (Master)'.A$5:.A$150]))); ISNUMBER(FIND(&quot;Area&quot;; [.A60])); ISNUMBER(FIND(&quot;ID&quot;; [.A6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102305" xlink:type="simple">IN2319 </text:a> </text:p>
          </table:table-cell>
          <table:table-cell table:style-name="ce4"/>
          <table:table-cell table:style-name="ce5" office:value-type="string" calcext:value-type="string">
            <text:p>Computational Physiology for Medical Image Computing </text:p>
          </table:table-cell>
          <table:table-cell table:style-name="ce5" office:value-type="string" calcext:value-type="string">
            <text:p>unreg </text:p>
          </table:table-cell>
          <table:table-cell table:style-name="ce5" office:value-type="string" calcext:value-type="string">
            <text:p>2V+2P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61]);COM.MICROSOFT.CONCAT(['Offered modules from TUM online (Master)'.A$5:.A$150]))); ISNUMBER(FIND(&quot;Area&quot;; [.A61])); ISNUMBER(FIND(&quot;ID&quot;; [.A6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802708" xlink:type="simple">IN2286 </text:a> </text:p>
          </table:table-cell>
          <table:table-cell table:style-name="ce4"/>
          <table:table-cell table:style-name="ce5" office:value-type="string" calcext:value-type="string">
            <text:p>Image Guided Surgery </text:p>
          </table:table-cell>
          <table:table-cell table:style-name="ce5" office:value-type="string" calcext:value-type="string">
            <text:p>SS </text:p>
          </table:table-cell>
          <table:table-cell table:style-name="ce5" office:value-type="string" calcext:value-type="string">
            <text:p>2V+2P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62]);COM.MICROSOFT.CONCAT(['Offered modules from TUM online (Master)'.A$5:.A$150]))); ISNUMBER(FIND(&quot;Area&quot;; [.A62])); ISNUMBER(FIND(&quot;ID&quot;; [.A6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73851" xlink:type="simple">IN2021 </text:a> </text:p>
          </table:table-cell>
          <table:table-cell table:style-name="ce4"/>
          <table:table-cell table:style-name="ce5" office:value-type="string" calcext:value-type="string">
            <text:p>Computer Aided Medical Procedures </text:p>
          </table:table-cell>
          <table:table-cell table:style-name="ce5" office:value-type="string" calcext:value-type="string">
            <text:p>WS </text:p>
          </table:table-cell>
          <table:table-cell table:style-name="ce5" office:value-type="string" calcext:value-type="string">
            <text:p>4V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style-name="ce20"/>
          <table:table-cell table:style-name="ce9" table:formula="of:=OR(ISNUMBER(FIND(TRIM([.A63]);COM.MICROSOFT.CONCAT(['Offered modules from TUM online (Master)'.A$5:.A$150]))); ISNUMBER(FIND(&quot;Area&quot;; [.A63])); ISNUMBER(FIND(&quot;ID&quot;; [.A63])))" office:value-type="boolean" office:boolean-value="true" calcext:value-type="boolean">
            <text:p>TRU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5" office:value-type="string" calcext:value-type="string">
            <text:p><text:a xlink:href="https://campus.tum.de/tumonline/WBMODHB.wbShowMHBReadOnly?pKnotenNr=456378" xlink:type="simple">IN2022 </text:a> </text:p>
          </table:table-cell>
          <table:table-cell table:style-name="ce4"/>
          <table:table-cell table:style-name="ce5" office:value-type="string" calcext:value-type="string">
            <text:p>Computer Aided Medical Procedures II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64]);COM.MICROSOFT.CONCAT(['Offered modules from TUM online (Master)'.A$5:.A$150]))); ISNUMBER(FIND(&quot;Area&quot;; [.A64])); ISNUMBER(FIND(&quot;ID&quot;; [.A6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936739" xlink:type="simple">IN2292 </text:a> </text:p>
          </table:table-cell>
          <table:table-cell table:style-name="ce4"/>
          <table:table-cell table:style-name="ce5" office:value-type="string" calcext:value-type="string">
            <text:p>Introduction to Surgical Robotics </text:p>
          </table:table-cell>
          <table:table-cell table:style-name="ce5" office:value-type="string" calcext:value-type="string">
            <text:p>WS </text:p>
          </table:table-cell>
          <table:table-cell table:style-name="ce5" office:value-type="string" calcext:value-type="string">
            <text:p>2V+2P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65]);COM.MICROSOFT.CONCAT(['Offered modules from TUM online (Master)'.A$5:.A$150]))); ISNUMBER(FIND(&quot;Area&quot;; [.A65])); ISNUMBER(FIND(&quot;ID&quot;; [.A6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806034" xlink:type="simple">IN2393 </text:a> </text:p>
          </table:table-cell>
          <table:table-cell table:style-name="ce4"/>
          <table:table-cell table:style-name="ce5" office:value-type="string" calcext:value-type="string">
            <text:p>Machine Learning for Regulatory Genomics </text:p>
          </table:table-cell>
          <table:table-cell table:style-name="ce5" office:value-type="string" calcext:value-type="string">
            <text:p>SS </text:p>
          </table:table-cell>
          <table:table-cell table:style-name="ce5" office:value-type="string" calcext:value-type="string">
            <text:p>2V+2P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66]);COM.MICROSOFT.CONCAT(['Offered modules from TUM online (Master)'.A$5:.A$150]))); ISNUMBER(FIND(&quot;Area&quot;; [.A66])); ISNUMBER(FIND(&quot;ID&quot;; [.A6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936744" xlink:type="simple">IN2293 </text:a> </text:p>
          </table:table-cell>
          <table:table-cell table:style-name="ce4"/>
          <table:table-cell table:style-name="ce5" office:value-type="string" calcext:value-type="string">
            <text:p>Medical Augmented Reality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67]);COM.MICROSOFT.CONCAT(['Offered modules from TUM online (Master)'.A$5:.A$150]))); ISNUMBER(FIND(&quot;Area&quot;; [.A67])); ISNUMBER(FIND(&quot;ID&quot;; [.A6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149546" xlink:type="simple">IN2322 </text:a> </text:p>
          </table:table-cell>
          <table:table-cell table:style-name="ce4"/>
          <table:table-cell table:style-name="ce5" office:value-type="string" calcext:value-type="string">
            <text:p>Protein Prediction I for Computer Scientists </text:p>
          </table:table-cell>
          <table:table-cell table:style-name="ce5" office:value-type="string" calcext:value-type="string">
            <text:p>S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68]);COM.MICROSOFT.CONCAT(['Offered modules from TUM online (Master)'.A$5:.A$150]))); ISNUMBER(FIND(&quot;Area&quot;; [.A68])); ISNUMBER(FIND(&quot;ID&quot;; [.A6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930647" xlink:type="simple">IN2291 </text:a> </text:p>
          </table:table-cell>
          <table:table-cell table:style-name="ce4"/>
          <table:table-cell table:style-name="ce5" office:value-type="string" calcext:value-type="string">
            <text:p>Protein Prediction II for Computer Scientists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69]);COM.MICROSOFT.CONCAT(['Offered modules from TUM online (Master)'.A$5:.A$150]))); ISNUMBER(FIND(&quot;Area&quot;; [.A69])); ISNUMBER(FIND(&quot;ID&quot;; [.A6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331781" xlink:type="simple">IN2344 </text:a> </text:p>
          </table:table-cell>
          <table:table-cell table:style-name="ce4"/>
          <table:table-cell table:style-name="ce5" office:value-type="string" calcext:value-type="string">
            <text:p>Statistical Methods for Systems Genetics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8"/>
          <table:table-cell/>
          <table:table-cell table:style-name="ce9" table:formula="of:=OR(ISNUMBER(FIND(TRIM([.A70]);COM.MICROSOFT.CONCAT(['Offered modules from TUM online (Master)'.A$5:.A$150]))); ISNUMBER(FIND(&quot;Area&quot;; [.A70])); ISNUMBER(FIND(&quot;ID&quot;; [.A7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 office:value-type="string" calcext:value-type="string" table:number-columns-spanned="8" table:number-rows-spanned="1">
            <text:p>Elective Modules of the Area "Engineering Software-intensive Systems" (SE):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71]);COM.MICROSOFT.CONCAT(['Offered modules from TUM online (Master)'.A$5:.A$150]))); ISNUMBER(FIND(&quot;Area&quot;; [.A71])); ISNUMBER(FIND(&quot;ID&quot;; [.A7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72]);COM.MICROSOFT.CONCAT(['Offered modules from TUM online (Master)'.A$5:.A$150]))); ISNUMBER(FIND(&quot;Area&quot;; [.A72])); ISNUMBER(FIND(&quot;ID&quot;; [.A7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060130" xlink:type="simple">IN2309 </text:a> </text:p>
          </table:table-cell>
          <table:table-cell table:style-name="ce4"/>
          <table:table-cell table:style-name="ce5" office:value-type="string" calcext:value-type="string">
            <text:p>Advanced Topics of Software Engineering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73]);COM.MICROSOFT.CONCAT(['Offered modules from TUM online (Master)'.A$5:.A$150]))); ISNUMBER(FIND(&quot;Area&quot;; [.A73])); ISNUMBER(FIND(&quot;ID&quot;; [.A7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498126" xlink:type="simple">IN3430 </text:a> </text:p>
          </table:table-cell>
          <table:table-cell table:style-name="ce4"/>
          <table:table-cell table:style-name="ce5" office:value-type="string" calcext:value-type="string">
            <text:p>Selected Topics in Engineering Software-intensive Systems </text:p>
          </table:table-cell>
          <table:table-cell table:style-name="ce5" office:value-type="string" calcext:value-type="string">
            <text:p>unreg </text:p>
          </table:table-cell>
          <table:table-cell table:style-name="ce4"/>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74]);COM.MICROSOFT.CONCAT(['Offered modules from TUM online (Master)'.A$5:.A$150]))); ISNUMBER(FIND(&quot;Area&quot;; [.A74])); ISNUMBER(FIND(&quot;ID&quot;; [.A7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629492" xlink:type="simple">IN2367 </text:a> </text:p>
          </table:table-cell>
          <table:table-cell table:style-name="ce4"/>
          <table:table-cell table:style-name="ce5" office:value-type="string" calcext:value-type="string">
            <text:p>Automated Programming </text:p>
          </table:table-cell>
          <table:table-cell table:style-name="ce5" office:value-type="string" calcext:value-type="string">
            <text:p>SS </text:p>
          </table:table-cell>
          <table:table-cell table:style-name="ce5" office:value-type="string" calcext:value-type="string">
            <text:p>2V </text:p>
          </table:table-cell>
          <table:table-cell table:style-name="ce5" office:value-type="float" office:value="2" calcext:value-type="float">
            <text:p>2</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75]);COM.MICROSOFT.CONCAT(['Offered modules from TUM online (Master)'.A$5:.A$150]))); ISNUMBER(FIND(&quot;Area&quot;; [.A75])); ISNUMBER(FIND(&quot;ID&quot;; [.A7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61483" xlink:type="simple">IN2114 </text:a> </text:p>
          </table:table-cell>
          <table:table-cell table:style-name="ce4"/>
          <table:table-cell table:style-name="ce5" office:value-type="string" calcext:value-type="string">
            <text:p>Automotive Software - Methods and Technology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76]);COM.MICROSOFT.CONCAT(['Offered modules from TUM online (Master)'.A$5:.A$150]))); ISNUMBER(FIND(&quot;Area&quot;; [.A76])); ISNUMBER(FIND(&quot;ID&quot;; [.A7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616748" xlink:type="simple">IN2359 </text:a> </text:p>
          </table:table-cell>
          <table:table-cell table:style-name="ce4"/>
          <table:table-cell table:style-name="ce5" office:value-type="string" calcext:value-type="string">
            <text:p>Blockchain-based Systems Engineering </text:p>
          </table:table-cell>
          <table:table-cell table:style-name="ce5" office:value-type="string" calcext:value-type="string">
            <text:p>unreg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77]);COM.MICROSOFT.CONCAT(['Offered modules from TUM online (Master)'.A$5:.A$150]))); ISNUMBER(FIND(&quot;Area&quot;; [.A77])); ISNUMBER(FIND(&quot;ID&quot;; [.A7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698351" xlink:type="simple">IN2372 </text:a> </text:p>
          </table:table-cell>
          <table:table-cell table:style-name="ce4"/>
          <table:table-cell table:style-name="ce5" office:value-type="string" calcext:value-type="string">
            <text:p>Introduction to Large-Scale Agile Software Development </text:p>
          </table:table-cell>
          <table:table-cell table:style-name="ce5" office:value-type="string" calcext:value-type="string">
            <text:p>W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78]);COM.MICROSOFT.CONCAT(['Offered modules from TUM online (Master)'.A$5:.A$150]))); ISNUMBER(FIND(&quot;Area&quot;; [.A78])); ISNUMBER(FIND(&quot;ID&quot;; [.A7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61731" xlink:type="simple">IN2084 </text:a> </text:p>
          </table:table-cell>
          <table:table-cell table:style-name="ce4"/>
          <table:table-cell table:style-name="ce5" office:value-type="string" calcext:value-type="string">
            <text:p>Advanced Topics of Software Testing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79]);COM.MICROSOFT.CONCAT(['Offered modules from TUM online (Master)'.A$5:.A$150]))); ISNUMBER(FIND(&quot;Area&quot;; [.A79])); ISNUMBER(FIND(&quot;ID&quot;; [.A7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636231" xlink:type="simple">IN2385 </text:a> </text:p>
          </table:table-cell>
          <table:table-cell table:style-name="ce4"/>
          <table:table-cell table:style-name="ce5" office:value-type="string" calcext:value-type="string">
            <text:p>Safety and Security for Cyber-Physical Systems </text:p>
          </table:table-cell>
          <table:table-cell table:style-name="ce5" office:value-type="string" calcext:value-type="string">
            <text:p>W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80]);COM.MICROSOFT.CONCAT(['Offered modules from TUM online (Master)'.A$5:.A$150]))); ISNUMBER(FIND(&quot;Area&quot;; [.A80])); ISNUMBER(FIND(&quot;ID&quot;; [.A8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56922" xlink:type="simple">IN2078 </text:a> </text:p>
          </table:table-cell>
          <table:table-cell table:style-name="ce4"/>
          <table:table-cell table:style-name="ce5" office:value-type="string" calcext:value-type="string">
            <text:p>Foundations of program and system development </text:p>
          </table:table-cell>
          <table:table-cell table:style-name="ce5" office:value-type="string" calcext:value-type="string">
            <text:p>WS </text:p>
          </table:table-cell>
          <table:table-cell table:style-name="ce5" office:value-type="string" calcext:value-type="string">
            <text:p>3V </text:p>
          </table:table-cell>
          <table:table-cell table:style-name="ce5" office:value-type="float" office:value="4" calcext:value-type="float">
            <text:p>4</text:p>
          </table:table-cell>
          <table:table-cell table:style-name="ce5" office:value-type="string" calcext:value-type="string">
            <text:p>DE </text:p>
          </table:table-cell>
          <table:table-cell table:style-name="ce4" office:value-type="string" calcext:value-type="string">
            <text:p/>
          </table:table-cell>
          <table:table-cell table:style-name="ce20"/>
          <table:table-cell table:style-name="ce9" table:formula="of:=OR(ISNUMBER(FIND(TRIM([.A81]);COM.MICROSOFT.CONCAT(['Offered modules from TUM online (Master)'.A$5:.A$150]))); ISNUMBER(FIND(&quot;Area&quot;; [.A81])); ISNUMBER(FIND(&quot;ID&quot;; [.A81])))" office:value-type="boolean" office:boolean-value="true" calcext:value-type="boolean">
            <text:p>TRU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5" office:value-type="string" calcext:value-type="string">
            <text:p><text:a xlink:href="https://campus.tum.de/tumonline/WBMODHB.wbShowMHBReadOnly?pKnotenNr=456924" xlink:type="simple">IN2079 </text:a> </text:p>
          </table:table-cell>
          <table:table-cell table:style-name="ce4"/>
          <table:table-cell table:style-name="ce5" office:value-type="string" calcext:value-type="string">
            <text:p>IT-Consulting </text:p>
          </table:table-cell>
          <table:table-cell table:style-name="ce5" office:value-type="string" calcext:value-type="string">
            <text:p>W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82]);COM.MICROSOFT.CONCAT(['Offered modules from TUM online (Master)'.A$5:.A$150]))); ISNUMBER(FIND(&quot;Area&quot;; [.A82])); ISNUMBER(FIND(&quot;ID&quot;; [.A8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926" xlink:type="simple">IN2080 </text:a> </text:p>
          </table:table-cell>
          <table:table-cell table:style-name="ce4"/>
          <table:table-cell table:style-name="ce5" office:value-type="string" calcext:value-type="string">
            <text:p>Modelling of Distributed Systems </text:p>
          </table:table-cell>
          <table:table-cell table:style-name="ce5" office:value-type="string" calcext:value-type="string">
            <text:p>SS </text:p>
          </table:table-cell>
          <table:table-cell table:style-name="ce5" office:value-type="string" calcext:value-type="string">
            <text:p>2V+1Ü </text:p>
          </table:table-cell>
          <table:table-cell table:style-name="ce5" office:value-type="float" office:value="4" calcext:value-type="float">
            <text:p>4</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83]);COM.MICROSOFT.CONCAT(['Offered modules from TUM online (Master)'.A$5:.A$150]))); ISNUMBER(FIND(&quot;Area&quot;; [.A83])); ISNUMBER(FIND(&quot;ID&quot;; [.A8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73855" xlink:type="simple">IN2081 </text:a> </text:p>
          </table:table-cell>
          <table:table-cell table:style-name="ce4"/>
          <table:table-cell table:style-name="ce5" office:value-type="string" calcext:value-type="string">
            <text:p>Patterns in Software Engineering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84]);COM.MICROSOFT.CONCAT(['Offered modules from TUM online (Master)'.A$5:.A$150]))); ISNUMBER(FIND(&quot;Area&quot;; [.A84])); ISNUMBER(FIND(&quot;ID&quot;; [.A8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61729" xlink:type="simple">IN2083 </text:a> </text:p>
          </table:table-cell>
          <table:table-cell table:style-name="ce4"/>
          <table:table-cell table:style-name="ce5" office:value-type="string" calcext:value-type="string">
            <text:p>Project Organisation and Management in Software Engineering </text:p>
          </table:table-cell>
          <table:table-cell table:style-name="ce5" office:value-type="string" calcext:value-type="string">
            <text:p>S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85]);COM.MICROSOFT.CONCAT(['Offered modules from TUM online (Master)'.A$5:.A$150]))); ISNUMBER(FIND(&quot;Area&quot;; [.A85])); ISNUMBER(FIND(&quot;ID&quot;; [.A8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809336" xlink:type="simple">IN2394 </text:a> </text:p>
          </table:table-cell>
          <table:table-cell table:style-name="ce4"/>
          <table:table-cell table:style-name="ce5" office:value-type="string" calcext:value-type="string">
            <text:p>Requirements Engineering </text:p>
          </table:table-cell>
          <table:table-cell table:style-name="ce5" office:value-type="string" calcext:value-type="string">
            <text:p>S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86]);COM.MICROSOFT.CONCAT(['Offered modules from TUM online (Master)'.A$5:.A$150]))); ISNUMBER(FIND(&quot;Area&quot;; [.A86])); ISNUMBER(FIND(&quot;ID&quot;; [.A8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950" xlink:type="simple">IN2087 </text:a> </text:p>
          </table:table-cell>
          <table:table-cell table:style-name="ce4"/>
          <table:table-cell table:style-name="ce5" office:value-type="string" calcext:value-type="string">
            <text:p>Software Engineering for Business Applications - Master's Course: Web Application Engineering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87]);COM.MICROSOFT.CONCAT(['Offered modules from TUM online (Master)'.A$5:.A$150]))); ISNUMBER(FIND(&quot;Area&quot;; [.A87])); ISNUMBER(FIND(&quot;ID&quot;; [.A8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608628" xlink:type="simple">IN2235 </text:a> </text:p>
          </table:table-cell>
          <table:table-cell table:style-name="ce4"/>
          <table:table-cell table:style-name="ce5" office:value-type="string" calcext:value-type="string">
            <text:p>Software Engineering in an Industrial Setting </text:p>
          </table:table-cell>
          <table:table-cell table:style-name="ce5" office:value-type="string" calcext:value-type="string">
            <text:p>W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88]);COM.MICROSOFT.CONCAT(['Offered modules from TUM online (Master)'.A$5:.A$150]))); ISNUMBER(FIND(&quot;Area&quot;; [.A88])); ISNUMBER(FIND(&quot;ID&quot;; [.A8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952" xlink:type="simple">IN2089 </text:a> </text:p>
          </table:table-cell>
          <table:table-cell table:style-name="ce4"/>
          <table:table-cell table:style-name="ce5" office:value-type="string" calcext:value-type="string">
            <text:p>Strategic IT Management </text:p>
          </table:table-cell>
          <table:table-cell table:style-name="ce5" office:value-type="string" calcext:value-type="string">
            <text:p>W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DE </text:p>
          </table:table-cell>
          <table:table-cell table:style-name="ce8"/>
          <table:table-cell/>
          <table:table-cell table:style-name="ce9" table:formula="of:=OR(ISNUMBER(FIND(TRIM([.A89]);COM.MICROSOFT.CONCAT(['Offered modules from TUM online (Master)'.A$5:.A$150]))); ISNUMBER(FIND(&quot;Area&quot;; [.A89])); ISNUMBER(FIND(&quot;ID&quot;; [.A8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 office:value-type="string" calcext:value-type="string" table:number-columns-spanned="8" table:number-rows-spanned="1">
            <text:p>Elective Modules of the Area "Formal Methods and their Applications" (FMA):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90]);COM.MICROSOFT.CONCAT(['Offered modules from TUM online (Master)'.A$5:.A$150]))); ISNUMBER(FIND(&quot;Area&quot;; [.A90])); ISNUMBER(FIND(&quot;ID&quot;; [.A9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91]);COM.MICROSOFT.CONCAT(['Offered modules from TUM online (Master)'.A$5:.A$150]))); ISNUMBER(FIND(&quot;Area&quot;; [.A91])); ISNUMBER(FIND(&quot;ID&quot;; [.A9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80385" xlink:type="simple">IN3350 </text:a> </text:p>
          </table:table-cell>
          <table:table-cell table:style-name="ce4"/>
          <table:table-cell table:style-name="ce5" office:value-type="string" calcext:value-type="string">
            <text:p>Selected Topics in Formal Methods and their Applications </text:p>
          </table:table-cell>
          <table:table-cell table:style-name="ce5" office:value-type="string" calcext:value-type="string">
            <text:p>unreg </text:p>
          </table:table-cell>
          <table:table-cell table:style-name="ce4"/>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92]);COM.MICROSOFT.CONCAT(['Offered modules from TUM online (Master)'.A$5:.A$150]))); ISNUMBER(FIND(&quot;Area&quot;; [.A92])); ISNUMBER(FIND(&quot;ID&quot;; [.A9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56400" xlink:type="simple">IN2041 </text:a> </text:p>
          </table:table-cell>
          <table:table-cell table:style-name="ce4"/>
          <table:table-cell table:style-name="ce5" office:value-type="string" calcext:value-type="string">
            <text:p>Automata and Formal Languages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93]);COM.MICROSOFT.CONCAT(['Offered modules from TUM online (Master)'.A$5:.A$150]))); ISNUMBER(FIND(&quot;Area&quot;; [.A93])); ISNUMBER(FIND(&quot;ID&quot;; [.A9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408" xlink:type="simple">IN2042 </text:a> </text:p>
          </table:table-cell>
          <table:table-cell table:style-name="ce4"/>
          <table:table-cell table:style-name="ce5" office:value-type="string" calcext:value-type="string">
            <text:p>Automata and Formal Languages II </text:p>
          </table:table-cell>
          <table:table-cell table:style-name="ce5" office:value-type="string" calcext:value-type="string">
            <text:p>unreg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94]);COM.MICROSOFT.CONCAT(['Offered modules from TUM online (Master)'.A$5:.A$150]))); ISNUMBER(FIND(&quot;Area&quot;; [.A94])); ISNUMBER(FIND(&quot;ID&quot;; [.A9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520233" xlink:type="simple">IN2227 </text:a> </text:p>
          </table:table-cell>
          <table:table-cell table:style-name="ce4"/>
          <table:table-cell table:style-name="ce5" office:value-type="string" calcext:value-type="string">
            <text:p>Compiler construction I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DE/EN </text:p>
          </table:table-cell>
          <table:table-cell table:style-name="ce5" office:value-type="string" calcext:value-type="string">
            <text:p>THEO </text:p>
          </table:table-cell>
          <table:table-cell/>
          <table:table-cell table:style-name="ce9" table:formula="of:=OR(ISNUMBER(FIND(TRIM([.A95]);COM.MICROSOFT.CONCAT(['Offered modules from TUM online (Master)'.A$5:.A$150]))); ISNUMBER(FIND(&quot;Area&quot;; [.A95])); ISNUMBER(FIND(&quot;ID&quot;; [.A9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338241" xlink:type="simple">IN2347 </text:a> </text:p>
          </table:table-cell>
          <table:table-cell table:style-name="ce4"/>
          <table:table-cell table:style-name="ce5" office:value-type="string" calcext:value-type="string">
            <text:p>Functional Data Structures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96]);COM.MICROSOFT.CONCAT(['Offered modules from TUM online (Master)'.A$5:.A$150]))); ISNUMBER(FIND(&quot;Area&quot;; [.A96])); ISNUMBER(FIND(&quot;ID&quot;; [.A9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930144" xlink:type="simple">IN2296 </text:a> </text:p>
          </table:table-cell>
          <table:table-cell table:style-name="ce4"/>
          <table:table-cell table:style-name="ce5" office:value-type="string" calcext:value-type="string">
            <text:p>Games on Graphs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97]);COM.MICROSOFT.CONCAT(['Offered modules from TUM online (Master)'.A$5:.A$150]))); ISNUMBER(FIND(&quot;Area&quot;; [.A97])); ISNUMBER(FIND(&quot;ID&quot;; [.A9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426" xlink:type="simple">IN2049 </text:a> </text:p>
          </table:table-cell>
          <table:table-cell table:style-name="ce4"/>
          <table:table-cell table:style-name="ce5" office:value-type="string" calcext:value-type="string">
            <text:p>Logic </text:p>
          </table:table-cell>
          <table:table-cell table:style-name="ce5" office:value-type="string" calcext:value-type="string">
            <text:p>S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98]);COM.MICROSOFT.CONCAT(['Offered modules from TUM online (Master)'.A$5:.A$150]))); ISNUMBER(FIND(&quot;Area&quot;; [.A98])); ISNUMBER(FIND(&quot;ID&quot;; [.A9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482" xlink:type="simple">IN2050 </text:a> </text:p>
          </table:table-cell>
          <table:table-cell table:style-name="ce4"/>
          <table:table-cell table:style-name="ce5" office:value-type="string" calcext:value-type="string">
            <text:p>Model Checking </text:p>
          </table:table-cell>
          <table:table-cell table:style-name="ce5" office:value-type="string" calcext:value-type="string">
            <text:p>S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99]);COM.MICROSOFT.CONCAT(['Offered modules from TUM online (Master)'.A$5:.A$150]))); ISNUMBER(FIND(&quot;Area&quot;; [.A99])); ISNUMBER(FIND(&quot;ID&quot;; [.A9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414" xlink:type="simple">IN2045 </text:a> </text:p>
          </table:table-cell>
          <table:table-cell table:style-name="ce4"/>
          <table:table-cell table:style-name="ce5" office:value-type="string" calcext:value-type="string">
            <text:p>Network Analysis - Statistical and Formal Models and Methods </text:p>
          </table:table-cell>
          <table:table-cell table:style-name="ce5" office:value-type="string" calcext:value-type="string">
            <text:p>S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DE </text:p>
          </table:table-cell>
          <table:table-cell table:style-name="ce5" office:value-type="string" calcext:value-type="string">
            <text:p>THEO </text:p>
          </table:table-cell>
          <table:table-cell/>
          <table:table-cell table:style-name="ce9" table:formula="of:=OR(ISNUMBER(FIND(TRIM([.A100]);COM.MICROSOFT.CONCAT(['Offered modules from TUM online (Master)'.A$5:.A$150]))); ISNUMBER(FIND(&quot;Area&quot;; [.A100])); ISNUMBER(FIND(&quot;ID&quot;; [.A10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506" xlink:type="simple">IN2052 </text:a> </text:p>
          </table:table-cell>
          <table:table-cell table:style-name="ce4"/>
          <table:table-cell table:style-name="ce5" office:value-type="string" calcext:value-type="string">
            <text:p>Petri Nets </text:p>
          </table:table-cell>
          <table:table-cell table:style-name="ce5" office:value-type="string" calcext:value-type="string">
            <text:p>unreg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01]);COM.MICROSOFT.CONCAT(['Offered modules from TUM online (Master)'.A$5:.A$150]))); ISNUMBER(FIND(&quot;Area&quot;; [.A101])); ISNUMBER(FIND(&quot;ID&quot;; [.A10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73863" xlink:type="simple">IN2113 </text:a> </text:p>
          </table:table-cell>
          <table:table-cell table:style-name="ce4"/>
          <table:table-cell table:style-name="ce5" office:value-type="string" calcext:value-type="string">
            <text:p>Programming Languages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style-name="ce20"/>
          <table:table-cell table:style-name="ce9" table:formula="of:=OR(ISNUMBER(FIND(TRIM([.A102]);COM.MICROSOFT.CONCAT(['Offered modules from TUM online (Master)'.A$5:.A$150]))); ISNUMBER(FIND(&quot;Area&quot;; [.A102])); ISNUMBER(FIND(&quot;ID&quot;; [.A102])))"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table-cell table:style-name="ce5" office:value-type="string" calcext:value-type="string">
            <text:p><text:a xlink:href="https://campus.tum.de/tumonline/WBMODHB.wbShowMHBReadOnly?pKnotenNr=456509" xlink:type="simple">IN2053 </text:a> </text:p>
          </table:table-cell>
          <table:table-cell table:style-name="ce4"/>
          <table:table-cell table:style-name="ce5" office:value-type="string" calcext:value-type="string">
            <text:p>Program Optimization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03]);COM.MICROSOFT.CONCAT(['Offered modules from TUM online (Master)'.A$5:.A$150]))); ISNUMBER(FIND(&quot;Area&quot;; [.A103])); ISNUMBER(FIND(&quot;ID&quot;; [.A10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254191" xlink:type="simple">IN2340 </text:a> </text:p>
          </table:table-cell>
          <table:table-cell table:style-name="ce4"/>
          <table:table-cell table:style-name="ce5" office:value-type="string" calcext:value-type="string">
            <text:p>Quantitative Verification </text:p>
          </table:table-cell>
          <table:table-cell table:style-name="ce5" office:value-type="string" calcext:value-type="string">
            <text:p>W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04]);COM.MICROSOFT.CONCAT(['Offered modules from TUM online (Master)'.A$5:.A$150]))); ISNUMBER(FIND(&quot;Area&quot;; [.A104])); ISNUMBER(FIND(&quot;ID&quot;; [.A10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56513" xlink:type="simple">IN2055 </text:a> </text:p>
          </table:table-cell>
          <table:table-cell table:style-name="ce4"/>
          <table:table-cell table:style-name="ce5" office:value-type="string" calcext:value-type="string">
            <text:p>Semantics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05]);COM.MICROSOFT.CONCAT(['Offered modules from TUM online (Master)'.A$5:.A$150]))); ISNUMBER(FIND(&quot;Area&quot;; [.A105])); ISNUMBER(FIND(&quot;ID&quot;; [.A10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398" xlink:type="simple">IN2040 </text:a> </text:p>
          </table:table-cell>
          <table:table-cell table:style-name="ce4"/>
          <table:table-cell table:style-name="ce5" office:value-type="string" calcext:value-type="string">
            <text:p>Virtual Machines </text:p>
          </table:table-cell>
          <table:table-cell table:style-name="ce5" office:value-type="string" calcext:value-type="string">
            <text:p>S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06]);COM.MICROSOFT.CONCAT(['Offered modules from TUM online (Master)'.A$5:.A$150]))); ISNUMBER(FIND(&quot;Area&quot;; [.A106])); ISNUMBER(FIND(&quot;ID&quot;; [.A10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able:number-columns-spanned="8" table:number-rows-spanned="1">
            <text:p>You can choose ONE (not more) of the following modules for FMA in addition to the modules mentioned above: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107]);COM.MICROSOFT.CONCAT(['Offered modules from TUM online (Master)'.A$5:.A$150]))); ISNUMBER(FIND(&quot;Area&quot;; [.A107])); ISNUMBER(FIND(&quot;ID&quot;; [.A10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108]);COM.MICROSOFT.CONCAT(['Offered modules from TUM online (Master)'.A$5:.A$150]))); ISNUMBER(FIND(&quot;Area&quot;; [.A108])); ISNUMBER(FIND(&quot;ID&quot;; [.A10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422" xlink:type="simple">IN2048 </text:a> </text:p>
          </table:table-cell>
          <table:table-cell table:style-name="ce4"/>
          <table:table-cell table:style-name="ce5" office:value-type="string" calcext:value-type="string">
            <text:p>Equational logic and lambda calculus </text:p>
          </table:table-cell>
          <table:table-cell table:style-name="ce5" office:value-type="string" calcext:value-type="string">
            <text:p>unreg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09]);COM.MICROSOFT.CONCAT(['Offered modules from TUM online (Master)'.A$5:.A$150]))); ISNUMBER(FIND(&quot;Area&quot;; [.A109])); ISNUMBER(FIND(&quot;ID&quot;; [.A10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446511" xlink:type="simple">IN2358 </text:a> </text:p>
          </table:table-cell>
          <table:table-cell table:style-name="ce4"/>
          <table:table-cell table:style-name="ce5" office:value-type="string" calcext:value-type="string">
            <text:p>Lambda Calculus </text:p>
          </table:table-cell>
          <table:table-cell table:style-name="ce5" office:value-type="string" calcext:value-type="string">
            <text:p>unreg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10]);COM.MICROSOFT.CONCAT(['Offered modules from TUM online (Master)'.A$5:.A$150]))); ISNUMBER(FIND(&quot;Area&quot;; [.A110])); ISNUMBER(FIND(&quot;ID&quot;; [.A11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 office:value-type="string" calcext:value-type="string" table:number-columns-spanned="8" table:number-rows-spanned="1">
            <text:p>Elective Modules of the Area "Machine Learning and Analytics" (MLA):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111]);COM.MICROSOFT.CONCAT(['Offered modules from TUM online (Master)'.A$5:.A$150]))); ISNUMBER(FIND(&quot;Area&quot;; [.A111])); ISNUMBER(FIND(&quot;ID&quot;; [.A11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112]);COM.MICROSOFT.CONCAT(['Offered modules from TUM online (Master)'.A$5:.A$150]))); ISNUMBER(FIND(&quot;Area&quot;; [.A112])); ISNUMBER(FIND(&quot;ID&quot;; [.A11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930142" xlink:type="simple">IN2298 </text:a> </text:p>
          </table:table-cell>
          <table:table-cell table:style-name="ce4"/>
          <table:table-cell table:style-name="ce5" office:value-type="string" calcext:value-type="string">
            <text:p>Advanced Deep Learning for Physics </text:p>
          </table:table-cell>
          <table:table-cell table:style-name="ce5" office:value-type="string" calcext:value-type="string">
            <text:p>SS </text:p>
          </table:table-cell>
          <table:table-cell table:style-name="ce5" office:value-type="string" calcext:value-type="string">
            <text:p>4V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13]);COM.MICROSOFT.CONCAT(['Offered modules from TUM online (Master)'.A$5:.A$150]))); ISNUMBER(FIND(&quot;Area&quot;; [.A113])); ISNUMBER(FIND(&quot;ID&quot;; [.A11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2930921" xlink:type="simple">IN2403 </text:a> </text:p>
          </table:table-cell>
          <table:table-cell table:style-name="ce4"/>
          <table:table-cell table:style-name="ce5" office:value-type="string" calcext:value-type="string">
            <text:p>Artificial Intelligence in Medicine </text:p>
          </table:table-cell>
          <table:table-cell table:style-name="ce5" office:value-type="string" calcext:value-type="string">
            <text:p>WS/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14]);COM.MICROSOFT.CONCAT(['Offered modules from TUM online (Master)'.A$5:.A$150]))); ISNUMBER(FIND(&quot;Area&quot;; [.A114])); ISNUMBER(FIND(&quot;ID&quot;; [.A11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498129" xlink:type="simple">IN3440 </text:a> </text:p>
          </table:table-cell>
          <table:table-cell table:style-name="ce4"/>
          <table:table-cell table:style-name="ce5" office:value-type="string" calcext:value-type="string">
            <text:p>Selected Topics in Machine Learning and Analytics </text:p>
          </table:table-cell>
          <table:table-cell table:style-name="ce5" office:value-type="string" calcext:value-type="string">
            <text:p>unreg </text:p>
          </table:table-cell>
          <table:table-cell table:style-name="ce4"/>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115]);COM.MICROSOFT.CONCAT(['Offered modules from TUM online (Master)'.A$5:.A$150]))); ISNUMBER(FIND(&quot;Area&quot;; [.A115])); ISNUMBER(FIND(&quot;ID&quot;; [.A11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334293" xlink:type="simple">IN2346 </text:a> </text:p>
          </table:table-cell>
          <table:table-cell table:style-name="ce4"/>
          <table:table-cell table:style-name="ce5" office:value-type="string" calcext:value-type="string">
            <text:p>Introduction to Deep Learning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16]);COM.MICROSOFT.CONCAT(['Offered modules from TUM online (Master)'.A$5:.A$150]))); ISNUMBER(FIND(&quot;Area&quot;; [.A116])); ISNUMBER(FIND(&quot;ID&quot;; [.A11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805476" xlink:type="simple">IN2395 </text:a> </text:p>
          </table:table-cell>
          <table:table-cell table:style-name="ce4"/>
          <table:table-cell table:style-name="ce5" office:value-type="string" calcext:value-type="string">
            <text:p>Legal Data Science and Informatics </text:p>
          </table:table-cell>
          <table:table-cell table:style-name="ce5" office:value-type="string" calcext:value-type="string">
            <text:p>WS/SS </text:p>
          </table:table-cell>
          <table:table-cell table:style-name="ce5" office:value-type="string" calcext:value-type="string">
            <text:p>4V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17]);COM.MICROSOFT.CONCAT(['Offered modules from TUM online (Master)'.A$5:.A$150]))); ISNUMBER(FIND(&quot;Area&quot;; [.A117])); ISNUMBER(FIND(&quot;ID&quot;; [.A11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799629" xlink:type="simple">IN2323 </text:a> </text:p>
          </table:table-cell>
          <table:table-cell table:style-name="ce4"/>
          <table:table-cell table:style-name="ce5" office:value-type="string" calcext:value-type="string">
            <text:p>Machine Learning for Graphs and Sequential Data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18]);COM.MICROSOFT.CONCAT(['Offered modules from TUM online (Master)'.A$5:.A$150]))); ISNUMBER(FIND(&quot;Area&quot;; [.A118])); ISNUMBER(FIND(&quot;ID&quot;; [.A11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446338" xlink:type="simple">IN2357 </text:a> </text:p>
          </table:table-cell>
          <table:table-cell table:style-name="ce4"/>
          <table:table-cell table:style-name="ce5" office:value-type="string" calcext:value-type="string">
            <text:p>Machine Learning for Computer Vision </text:p>
          </table:table-cell>
          <table:table-cell table:style-name="ce5" office:value-type="string" calcext:value-type="string">
            <text:p>WS/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19]);COM.MICROSOFT.CONCAT(['Offered modules from TUM online (Master)'.A$5:.A$150]))); ISNUMBER(FIND(&quot;Area&quot;; [.A119])); ISNUMBER(FIND(&quot;ID&quot;; [.A11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493755" xlink:type="simple">IN2361 </text:a> </text:p>
          </table:table-cell>
          <table:table-cell table:style-name="ce4"/>
          <table:table-cell table:style-name="ce5" office:value-type="string" calcext:value-type="string">
            <text:p>Natural Language Processing </text:p>
          </table:table-cell>
          <table:table-cell table:style-name="ce5" office:value-type="string" calcext:value-type="string">
            <text:p>WS </text:p>
          </table:table-cell>
          <table:table-cell table:style-name="ce5" office:value-type="string" calcext:value-type="string">
            <text:p>4V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20]);COM.MICROSOFT.CONCAT(['Offered modules from TUM online (Master)'.A$5:.A$150]))); ISNUMBER(FIND(&quot;Area&quot;; [.A120])); ISNUMBER(FIND(&quot;ID&quot;; [.A12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808925" xlink:type="simple">IN2391 </text:a> </text:p>
          </table:table-cell>
          <table:table-cell table:style-name="ce4"/>
          <table:table-cell table:style-name="ce5" office:value-type="string" calcext:value-type="string">
            <text:p>Predictive Analytics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style-name="ce20"/>
          <table:table-cell table:style-name="ce9" table:formula="of:=OR(ISNUMBER(FIND(TRIM([.A121]);COM.MICROSOFT.CONCAT(['Offered modules from TUM online (Master)'.A$5:.A$150]))); ISNUMBER(FIND(&quot;Area&quot;; [.A121])); ISNUMBER(FIND(&quot;ID&quot;; [.A121])))"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5" office:value-type="string" calcext:value-type="string">
            <text:p><text:a xlink:href="https://campus.tum.de/tumonline/WBMODHB.wbShowMHBReadOnly?pKnotenNr=1764854" xlink:type="simple">IN2378 </text:a> </text:p>
          </table:table-cell>
          <table:table-cell table:style-name="ce4"/>
          <table:table-cell table:style-name="ce5" office:value-type="string" calcext:value-type="string">
            <text:p>Statistical Foundations of Learning </text:p>
          </table:table-cell>
          <table:table-cell table:style-name="ce5" office:value-type="string" calcext:value-type="string">
            <text:p>S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22]);COM.MICROSOFT.CONCAT(['Offered modules from TUM online (Master)'.A$5:.A$150]))); ISNUMBER(FIND(&quot;Area&quot;; [.A122])); ISNUMBER(FIND(&quot;ID&quot;; [.A12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816261" xlink:type="simple">IN2349 </text:a> </text:p>
          </table:table-cell>
          <table:table-cell table:style-name="ce4"/>
          <table:table-cell table:style-name="ce5" office:value-type="string" calcext:value-type="string">
            <text:p>Advanced Deep Learning for Robotics </text:p>
          </table:table-cell>
          <table:table-cell table:style-name="ce5" office:value-type="string" calcext:value-type="string">
            <text:p>SS </text:p>
          </table:table-cell>
          <table:table-cell table:style-name="ce5" office:value-type="string" calcext:value-type="string">
            <text:p>2V+2P </text:p>
          </table:table-cell>
          <table:table-cell table:style-name="ce5" office:value-type="float" office:value="6" calcext:value-type="float">
            <text:p>6</text:p>
          </table:table-cell>
          <table:table-cell table:style-name="ce5" office:value-type="string" calcext:value-type="string">
            <text:p>EN </text:p>
          </table:table-cell>
          <table:table-cell table:style-name="ce4"/>
          <table:table-cell/>
          <table:table-cell table:style-name="ce9" table:formula="of:=OR(ISNUMBER(FIND(TRIM([.A123]);COM.MICROSOFT.CONCAT(['Offered modules from TUM online (Master)'.A$5:.A$150]))); ISNUMBER(FIND(&quot;Area&quot;; [.A123])); ISNUMBER(FIND(&quot;ID&quot;; [.A12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able:number-columns-spanned="8" table:number-rows-spanned="1">
            <text:p>You can choose ONE (not more) of the following modules for MLA in addition to the modules mentioned above: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124]);COM.MICROSOFT.CONCAT(['Offered modules from TUM online (Master)'.A$5:.A$150]))); ISNUMBER(FIND(&quot;Area&quot;; [.A124])); ISNUMBER(FIND(&quot;ID&quot;; [.A12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125]);COM.MICROSOFT.CONCAT(['Offered modules from TUM online (Master)'.A$5:.A$150]))); ISNUMBER(FIND(&quot;Area&quot;; [.A125])); ISNUMBER(FIND(&quot;ID&quot;; [.A12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2863073" xlink:type="simple">IN2028 </text:a> </text:p>
          </table:table-cell>
          <table:table-cell table:style-name="ce4"/>
          <table:table-cell table:style-name="ce5" office:value-type="string" calcext:value-type="string">
            <text:p>Business Analytics and Machine Learning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26]);COM.MICROSOFT.CONCAT(['Offered modules from TUM online (Master)'.A$5:.A$150]))); ISNUMBER(FIND(&quot;Area&quot;; [.A126])); ISNUMBER(FIND(&quot;ID&quot;; [.A12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254188" xlink:type="simple">IN2339 </text:a> </text:p>
          </table:table-cell>
          <table:table-cell table:style-name="ce4"/>
          <table:table-cell table:style-name="ce5" office:value-type="string" calcext:value-type="string">
            <text:p>Data Analysis and Visualization in R </text:p>
          </table:table-cell>
          <table:table-cell table:style-name="ce5" office:value-type="string" calcext:value-type="string">
            <text:p>WS </text:p>
          </table:table-cell>
          <table:table-cell table:style-name="ce5" office:value-type="string" calcext:value-type="string">
            <text:p>2V+4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27]);COM.MICROSOFT.CONCAT(['Offered modules from TUM online (Master)'.A$5:.A$150]))); ISNUMBER(FIND(&quot;Area&quot;; [.A127])); ISNUMBER(FIND(&quot;ID&quot;; [.A12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76873" xlink:type="simple">IN2030 </text:a> </text:p>
          </table:table-cell>
          <table:table-cell table:style-name="ce4"/>
          <table:table-cell table:style-name="ce5" office:value-type="string" calcext:value-type="string">
            <text:p>Data Mining and Knowledge Discovery </text:p>
          </table:table-cell>
          <table:table-cell table:style-name="ce5" office:value-type="string" calcext:value-type="string">
            <text:p>W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EN </text:p>
          </table:table-cell>
          <table:table-cell table:style-name="ce4"/>
          <table:table-cell/>
          <table:table-cell table:style-name="ce9" table:formula="of:=OR(ISNUMBER(FIND(TRIM([.A128]);COM.MICROSOFT.CONCAT(['Offered modules from TUM online (Master)'.A$5:.A$150]))); ISNUMBER(FIND(&quot;Area&quot;; [.A128])); ISNUMBER(FIND(&quot;ID&quot;; [.A12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able:number-columns-spanned="8" table:number-rows-spanned="1">
            <text:p>You can choose ONE (not more) of the following modules for MLA in addition to the modules mentioned above: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129]);COM.MICROSOFT.CONCAT(['Offered modules from TUM online (Master)'.A$5:.A$150]))); ISNUMBER(FIND(&quot;Area&quot;; [.A129])); ISNUMBER(FIND(&quot;ID&quot;; [.A12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130]);COM.MICROSOFT.CONCAT(['Offered modules from TUM online (Master)'.A$5:.A$150]))); ISNUMBER(FIND(&quot;Area&quot;; [.A130])); ISNUMBER(FIND(&quot;ID&quot;; [.A13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56537" xlink:type="simple">IN2064 </text:a> </text:p>
          </table:table-cell>
          <table:table-cell table:style-name="ce4"/>
          <table:table-cell table:style-name="ce5" office:value-type="string" calcext:value-type="string">
            <text:p>Machine Learning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8"/>
          <table:table-cell/>
          <table:table-cell table:style-name="ce9" table:formula="of:=OR(ISNUMBER(FIND(TRIM([.A131]);COM.MICROSOFT.CONCAT(['Offered modules from TUM online (Master)'.A$5:.A$150]))); ISNUMBER(FIND(&quot;Area&quot;; [.A131])); ISNUMBER(FIND(&quot;ID&quot;; [.A13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 office:value-type="string" calcext:value-type="string" table:number-columns-spanned="8" table:number-rows-spanned="1">
            <text:p>Elective Modules of the Area "Computer Architecture, Computer Networks and Distributed Systems" (RRV):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132]);COM.MICROSOFT.CONCAT(['Offered modules from TUM online (Master)'.A$5:.A$150]))); ISNUMBER(FIND(&quot;Area&quot;; [.A132])); ISNUMBER(FIND(&quot;ID&quot;; [.A13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133]);COM.MICROSOFT.CONCAT(['Offered modules from TUM online (Master)'.A$5:.A$150]))); ISNUMBER(FIND(&quot;Area&quot;; [.A133])); ISNUMBER(FIND(&quot;ID&quot;; [.A13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498135" xlink:type="simple">IN3450 </text:a> </text:p>
          </table:table-cell>
          <table:table-cell table:style-name="ce4"/>
          <table:table-cell table:style-name="ce5" office:value-type="string" calcext:value-type="string">
            <text:p>Selected Topics in Computer Architecture, Computer Networks and Distributed Systems </text:p>
          </table:table-cell>
          <table:table-cell table:style-name="ce5" office:value-type="string" calcext:value-type="string">
            <text:p>unreg </text:p>
          </table:table-cell>
          <table:table-cell table:style-name="ce4"/>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134]);COM.MICROSOFT.CONCAT(['Offered modules from TUM online (Master)'.A$5:.A$150]))); ISNUMBER(FIND(&quot;Area&quot;; [.A134])); ISNUMBER(FIND(&quot;ID&quot;; [.A13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656" xlink:type="simple">IN2073 </text:a> </text:p>
          </table:table-cell>
          <table:table-cell table:style-name="ce4"/>
          <table:table-cell table:style-name="ce5" office:value-type="string" calcext:value-type="string">
            <text:p>Cloud Computing </text:p>
          </table:table-cell>
          <table:table-cell table:style-name="ce5" office:value-type="string" calcext:value-type="string">
            <text:p>WS </text:p>
          </table:table-cell>
          <table:table-cell table:style-name="ce5" office:value-type="string" calcext:value-type="string">
            <text:p>2V+1Ü </text:p>
          </table:table-cell>
          <table:table-cell table:style-name="ce5" office:value-type="float" office:value="4" calcext:value-type="float">
            <text:p>4</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35]);COM.MICROSOFT.CONCAT(['Offered modules from TUM online (Master)'.A$5:.A$150]))); ISNUMBER(FIND(&quot;Area&quot;; [.A135])); ISNUMBER(FIND(&quot;ID&quot;; [.A13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150616" xlink:type="simple">IN2324 </text:a> </text:p>
          </table:table-cell>
          <table:table-cell table:style-name="ce4"/>
          <table:table-cell table:style-name="ce5" office:value-type="string" calcext:value-type="string">
            <text:p>Connected Mobility Basics </text:p>
          </table:table-cell>
          <table:table-cell table:style-name="ce5" office:value-type="string" calcext:value-type="string">
            <text:p>W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36]);COM.MICROSOFT.CONCAT(['Offered modules from TUM online (Master)'.A$5:.A$150]))); ISNUMBER(FIND(&quot;Area&quot;; [.A136])); ISNUMBER(FIND(&quot;ID&quot;; [.A13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757591" xlink:type="simple">IN2280 </text:a> </text:p>
          </table:table-cell>
          <table:table-cell table:style-name="ce4"/>
          <table:table-cell table:style-name="ce5" office:value-type="string" calcext:value-type="string">
            <text:p>Energy Informatics </text:p>
          </table:table-cell>
          <table:table-cell table:style-name="ce5" office:value-type="string" calcext:value-type="string">
            <text:p>WS/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37]);COM.MICROSOFT.CONCAT(['Offered modules from TUM online (Master)'.A$5:.A$150]))); ISNUMBER(FIND(&quot;Area&quot;; [.A137])); ISNUMBER(FIND(&quot;ID&quot;; [.A13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743552" xlink:type="simple">EI70630 </text:a> </text:p>
          </table:table-cell>
          <table:table-cell table:style-name="ce4"/>
          <table:table-cell table:style-name="ce5" office:value-type="string" calcext:value-type="string">
            <text:p>HW/SW Codesign </text:p>
          </table:table-cell>
          <table:table-cell table:style-name="ce5" office:value-type="string" calcext:value-type="string">
            <text:p>WS/SS </text:p>
          </table:table-cell>
          <table:table-cell table:style-name="ce5" office:value-type="string" calcext:value-type="string">
            <text:p>2V+1Ü </text:p>
          </table:table-cell>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style-name="ce20"/>
          <table:table-cell table:style-name="ce9" table:formula="of:=OR(ISNUMBER(FIND(TRIM([.A138]);COM.MICROSOFT.CONCAT(['Offered modules from TUM online (Master)'.A$5:.A$150]))); ISNUMBER(FIND(&quot;Area&quot;; [.A138])); ISNUMBER(FIND(&quot;ID&quot;; [.A138])))"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5" office:value-type="string" calcext:value-type="string">
            <text:p><text:a xlink:href="https://campus.tum.de/tumonline/WBMODHB.wbShowMHBReadOnly?pKnotenNr=1816258" xlink:type="simple">IN2380 </text:a> </text:p>
          </table:table-cell>
          <table:table-cell table:style-name="ce4"/>
          <table:table-cell table:style-name="ce5" office:value-type="string" calcext:value-type="string">
            <text:p>Internet Operations: Protocols, Applications, and Users </text:p>
          </table:table-cell>
          <table:table-cell table:style-name="ce5" office:value-type="string" calcext:value-type="string">
            <text:p>unreg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39]);COM.MICROSOFT.CONCAT(['Offered modules from TUM online (Master)'.A$5:.A$150]))); ISNUMBER(FIND(&quot;Area&quot;; [.A139])); ISNUMBER(FIND(&quot;ID&quot;; [.A13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60544" xlink:type="simple">IN2097 </text:a> </text:p>
          </table:table-cell>
          <table:table-cell table:style-name="ce4"/>
          <table:table-cell table:style-name="ce5" office:value-type="string" calcext:value-type="string">
            <text:p>Advanced Computer Networking </text:p>
          </table:table-cell>
          <table:table-cell table:style-name="ce5" office:value-type="string" calcext:value-type="string">
            <text:p>W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40]);COM.MICROSOFT.CONCAT(['Offered modules from TUM online (Master)'.A$5:.A$150]))); ISNUMBER(FIND(&quot;Area&quot;; [.A140])); ISNUMBER(FIND(&quot;ID&quot;; [.A14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60548" xlink:type="simple">IN2098 </text:a> </text:p>
          </table:table-cell>
          <table:table-cell table:style-name="ce4"/>
          <table:table-cell table:style-name="ce5" office:value-type="string" calcext:value-type="string">
            <text:p>Mobile Distributed Systems </text:p>
          </table:table-cell>
          <table:table-cell table:style-name="ce5" office:value-type="string" calcext:value-type="string">
            <text:p>S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141]);COM.MICROSOFT.CONCAT(['Offered modules from TUM online (Master)'.A$5:.A$150]))); ISNUMBER(FIND(&quot;Area&quot;; [.A141])); ISNUMBER(FIND(&quot;ID&quot;; [.A14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070916" xlink:type="simple">IN2315 </text:a> </text:p>
          </table:table-cell>
          <table:table-cell table:style-name="ce4"/>
          <table:table-cell table:style-name="ce5" office:value-type="string" calcext:value-type="string">
            <text:p>Network Coding </text:p>
          </table:table-cell>
          <table:table-cell table:style-name="ce5" office:value-type="string" calcext:value-type="string">
            <text:p>W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DE/EN </text:p>
          </table:table-cell>
          <table:table-cell table:style-name="ce5" office:value-type="string" calcext:value-type="string">
            <text:p>THEO </text:p>
          </table:table-cell>
          <table:table-cell/>
          <table:table-cell table:style-name="ce9" table:formula="of:=OR(ISNUMBER(FIND(TRIM([.A142]);COM.MICROSOFT.CONCAT(['Offered modules from TUM online (Master)'.A$5:.A$150]))); ISNUMBER(FIND(&quot;Area&quot;; [.A142])); ISNUMBER(FIND(&quot;ID&quot;; [.A14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992" xlink:type="simple">IN2099 </text:a> </text:p>
          </table:table-cell>
          <table:table-cell table:style-name="ce4"/>
          <table:table-cell table:style-name="ce5" office:value-type="string" calcext:value-type="string">
            <text:p>Network and System Management </text:p>
          </table:table-cell>
          <table:table-cell table:style-name="ce5" office:value-type="string" calcext:value-type="string">
            <text:p>unreg </text:p>
          </table:table-cell>
          <table:table-cell table:style-name="ce5" office:value-type="string" calcext:value-type="string">
            <text:p>3V </text:p>
          </table:table-cell>
          <table:table-cell table:style-name="ce5" office:value-type="float" office:value="4" calcext:value-type="float">
            <text:p>4</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143]);COM.MICROSOFT.CONCAT(['Offered modules from TUM online (Master)'.A$5:.A$150]))); ISNUMBER(FIND(&quot;Area&quot;; [.A143])); ISNUMBER(FIND(&quot;ID&quot;; [.A14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826031" xlink:type="simple">IN2333 </text:a> </text:p>
          </table:table-cell>
          <table:table-cell table:style-name="ce4"/>
          <table:table-cell table:style-name="ce5" office:value-type="string" calcext:value-type="string">
            <text:p>Protocol Design </text:p>
          </table:table-cell>
          <table:table-cell table:style-name="ce5" office:value-type="string" calcext:value-type="string">
            <text:p>unreg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44]);COM.MICROSOFT.CONCAT(['Offered modules from TUM online (Master)'.A$5:.A$150]))); ISNUMBER(FIND(&quot;Area&quot;; [.A144])); ISNUMBER(FIND(&quot;ID&quot;; [.A14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670" xlink:type="simple">IN2075 </text:a> </text:p>
          </table:table-cell>
          <table:table-cell table:style-name="ce4"/>
          <table:table-cell table:style-name="ce5" office:value-type="string" calcext:value-type="string">
            <text:p>Microprocessors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45]);COM.MICROSOFT.CONCAT(['Offered modules from TUM online (Master)'.A$5:.A$150]))); ISNUMBER(FIND(&quot;Area&quot;; [.A145])); ISNUMBER(FIND(&quot;ID&quot;; [.A14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56672" xlink:type="simple">IN2076 </text:a> </text:p>
          </table:table-cell>
          <table:table-cell table:style-name="ce4"/>
          <table:table-cell table:style-name="ce5" office:value-type="string" calcext:value-type="string">
            <text:p>Advanced Computer Architecture </text:p>
          </table:table-cell>
          <table:table-cell table:style-name="ce5" office:value-type="string" calcext:value-type="string">
            <text:p>WS </text:p>
          </table:table-cell>
          <table:table-cell table:style-name="ce5" office:value-type="string" calcext:value-type="string">
            <text:p>4V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46]);COM.MICROSOFT.CONCAT(['Offered modules from TUM online (Master)'.A$5:.A$150]))); ISNUMBER(FIND(&quot;Area&quot;; [.A146])); ISNUMBER(FIND(&quot;ID&quot;; [.A146])))"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756837" xlink:type="simple">IN2259 </text:a> </text:p>
          </table:table-cell>
          <table:table-cell table:style-name="ce4"/>
          <table:table-cell table:style-name="ce5" office:value-type="string" calcext:value-type="string">
            <text:p>Distributed Systems </text:p>
          </table:table-cell>
          <table:table-cell table:style-name="ce5" office:value-type="string" calcext:value-type="string">
            <text:p>W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47]);COM.MICROSOFT.CONCAT(['Offered modules from TUM online (Master)'.A$5:.A$150]))); ISNUMBER(FIND(&quot;Area&quot;; [.A147])); ISNUMBER(FIND(&quot;ID&quot;; [.A14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57032" xlink:type="simple">IN2125 </text:a> </text:p>
          </table:table-cell>
          <table:table-cell table:style-name="ce4"/>
          <table:table-cell table:style-name="ce5" office:value-type="string" calcext:value-type="string">
            <text:p>Virtualization Techniques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8"/>
          <table:table-cell/>
          <table:table-cell table:style-name="ce9" table:formula="of:=OR(ISNUMBER(FIND(TRIM([.A148]);COM.MICROSOFT.CONCAT(['Offered modules from TUM online (Master)'.A$5:.A$150]))); ISNUMBER(FIND(&quot;Area&quot;; [.A148])); ISNUMBER(FIND(&quot;ID&quot;; [.A14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 office:value-type="string" calcext:value-type="string" table:number-columns-spanned="8" table:number-rows-spanned="1">
            <text:p>Elective Modules of the Area "Robotics" (ROB):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149]);COM.MICROSOFT.CONCAT(['Offered modules from TUM online (Master)'.A$5:.A$150]))); ISNUMBER(FIND(&quot;Area&quot;; [.A149])); ISNUMBER(FIND(&quot;ID&quot;; [.A149])))"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150]);COM.MICROSOFT.CONCAT(['Offered modules from TUM online (Master)'.A$5:.A$150]))); ISNUMBER(FIND(&quot;Area&quot;; [.A150])); ISNUMBER(FIND(&quot;ID&quot;; [.A15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734236" xlink:type="simple">IN2376 </text:a> </text:p>
          </table:table-cell>
          <table:table-cell table:style-name="ce4"/>
          <table:table-cell table:style-name="ce5" office:value-type="string" calcext:value-type="string">
            <text:p>Advanced Robot Control and Learning </text:p>
          </table:table-cell>
          <table:table-cell table:style-name="ce5" office:value-type="string" calcext:value-type="string">
            <text:p>WS </text:p>
          </table:table-cell>
          <table:table-cell table:style-name="ce5" office:value-type="string" calcext:value-type="string">
            <text:p>2V+2Ü+2P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51]);COM.MICROSOFT.CONCAT(['Offered modules from TUM online (Master)'.A$5:.A$150]))); ISNUMBER(FIND(&quot;Area&quot;; [.A151])); ISNUMBER(FIND(&quot;ID&quot;; [.A15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392538" xlink:type="simple">IN2352 </text:a> </text:p>
          </table:table-cell>
          <table:table-cell table:style-name="ce4"/>
          <table:table-cell table:style-name="ce5" office:value-type="string" calcext:value-type="string">
            <text:p>Applied Biorobotics </text:p>
          </table:table-cell>
          <table:table-cell table:style-name="ce5" office:value-type="string" calcext:value-type="string">
            <text:p>WS </text:p>
          </table:table-cell>
          <table:table-cell table:style-name="ce5" office:value-type="string" calcext:value-type="string">
            <text:p>2V+2S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52]);COM.MICROSOFT.CONCAT(['Offered modules from TUM online (Master)'.A$5:.A$150]))); ISNUMBER(FIND(&quot;Area&quot;; [.A152])); ISNUMBER(FIND(&quot;ID&quot;; [.A15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498138" xlink:type="simple">IN3460 </text:a> </text:p>
          </table:table-cell>
          <table:table-cell table:style-name="ce4"/>
          <table:table-cell table:style-name="ce5" office:value-type="string" calcext:value-type="string">
            <text:p>Selected Topics in Robotics </text:p>
          </table:table-cell>
          <table:table-cell table:style-name="ce5" office:value-type="string" calcext:value-type="string">
            <text:p>unreg </text:p>
          </table:table-cell>
          <table:table-cell table:style-name="ce4"/>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153]);COM.MICROSOFT.CONCAT(['Offered modules from TUM online (Master)'.A$5:.A$150]))); ISNUMBER(FIND(&quot;Area&quot;; [.A153])); ISNUMBER(FIND(&quot;ID&quot;; [.A15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446290" xlink:type="simple">IN2356 </text:a> </text:p>
          </table:table-cell>
          <table:table-cell table:style-name="ce4"/>
          <table:table-cell table:style-name="ce5" office:value-type="string" calcext:value-type="string">
            <text:p>Autonomous Driving </text:p>
          </table:table-cell>
          <table:table-cell table:style-name="ce5" office:value-type="string" calcext:value-type="string">
            <text:p>S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54]);COM.MICROSOFT.CONCAT(['Offered modules from TUM online (Master)'.A$5:.A$150]))); ISNUMBER(FIND(&quot;Area&quot;; [.A154])); ISNUMBER(FIND(&quot;ID&quot;; [.A15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126210" xlink:type="simple">IN2318 </text:a> </text:p>
          </table:table-cell>
          <table:table-cell table:style-name="ce4"/>
          <table:table-cell table:style-name="ce5" office:value-type="string" calcext:value-type="string">
            <text:p>Autonomous Navigation for Flying Robots </text:p>
          </table:table-cell>
          <table:table-cell table:style-name="ce5" office:value-type="string" calcext:value-type="string">
            <text:p>unreg </text:p>
          </table:table-cell>
          <table:table-cell table:style-name="ce4"/>
          <table:table-cell table:style-name="ce5" office:value-type="float" office:value="2" calcext:value-type="float">
            <text:p>2</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55]);COM.MICROSOFT.CONCAT(['Offered modules from TUM online (Master)'.A$5:.A$150]))); ISNUMBER(FIND(&quot;Area&quot;; [.A155])); ISNUMBER(FIND(&quot;ID&quot;; [.A15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73874" xlink:type="simple">IN2138 </text:a> </text:p>
          </table:table-cell>
          <table:table-cell table:style-name="ce4"/>
          <table:table-cell table:style-name="ce5" office:value-type="string" calcext:value-type="string">
            <text:p>Robot Motion Planning </text:p>
          </table:table-cell>
          <table:table-cell table:style-name="ce5" office:value-type="string" calcext:value-type="string">
            <text:p>S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style-name="ce20"/>
          <table:table-cell table:style-name="ce9" table:formula="of:=OR(ISNUMBER(FIND(TRIM([.A156]);COM.MICROSOFT.CONCAT(['Offered modules from TUM online (Master)'.A$5:.A$150]))); ISNUMBER(FIND(&quot;Area&quot;; [.A156])); ISNUMBER(FIND(&quot;ID&quot;; [.A156])))"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5" office:value-type="string" calcext:value-type="string">
            <text:p><text:a xlink:href="https://campus.tum.de/tumonline/WBMODHB.wbShowMHBReadOnly?pKnotenNr=977331" xlink:type="simple">IN2305 </text:a> </text:p>
          </table:table-cell>
          <table:table-cell table:style-name="ce4"/>
          <table:table-cell table:style-name="ce5" office:value-type="string" calcext:value-type="string">
            <text:p>Cyber-Physical Systems </text:p>
          </table:table-cell>
          <table:table-cell table:style-name="ce5" office:value-type="string" calcext:value-type="string">
            <text:p>S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57]);COM.MICROSOFT.CONCAT(['Offered modules from TUM online (Master)'.A$5:.A$150]))); ISNUMBER(FIND(&quot;Area&quot;; [.A157])); ISNUMBER(FIND(&quot;ID&quot;; [.A15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261091" xlink:type="simple">IN2060 </text:a> </text:p>
          </table:table-cell>
          <table:table-cell table:style-name="ce4"/>
          <table:table-cell table:style-name="ce5" office:value-type="string" calcext:value-type="string">
            <text:p>Real-Time Systems </text:p>
          </table:table-cell>
          <table:table-cell table:style-name="ce5" office:value-type="string" calcext:value-type="string">
            <text:p>W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158]);COM.MICROSOFT.CONCAT(['Offered modules from TUM online (Master)'.A$5:.A$150]))); ISNUMBER(FIND(&quot;Area&quot;; [.A158])); ISNUMBER(FIND(&quot;ID&quot;; [.A15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531" xlink:type="simple">IN2061 </text:a> </text:p>
          </table:table-cell>
          <table:table-cell table:style-name="ce4"/>
          <table:table-cell table:style-name="ce5" office:value-type="string" calcext:value-type="string">
            <text:p>Introduction to digital signal processing </text:p>
          </table:table-cell>
          <table:table-cell table:style-name="ce5" office:value-type="string" calcext:value-type="string">
            <text:p>SS </text:p>
          </table:table-cell>
          <table:table-cell table:style-name="ce5" office:value-type="string" calcext:value-type="string">
            <text:p>3V+3Ü </text:p>
          </table:table-cell>
          <table:table-cell table:style-name="ce5" office:value-type="float" office:value="7" calcext:value-type="float">
            <text:p>7</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159]);COM.MICROSOFT.CONCAT(['Offered modules from TUM online (Master)'.A$5:.A$150]))); ISNUMBER(FIND(&quot;Area&quot;; [.A159])); ISNUMBER(FIND(&quot;ID&quot;; [.A15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56533" xlink:type="simple">IN2062 </text:a> </text:p>
          </table:table-cell>
          <table:table-cell table:style-name="ce4"/>
          <table:table-cell table:style-name="ce5" office:value-type="string" calcext:value-type="string">
            <text:p>Techniques in Artificial Intelligence </text:p>
          </table:table-cell>
          <table:table-cell table:style-name="ce5" office:value-type="string" calcext:value-type="string">
            <text:p>W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160]);COM.MICROSOFT.CONCAT(['Offered modules from TUM online (Master)'.A$5:.A$150]))); ISNUMBER(FIND(&quot;Area&quot;; [.A160])); ISNUMBER(FIND(&quot;ID&quot;; [.A16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87482" xlink:type="simple">IN2222 </text:a> </text:p>
          </table:table-cell>
          <table:table-cell table:style-name="ce4"/>
          <table:table-cell table:style-name="ce5" office:value-type="string" calcext:value-type="string">
            <text:p>Cognitive Systems </text:p>
          </table:table-cell>
          <table:table-cell table:style-name="ce5" office:value-type="string" calcext:value-type="string">
            <text:p>S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61]);COM.MICROSOFT.CONCAT(['Offered modules from TUM online (Master)'.A$5:.A$150]))); ISNUMBER(FIND(&quot;Area&quot;; [.A161])); ISNUMBER(FIND(&quot;ID&quot;; [.A16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624241" xlink:type="simple">MW2411 </text:a> </text:p>
          </table:table-cell>
          <table:table-cell table:style-name="ce4"/>
          <table:table-cell table:style-name="ce5" office:value-type="string" calcext:value-type="string">
            <text:p>Concepts and Software Design for Cyber-Physical Systems </text:p>
          </table:table-cell>
          <table:table-cell table:style-name="ce5" office:value-type="string" calcext:value-type="string">
            <text:p>WS/SS </text:p>
          </table:table-cell>
          <table:table-cell table:style-name="ce4"/>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62]);COM.MICROSOFT.CONCAT(['Offered modules from TUM online (Master)'.A$5:.A$150]))); ISNUMBER(FIND(&quot;Area&quot;; [.A162])); ISNUMBER(FIND(&quot;ID&quot;; [.A16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3018441" xlink:type="simple">IN2405 </text:a> </text:p>
          </table:table-cell>
          <table:table-cell table:style-name="ce4"/>
          <table:table-cell table:style-name="ce5" office:value-type="string" calcext:value-type="string">
            <text:p>Neuroprosthetics: Artificial Limbs </text:p>
          </table:table-cell>
          <table:table-cell table:style-name="ce5" office:value-type="string" calcext:value-type="string">
            <text:p>WS </text:p>
          </table:table-cell>
          <table:table-cell table:style-name="ce5" office:value-type="string" calcext:value-type="string">
            <text:p>2V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63]);COM.MICROSOFT.CONCAT(['Offered modules from TUM online (Master)'.A$5:.A$150]))); ISNUMBER(FIND(&quot;Area&quot;; [.A163])); ISNUMBER(FIND(&quot;ID&quot;; [.A163])))"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977264" xlink:type="simple">IN2308 </text:a> </text:p>
          </table:table-cell>
          <table:table-cell table:style-name="ce4"/>
          <table:table-cell table:style-name="ce5" office:value-type="string" calcext:value-type="string">
            <text:p>Robot Programming and Control for Human Interaction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64]);COM.MICROSOFT.CONCAT(['Offered modules from TUM online (Master)'.A$5:.A$150]))); ISNUMBER(FIND(&quot;Area&quot;; [.A164])); ISNUMBER(FIND(&quot;ID&quot;; [.A16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261359" xlink:type="simple">IN2067 </text:a> </text:p>
          </table:table-cell>
          <table:table-cell table:style-name="ce4"/>
          <table:table-cell table:style-name="ce5" office:value-type="string" calcext:value-type="string">
            <text:p>Robotics </text:p>
          </table:table-cell>
          <table:table-cell table:style-name="ce5" office:value-type="string" calcext:value-type="string">
            <text:p>W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65]);COM.MICROSOFT.CONCAT(['Offered modules from TUM online (Master)'.A$5:.A$150]))); ISNUMBER(FIND(&quot;Area&quot;; [.A165])); ISNUMBER(FIND(&quot;ID&quot;; [.A165])))"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61771" xlink:type="simple">IN2068 </text:a> </text:p>
          </table:table-cell>
          <table:table-cell table:style-name="ce4"/>
          <table:table-cell table:style-name="ce5" office:value-type="string" calcext:value-type="string">
            <text:p>Sensor-based Robotic Manipulation and Locomotion </text:p>
          </table:table-cell>
          <table:table-cell table:style-name="ce5" office:value-type="string" calcext:value-type="string">
            <text:p>W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66]);COM.MICROSOFT.CONCAT(['Offered modules from TUM online (Master)'.A$5:.A$150]))); ISNUMBER(FIND(&quot;Area&quot;; [.A166])); ISNUMBER(FIND(&quot;ID&quot;; [.A16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76903" xlink:type="simple">IN2071 </text:a> </text:p>
          </table:table-cell>
          <table:table-cell table:style-name="ce4"/>
          <table:table-cell table:style-name="ce5" office:value-type="string" calcext:value-type="string">
            <text:p>Knowledge-based Systems for Industrial Applications </text:p>
          </table:table-cell>
          <table:table-cell table:style-name="ce5" office:value-type="string" calcext:value-type="string">
            <text:p>WS </text:p>
          </table:table-cell>
          <table:table-cell table:style-name="ce5" office:value-type="string" calcext:value-type="string">
            <text:p>3V </text:p>
          </table:table-cell>
          <table:table-cell table:style-name="ce5" office:value-type="float" office:value="4" calcext:value-type="float">
            <text:p>4</text:p>
          </table:table-cell>
          <table:table-cell table:style-name="ce5" office:value-type="string" calcext:value-type="string">
            <text:p>EN </text:p>
          </table:table-cell>
          <table:table-cell table:style-name="ce8"/>
          <table:table-cell/>
          <table:table-cell table:style-name="ce9" table:formula="of:=OR(ISNUMBER(FIND(TRIM([.A167]);COM.MICROSOFT.CONCAT(['Offered modules from TUM online (Master)'.A$5:.A$150]))); ISNUMBER(FIND(&quot;Area&quot;; [.A167])); ISNUMBER(FIND(&quot;ID&quot;; [.A16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 office:value-type="string" calcext:value-type="string" table:number-columns-spanned="8" table:number-rows-spanned="1">
            <text:p>Elective Modules of the Area "Security and Privacy" (SP):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168]);COM.MICROSOFT.CONCAT(['Offered modules from TUM online (Master)'.A$5:.A$150]))); ISNUMBER(FIND(&quot;Area&quot;; [.A168])); ISNUMBER(FIND(&quot;ID&quot;; [.A168])))"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style-name="ce20"/>
          <table:table-cell table:style-name="ce9" table:formula="of:=OR(ISNUMBER(FIND(TRIM([.A169]);COM.MICROSOFT.CONCAT(['Offered modules from TUM online (Master)'.A$5:.A$150]))); ISNUMBER(FIND(&quot;Area&quot;; [.A169])); ISNUMBER(FIND(&quot;ID&quot;; [.A169])))" office:value-type="boolean" office:boolean-value="true" calcext:value-type="boolean">
            <text:p>TRU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5" office:value-type="string" calcext:value-type="string">
            <text:p><text:a xlink:href="https://campus.tum.de/tumonline/WBMODHB.wbShowMHBReadOnly?pKnotenNr=1498142" xlink:type="simple">IN3470 </text:a> </text:p>
          </table:table-cell>
          <table:table-cell table:style-name="ce4"/>
          <table:table-cell table:style-name="ce5" office:value-type="string" calcext:value-type="string">
            <text:p>Selected Topics in Security and Privacy </text:p>
          </table:table-cell>
          <table:table-cell table:style-name="ce5" office:value-type="string" calcext:value-type="string">
            <text:p>unreg </text:p>
          </table:table-cell>
          <table:table-cell table:style-name="ce4"/>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170]);COM.MICROSOFT.CONCAT(['Offered modules from TUM online (Master)'.A$5:.A$150]))); ISNUMBER(FIND(&quot;Area&quot;; [.A170])); ISNUMBER(FIND(&quot;ID&quot;; [.A17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264715" xlink:type="simple">IN2341 </text:a> </text:p>
          </table:table-cell>
          <table:table-cell table:style-name="ce4"/>
          <table:table-cell table:style-name="ce5" office:value-type="string" calcext:value-type="string">
            <text:p>Current Trends in IT Security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71]);COM.MICROSOFT.CONCAT(['Offered modules from TUM online (Master)'.A$5:.A$150]))); ISNUMBER(FIND(&quot;Area&quot;; [.A171])); ISNUMBER(FIND(&quot;ID&quot;; [.A17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87469" xlink:type="simple">IN2209 </text:a> </text:p>
          </table:table-cell>
          <table:table-cell table:style-name="ce4"/>
          <table:table-cell table:style-name="ce5" office:value-type="string" calcext:value-type="string">
            <text:p>IT Security </text:p>
          </table:table-cell>
          <table:table-cell table:style-name="ce5" office:value-type="string" calcext:value-type="string">
            <text:p>WS </text:p>
          </table:table-cell>
          <table:table-cell table:style-name="ce5" office:value-type="string" calcext:value-type="string">
            <text:p>4V+1Ü </text:p>
          </table:table-cell>
          <table:table-cell table:style-name="ce5" office:value-type="float" office:value="7" calcext:value-type="float">
            <text:p>7</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172]);COM.MICROSOFT.CONCAT(['Offered modules from TUM online (Master)'.A$5:.A$150]))); ISNUMBER(FIND(&quot;Area&quot;; [.A172])); ISNUMBER(FIND(&quot;ID&quot;; [.A17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87463" xlink:type="simple">IN2197 </text:a> </text:p>
          </table:table-cell>
          <table:table-cell table:style-name="ce4"/>
          <table:table-cell table:style-name="ce5" office:value-type="string" calcext:value-type="string">
            <text:p>Cryptography </text:p>
          </table:table-cell>
          <table:table-cell table:style-name="ce5" office:value-type="string" calcext:value-type="string">
            <text:p>W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DE/EN </text:p>
          </table:table-cell>
          <table:table-cell table:style-name="ce5" office:value-type="string" calcext:value-type="string">
            <text:p>THEO </text:p>
          </table:table-cell>
          <table:table-cell/>
          <table:table-cell table:style-name="ce9" table:formula="of:=OR(ISNUMBER(FIND(TRIM([.A173]);COM.MICROSOFT.CONCAT(['Offered modules from TUM online (Master)'.A$5:.A$150]))); ISNUMBER(FIND(&quot;Area&quot;; [.A173])); ISNUMBER(FIND(&quot;ID&quot;; [.A17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456996" xlink:type="simple">IN2101 </text:a> </text:p>
          </table:table-cell>
          <table:table-cell table:style-name="ce4"/>
          <table:table-cell table:style-name="ce5" office:value-type="string" calcext:value-type="string">
            <text:p>Network Security </text:p>
          </table:table-cell>
          <table:table-cell table:style-name="ce5" office:value-type="string" calcext:value-type="string">
            <text:p>W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74]);COM.MICROSOFT.CONCAT(['Offered modules from TUM online (Master)'.A$5:.A$150]))); ISNUMBER(FIND(&quot;Area&quot;; [.A174])); ISNUMBER(FIND(&quot;ID&quot;; [.A17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8249" xlink:type="simple">IN2161 </text:a> </text:p>
          </table:table-cell>
          <table:table-cell table:style-name="ce4"/>
          <table:table-cell table:style-name="ce5" office:value-type="string" calcext:value-type="string">
            <text:p>Networks for Monetary Transactions </text:p>
          </table:table-cell>
          <table:table-cell table:style-name="ce5" office:value-type="string" calcext:value-type="string">
            <text:p>S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75]);COM.MICROSOFT.CONCAT(['Offered modules from TUM online (Master)'.A$5:.A$150]))); ISNUMBER(FIND(&quot;Area&quot;; [.A175])); ISNUMBER(FIND(&quot;ID&quot;; [.A17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87459" xlink:type="simple">IN2194 </text:a> </text:p>
          </table:table-cell>
          <table:table-cell table:style-name="ce4"/>
          <table:table-cell table:style-name="ce5" office:value-type="string" calcext:value-type="string">
            <text:p>Peer-to-Peer-Systems and Security </text:p>
          </table:table-cell>
          <table:table-cell table:style-name="ce5" office:value-type="string" calcext:value-type="string">
            <text:p>S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76]);COM.MICROSOFT.CONCAT(['Offered modules from TUM online (Master)'.A$5:.A$150]))); ISNUMBER(FIND(&quot;Area&quot;; [.A176])); ISNUMBER(FIND(&quot;ID&quot;; [.A17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020200" xlink:type="simple">IN2313 </text:a> </text:p>
          </table:table-cell>
          <table:table-cell table:style-name="ce4"/>
          <table:table-cell table:style-name="ce5" office:value-type="string" calcext:value-type="string">
            <text:p>Secure Coding </text:p>
          </table:table-cell>
          <table:table-cell table:style-name="ce5" office:value-type="string" calcext:value-type="string">
            <text:p>W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77]);COM.MICROSOFT.CONCAT(['Offered modules from TUM online (Master)'.A$5:.A$150]))); ISNUMBER(FIND(&quot;Area&quot;; [.A177])); ISNUMBER(FIND(&quot;ID&quot;; [.A17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60596" xlink:type="simple">IN2178 </text:a> </text:p>
          </table:table-cell>
          <table:table-cell table:style-name="ce4"/>
          <table:table-cell table:style-name="ce5" office:value-type="string" calcext:value-type="string">
            <text:p>Security Engineering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78]);COM.MICROSOFT.CONCAT(['Offered modules from TUM online (Master)'.A$5:.A$150]))); ISNUMBER(FIND(&quot;Area&quot;; [.A178])); ISNUMBER(FIND(&quot;ID&quot;; [.A17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87461" xlink:type="simple">IN2196 </text:a> </text:p>
          </table:table-cell>
          <table:table-cell table:style-name="ce4"/>
          <table:table-cell table:style-name="ce5" office:value-type="string" calcext:value-type="string">
            <text:p>Secure mobile systems </text:p>
          </table:table-cell>
          <table:table-cell table:style-name="ce5" office:value-type="string" calcext:value-type="string">
            <text:p>SS </text:p>
          </table:table-cell>
          <table:table-cell table:style-name="ce5" office:value-type="string" calcext:value-type="string">
            <text:p>2V+1Ü </text:p>
          </table:table-cell>
          <table:table-cell table:style-name="ce5" office:value-type="float" office:value="4" calcext:value-type="float">
            <text:p>4</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179]);COM.MICROSOFT.CONCAT(['Offered modules from TUM online (Master)'.A$5:.A$150]))); ISNUMBER(FIND(&quot;Area&quot;; [.A179])); ISNUMBER(FIND(&quot;ID&quot;; [.A17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536250" xlink:type="simple">IN2362 </text:a> </text:p>
          </table:table-cell>
          <table:table-cell table:style-name="ce4"/>
          <table:table-cell table:style-name="ce5" office:value-type="string" calcext:value-type="string">
            <text:p>Language-based Security </text:p>
          </table:table-cell>
          <table:table-cell table:style-name="ce5" office:value-type="string" calcext:value-type="string">
            <text:p>unreg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8"/>
          <table:table-cell/>
          <table:table-cell table:style-name="ce9" table:formula="of:=OR(ISNUMBER(FIND(TRIM([.A180]);COM.MICROSOFT.CONCAT(['Offered modules from TUM online (Master)'.A$5:.A$150]))); ISNUMBER(FIND(&quot;Area&quot;; [.A180])); ISNUMBER(FIND(&quot;ID&quot;; [.A18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1" office:value-type="string" calcext:value-type="string" table:number-columns-spanned="8" table:number-rows-spanned="1">
            <text:p>Elective Modules of the Area "Scientific Computing and High Performance Computing" (HPC):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181]);COM.MICROSOFT.CONCAT(['Offered modules from TUM online (Master)'.A$5:.A$150]))); ISNUMBER(FIND(&quot;Area&quot;; [.A181])); ISNUMBER(FIND(&quot;ID&quot;; [.A18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182]);COM.MICROSOFT.CONCAT(['Offered modules from TUM online (Master)'.A$5:.A$150]))); ISNUMBER(FIND(&quot;Area&quot;; [.A182])); ISNUMBER(FIND(&quot;ID&quot;; [.A182])))"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333663" xlink:type="simple">IN2345 </text:a> </text:p>
          </table:table-cell>
          <table:table-cell table:style-name="ce4"/>
          <table:table-cell table:style-name="ce5" office:value-type="string" calcext:value-type="string">
            <text:p>Algorithms for Uncertainty Quantification </text:p>
          </table:table-cell>
          <table:table-cell table:style-name="ce5" office:value-type="string" calcext:value-type="string">
            <text:p>unreg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83]);COM.MICROSOFT.CONCAT(['Offered modules from TUM online (Master)'.A$5:.A$150]))); ISNUMBER(FIND(&quot;Area&quot;; [.A183])); ISNUMBER(FIND(&quot;ID&quot;; [.A18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346" xlink:type="simple">IN2001 </text:a> </text:p>
          </table:table-cell>
          <table:table-cell table:style-name="ce4"/>
          <table:table-cell table:style-name="ce5" office:value-type="string" calcext:value-type="string">
            <text:p>Algorithms for Scientific Computing </text:p>
          </table:table-cell>
          <table:table-cell table:style-name="ce5" office:value-type="string" calcext:value-type="string">
            <text:p>S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84]);COM.MICROSOFT.CONCAT(['Offered modules from TUM online (Master)'.A$5:.A$150]))); ISNUMBER(FIND(&quot;Area&quot;; [.A184])); ISNUMBER(FIND(&quot;ID&quot;; [.A18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348" xlink:type="simple">IN2002 </text:a> </text:p>
          </table:table-cell>
          <table:table-cell table:style-name="ce4"/>
          <table:table-cell table:style-name="ce5" office:value-type="string" calcext:value-type="string">
            <text:p>Algorithms for Scientific Computing II </text:p>
          </table:table-cell>
          <table:table-cell table:style-name="ce5" office:value-type="string" calcext:value-type="string">
            <text:p>WS </text:p>
          </table:table-cell>
          <table:table-cell table:style-name="ce5" office:value-type="string" calcext:value-type="string">
            <text:p>2V+1Ü </text:p>
          </table:table-cell>
          <table:table-cell table:style-name="ce5" office:value-type="float" office:value="4" calcext:value-type="float">
            <text:p>4</text:p>
          </table:table-cell>
          <table:table-cell table:style-name="ce5" office:value-type="string" calcext:value-type="string">
            <text:p>EN </text:p>
          </table:table-cell>
          <table:table-cell table:style-name="ce5" office:value-type="string" calcext:value-type="string">
            <text:p>THEO </text:p>
          </table:table-cell>
          <table:table-cell table:style-name="ce20"/>
          <table:table-cell table:style-name="ce9" table:formula="of:=OR(ISNUMBER(FIND(TRIM([.A185]);COM.MICROSOFT.CONCAT(['Offered modules from TUM online (Master)'.A$5:.A$150]))); ISNUMBER(FIND(&quot;Area&quot;; [.A185])); ISNUMBER(FIND(&quot;ID&quot;; [.A185])))"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visibility="filter">
          <table:table-cell table:style-name="ce5" office:value-type="string" calcext:value-type="string">
            <text:p><text:a xlink:href="https://campus.tum.de/tumonline/WBMODHB.wbShowMHBReadOnly?pKnotenNr=1498144" xlink:type="simple">IN3480 </text:a> </text:p>
          </table:table-cell>
          <table:table-cell table:style-name="ce4"/>
          <table:table-cell table:style-name="ce5" office:value-type="string" calcext:value-type="string">
            <text:p>Selected Topics in Scientific Computing </text:p>
          </table:table-cell>
          <table:table-cell table:style-name="ce5" office:value-type="string" calcext:value-type="string">
            <text:p>unreg </text:p>
          </table:table-cell>
          <table:table-cell table:style-name="ce4"/>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186]);COM.MICROSOFT.CONCAT(['Offered modules from TUM online (Master)'.A$5:.A$150]))); ISNUMBER(FIND(&quot;Area&quot;; [.A186])); ISNUMBER(FIND(&quot;ID&quot;; [.A18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816255" xlink:type="simple">IN2381 </text:a> </text:p>
          </table:table-cell>
          <table:table-cell table:style-name="ce4"/>
          <table:table-cell table:style-name="ce5" office:value-type="string" calcext:value-type="string">
            <text:p>Introduction to Quantum Computing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87]);COM.MICROSOFT.CONCAT(['Offered modules from TUM online (Master)'.A$5:.A$150]))); ISNUMBER(FIND(&quot;Area&quot;; [.A187])); ISNUMBER(FIND(&quot;ID&quot;; [.A18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981021" xlink:type="simple">IN2400 </text:a> </text:p>
          </table:table-cell>
          <table:table-cell table:style-name="ce4"/>
          <table:table-cell table:style-name="ce5" office:value-type="string" calcext:value-type="string">
            <text:p>Advanced Concepts of Quantum Computing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88]);COM.MICROSOFT.CONCAT(['Offered modules from TUM online (Master)'.A$5:.A$150]))); ISNUMBER(FIND(&quot;Area&quot;; [.A188])); ISNUMBER(FIND(&quot;ID&quot;; [.A18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705979" xlink:type="simple">IN2252 </text:a> </text:p>
          </table:table-cell>
          <table:table-cell table:style-name="ce4"/>
          <table:table-cell table:style-name="ce5" office:value-type="string" calcext:value-type="string">
            <text:p>High Performance Computing Algorithms and Applications </text:p>
          </table:table-cell>
          <table:table-cell table:style-name="ce5" office:value-type="string" calcext:value-type="string">
            <text:p>WS </text:p>
          </table:table-cell>
          <table:table-cell table:style-name="ce5" office:value-type="string" calcext:value-type="string">
            <text:p>2V+1Ü </text:p>
          </table:table-cell>
          <table:table-cell table:style-name="ce5" office:value-type="float" office:value="4" calcext:value-type="float">
            <text:p>4</text:p>
          </table:table-cell>
          <table:table-cell table:style-name="ce5" office:value-type="string" calcext:value-type="string">
            <text:p>DE/EN </text:p>
          </table:table-cell>
          <table:table-cell table:style-name="ce5" office:value-type="string" calcext:value-type="string">
            <text:p>THEO </text:p>
          </table:table-cell>
          <table:table-cell/>
          <table:table-cell table:style-name="ce9" table:formula="of:=OR(ISNUMBER(FIND(TRIM([.A189]);COM.MICROSOFT.CONCAT(['Offered modules from TUM online (Master)'.A$5:.A$150]))); ISNUMBER(FIND(&quot;Area&quot;; [.A189])); ISNUMBER(FIND(&quot;ID&quot;; [.A18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8316" xlink:type="simple">IN2013 </text:a> </text:p>
          </table:table-cell>
          <table:table-cell table:style-name="ce4"/>
          <table:table-cell table:style-name="ce5" office:value-type="string" calcext:value-type="string">
            <text:p>High Performance Computing - Programming Paradigms and Scalability </text:p>
          </table:table-cell>
          <table:table-cell table:style-name="ce5" office:value-type="string" calcext:value-type="string">
            <text:p>SS </text:p>
          </table:table-cell>
          <table:table-cell table:style-name="ce5" office:value-type="string" calcext:value-type="string">
            <text:p>2V+1Ü </text:p>
          </table:table-cell>
          <table:table-cell table:style-name="ce5" office:value-type="float" office:value="4" calcext:value-type="float">
            <text:p>4</text:p>
          </table:table-cell>
          <table:table-cell table:style-name="ce5" office:value-type="string" calcext:value-type="string">
            <text:p>DE/EN </text:p>
          </table:table-cell>
          <table:table-cell table:style-name="ce5" office:value-type="string" calcext:value-type="string">
            <text:p>THEO </text:p>
          </table:table-cell>
          <table:table-cell/>
          <table:table-cell table:style-name="ce9" table:formula="of:=OR(ISNUMBER(FIND(TRIM([.A190]);COM.MICROSOFT.CONCAT(['Offered modules from TUM online (Master)'.A$5:.A$150]))); ISNUMBER(FIND(&quot;Area&quot;; [.A190])); ISNUMBER(FIND(&quot;ID&quot;; [.A19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362" xlink:type="simple">IN2010 </text:a> </text:p>
          </table:table-cell>
          <table:table-cell table:style-name="ce4"/>
          <table:table-cell table:style-name="ce5" office:value-type="string" calcext:value-type="string">
            <text:p>Modelling and Simulation </text:p>
          </table:table-cell>
          <table:table-cell table:style-name="ce5" office:value-type="string" calcext:value-type="string">
            <text:p>SS </text:p>
          </table:table-cell>
          <table:table-cell table:style-name="ce5" office:value-type="string" calcext:value-type="string">
            <text:p>4V+2Ü </text:p>
          </table:table-cell>
          <table:table-cell table:style-name="ce5" office:value-type="float" office:value="8" calcext:value-type="float">
            <text:p>8</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91]);COM.MICROSOFT.CONCAT(['Offered modules from TUM online (Master)'.A$5:.A$150]))); ISNUMBER(FIND(&quot;Area&quot;; [.A191])); ISNUMBER(FIND(&quot;ID&quot;; [.A19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366" xlink:type="simple">IN2012 </text:a> </text:p>
          </table:table-cell>
          <table:table-cell table:style-name="ce4"/>
          <table:table-cell table:style-name="ce5" office:value-type="string" calcext:value-type="string">
            <text:p>Parallel Numerics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92]);COM.MICROSOFT.CONCAT(['Offered modules from TUM online (Master)'.A$5:.A$150]))); ISNUMBER(FIND(&quot;Area&quot;; [.A192])); ISNUMBER(FIND(&quot;ID&quot;; [.A19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060581" xlink:type="simple">IN2310 </text:a> </text:p>
          </table:table-cell>
          <table:table-cell table:style-name="ce4"/>
          <table:table-cell table:style-name="ce5" office:value-type="string" calcext:value-type="string">
            <text:p>Parallel Program Engineering </text:p>
          </table:table-cell>
          <table:table-cell table:style-name="ce5" office:value-type="string" calcext:value-type="string">
            <text:p>W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93]);COM.MICROSOFT.CONCAT(['Offered modules from TUM online (Master)'.A$5:.A$150]))); ISNUMBER(FIND(&quot;Area&quot;; [.A193])); ISNUMBER(FIND(&quot;ID&quot;; [.A19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507004" xlink:type="simple">IN2365 </text:a> </text:p>
          </table:table-cell>
          <table:table-cell table:style-name="ce4"/>
          <table:table-cell table:style-name="ce5" office:value-type="string" calcext:value-type="string">
            <text:p>Parallel Programming Systems </text:p>
          </table:table-cell>
          <table:table-cell table:style-name="ce5" office:value-type="string" calcext:value-type="string">
            <text:p>unreg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94]);COM.MICROSOFT.CONCAT(['Offered modules from TUM online (Master)'.A$5:.A$150]))); ISNUMBER(FIND(&quot;Area&quot;; [.A194])); ISNUMBER(FIND(&quot;ID&quot;; [.A194])))"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7062" xlink:type="simple">IN2147 </text:a> </text:p>
          </table:table-cell>
          <table:table-cell table:style-name="ce4"/>
          <table:table-cell table:style-name="ce5" office:value-type="string" calcext:value-type="string">
            <text:p>Parallel Programming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195]);COM.MICROSOFT.CONCAT(['Offered modules from TUM online (Master)'.A$5:.A$150]))); ISNUMBER(FIND(&quot;Area&quot;; [.A195])); ISNUMBER(FIND(&quot;ID&quot;; [.A19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977334" xlink:type="simple">IN2306 </text:a> </text:p>
          </table:table-cell>
          <table:table-cell table:style-name="ce4"/>
          <table:table-cell table:style-name="ce5" office:value-type="string" calcext:value-type="string">
            <text:p>Scientific Computing in Circuit Simulation </text:p>
          </table:table-cell>
          <table:table-cell table:style-name="ce5" office:value-type="string" calcext:value-type="string">
            <text:p>SS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96]);COM.MICROSOFT.CONCAT(['Offered modules from TUM online (Master)'.A$5:.A$150]))); ISNUMBER(FIND(&quot;Area&quot;; [.A196])); ISNUMBER(FIND(&quot;ID&quot;; [.A19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5" office:value-type="string" calcext:value-type="string">
            <text:p><text:a xlink:href="https://campus.tum.de/tumonline/WBMODHB.wbShowMHBReadOnly?pKnotenNr=1060610" xlink:type="simple">IN2311 </text:a> </text:p>
          </table:table-cell>
          <table:table-cell table:style-name="ce4"/>
          <table:table-cell table:style-name="ce5" office:value-type="string" calcext:value-type="string">
            <text:p>Turbulent Flow Simulation on HPC-Systems </text:p>
          </table:table-cell>
          <table:table-cell table:style-name="ce5" office:value-type="string" calcext:value-type="string">
            <text:p>WS </text:p>
          </table:table-cell>
          <table:table-cell table:style-name="ce5" office:value-type="string" calcext:value-type="string">
            <text:p>2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97]);COM.MICROSOFT.CONCAT(['Offered modules from TUM online (Master)'.A$5:.A$150]))); ISNUMBER(FIND(&quot;Area&quot;; [.A197])); ISNUMBER(FIND(&quot;ID&quot;; [.A19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809143" xlink:type="simple">IN2388 </text:a> </text:p>
          </table:table-cell>
          <table:table-cell table:style-name="ce4"/>
          <table:table-cell table:style-name="ce5" office:value-type="string" calcext:value-type="string">
            <text:p>Tensor Networks </text:p>
          </table:table-cell>
          <table:table-cell table:style-name="ce5" office:value-type="string" calcext:value-type="string">
            <text:p>unreg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5" office:value-type="string" calcext:value-type="string">
            <text:p>THEO </text:p>
          </table:table-cell>
          <table:table-cell/>
          <table:table-cell table:style-name="ce9" table:formula="of:=OR(ISNUMBER(FIND(TRIM([.A198]);COM.MICROSOFT.CONCAT(['Offered modules from TUM online (Master)'.A$5:.A$150]))); ISNUMBER(FIND(&quot;Area&quot;; [.A198])); ISNUMBER(FIND(&quot;ID&quot;; [.A19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2809326" xlink:type="simple">IN2387 </text:a> </text:p>
          </table:table-cell>
          <table:table-cell table:style-name="ce4"/>
          <table:table-cell table:style-name="ce5" office:value-type="string" calcext:value-type="string">
            <text:p>Time Integration and Differential Equations </text:p>
          </table:table-cell>
          <table:table-cell table:style-name="ce5" office:value-type="string" calcext:value-type="string">
            <text:p>unreg </text:p>
          </table:table-cell>
          <table:table-cell table:style-name="ce5" office:value-type="string" calcext:value-type="string">
            <text:p>2V+2Ü </text:p>
          </table:table-cell>
          <table:table-cell table:style-name="ce5" office:value-type="float" office:value="5" calcext:value-type="float">
            <text:p>5</text:p>
          </table:table-cell>
          <table:table-cell table:style-name="ce5" office:value-type="string" calcext:value-type="string">
            <text:p>EN </text:p>
          </table:table-cell>
          <table:table-cell table:style-name="ce8"/>
          <table:table-cell table:style-name="ce20"/>
          <table:table-cell table:style-name="ce9" table:formula="of:=OR(ISNUMBER(FIND(TRIM([.A199]);COM.MICROSOFT.CONCAT(['Offered modules from TUM online (Master)'.A$5:.A$150]))); ISNUMBER(FIND(&quot;Area&quot;; [.A199])); ISNUMBER(FIND(&quot;ID&quot;; [.A199])))" office:value-type="boolean" office:boolean-value="false" calcext:value-type="boolean">
            <text:p>FALSE</text:p>
          </table:table-cell>
          <table:table-cell table:style-name="ce20" table:number-columns-repeated="5"/>
          <table:table-cell table:style-name="ce26" table:number-columns-repeated="3"/>
          <table:table-cell table:style-name="ce20"/>
          <table:table-cell table:style-name="ce29"/>
          <table:table-cell table:style-name="ce20" table:number-columns-repeated="1004"/>
        </table:table-row>
        <table:table-row table:style-name="ro7">
          <table:table-cell table:style-name="ce1" office:value-type="string" calcext:value-type="string" table:number-columns-spanned="8" table:number-rows-spanned="1">
            <text:p>Elective Modules not Assigned to any Area: </text:p>
          </table:table-cell>
          <table:covered-table-cell/>
          <table:covered-table-cell table:style-name="Default"/>
          <table:covered-table-cell table:number-columns-repeated="2"/>
          <table:covered-table-cell table:style-name="Default"/>
          <table:covered-table-cell table:number-columns-repeated="2"/>
          <table:table-cell/>
          <table:table-cell table:style-name="ce9" table:formula="of:=OR(ISNUMBER(FIND(TRIM([.A200]);COM.MICROSOFT.CONCAT(['Offered modules from TUM online (Master)'.A$5:.A$150]))); ISNUMBER(FIND(&quot;Area&quot;; [.A200])); ISNUMBER(FIND(&quot;ID&quot;; [.A200])))"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table-cell table:style-name="ce2" office:value-type="string" calcext:value-type="string">
            <text:p>ID </text:p>
          </table:table-cell>
          <table:table-cell table:style-name="ce3"/>
          <table:table-cell table:style-name="ce2" office:value-type="string" calcext:value-type="string">
            <text:p>Title </text:p>
          </table:table-cell>
          <table:table-cell table:style-name="ce2" office:value-type="string" calcext:value-type="string">
            <text:p>Term </text:p>
          </table:table-cell>
          <table:table-cell table:style-name="ce2" office:value-type="string" calcext:value-type="string">
            <text:p>Contact Hours</text:p>
          </table:table-cell>
          <table:table-cell table:style-name="ce2" office:value-type="string" calcext:value-type="string">
            <text:p>Credits </text:p>
          </table:table-cell>
          <table:table-cell table:style-name="ce2" office:value-type="string" calcext:value-type="string">
            <text:p>Language </text:p>
          </table:table-cell>
          <table:table-cell table:style-name="ce2" office:value-type="string" calcext:value-type="string">
            <text:p>THEO </text:p>
          </table:table-cell>
          <table:table-cell/>
          <table:table-cell table:style-name="ce9" table:formula="of:=OR(ISNUMBER(FIND(TRIM([.A201]);COM.MICROSOFT.CONCAT(['Offered modules from TUM online (Master)'.A$5:.A$150]))); ISNUMBER(FIND(&quot;Area&quot;; [.A201])); ISNUMBER(FIND(&quot;ID&quot;; [.A201])))"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7024" xlink:type="simple">IN2119 </text:a> </text:p>
          </table:table-cell>
          <table:table-cell table:style-name="ce4"/>
          <table:table-cell table:style-name="ce5" office:value-type="string" calcext:value-type="string">
            <text:p>User Modeling and Recommender Systems </text:p>
          </table:table-cell>
          <table:table-cell table:style-name="ce5" office:value-type="string" calcext:value-type="string">
            <text:p>unreg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202]);COM.MICROSOFT.CONCAT(['Offered modules from TUM online (Master)'.A$5:.A$150]))); ISNUMBER(FIND(&quot;Area&quot;; [.A202])); ISNUMBER(FIND(&quot;ID&quot;; [.A20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73857" xlink:type="simple">IN2111 </text:a> </text:p>
          </table:table-cell>
          <table:table-cell table:style-name="ce4"/>
          <table:table-cell table:style-name="ce5" office:value-type="string" calcext:value-type="string">
            <text:p>3D User Interfaces </text:p>
          </table:table-cell>
          <table:table-cell table:style-name="ce5" office:value-type="string" calcext:value-type="string">
            <text:p>S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203]);COM.MICROSOFT.CONCAT(['Offered modules from TUM online (Master)'.A$5:.A$150]))); ISNUMBER(FIND(&quot;Area&quot;; [.A203])); ISNUMBER(FIND(&quot;ID&quot;; [.A20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456372" xlink:type="simple">IN2018 </text:a> </text:p>
          </table:table-cell>
          <table:table-cell table:style-name="ce4"/>
          <table:table-cell table:style-name="ce5" office:value-type="string" calcext:value-type="string">
            <text:p>Augmented Reality </text:p>
          </table:table-cell>
          <table:table-cell table:style-name="ce5" office:value-type="string" calcext:value-type="string">
            <text:p>SS </text:p>
          </table:table-cell>
          <table:table-cell table:style-name="ce5" office:value-type="string" calcext:value-type="string">
            <text:p>3V+2Ü </text:p>
          </table:table-cell>
          <table:table-cell table:style-name="ce5" office:value-type="float" office:value="6" calcext:value-type="float">
            <text:p>6</text:p>
          </table:table-cell>
          <table:table-cell table:style-name="ce5" office:value-type="string" calcext:value-type="string">
            <text:p>EN </text:p>
          </table:table-cell>
          <table:table-cell table:style-name="ce4" office:value-type="string" calcext:value-type="string">
            <text:p/>
          </table:table-cell>
          <table:table-cell/>
          <table:table-cell table:style-name="ce9" table:formula="of:=OR(ISNUMBER(FIND(TRIM([.A204]);COM.MICROSOFT.CONCAT(['Offered modules from TUM online (Master)'.A$5:.A$150]))); ISNUMBER(FIND(&quot;Area&quot;; [.A204])); ISNUMBER(FIND(&quot;ID&quot;; [.A20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7" table:visibility="filter">
          <table:table-cell table:style-name="ce5" office:value-type="string" calcext:value-type="string">
            <text:p><text:a xlink:href="https://campus.tum.de/tumonline/WBMODHB.wbShowMHBReadOnly?pKnotenNr=1350593" xlink:type="simple">IN2348 </text:a> </text:p>
          </table:table-cell>
          <table:table-cell table:style-name="ce4"/>
          <table:table-cell table:style-name="ce5" office:value-type="string" calcext:value-type="string">
            <text:p>Lecture Series: What is digitalization? </text:p>
          </table:table-cell>
          <table:table-cell table:style-name="ce5" office:value-type="string" calcext:value-type="string">
            <text:p>SS </text:p>
          </table:table-cell>
          <table:table-cell table:style-name="ce5" office:value-type="string" calcext:value-type="string">
            <text:p>2V </text:p>
          </table:table-cell>
          <table:table-cell table:style-name="ce5" office:value-type="float" office:value="2" calcext:value-type="float">
            <text:p>2</text:p>
          </table:table-cell>
          <table:table-cell table:style-name="ce5" office:value-type="string" calcext:value-type="string">
            <text:p>DE </text:p>
          </table:table-cell>
          <table:table-cell table:style-name="ce4" office:value-type="string" calcext:value-type="string">
            <text:p/>
          </table:table-cell>
          <table:table-cell/>
          <table:table-cell table:style-name="ce9" table:formula="of:=OR(ISNUMBER(FIND(TRIM([.A205]);COM.MICROSOFT.CONCAT(['Offered modules from TUM online (Master)'.A$5:.A$150]))); ISNUMBER(FIND(&quot;Area&quot;; [.A205])); ISNUMBER(FIND(&quot;ID&quot;; [.A20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style-name="ce5" office:value-type="string" calcext:value-type="string">
            <text:p><text:a xlink:href="https://campus.tum.de/tumonline/WBMODHB.wbShowMHBReadOnly?pKnotenNr=654521" xlink:type="simple">IN2241 </text:a> </text:p>
          </table:table-cell>
          <table:table-cell table:style-name="ce4"/>
          <table:table-cell table:style-name="ce5" office:value-type="string" calcext:value-type="string">
            <text:p>Social Computing </text:p>
          </table:table-cell>
          <table:table-cell table:style-name="ce5" office:value-type="string" calcext:value-type="string">
            <text:p>SS </text:p>
          </table:table-cell>
          <table:table-cell table:style-name="ce5" office:value-type="string" calcext:value-type="string">
            <text:p>3V+1Ü </text:p>
          </table:table-cell>
          <table:table-cell table:style-name="ce5" office:value-type="float" office:value="5" calcext:value-type="float">
            <text:p>5</text:p>
          </table:table-cell>
          <table:table-cell table:style-name="ce5" office:value-type="string" calcext:value-type="string">
            <text:p>DE/EN </text:p>
          </table:table-cell>
          <table:table-cell table:style-name="ce4" office:value-type="string" calcext:value-type="string">
            <text:p/>
          </table:table-cell>
          <table:table-cell/>
          <table:table-cell table:style-name="ce9" table:formula="of:=OR(ISNUMBER(FIND(TRIM([.A206]);COM.MICROSOFT.CONCAT(['Offered modules from TUM online (Master)'.A$5:.A$150]))); ISNUMBER(FIND(&quot;Area&quot;; [.A206])); ISNUMBER(FIND(&quot;ID&quot;; [.A20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table-cell table:style-name="ce5" office:value-type="string" calcext:value-type="string">
            <text:p><text:a xlink:href="https://campus.tum.de/tumonline/WBMODHB.wbShowMHBReadOnly?pKnotenNr=460540" xlink:type="simple">IN2093 </text:a> </text:p>
          </table:table-cell>
          <table:table-cell table:style-name="ce4"/>
          <table:table-cell table:style-name="ce5" office:value-type="string" calcext:value-type="string">
            <text:p>eLearning - Techniques and Infrastructures </text:p>
          </table:table-cell>
          <table:table-cell table:style-name="ce5" office:value-type="string" calcext:value-type="string">
            <text:p>WS </text:p>
          </table:table-cell>
          <table:table-cell table:style-name="ce5" office:value-type="string" calcext:value-type="string">
            <text:p>2V </text:p>
          </table:table-cell>
          <table:table-cell table:style-name="ce5" office:value-type="float" office:value="3" calcext:value-type="float">
            <text:p>3</text:p>
          </table:table-cell>
          <table:table-cell table:style-name="ce5" office:value-type="string" calcext:value-type="string">
            <text:p>DE/EN </text:p>
          </table:table-cell>
          <table:table-cell table:style-name="ce4"/>
          <table:table-cell/>
          <table:table-cell table:style-name="ce9" table:formula="of:=OR(ISNUMBER(FIND(TRIM([.A207]);COM.MICROSOFT.CONCAT(['Offered modules from TUM online (Master)'.A$5:.A$150]))); ISNUMBER(FIND(&quot;Area&quot;; [.A207])); ISNUMBER(FIND(&quot;ID&quot;; [.A207])))" office:value-type="boolean" office:boolean-value="true" calcext:value-type="boolean">
            <text:p>TRU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08]);COM.MICROSOFT.CONCAT(['Offered modules from TUM online (Master)'.A$5:.A$150]))); ISNUMBER(FIND(&quot;Area&quot;; [.A208])); ISNUMBER(FIND(&quot;ID&quot;; [.A20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9" table:visibility="filter">
          <table:table-cell table:number-columns-repeated="9"/>
          <table:table-cell table:style-name="ce9" table:formula="of:=OR(ISNUMBER(FIND(TRIM([.A209]);COM.MICROSOFT.CONCAT(['Offered modules from TUM online (Master)'.A$5:.A$150]))); ISNUMBER(FIND(&quot;Area&quot;; [.A209])); ISNUMBER(FIND(&quot;ID&quot;; [.A20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10]);COM.MICROSOFT.CONCAT(['Offered modules from TUM online (Master)'.A$5:.A$150]))); ISNUMBER(FIND(&quot;Area&quot;; [.A210])); ISNUMBER(FIND(&quot;ID&quot;; [.A21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11]);COM.MICROSOFT.CONCAT(['Offered modules from TUM online (Master)'.A$5:.A$150]))); ISNUMBER(FIND(&quot;Area&quot;; [.A211])); ISNUMBER(FIND(&quot;ID&quot;; [.A21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12]);COM.MICROSOFT.CONCAT(['Offered modules from TUM online (Master)'.A$5:.A$150]))); ISNUMBER(FIND(&quot;Area&quot;; [.A212])); ISNUMBER(FIND(&quot;ID&quot;; [.A21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13]);COM.MICROSOFT.CONCAT(['Offered modules from TUM online (Master)'.A$5:.A$150]))); ISNUMBER(FIND(&quot;Area&quot;; [.A213])); ISNUMBER(FIND(&quot;ID&quot;; [.A21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14]);COM.MICROSOFT.CONCAT(['Offered modules from TUM online (Master)'.A$5:.A$150]))); ISNUMBER(FIND(&quot;Area&quot;; [.A214])); ISNUMBER(FIND(&quot;ID&quot;; [.A21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15]);COM.MICROSOFT.CONCAT(['Offered modules from TUM online (Master)'.A$5:.A$150]))); ISNUMBER(FIND(&quot;Area&quot;; [.A215])); ISNUMBER(FIND(&quot;ID&quot;; [.A21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16]);COM.MICROSOFT.CONCAT(['Offered modules from TUM online (Master)'.A$5:.A$150]))); ISNUMBER(FIND(&quot;Area&quot;; [.A216])); ISNUMBER(FIND(&quot;ID&quot;; [.A21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17]);COM.MICROSOFT.CONCAT(['Offered modules from TUM online (Master)'.A$5:.A$150]))); ISNUMBER(FIND(&quot;Area&quot;; [.A217])); ISNUMBER(FIND(&quot;ID&quot;; [.A21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18]);COM.MICROSOFT.CONCAT(['Offered modules from TUM online (Master)'.A$5:.A$150]))); ISNUMBER(FIND(&quot;Area&quot;; [.A218])); ISNUMBER(FIND(&quot;ID&quot;; [.A21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19]);COM.MICROSOFT.CONCAT(['Offered modules from TUM online (Master)'.A$5:.A$150]))); ISNUMBER(FIND(&quot;Area&quot;; [.A219])); ISNUMBER(FIND(&quot;ID&quot;; [.A21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20]);COM.MICROSOFT.CONCAT(['Offered modules from TUM online (Master)'.A$5:.A$150]))); ISNUMBER(FIND(&quot;Area&quot;; [.A220])); ISNUMBER(FIND(&quot;ID&quot;; [.A22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21]);COM.MICROSOFT.CONCAT(['Offered modules from TUM online (Master)'.A$5:.A$150]))); ISNUMBER(FIND(&quot;Area&quot;; [.A221])); ISNUMBER(FIND(&quot;ID&quot;; [.A22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22]);COM.MICROSOFT.CONCAT(['Offered modules from TUM online (Master)'.A$5:.A$150]))); ISNUMBER(FIND(&quot;Area&quot;; [.A222])); ISNUMBER(FIND(&quot;ID&quot;; [.A22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23]);COM.MICROSOFT.CONCAT(['Offered modules from TUM online (Master)'.A$5:.A$150]))); ISNUMBER(FIND(&quot;Area&quot;; [.A223])); ISNUMBER(FIND(&quot;ID&quot;; [.A22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24]);COM.MICROSOFT.CONCAT(['Offered modules from TUM online (Master)'.A$5:.A$150]))); ISNUMBER(FIND(&quot;Area&quot;; [.A224])); ISNUMBER(FIND(&quot;ID&quot;; [.A22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25]);COM.MICROSOFT.CONCAT(['Offered modules from TUM online (Master)'.A$5:.A$150]))); ISNUMBER(FIND(&quot;Area&quot;; [.A225])); ISNUMBER(FIND(&quot;ID&quot;; [.A22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26]);COM.MICROSOFT.CONCAT(['Offered modules from TUM online (Master)'.A$5:.A$150]))); ISNUMBER(FIND(&quot;Area&quot;; [.A226])); ISNUMBER(FIND(&quot;ID&quot;; [.A22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27]);COM.MICROSOFT.CONCAT(['Offered modules from TUM online (Master)'.A$5:.A$150]))); ISNUMBER(FIND(&quot;Area&quot;; [.A227])); ISNUMBER(FIND(&quot;ID&quot;; [.A22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28]);COM.MICROSOFT.CONCAT(['Offered modules from TUM online (Master)'.A$5:.A$150]))); ISNUMBER(FIND(&quot;Area&quot;; [.A228])); ISNUMBER(FIND(&quot;ID&quot;; [.A22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29]);COM.MICROSOFT.CONCAT(['Offered modules from TUM online (Master)'.A$5:.A$150]))); ISNUMBER(FIND(&quot;Area&quot;; [.A229])); ISNUMBER(FIND(&quot;ID&quot;; [.A22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30]);COM.MICROSOFT.CONCAT(['Offered modules from TUM online (Master)'.A$5:.A$150]))); ISNUMBER(FIND(&quot;Area&quot;; [.A230])); ISNUMBER(FIND(&quot;ID&quot;; [.A23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31]);COM.MICROSOFT.CONCAT(['Offered modules from TUM online (Master)'.A$5:.A$150]))); ISNUMBER(FIND(&quot;Area&quot;; [.A231])); ISNUMBER(FIND(&quot;ID&quot;; [.A23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32]);COM.MICROSOFT.CONCAT(['Offered modules from TUM online (Master)'.A$5:.A$150]))); ISNUMBER(FIND(&quot;Area&quot;; [.A232])); ISNUMBER(FIND(&quot;ID&quot;; [.A23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33]);COM.MICROSOFT.CONCAT(['Offered modules from TUM online (Master)'.A$5:.A$150]))); ISNUMBER(FIND(&quot;Area&quot;; [.A233])); ISNUMBER(FIND(&quot;ID&quot;; [.A23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34]);COM.MICROSOFT.CONCAT(['Offered modules from TUM online (Master)'.A$5:.A$150]))); ISNUMBER(FIND(&quot;Area&quot;; [.A234])); ISNUMBER(FIND(&quot;ID&quot;; [.A23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35]);COM.MICROSOFT.CONCAT(['Offered modules from TUM online (Master)'.A$5:.A$150]))); ISNUMBER(FIND(&quot;Area&quot;; [.A235])); ISNUMBER(FIND(&quot;ID&quot;; [.A23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36]);COM.MICROSOFT.CONCAT(['Offered modules from TUM online (Master)'.A$5:.A$150]))); ISNUMBER(FIND(&quot;Area&quot;; [.A236])); ISNUMBER(FIND(&quot;ID&quot;; [.A23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37]);COM.MICROSOFT.CONCAT(['Offered modules from TUM online (Master)'.A$5:.A$150]))); ISNUMBER(FIND(&quot;Area&quot;; [.A237])); ISNUMBER(FIND(&quot;ID&quot;; [.A23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38]);COM.MICROSOFT.CONCAT(['Offered modules from TUM online (Master)'.A$5:.A$150]))); ISNUMBER(FIND(&quot;Area&quot;; [.A238])); ISNUMBER(FIND(&quot;ID&quot;; [.A23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39]);COM.MICROSOFT.CONCAT(['Offered modules from TUM online (Master)'.A$5:.A$150]))); ISNUMBER(FIND(&quot;Area&quot;; [.A239])); ISNUMBER(FIND(&quot;ID&quot;; [.A239])))"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40]);COM.MICROSOFT.CONCAT(['Offered modules from TUM online (Master)'.A$5:.A$150]))); ISNUMBER(FIND(&quot;Area&quot;; [.A240])); ISNUMBER(FIND(&quot;ID&quot;; [.A240])))"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41]);COM.MICROSOFT.CONCAT(['Offered modules from TUM online (Master)'.A$5:.A$150]))); ISNUMBER(FIND(&quot;Area&quot;; [.A241])); ISNUMBER(FIND(&quot;ID&quot;; [.A241])))"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42]);COM.MICROSOFT.CONCAT(['Offered modules from TUM online (Master)'.A$5:.A$150]))); ISNUMBER(FIND(&quot;Area&quot;; [.A242])); ISNUMBER(FIND(&quot;ID&quot;; [.A242])))"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43]);COM.MICROSOFT.CONCAT(['Offered modules from TUM online (Master)'.A$5:.A$150]))); ISNUMBER(FIND(&quot;Area&quot;; [.A243])); ISNUMBER(FIND(&quot;ID&quot;; [.A243])))"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44]);COM.MICROSOFT.CONCAT(['Offered modules from TUM online (Master)'.A$5:.A$150]))); ISNUMBER(FIND(&quot;Area&quot;; [.A244])); ISNUMBER(FIND(&quot;ID&quot;; [.A244])))"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45]);COM.MICROSOFT.CONCAT(['Offered modules from TUM online (Master)'.A$5:.A$150]))); ISNUMBER(FIND(&quot;Area&quot;; [.A245])); ISNUMBER(FIND(&quot;ID&quot;; [.A245])))"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46]);COM.MICROSOFT.CONCAT(['Offered modules from TUM online (Master)'.A$5:.A$150]))); ISNUMBER(FIND(&quot;Area&quot;; [.A246])); ISNUMBER(FIND(&quot;ID&quot;; [.A246])))"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47]);COM.MICROSOFT.CONCAT(['Offered modules from TUM online (Master)'.A$5:.A$150]))); ISNUMBER(FIND(&quot;Area&quot;; [.A247])); ISNUMBER(FIND(&quot;ID&quot;; [.A247])))"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48]);COM.MICROSOFT.CONCAT(['Offered modules from TUM online (Master)'.A$5:.A$150]))); ISNUMBER(FIND(&quot;Area&quot;; [.A248])); ISNUMBER(FIND(&quot;ID&quot;; [.A248])))" office:value-type="boolean" office:boolean-value="false" calcext:value-type="boolean">
            <text:p>FALSE</text:p>
          </table:table-cell>
          <table:table-cell table:number-columns-repeated="5"/>
          <table:table-cell table:style-name="ce5" table:number-columns-repeated="3"/>
          <table:table-cell/>
          <table:table-cell table:style-name="ce10"/>
          <table:table-cell table:number-columns-repeated="1004"/>
        </table:table-row>
        <table:table-row table:style-name="ro8" table:visibility="filter">
          <table:table-cell table:number-columns-repeated="9"/>
          <table:table-cell table:style-name="ce9" table:formula="of:=OR(ISNUMBER(FIND(TRIM([.A249]);COM.MICROSOFT.CONCAT(['Offered modules from TUM online (Master)'.A$5:.A$150]))); ISNUMBER(FIND(&quot;Area&quot;; [.A249])); ISNUMBER(FIND(&quot;ID&quot;; [.A249])))"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50]);COM.MICROSOFT.CONCAT(['Offered modules from TUM online (Master)'.A$5:.A$150]))); ISNUMBER(FIND(&quot;Area&quot;; [.A250])); ISNUMBER(FIND(&quot;ID&quot;; [.A250])))"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51]);COM.MICROSOFT.CONCAT(['Offered modules from TUM online (Master)'.A$5:.A$150]))); ISNUMBER(FIND(&quot;Area&quot;; [.A251])); ISNUMBER(FIND(&quot;ID&quot;; [.A251])))"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52]);COM.MICROSOFT.CONCAT(['Offered modules from TUM online (Master)'.A$5:.A$150]))); ISNUMBER(FIND(&quot;Area&quot;; [.A252])); ISNUMBER(FIND(&quot;ID&quot;; [.A252])))"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53]);COM.MICROSOFT.CONCAT(['Offered modules from TUM online (Master)'.A$5:.A$150]))); ISNUMBER(FIND(&quot;Area&quot;; [.A253])); ISNUMBER(FIND(&quot;ID&quot;; [.A253])))"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54]);COM.MICROSOFT.CONCAT(['Offered modules from TUM online (Master)'.A$5:.A$150]))); ISNUMBER(FIND(&quot;Area&quot;; [.A254])); ISNUMBER(FIND(&quot;ID&quot;; [.A254])))"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55]);COM.MICROSOFT.CONCAT(['Offered modules from TUM online (Master)'.A$5:.A$150]))); ISNUMBER(FIND(&quot;Area&quot;; [.A255])); ISNUMBER(FIND(&quot;ID&quot;; [.A255])))"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56]);COM.MICROSOFT.CONCAT(['Offered modules from TUM online (Master)'.A$5:.A$150]))); ISNUMBER(FIND(&quot;Area&quot;; [.A256])); ISNUMBER(FIND(&quot;ID&quot;; [.A256])))"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57]);COM.MICROSOFT.CONCAT(['Offered modules from TUM online (Master)'.A$5:.A$150]))); ISNUMBER(FIND(&quot;Area&quot;; [.A257])); ISNUMBER(FIND(&quot;ID&quot;; [.A257])))"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58]);COM.MICROSOFT.CONCAT(['Offered modules from TUM online (Master)'.A$5:.A$150]))); ISNUMBER(FIND(&quot;Area&quot;; [.A258])); ISNUMBER(FIND(&quot;ID&quot;; [.A258])))"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59]);COM.MICROSOFT.CONCAT(['Offered modules from TUM online (Master)'.A$5:.A$150]))); ISNUMBER(FIND(&quot;Area&quot;; [.A259])); ISNUMBER(FIND(&quot;ID&quot;; [.A259])))"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60]);COM.MICROSOFT.CONCAT(['Offered modules from TUM online (Master)'.A$5:.A$150]))); ISNUMBER(FIND(&quot;Area&quot;; [.A260])); ISNUMBER(FIND(&quot;ID&quot;; [.A260])))"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61]);COM.MICROSOFT.CONCAT(['Offered modules from TUM online (Master)'.A$5:.A$150]))); ISNUMBER(FIND(&quot;Area&quot;; [.A261])); ISNUMBER(FIND(&quot;ID&quot;; [.A261])))"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62]);COM.MICROSOFT.CONCAT(['Offered modules from TUM online (Master)'.A$5:.A$150]))); ISNUMBER(FIND(&quot;Area&quot;; [.A262])); ISNUMBER(FIND(&quot;ID&quot;; [.A262])))"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63]);COM.MICROSOFT.CONCAT(['Offered modules from TUM online (Master)'.A$5:.A$150]))); ISNUMBER(FIND(&quot;Area&quot;; [.A263])); ISNUMBER(FIND(&quot;ID&quot;; [.A263])))"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64]);COM.MICROSOFT.CONCAT(['Offered modules from TUM online (Master)'.A$5:.A$150]))); ISNUMBER(FIND(&quot;Area&quot;; [.A264])); ISNUMBER(FIND(&quot;ID&quot;; [.A264])))"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65]);COM.MICROSOFT.CONCAT(['Offered modules from TUM online (Master)'.A$5:.A$150]))); ISNUMBER(FIND(&quot;Area&quot;; [.A265])); ISNUMBER(FIND(&quot;ID&quot;; [.A265])))"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66]);COM.MICROSOFT.CONCAT(['Offered modules from TUM online (Master)'.A$5:.A$150]))); ISNUMBER(FIND(&quot;Area&quot;; [.A266])); ISNUMBER(FIND(&quot;ID&quot;; [.A266])))"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67]);COM.MICROSOFT.CONCAT(['Offered modules from TUM online (Master)'.A$5:.A$150]))); ISNUMBER(FIND(&quot;Area&quot;; [.A267])); ISNUMBER(FIND(&quot;ID&quot;; [.A267])))"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68]);COM.MICROSOFT.CONCAT(['Offered modules from TUM online (Master)'.A$5:.A$150]))); ISNUMBER(FIND(&quot;Area&quot;; [.A268])); ISNUMBER(FIND(&quot;ID&quot;; [.A268])))"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69]);COM.MICROSOFT.CONCAT(['Offered modules from TUM online (Master)'.A$5:.A$150]))); ISNUMBER(FIND(&quot;Area&quot;; [.A269])); ISNUMBER(FIND(&quot;ID&quot;; [.A269])))"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70]);COM.MICROSOFT.CONCAT(['Offered modules from TUM online (Master)'.A$5:.A$150]))); ISNUMBER(FIND(&quot;Area&quot;; [.A270])); ISNUMBER(FIND(&quot;ID&quot;; [.A270])))" office:value-type="boolean" office:boolean-value="false" calcext:value-type="boolean">
            <text:p>FALSE</text:p>
          </table:table-cell>
          <table:table-cell table:number-columns-repeated="1014"/>
        </table:table-row>
        <table:table-row table:style-name="ro10" table:visibility="filter">
          <table:table-cell table:number-columns-repeated="9"/>
          <table:table-cell table:style-name="ce9" table:formula="of:=OR(ISNUMBER(FIND(TRIM([.A271]);COM.MICROSOFT.CONCAT(['Offered modules from TUM online (Master)'.A$5:.A$150]))); ISNUMBER(FIND(&quot;Area&quot;; [.A271])); ISNUMBER(FIND(&quot;ID&quot;; [.A271])))"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72]);COM.MICROSOFT.CONCAT(['Offered modules from TUM online (Master)'.A$5:.A$150]))); ISNUMBER(FIND(&quot;Area&quot;; [.A272])); ISNUMBER(FIND(&quot;ID&quot;; [.A272])))"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73]);COM.MICROSOFT.CONCAT(['Offered modules from TUM online (Master)'.A$5:.A$150]))); ISNUMBER(FIND(&quot;Area&quot;; [.A273])); ISNUMBER(FIND(&quot;ID&quot;; [.A273])))"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74]);COM.MICROSOFT.CONCAT(['Offered modules from TUM online (Master)'.A$5:.A$150]))); ISNUMBER(FIND(&quot;Area&quot;; [.A274])); ISNUMBER(FIND(&quot;ID&quot;; [.A274])))"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75]);COM.MICROSOFT.CONCAT(['Offered modules from TUM online (Master)'.A$5:.A$150]))); ISNUMBER(FIND(&quot;Area&quot;; [.A275])); ISNUMBER(FIND(&quot;ID&quot;; [.A275])))"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76]);COM.MICROSOFT.CONCAT(['Offered modules from TUM online (Master)'.A$5:.A$150]))); ISNUMBER(FIND(&quot;Area&quot;; [.A276])); ISNUMBER(FIND(&quot;ID&quot;; [.A276])))"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77]);COM.MICROSOFT.CONCAT(['Offered modules from TUM online (Master)'.A$5:.A$150]))); ISNUMBER(FIND(&quot;Area&quot;; [.A277])); ISNUMBER(FIND(&quot;ID&quot;; [.A277])))"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78]);COM.MICROSOFT.CONCAT(['Offered modules from TUM online (Master)'.A$5:.A$150]))); ISNUMBER(FIND(&quot;Area&quot;; [.A278])); ISNUMBER(FIND(&quot;ID&quot;; [.A278])))"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79]);COM.MICROSOFT.CONCAT(['Offered modules from TUM online (Master)'.A$5:.A$150]))); ISNUMBER(FIND(&quot;Area&quot;; [.A279])); ISNUMBER(FIND(&quot;ID&quot;; [.A279])))"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80]);COM.MICROSOFT.CONCAT(['Offered modules from TUM online (Master)'.A$5:.A$150]))); ISNUMBER(FIND(&quot;Area&quot;; [.A280])); ISNUMBER(FIND(&quot;ID&quot;; [.A280])))"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81]);COM.MICROSOFT.CONCAT(['Offered modules from TUM online (Master)'.A$5:.A$150]))); ISNUMBER(FIND(&quot;Area&quot;; [.A281])); ISNUMBER(FIND(&quot;ID&quot;; [.A281])))"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82]);COM.MICROSOFT.CONCAT(['Offered modules from TUM online (Master)'.A$5:.A$150]))); ISNUMBER(FIND(&quot;Area&quot;; [.A282])); ISNUMBER(FIND(&quot;ID&quot;; [.A282])))"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83]);COM.MICROSOFT.CONCAT(['Offered modules from TUM online (Master)'.A$5:.A$150]))); ISNUMBER(FIND(&quot;Area&quot;; [.A283])); ISNUMBER(FIND(&quot;ID&quot;; [.A283])))"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84]);COM.MICROSOFT.CONCAT(['Offered modules from TUM online (Master)'.A$5:.A$150]))); ISNUMBER(FIND(&quot;Area&quot;; [.A284])); ISNUMBER(FIND(&quot;ID&quot;; [.A284])))"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85]);COM.MICROSOFT.CONCAT(['Offered modules from TUM online (Master)'.A$5:.A$150]))); ISNUMBER(FIND(&quot;Area&quot;; [.A285])); ISNUMBER(FIND(&quot;ID&quot;; [.A285])))"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86]);COM.MICROSOFT.CONCAT(['Offered modules from TUM online (Master)'.A$5:.A$150]))); ISNUMBER(FIND(&quot;Area&quot;; [.A286])); ISNUMBER(FIND(&quot;ID&quot;; [.A286])))"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87]);COM.MICROSOFT.CONCAT(['Offered modules from TUM online (Master)'.A$5:.A$150]))); ISNUMBER(FIND(&quot;Area&quot;; [.A287])); ISNUMBER(FIND(&quot;ID&quot;; [.A287])))"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88]);COM.MICROSOFT.CONCAT(['Offered modules from TUM online (Master)'.A$5:.A$150]))); ISNUMBER(FIND(&quot;Area&quot;; [.A288])); ISNUMBER(FIND(&quot;ID&quot;; [.A288])))"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89]);COM.MICROSOFT.CONCAT(['Offered modules from TUM online (Master)'.A$5:.A$150]))); ISNUMBER(FIND(&quot;Area&quot;; [.A289])); ISNUMBER(FIND(&quot;ID&quot;; [.A289])))"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90]);COM.MICROSOFT.CONCAT(['Offered modules from TUM online (Master)'.A$5:.A$150]))); ISNUMBER(FIND(&quot;Area&quot;; [.A290])); ISNUMBER(FIND(&quot;ID&quot;; [.A290])))"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91]);COM.MICROSOFT.CONCAT(['Offered modules from TUM online (Master)'.A$5:.A$150]))); ISNUMBER(FIND(&quot;Area&quot;; [.A291])); ISNUMBER(FIND(&quot;ID&quot;; [.A291])))"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92]);COM.MICROSOFT.CONCAT(['Offered modules from TUM online (Master)'.A$5:.A$150]))); ISNUMBER(FIND(&quot;Area&quot;; [.A292])); ISNUMBER(FIND(&quot;ID&quot;; [.A292])))"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93]);COM.MICROSOFT.CONCAT(['Offered modules from TUM online (Master)'.A$5:.A$150]))); ISNUMBER(FIND(&quot;Area&quot;; [.A293])); ISNUMBER(FIND(&quot;ID&quot;; [.A293])))"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94]);COM.MICROSOFT.CONCAT(['Offered modules from TUM online (Master)'.A$5:.A$150]))); ISNUMBER(FIND(&quot;Area&quot;; [.A294])); ISNUMBER(FIND(&quot;ID&quot;; [.A294])))"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95]);COM.MICROSOFT.CONCAT(['Offered modules from TUM online (Master)'.A$5:.A$150]))); ISNUMBER(FIND(&quot;Area&quot;; [.A295])); ISNUMBER(FIND(&quot;ID&quot;; [.A295])))"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96]);COM.MICROSOFT.CONCAT(['Offered modules from TUM online (Master)'.A$5:.A$150]))); ISNUMBER(FIND(&quot;Area&quot;; [.A296])); ISNUMBER(FIND(&quot;ID&quot;; [.A296])))"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97]);COM.MICROSOFT.CONCAT(['Offered modules from TUM online (Master)'.A$5:.A$150]))); ISNUMBER(FIND(&quot;Area&quot;; [.A297])); ISNUMBER(FIND(&quot;ID&quot;; [.A297])))"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98]);COM.MICROSOFT.CONCAT(['Offered modules from TUM online (Master)'.A$5:.A$150]))); ISNUMBER(FIND(&quot;Area&quot;; [.A298])); ISNUMBER(FIND(&quot;ID&quot;; [.A298])))" office:value-type="boolean" office:boolean-value="false" calcext:value-type="boolean">
            <text:p>FALSE</text:p>
          </table:table-cell>
          <table:table-cell table:number-columns-repeated="1014"/>
        </table:table-row>
        <table:table-row table:style-name="ro8" table:visibility="filter">
          <table:table-cell table:number-columns-repeated="9"/>
          <table:table-cell table:style-name="ce9" table:formula="of:=OR(ISNUMBER(FIND(TRIM([.A299]);COM.MICROSOFT.CONCAT(['Offered modules from TUM online (Master)'.A$5:.A$150]))); ISNUMBER(FIND(&quot;Area&quot;; [.A299])); ISNUMBER(FIND(&quot;ID&quot;; [.A299])))" office:value-type="boolean" office:boolean-value="false" calcext:value-type="boolean">
            <text:p>FALSE</text:p>
          </table:table-cell>
          <table:table-cell table:number-columns-repeated="1014"/>
        </table:table-row>
        <table:table-row table:style-name="ro8">
          <table:table-cell table:number-columns-repeated="1024"/>
        </table:table-row>
        <table:table-row table:style-name="ro11">
          <table:table-cell table:style-name="ce1" office:value-type="string" calcext:value-type="string" table:number-columns-spanned="8" table:number-rows-spanned="1">
            <text:p>IN Master Informatics Modules present in TUMonline, but not yet mentioned above:</text:p>
          </table:table-cell>
          <table:covered-table-cell/>
          <table:covered-table-cell table:style-name="ce23"/>
          <table:covered-table-cell table:number-columns-repeated="2"/>
          <table:covered-table-cell table:style-name="Default"/>
          <table:covered-table-cell table:number-columns-repeated="2"/>
          <table:table-cell/>
          <table:table-cell table:style-name="ce9" office:value-type="boolean" office:boolean-value="true" calcext:value-type="boolean">
            <text:p>TRUE</text:p>
          </table:table-cell>
          <table:table-cell table:number-columns-repeated="1014"/>
        </table:table-row>
        <table:table-row table:style-name="ro8">
          <table:table-cell table:formula="of:=IF([$'Offered modules from TUM online (Master)'.C5]; [$'Offered modules from TUM online (Master)'.A5]; &quot;&quot;)" office:value-type="string" office:string-value="IN0001" calcext:value-type="string">
            <text:p>IN0001</text:p>
          </table:table-cell>
          <table:table-cell/>
          <table:table-cell table:style-name="Default" table:formula="of:=IF(([$'Offered modules from TUM online (Master)'.C5]); [$'Offered modules from TUM online (Master)'.B5]; &quot;&quot;)" office:value-type="string" office:string-value="Introduction to Informatics" calcext:value-type="string">
            <text:p>Introduction to Informatics</text:p>
          </table:table-cell>
          <table:table-cell table:number-columns-repeated="6"/>
          <table:table-cell table:style-name="ce9" table:formula="of:=[$'Offered modules from TUM online (Master)'.C5]" office:value-type="boolean" office:boolean-value="true" calcext:value-type="boolean">
            <text:p>TRUE</text:p>
          </table:table-cell>
          <table:table-cell table:number-columns-repeated="1014"/>
        </table:table-row>
        <table:table-row table:style-name="ro8">
          <table:table-cell table:formula="of:=IF([$'Offered modules from TUM online (Master)'.C6]; [$'Offered modules from TUM online (Master)'.A6]; &quot;&quot;)" office:value-type="string" office:string-value="IN0004" calcext:value-type="string">
            <text:p>IN0004</text:p>
          </table:table-cell>
          <table:table-cell/>
          <table:table-cell table:style-name="Default" table:formula="of:=IF([$'Offered modules from TUM online (Master)'.C6]; [$'Offered modules from TUM online (Master)'.B6]; &quot;&quot;)" office:value-type="string" office:string-value="Introduction to Computer Architecture" calcext:value-type="string">
            <text:p>Introduction to Computer Architecture</text:p>
          </table:table-cell>
          <table:table-cell table:number-columns-repeated="6"/>
          <table:table-cell table:style-name="ce9" table:formula="of:=[$'Offered modules from TUM online (Master)'.C6]" office:value-type="boolean" office:boolean-value="true" calcext:value-type="boolean">
            <text:p>TRUE</text:p>
          </table:table-cell>
          <table:table-cell table:number-columns-repeated="1014"/>
        </table:table-row>
        <table:table-row table:style-name="ro8">
          <table:table-cell table:formula="of:=IF([$'Offered modules from TUM online (Master)'.C7]; [$'Offered modules from TUM online (Master)'.A7]; &quot;&quot;)" office:value-type="string" office:string-value="IN0008" calcext:value-type="string">
            <text:p>IN0008</text:p>
          </table:table-cell>
          <table:table-cell/>
          <table:table-cell table:style-name="Default" table:formula="of:=IF([$'Offered modules from TUM online (Master)'.C7]; [$'Offered modules from TUM online (Master)'.B7]; &quot;&quot;)" office:value-type="string" office:string-value="Fundamentals of Databases" calcext:value-type="string">
            <text:p>Fundamentals of Databases</text:p>
          </table:table-cell>
          <table:table-cell table:number-columns-repeated="6"/>
          <table:table-cell table:style-name="ce9" table:formula="of:=[$'Offered modules from TUM online (Master)'.C7]" office:value-type="boolean" office:boolean-value="true" calcext:value-type="boolean">
            <text:p>TRUE</text:p>
          </table:table-cell>
          <table:table-cell table:number-columns-repeated="1014"/>
        </table:table-row>
        <table:table-row table:style-name="ro8">
          <table:table-cell table:formula="of:=IF([$'Offered modules from TUM online (Master)'.C8]; [$'Offered modules from TUM online (Master)'.A8]; &quot;&quot;)" office:value-type="string" office:string-value="IN0009" calcext:value-type="string">
            <text:p>IN0009</text:p>
          </table:table-cell>
          <table:table-cell/>
          <table:table-cell table:style-name="Default" table:formula="of:=IF([$'Offered modules from TUM online (Master)'.C8]; [$'Offered modules from TUM online (Master)'.B8]; &quot;&quot;)" office:value-type="string" office:string-value="Basic Principles: Operating Systems and System Software" calcext:value-type="string">
            <text:p>Basic Principles: Operating Systems and System Software</text:p>
          </table:table-cell>
          <table:table-cell table:number-columns-repeated="6"/>
          <table:table-cell table:style-name="ce9" table:formula="of:=[$'Offered modules from TUM online (Master)'.C8]" office:value-type="boolean" office:boolean-value="true" calcext:value-type="boolean">
            <text:p>TRUE</text:p>
          </table:table-cell>
          <table:table-cell table:number-columns-repeated="1014"/>
        </table:table-row>
        <table:table-row table:style-name="ro8">
          <table:table-cell table:formula="of:=IF([$'Offered modules from TUM online (Master)'.C9]; [$'Offered modules from TUM online (Master)'.A9]; &quot;&quot;)" office:value-type="string" office:string-value="IN0015" calcext:value-type="string">
            <text:p>IN0015</text:p>
          </table:table-cell>
          <table:table-cell/>
          <table:table-cell table:style-name="Default" table:formula="of:=IF([$'Offered modules from TUM online (Master)'.C9]; [$'Offered modules from TUM online (Master)'.B9]; &quot;&quot;)" office:value-type="string" office:string-value="Discrete Structures" calcext:value-type="string">
            <text:p>Discrete Structures</text:p>
          </table:table-cell>
          <table:table-cell table:number-columns-repeated="6"/>
          <table:table-cell table:style-name="ce9" table:formula="of:=[$'Offered modules from TUM online (Master)'.C9]" office:value-type="boolean" office:boolean-value="true" calcext:value-type="boolean">
            <text:p>TRUE</text:p>
          </table:table-cell>
          <table:table-cell table:number-columns-repeated="1014"/>
        </table:table-row>
        <table:table-row table:style-name="ro8">
          <table:table-cell table:formula="of:=IF([$'Offered modules from TUM online (Master)'.C10]; [$'Offered modules from TUM online (Master)'.A10]; &quot;&quot;)" office:value-type="string" office:string-value="IN0019" calcext:value-type="string">
            <text:p>IN0019</text:p>
          </table:table-cell>
          <table:table-cell/>
          <table:table-cell table:style-name="Default" table:formula="of:=IF([$'Offered modules from TUM online (Master)'.C10]; [$'Offered modules from TUM online (Master)'.B10]; &quot;&quot;)" office:value-type="string" office:string-value="Numerical Programming" calcext:value-type="string">
            <text:p>Numerical Programming</text:p>
          </table:table-cell>
          <table:table-cell table:number-columns-repeated="6"/>
          <table:table-cell table:style-name="ce9" table:formula="of:=[$'Offered modules from TUM online (Master)'.C10]" office:value-type="boolean" office:boolean-value="true" calcext:value-type="boolean">
            <text:p>TRUE</text:p>
          </table:table-cell>
          <table:table-cell table:number-columns-repeated="1014"/>
        </table:table-row>
        <table:table-row table:style-name="ro8" table:visibility="filter">
          <table:table-cell table:formula="of:=IF([$'Offered modules from TUM online (Master)'.C11]; [$'Offered modules from TUM online (Master)'.A11]; &quot;&quot;)">
            <text:p/>
          </table:table-cell>
          <table:table-cell/>
          <table:table-cell table:style-name="Default" table:formula="of:=IF([$'Offered modules from TUM online (Master)'.C11]; [$'Offered modules from TUM online (Master)'.B11]; &quot;&quot;)">
            <text:p/>
          </table:table-cell>
          <table:table-cell table:number-columns-repeated="6"/>
          <table:table-cell table:style-name="ce9" table:formula="of:=[$'Offered modules from TUM online (Master)'.C1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2]; [$'Offered modules from TUM online (Master)'.A12]; &quot;&quot;)">
            <text:p/>
          </table:table-cell>
          <table:table-cell/>
          <table:table-cell table:style-name="Default" table:formula="of:=IF([$'Offered modules from TUM online (Master)'.C12]; [$'Offered modules from TUM online (Master)'.B12]; &quot;&quot;)">
            <text:p/>
          </table:table-cell>
          <table:table-cell table:number-columns-repeated="6"/>
          <table:table-cell table:style-name="ce9" table:formula="of:=[$'Offered modules from TUM online (Master)'.C1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3]; [$'Offered modules from TUM online (Master)'.A13]; &quot;&quot;)">
            <text:p/>
          </table:table-cell>
          <table:table-cell/>
          <table:table-cell table:style-name="Default" table:formula="of:=IF([$'Offered modules from TUM online (Master)'.C13]; [$'Offered modules from TUM online (Master)'.B13]; &quot;&quot;)">
            <text:p/>
          </table:table-cell>
          <table:table-cell table:number-columns-repeated="6"/>
          <table:table-cell table:style-name="ce9" table:formula="of:=[$'Offered modules from TUM online (Master)'.C1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4]; [$'Offered modules from TUM online (Master)'.A14]; &quot;&quot;)">
            <text:p/>
          </table:table-cell>
          <table:table-cell/>
          <table:table-cell table:style-name="Default" table:formula="of:=IF([$'Offered modules from TUM online (Master)'.C14]; [$'Offered modules from TUM online (Master)'.B14]; &quot;&quot;)">
            <text:p/>
          </table:table-cell>
          <table:table-cell table:number-columns-repeated="6"/>
          <table:table-cell table:style-name="ce9" table:formula="of:=[$'Offered modules from TUM online (Master)'.C1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5]; [$'Offered modules from TUM online (Master)'.A15]; &quot;&quot;)">
            <text:p/>
          </table:table-cell>
          <table:table-cell/>
          <table:table-cell table:style-name="Default" table:formula="of:=IF([$'Offered modules from TUM online (Master)'.C15]; [$'Offered modules from TUM online (Master)'.B15]; &quot;&quot;)">
            <text:p/>
          </table:table-cell>
          <table:table-cell table:number-columns-repeated="6"/>
          <table:table-cell table:style-name="ce9" table:formula="of:=[$'Offered modules from TUM online (Master)'.C1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6]; [$'Offered modules from TUM online (Master)'.A16]; &quot;&quot;)">
            <text:p/>
          </table:table-cell>
          <table:table-cell/>
          <table:table-cell table:style-name="Default" table:formula="of:=IF([$'Offered modules from TUM online (Master)'.C16]; [$'Offered modules from TUM online (Master)'.B16]; &quot;&quot;)">
            <text:p/>
          </table:table-cell>
          <table:table-cell table:number-columns-repeated="6"/>
          <table:table-cell table:style-name="ce9" table:formula="of:=[$'Offered modules from TUM online (Master)'.C1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7]; [$'Offered modules from TUM online (Master)'.A17]; &quot;&quot;)">
            <text:p/>
          </table:table-cell>
          <table:table-cell/>
          <table:table-cell table:style-name="Default" table:formula="of:=IF([$'Offered modules from TUM online (Master)'.C17]; [$'Offered modules from TUM online (Master)'.B17]; &quot;&quot;)">
            <text:p/>
          </table:table-cell>
          <table:table-cell table:number-columns-repeated="6"/>
          <table:table-cell table:style-name="ce9" table:formula="of:=[$'Offered modules from TUM online (Master)'.C1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8]; [$'Offered modules from TUM online (Master)'.A18]; &quot;&quot;)">
            <text:p/>
          </table:table-cell>
          <table:table-cell/>
          <table:table-cell table:style-name="Default" table:formula="of:=IF([$'Offered modules from TUM online (Master)'.C18]; [$'Offered modules from TUM online (Master)'.B18]; &quot;&quot;)">
            <text:p/>
          </table:table-cell>
          <table:table-cell table:number-columns-repeated="6"/>
          <table:table-cell table:style-name="ce9" table:formula="of:=[$'Offered modules from TUM online (Master)'.C1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9]; [$'Offered modules from TUM online (Master)'.A19]; &quot;&quot;)">
            <text:p/>
          </table:table-cell>
          <table:table-cell/>
          <table:table-cell table:style-name="Default" table:formula="of:=IF([$'Offered modules from TUM online (Master)'.C19]; [$'Offered modules from TUM online (Master)'.B19]; &quot;&quot;)">
            <text:p/>
          </table:table-cell>
          <table:table-cell table:number-columns-repeated="6"/>
          <table:table-cell table:style-name="ce9" table:formula="of:=[$'Offered modules from TUM online (Master)'.C1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20]; [$'Offered modules from TUM online (Master)'.A20]; &quot;&quot;)">
            <text:p/>
          </table:table-cell>
          <table:table-cell/>
          <table:table-cell table:style-name="Default" table:formula="of:=IF([$'Offered modules from TUM online (Master)'.C20]; [$'Offered modules from TUM online (Master)'.B20]; &quot;&quot;)">
            <text:p/>
          </table:table-cell>
          <table:table-cell table:number-columns-repeated="6"/>
          <table:table-cell table:style-name="ce9" table:formula="of:=[$'Offered modules from TUM online (Master)'.C2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21]; [$'Offered modules from TUM online (Master)'.A21]; &quot;&quot;)">
            <text:p/>
          </table:table-cell>
          <table:table-cell/>
          <table:table-cell table:style-name="Default" table:formula="of:=IF([$'Offered modules from TUM online (Master)'.C21]; [$'Offered modules from TUM online (Master)'.B21]; &quot;&quot;)">
            <text:p/>
          </table:table-cell>
          <table:table-cell table:number-columns-repeated="6"/>
          <table:table-cell table:style-name="ce9" table:formula="of:=[$'Offered modules from TUM online (Master)'.C2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22]; [$'Offered modules from TUM online (Master)'.A22]; &quot;&quot;)">
            <text:p/>
          </table:table-cell>
          <table:table-cell/>
          <table:table-cell table:style-name="Default" table:formula="of:=IF([$'Offered modules from TUM online (Master)'.C22]; [$'Offered modules from TUM online (Master)'.B22]; &quot;&quot;)">
            <text:p/>
          </table:table-cell>
          <table:table-cell table:number-columns-repeated="6"/>
          <table:table-cell table:style-name="ce9" table:formula="of:=[$'Offered modules from TUM online (Master)'.C2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23]; [$'Offered modules from TUM online (Master)'.A23]; &quot;&quot;)">
            <text:p/>
          </table:table-cell>
          <table:table-cell/>
          <table:table-cell table:style-name="Default" table:formula="of:=IF([$'Offered modules from TUM online (Master)'.C23]; [$'Offered modules from TUM online (Master)'.B23]; &quot;&quot;)">
            <text:p/>
          </table:table-cell>
          <table:table-cell table:number-columns-repeated="6"/>
          <table:table-cell table:style-name="ce9" table:formula="of:=[$'Offered modules from TUM online (Master)'.C2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24]; [$'Offered modules from TUM online (Master)'.A24]; &quot;&quot;)">
            <text:p/>
          </table:table-cell>
          <table:table-cell/>
          <table:table-cell table:style-name="Default" table:formula="of:=IF([$'Offered modules from TUM online (Master)'.C24]; [$'Offered modules from TUM online (Master)'.B24]; &quot;&quot;)">
            <text:p/>
          </table:table-cell>
          <table:table-cell table:number-columns-repeated="6"/>
          <table:table-cell table:style-name="ce9" table:formula="of:=[$'Offered modules from TUM online (Master)'.C2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25]; [$'Offered modules from TUM online (Master)'.A25]; &quot;&quot;)">
            <text:p/>
          </table:table-cell>
          <table:table-cell/>
          <table:table-cell table:style-name="Default" table:formula="of:=IF([$'Offered modules from TUM online (Master)'.C25]; [$'Offered modules from TUM online (Master)'.B25]; &quot;&quot;)">
            <text:p/>
          </table:table-cell>
          <table:table-cell table:number-columns-repeated="6"/>
          <table:table-cell table:style-name="ce9" table:formula="of:=[$'Offered modules from TUM online (Master)'.C2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26]; [$'Offered modules from TUM online (Master)'.A26]; &quot;&quot;)">
            <text:p/>
          </table:table-cell>
          <table:table-cell/>
          <table:table-cell table:style-name="Default" table:formula="of:=IF([$'Offered modules from TUM online (Master)'.C26]; [$'Offered modules from TUM online (Master)'.B26]; &quot;&quot;)">
            <text:p/>
          </table:table-cell>
          <table:table-cell table:number-columns-repeated="6"/>
          <table:table-cell table:style-name="ce9" table:formula="of:=[$'Offered modules from TUM online (Master)'.C2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27]; [$'Offered modules from TUM online (Master)'.A27]; &quot;&quot;)">
            <text:p/>
          </table:table-cell>
          <table:table-cell/>
          <table:table-cell table:style-name="Default" table:formula="of:=IF([$'Offered modules from TUM online (Master)'.C27]; [$'Offered modules from TUM online (Master)'.B27]; &quot;&quot;)">
            <text:p/>
          </table:table-cell>
          <table:table-cell table:number-columns-repeated="6"/>
          <table:table-cell table:style-name="ce9" table:formula="of:=[$'Offered modules from TUM online (Master)'.C2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28]; [$'Offered modules from TUM online (Master)'.A28]; &quot;&quot;)">
            <text:p/>
          </table:table-cell>
          <table:table-cell/>
          <table:table-cell table:style-name="Default" table:formula="of:=IF([$'Offered modules from TUM online (Master)'.C28]; [$'Offered modules from TUM online (Master)'.B28]; &quot;&quot;)">
            <text:p/>
          </table:table-cell>
          <table:table-cell table:number-columns-repeated="6"/>
          <table:table-cell table:style-name="ce9" table:formula="of:=[$'Offered modules from TUM online (Master)'.C2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29]; [$'Offered modules from TUM online (Master)'.A29]; &quot;&quot;)">
            <text:p/>
          </table:table-cell>
          <table:table-cell/>
          <table:table-cell table:style-name="Default" table:formula="of:=IF([$'Offered modules from TUM online (Master)'.C29]; [$'Offered modules from TUM online (Master)'.B29]; &quot;&quot;)">
            <text:p/>
          </table:table-cell>
          <table:table-cell table:number-columns-repeated="6"/>
          <table:table-cell table:style-name="ce9" table:formula="of:=[$'Offered modules from TUM online (Master)'.C2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30]; [$'Offered modules from TUM online (Master)'.A30]; &quot;&quot;)">
            <text:p/>
          </table:table-cell>
          <table:table-cell/>
          <table:table-cell table:style-name="Default" table:formula="of:=IF([$'Offered modules from TUM online (Master)'.C30]; [$'Offered modules from TUM online (Master)'.B30]; &quot;&quot;)">
            <text:p/>
          </table:table-cell>
          <table:table-cell table:number-columns-repeated="6"/>
          <table:table-cell table:style-name="ce9" table:formula="of:=[$'Offered modules from TUM online (Master)'.C3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31]; [$'Offered modules from TUM online (Master)'.A31]; &quot;&quot;)">
            <text:p/>
          </table:table-cell>
          <table:table-cell/>
          <table:table-cell table:style-name="Default" table:formula="of:=IF([$'Offered modules from TUM online (Master)'.C31]; [$'Offered modules from TUM online (Master)'.B31]; &quot;&quot;)">
            <text:p/>
          </table:table-cell>
          <table:table-cell table:number-columns-repeated="6"/>
          <table:table-cell table:style-name="ce9" table:formula="of:=[$'Offered modules from TUM online (Master)'.C3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32]; [$'Offered modules from TUM online (Master)'.A32]; &quot;&quot;)">
            <text:p/>
          </table:table-cell>
          <table:table-cell/>
          <table:table-cell table:style-name="Default" table:formula="of:=IF([$'Offered modules from TUM online (Master)'.C32]; [$'Offered modules from TUM online (Master)'.B32]; &quot;&quot;)">
            <text:p/>
          </table:table-cell>
          <table:table-cell table:number-columns-repeated="6"/>
          <table:table-cell table:style-name="ce9" table:formula="of:=[$'Offered modules from TUM online (Master)'.C3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33]; [$'Offered modules from TUM online (Master)'.A33]; &quot;&quot;)">
            <text:p/>
          </table:table-cell>
          <table:table-cell/>
          <table:table-cell table:style-name="Default" table:formula="of:=IF([$'Offered modules from TUM online (Master)'.C33]; [$'Offered modules from TUM online (Master)'.B33]; &quot;&quot;)">
            <text:p/>
          </table:table-cell>
          <table:table-cell table:number-columns-repeated="6"/>
          <table:table-cell table:style-name="ce9" table:formula="of:=[$'Offered modules from TUM online (Master)'.C33]" office:value-type="boolean" office:boolean-value="false" calcext:value-type="boolean">
            <text:p>FALSE</text:p>
          </table:table-cell>
          <table:table-cell table:number-columns-repeated="1014"/>
        </table:table-row>
        <table:table-row table:style-name="ro8">
          <table:table-cell table:formula="of:=IF([$'Offered modules from TUM online (Master)'.C34]; [$'Offered modules from TUM online (Master)'.A34]; &quot;&quot;)" office:value-type="string" office:string-value="IN2126" calcext:value-type="string">
            <text:p>IN2126</text:p>
          </table:table-cell>
          <table:table-cell/>
          <table:table-cell table:style-name="Default" table:formula="of:=IF([$'Offered modules from TUM online (Master)'.C34]; [$'Offered modules from TUM online (Master)'.B34]; &quot;&quot;)" office:value-type="string" office:string-value="Advanced Topics of SW Engineering" calcext:value-type="string">
            <text:p>Advanced Topics of SW Engineering</text:p>
          </table:table-cell>
          <table:table-cell table:number-columns-repeated="6"/>
          <table:table-cell table:style-name="ce9" table:formula="of:=[$'Offered modules from TUM online (Master)'.C34]" office:value-type="boolean" office:boolean-value="true" calcext:value-type="boolean">
            <text:p>TRUE</text:p>
          </table:table-cell>
          <table:table-cell table:number-columns-repeated="1014"/>
        </table:table-row>
        <table:table-row table:style-name="ro8" table:visibility="filter">
          <table:table-cell table:formula="of:=IF([$'Offered modules from TUM online (Master)'.C35]; [$'Offered modules from TUM online (Master)'.A35]; &quot;&quot;)">
            <text:p/>
          </table:table-cell>
          <table:table-cell/>
          <table:table-cell table:style-name="Default" table:formula="of:=IF([$'Offered modules from TUM online (Master)'.C35]; [$'Offered modules from TUM online (Master)'.B35]; &quot;&quot;)">
            <text:p/>
          </table:table-cell>
          <table:table-cell table:number-columns-repeated="6"/>
          <table:table-cell table:style-name="ce9" table:formula="of:=[$'Offered modules from TUM online (Master)'.C35]" office:value-type="boolean" office:boolean-value="false" calcext:value-type="boolean">
            <text:p>FALSE</text:p>
          </table:table-cell>
          <table:table-cell table:number-columns-repeated="1014"/>
        </table:table-row>
        <table:table-row table:style-name="ro8">
          <table:table-cell table:formula="of:=IF([$'Offered modules from TUM online (Master)'.C36]; [$'Offered modules from TUM online (Master)'.A36]; &quot;&quot;)" office:value-type="string" office:string-value="IN2157" calcext:value-type="string">
            <text:p>IN2157</text:p>
          </table:table-cell>
          <table:table-cell/>
          <table:table-cell table:style-name="Default" table:formula="of:=IF([$'Offered modules from TUM online (Master)'.C36]; [$'Offered modules from TUM online (Master)'.B36]; &quot;&quot;)" office:value-type="string" office:string-value="Fundamental AlgorithmsCSE" calcext:value-type="string">
            <text:p>Fundamental AlgorithmsCSE</text:p>
          </table:table-cell>
          <table:table-cell table:number-columns-repeated="6"/>
          <table:table-cell table:style-name="ce9" table:formula="of:=[$'Offered modules from TUM online (Master)'.C36]" office:value-type="boolean" office:boolean-value="true" calcext:value-type="boolean">
            <text:p>TRUE</text:p>
          </table:table-cell>
          <table:table-cell table:number-columns-repeated="1014"/>
        </table:table-row>
        <table:table-row table:style-name="ro8" table:visibility="filter">
          <table:table-cell table:formula="of:=IF([$'Offered modules from TUM online (Master)'.C37]; [$'Offered modules from TUM online (Master)'.A37]; &quot;&quot;)">
            <text:p/>
          </table:table-cell>
          <table:table-cell/>
          <table:table-cell table:style-name="Default" table:formula="of:=IF([$'Offered modules from TUM online (Master)'.C37]; [$'Offered modules from TUM online (Master)'.B37]; &quot;&quot;)">
            <text:p/>
          </table:table-cell>
          <table:table-cell table:number-columns-repeated="6"/>
          <table:table-cell table:style-name="ce9" table:formula="of:=[$'Offered modules from TUM online (Master)'.C3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38]; [$'Offered modules from TUM online (Master)'.A38]; &quot;&quot;)">
            <text:p/>
          </table:table-cell>
          <table:table-cell/>
          <table:table-cell table:style-name="Default" table:formula="of:=IF([$'Offered modules from TUM online (Master)'.C38]; [$'Offered modules from TUM online (Master)'.B38]; &quot;&quot;)">
            <text:p/>
          </table:table-cell>
          <table:table-cell table:number-columns-repeated="6"/>
          <table:table-cell table:style-name="ce9" table:formula="of:=[$'Offered modules from TUM online (Master)'.C3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39]; [$'Offered modules from TUM online (Master)'.A39]; &quot;&quot;)">
            <text:p/>
          </table:table-cell>
          <table:table-cell/>
          <table:table-cell table:style-name="Default" table:formula="of:=IF([$'Offered modules from TUM online (Master)'.C39]; [$'Offered modules from TUM online (Master)'.B39]; &quot;&quot;)">
            <text:p/>
          </table:table-cell>
          <table:table-cell table:number-columns-repeated="6"/>
          <table:table-cell table:style-name="ce9" table:formula="of:=[$'Offered modules from TUM online (Master)'.C3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40]; [$'Offered modules from TUM online (Master)'.A40]; &quot;&quot;)">
            <text:p/>
          </table:table-cell>
          <table:table-cell/>
          <table:table-cell table:style-name="Default" table:formula="of:=IF([$'Offered modules from TUM online (Master)'.C40]; [$'Offered modules from TUM online (Master)'.B40]; &quot;&quot;)">
            <text:p/>
          </table:table-cell>
          <table:table-cell table:number-columns-repeated="6"/>
          <table:table-cell table:style-name="ce9" table:formula="of:=[$'Offered modules from TUM online (Master)'.C4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41]; [$'Offered modules from TUM online (Master)'.A41]; &quot;&quot;)">
            <text:p/>
          </table:table-cell>
          <table:table-cell/>
          <table:table-cell table:style-name="Default" table:formula="of:=IF([$'Offered modules from TUM online (Master)'.C41]; [$'Offered modules from TUM online (Master)'.B41]; &quot;&quot;)">
            <text:p/>
          </table:table-cell>
          <table:table-cell table:number-columns-repeated="6"/>
          <table:table-cell table:style-name="ce9" table:formula="of:=[$'Offered modules from TUM online (Master)'.C4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42]; [$'Offered modules from TUM online (Master)'.A42]; &quot;&quot;)">
            <text:p/>
          </table:table-cell>
          <table:table-cell/>
          <table:table-cell table:style-name="Default" table:formula="of:=IF([$'Offered modules from TUM online (Master)'.C42]; [$'Offered modules from TUM online (Master)'.B42]; &quot;&quot;)">
            <text:p/>
          </table:table-cell>
          <table:table-cell table:number-columns-repeated="6"/>
          <table:table-cell table:style-name="ce9" table:formula="of:=[$'Offered modules from TUM online (Master)'.C4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43]; [$'Offered modules from TUM online (Master)'.A43]; &quot;&quot;)">
            <text:p/>
          </table:table-cell>
          <table:table-cell/>
          <table:table-cell table:style-name="Default" table:formula="of:=IF([$'Offered modules from TUM online (Master)'.C43]; [$'Offered modules from TUM online (Master)'.B43]; &quot;&quot;)">
            <text:p/>
          </table:table-cell>
          <table:table-cell table:number-columns-repeated="6"/>
          <table:table-cell table:style-name="ce9" table:formula="of:=[$'Offered modules from TUM online (Master)'.C4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44]; [$'Offered modules from TUM online (Master)'.A44]; &quot;&quot;)">
            <text:p/>
          </table:table-cell>
          <table:table-cell/>
          <table:table-cell table:style-name="Default" table:formula="of:=IF([$'Offered modules from TUM online (Master)'.C44]; [$'Offered modules from TUM online (Master)'.B44]; &quot;&quot;)">
            <text:p/>
          </table:table-cell>
          <table:table-cell table:number-columns-repeated="6"/>
          <table:table-cell table:style-name="ce9" table:formula="of:=[$'Offered modules from TUM online (Master)'.C4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45]; [$'Offered modules from TUM online (Master)'.A45]; &quot;&quot;)">
            <text:p/>
          </table:table-cell>
          <table:table-cell/>
          <table:table-cell table:style-name="Default" table:formula="of:=IF([$'Offered modules from TUM online (Master)'.C45]; [$'Offered modules from TUM online (Master)'.B45]; &quot;&quot;)">
            <text:p/>
          </table:table-cell>
          <table:table-cell table:number-columns-repeated="6"/>
          <table:table-cell table:style-name="ce9" table:formula="of:=[$'Offered modules from TUM online (Master)'.C4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46]; [$'Offered modules from TUM online (Master)'.A46]; &quot;&quot;)">
            <text:p/>
          </table:table-cell>
          <table:table-cell/>
          <table:table-cell table:style-name="Default" table:formula="of:=IF([$'Offered modules from TUM online (Master)'.C46]; [$'Offered modules from TUM online (Master)'.B46]; &quot;&quot;)">
            <text:p/>
          </table:table-cell>
          <table:table-cell table:number-columns-repeated="6"/>
          <table:table-cell table:style-name="ce9" table:formula="of:=[$'Offered modules from TUM online (Master)'.C4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47]; [$'Offered modules from TUM online (Master)'.A47]; &quot;&quot;)">
            <text:p/>
          </table:table-cell>
          <table:table-cell/>
          <table:table-cell table:style-name="Default" table:formula="of:=IF([$'Offered modules from TUM online (Master)'.C47]; [$'Offered modules from TUM online (Master)'.B47]; &quot;&quot;)">
            <text:p/>
          </table:table-cell>
          <table:table-cell table:number-columns-repeated="6"/>
          <table:table-cell table:style-name="ce9" table:formula="of:=[$'Offered modules from TUM online (Master)'.C4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48]; [$'Offered modules from TUM online (Master)'.A48]; &quot;&quot;)">
            <text:p/>
          </table:table-cell>
          <table:table-cell/>
          <table:table-cell table:style-name="Default" table:formula="of:=IF([$'Offered modules from TUM online (Master)'.C48]; [$'Offered modules from TUM online (Master)'.B48]; &quot;&quot;)">
            <text:p/>
          </table:table-cell>
          <table:table-cell table:number-columns-repeated="6"/>
          <table:table-cell table:style-name="ce9" table:formula="of:=[$'Offered modules from TUM online (Master)'.C4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49]; [$'Offered modules from TUM online (Master)'.A49]; &quot;&quot;)">
            <text:p/>
          </table:table-cell>
          <table:table-cell/>
          <table:table-cell table:style-name="Default" table:formula="of:=IF([$'Offered modules from TUM online (Master)'.C49]; [$'Offered modules from TUM online (Master)'.B49]; &quot;&quot;)">
            <text:p/>
          </table:table-cell>
          <table:table-cell table:number-columns-repeated="6"/>
          <table:table-cell table:style-name="ce9" table:formula="of:=[$'Offered modules from TUM online (Master)'.C4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50]; [$'Offered modules from TUM online (Master)'.A50]; &quot;&quot;)">
            <text:p/>
          </table:table-cell>
          <table:table-cell/>
          <table:table-cell table:style-name="Default" table:formula="of:=IF([$'Offered modules from TUM online (Master)'.C50]; [$'Offered modules from TUM online (Master)'.B50]; &quot;&quot;)">
            <text:p/>
          </table:table-cell>
          <table:table-cell table:number-columns-repeated="6"/>
          <table:table-cell table:style-name="ce9" table:formula="of:=[$'Offered modules from TUM online (Master)'.C5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51]; [$'Offered modules from TUM online (Master)'.A51]; &quot;&quot;)">
            <text:p/>
          </table:table-cell>
          <table:table-cell/>
          <table:table-cell table:style-name="Default" table:formula="of:=IF([$'Offered modules from TUM online (Master)'.C51]; [$'Offered modules from TUM online (Master)'.B51]; &quot;&quot;)">
            <text:p/>
          </table:table-cell>
          <table:table-cell table:number-columns-repeated="6"/>
          <table:table-cell table:style-name="ce9" table:formula="of:=[$'Offered modules from TUM online (Master)'.C5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52]; [$'Offered modules from TUM online (Master)'.A52]; &quot;&quot;)">
            <text:p/>
          </table:table-cell>
          <table:table-cell/>
          <table:table-cell table:style-name="Default" table:formula="of:=IF([$'Offered modules from TUM online (Master)'.C52]; [$'Offered modules from TUM online (Master)'.B52]; &quot;&quot;)">
            <text:p/>
          </table:table-cell>
          <table:table-cell table:number-columns-repeated="6"/>
          <table:table-cell table:style-name="ce9" table:formula="of:=[$'Offered modules from TUM online (Master)'.C5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53]; [$'Offered modules from TUM online (Master)'.A53]; &quot;&quot;)">
            <text:p/>
          </table:table-cell>
          <table:table-cell/>
          <table:table-cell table:style-name="Default" table:formula="of:=IF([$'Offered modules from TUM online (Master)'.C53]; [$'Offered modules from TUM online (Master)'.B53]; &quot;&quot;)">
            <text:p/>
          </table:table-cell>
          <table:table-cell table:number-columns-repeated="6"/>
          <table:table-cell table:style-name="ce9" table:formula="of:=[$'Offered modules from TUM online (Master)'.C5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54]; [$'Offered modules from TUM online (Master)'.A54]; &quot;&quot;)">
            <text:p/>
          </table:table-cell>
          <table:table-cell/>
          <table:table-cell table:style-name="Default" table:formula="of:=IF([$'Offered modules from TUM online (Master)'.C54]; [$'Offered modules from TUM online (Master)'.B54]; &quot;&quot;)">
            <text:p/>
          </table:table-cell>
          <table:table-cell table:number-columns-repeated="6"/>
          <table:table-cell table:style-name="ce9" table:formula="of:=[$'Offered modules from TUM online (Master)'.C5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55]; [$'Offered modules from TUM online (Master)'.A55]; &quot;&quot;)">
            <text:p/>
          </table:table-cell>
          <table:table-cell/>
          <table:table-cell table:style-name="Default" table:formula="of:=IF([$'Offered modules from TUM online (Master)'.C55]; [$'Offered modules from TUM online (Master)'.B55]; &quot;&quot;)">
            <text:p/>
          </table:table-cell>
          <table:table-cell table:number-columns-repeated="6"/>
          <table:table-cell table:style-name="ce9" table:formula="of:=[$'Offered modules from TUM online (Master)'.C5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56]; [$'Offered modules from TUM online (Master)'.A56]; &quot;&quot;)">
            <text:p/>
          </table:table-cell>
          <table:table-cell/>
          <table:table-cell table:style-name="Default" table:formula="of:=IF([$'Offered modules from TUM online (Master)'.C56]; [$'Offered modules from TUM online (Master)'.B56]; &quot;&quot;)">
            <text:p/>
          </table:table-cell>
          <table:table-cell table:number-columns-repeated="6"/>
          <table:table-cell table:style-name="ce9" table:formula="of:=[$'Offered modules from TUM online (Master)'.C5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57]; [$'Offered modules from TUM online (Master)'.A57]; &quot;&quot;)">
            <text:p/>
          </table:table-cell>
          <table:table-cell/>
          <table:table-cell table:style-name="Default" table:formula="of:=IF([$'Offered modules from TUM online (Master)'.C57]; [$'Offered modules from TUM online (Master)'.B57]; &quot;&quot;)">
            <text:p/>
          </table:table-cell>
          <table:table-cell table:number-columns-repeated="6"/>
          <table:table-cell table:style-name="ce9" table:formula="of:=[$'Offered modules from TUM online (Master)'.C5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58]; [$'Offered modules from TUM online (Master)'.A58]; &quot;&quot;)">
            <text:p/>
          </table:table-cell>
          <table:table-cell/>
          <table:table-cell table:style-name="Default" table:formula="of:=IF([$'Offered modules from TUM online (Master)'.C58]; [$'Offered modules from TUM online (Master)'.B58]; &quot;&quot;)">
            <text:p/>
          </table:table-cell>
          <table:table-cell table:number-columns-repeated="6"/>
          <table:table-cell table:style-name="ce9" table:formula="of:=[$'Offered modules from TUM online (Master)'.C5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59]; [$'Offered modules from TUM online (Master)'.A59]; &quot;&quot;)">
            <text:p/>
          </table:table-cell>
          <table:table-cell/>
          <table:table-cell table:style-name="Default" table:formula="of:=IF([$'Offered modules from TUM online (Master)'.C59]; [$'Offered modules from TUM online (Master)'.B59]; &quot;&quot;)">
            <text:p/>
          </table:table-cell>
          <table:table-cell table:number-columns-repeated="6"/>
          <table:table-cell table:style-name="ce9" table:formula="of:=[$'Offered modules from TUM online (Master)'.C59]" office:value-type="boolean" office:boolean-value="false" calcext:value-type="boolean">
            <text:p>FALSE</text:p>
          </table:table-cell>
          <table:table-cell table:number-columns-repeated="1014"/>
        </table:table-row>
        <table:table-row table:style-name="ro8">
          <table:table-cell table:formula="of:=IF([$'Offered modules from TUM online (Master)'.C60]; [$'Offered modules from TUM online (Master)'.A60]; &quot;&quot;)" office:value-type="string" office:string-value="IN2369" calcext:value-type="string">
            <text:p>IN2369</text:p>
          </table:table-cell>
          <table:table-cell/>
          <table:table-cell table:style-name="Default" table:formula="of:=IF([$'Offered modules from TUM online (Master)'.C60]; [$'Offered modules from TUM online (Master)'.B60]; &quot;&quot;)" office:value-type="string" office:string-value="Machine Vision" calcext:value-type="string">
            <text:p>Machine Vision</text:p>
          </table:table-cell>
          <table:table-cell table:number-columns-repeated="6"/>
          <table:table-cell table:style-name="ce9" table:formula="of:=[$'Offered modules from TUM online (Master)'.C60]" office:value-type="boolean" office:boolean-value="true" calcext:value-type="boolean">
            <text:p>TRUE</text:p>
          </table:table-cell>
          <table:table-cell table:number-columns-repeated="1014"/>
        </table:table-row>
        <table:table-row table:style-name="ro8" table:visibility="filter">
          <table:table-cell table:formula="of:=IF([$'Offered modules from TUM online (Master)'.C61]; [$'Offered modules from TUM online (Master)'.A61]; &quot;&quot;)">
            <text:p/>
          </table:table-cell>
          <table:table-cell/>
          <table:table-cell table:style-name="Default" table:formula="of:=IF([$'Offered modules from TUM online (Master)'.C61]; [$'Offered modules from TUM online (Master)'.B61]; &quot;&quot;)">
            <text:p/>
          </table:table-cell>
          <table:table-cell table:number-columns-repeated="6"/>
          <table:table-cell table:style-name="ce9" table:formula="of:=[$'Offered modules from TUM online (Master)'.C61]" office:value-type="boolean" office:boolean-value="false" calcext:value-type="boolean">
            <text:p>FALSE</text:p>
          </table:table-cell>
          <table:table-cell table:number-columns-repeated="1014"/>
        </table:table-row>
        <table:table-row table:style-name="ro8">
          <table:table-cell table:formula="of:=IF([$'Offered modules from TUM online (Master)'.C62]; [$'Offered modules from TUM online (Master)'.A62]; &quot;&quot;)" office:value-type="string" office:string-value="IN2377" calcext:value-type="string">
            <text:p>IN2377</text:p>
          </table:table-cell>
          <table:table-cell/>
          <table:table-cell table:style-name="Default" table:formula="of:=IF([$'Offered modules from TUM online (Master)'.C62]; [$'Offered modules from TUM online (Master)'.B62]; &quot;&quot;)" office:value-type="string" office:string-value="Concepts of C++ programming" calcext:value-type="string">
            <text:p>Concepts of C++ programming</text:p>
          </table:table-cell>
          <table:table-cell table:number-columns-repeated="6"/>
          <table:table-cell table:style-name="ce9" table:formula="of:=[$'Offered modules from TUM online (Master)'.C62]" office:value-type="boolean" office:boolean-value="true" calcext:value-type="boolean">
            <text:p>TRUE</text:p>
          </table:table-cell>
          <table:table-cell table:number-columns-repeated="1014"/>
        </table:table-row>
        <table:table-row table:style-name="ro8" table:visibility="filter">
          <table:table-cell table:formula="of:=IF([$'Offered modules from TUM online (Master)'.C63]; [$'Offered modules from TUM online (Master)'.A63]; &quot;&quot;)">
            <text:p/>
          </table:table-cell>
          <table:table-cell/>
          <table:table-cell table:style-name="Default" table:formula="of:=IF([$'Offered modules from TUM online (Master)'.C63]; [$'Offered modules from TUM online (Master)'.B63]; &quot;&quot;)">
            <text:p/>
          </table:table-cell>
          <table:table-cell table:number-columns-repeated="6"/>
          <table:table-cell table:style-name="ce9" table:formula="of:=[$'Offered modules from TUM online (Master)'.C6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64]; [$'Offered modules from TUM online (Master)'.A64]; &quot;&quot;)">
            <text:p/>
          </table:table-cell>
          <table:table-cell/>
          <table:table-cell table:style-name="Default" table:formula="of:=IF([$'Offered modules from TUM online (Master)'.C64]; [$'Offered modules from TUM online (Master)'.B64]; &quot;&quot;)">
            <text:p/>
          </table:table-cell>
          <table:table-cell table:number-columns-repeated="6"/>
          <table:table-cell table:style-name="ce9" table:formula="of:=[$'Offered modules from TUM online (Master)'.C6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65]; [$'Offered modules from TUM online (Master)'.A65]; &quot;&quot;)">
            <text:p/>
          </table:table-cell>
          <table:table-cell/>
          <table:table-cell table:style-name="Default" table:formula="of:=IF([$'Offered modules from TUM online (Master)'.C65]; [$'Offered modules from TUM online (Master)'.B65]; &quot;&quot;)">
            <text:p/>
          </table:table-cell>
          <table:table-cell table:number-columns-repeated="6"/>
          <table:table-cell table:style-name="ce9" table:formula="of:=[$'Offered modules from TUM online (Master)'.C6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66]; [$'Offered modules from TUM online (Master)'.A66]; &quot;&quot;)">
            <text:p/>
          </table:table-cell>
          <table:table-cell/>
          <table:table-cell table:style-name="Default" table:formula="of:=IF([$'Offered modules from TUM online (Master)'.C66]; [$'Offered modules from TUM online (Master)'.B66]; &quot;&quot;)">
            <text:p/>
          </table:table-cell>
          <table:table-cell table:number-columns-repeated="6"/>
          <table:table-cell table:style-name="ce9" table:formula="of:=[$'Offered modules from TUM online (Master)'.C66]" office:value-type="boolean" office:boolean-value="false" calcext:value-type="boolean">
            <text:p>FALSE</text:p>
          </table:table-cell>
          <table:table-cell table:number-columns-repeated="1014"/>
        </table:table-row>
        <table:table-row table:style-name="ro8">
          <table:table-cell table:formula="of:=IF([$'Offered modules from TUM online (Master)'.C67]; [$'Offered modules from TUM online (Master)'.A67]; &quot;&quot;)" office:value-type="string" office:string-value="IN2398" calcext:value-type="string">
            <text:p>IN2398</text:p>
          </table:table-cell>
          <table:table-cell/>
          <table:table-cell table:style-name="Default" table:formula="of:=IF([$'Offered modules from TUM online (Master)'.C67]; [$'Offered modules from TUM online (Master)'.B67]; &quot;&quot;)" office:value-type="string" office:string-value="Numerical Algorithms for High Performance Computing" calcext:value-type="string">
            <text:p>Numerical Algorithms for High Performance Computing</text:p>
          </table:table-cell>
          <table:table-cell table:number-columns-repeated="6"/>
          <table:table-cell table:style-name="ce9" table:formula="of:=[$'Offered modules from TUM online (Master)'.C67]" office:value-type="boolean" office:boolean-value="true" calcext:value-type="boolean">
            <text:p>TRUE</text:p>
          </table:table-cell>
          <table:table-cell table:number-columns-repeated="1014"/>
        </table:table-row>
        <table:table-row table:style-name="ro8" table:visibility="filter">
          <table:table-cell table:formula="of:=IF([$'Offered modules from TUM online (Master)'.C68]; [$'Offered modules from TUM online (Master)'.A68]; &quot;&quot;)">
            <text:p/>
          </table:table-cell>
          <table:table-cell/>
          <table:table-cell table:style-name="Default" table:formula="of:=IF([$'Offered modules from TUM online (Master)'.C68]; [$'Offered modules from TUM online (Master)'.B68]; &quot;&quot;)">
            <text:p/>
          </table:table-cell>
          <table:table-cell table:number-columns-repeated="6"/>
          <table:table-cell table:style-name="ce9" table:formula="of:=[$'Offered modules from TUM online (Master)'.C6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69]; [$'Offered modules from TUM online (Master)'.A69]; &quot;&quot;)">
            <text:p/>
          </table:table-cell>
          <table:table-cell/>
          <table:table-cell table:style-name="Default" table:formula="of:=IF([$'Offered modules from TUM online (Master)'.C69]; [$'Offered modules from TUM online (Master)'.B69]; &quot;&quot;)">
            <text:p/>
          </table:table-cell>
          <table:table-cell table:number-columns-repeated="6"/>
          <table:table-cell table:style-name="ce9" table:formula="of:=[$'Offered modules from TUM online (Master)'.C69]" office:value-type="boolean" office:boolean-value="false" calcext:value-type="boolean">
            <text:p>FALSE</text:p>
          </table:table-cell>
          <table:table-cell table:number-columns-repeated="1014"/>
        </table:table-row>
        <table:table-row table:style-name="ro8">
          <table:table-cell table:formula="of:=IF([$'Offered modules from TUM online (Master)'.C70]; [$'Offered modules from TUM online (Master)'.A70]; &quot;&quot;)" office:value-type="string" office:string-value="IN2406" calcext:value-type="string">
            <text:p>IN2406</text:p>
          </table:table-cell>
          <table:table-cell/>
          <table:table-cell table:style-name="Default" table:formula="of:=IF([$'Offered modules from TUM online (Master)'.C70]; [$'Offered modules from TUM online (Master)'.B70]; &quot;&quot;)" office:value-type="string" office:string-value="Fundamentals of Artificial Intelligence" calcext:value-type="string">
            <text:p>Fundamentals of Artificial Intelligence</text:p>
          </table:table-cell>
          <table:table-cell table:number-columns-repeated="6"/>
          <table:table-cell table:style-name="ce9" table:formula="of:=[$'Offered modules from TUM online (Master)'.C70]" office:value-type="boolean" office:boolean-value="true" calcext:value-type="boolean">
            <text:p>TRUE</text:p>
          </table:table-cell>
          <table:table-cell table:number-columns-repeated="1014"/>
        </table:table-row>
        <table:table-row table:style-name="ro8">
          <table:table-cell table:formula="of:=IF([$'Offered modules from TUM online (Master)'.C71]; [$'Offered modules from TUM online (Master)'.A71]; &quot;&quot;)" office:value-type="string" office:string-value="IN8019" calcext:value-type="string">
            <text:p>IN8019</text:p>
          </table:table-cell>
          <table:table-cell/>
          <table:table-cell table:style-name="Default" table:formula="of:=IF([$'Offered modules from TUM online (Master)'.C71]; [$'Offered modules from TUM online (Master)'.B71]; &quot;&quot;)" office:value-type="string" office:string-value="Visual Data Analytics" calcext:value-type="string">
            <text:p>Visual Data Analytics</text:p>
          </table:table-cell>
          <table:table-cell table:number-columns-repeated="6"/>
          <table:table-cell table:style-name="ce9" table:formula="of:=[$'Offered modules from TUM online (Master)'.C71]" office:value-type="boolean" office:boolean-value="true" calcext:value-type="boolean">
            <text:p>TRUE</text:p>
          </table:table-cell>
          <table:table-cell table:number-columns-repeated="1014"/>
        </table:table-row>
        <table:table-row table:style-name="ro8">
          <table:table-cell table:formula="of:=IF([$'Offered modules from TUM online (Master)'.C72]; [$'Offered modules from TUM online (Master)'.A72]; &quot;&quot;)" office:value-type="string" office:string-value="IN9048" calcext:value-type="string">
            <text:p>IN9048</text:p>
          </table:table-cell>
          <table:table-cell/>
          <table:table-cell table:style-name="Default" table:formula="of:=IF([$'Offered modules from TUM online (Master)'.C72]; [$'Offered modules from TUM online (Master)'.B72]; &quot;&quot;)" office:value-type="string" office:string-value="Innovation Generation in The Healthcare Domain" calcext:value-type="string">
            <text:p>Innovation Generation in The Healthcare Domain</text:p>
          </table:table-cell>
          <table:table-cell table:number-columns-repeated="6"/>
          <table:table-cell table:style-name="ce9" table:formula="of:=[$'Offered modules from TUM online (Master)'.C72]" office:value-type="boolean" office:boolean-value="true" calcext:value-type="boolean">
            <text:p>TRUE</text:p>
          </table:table-cell>
          <table:table-cell table:number-columns-repeated="1014"/>
        </table:table-row>
        <table:table-row table:style-name="ro8" table:visibility="filter">
          <table:table-cell table:formula="of:=IF([$'Offered modules from TUM online (Master)'.C73]; [$'Offered modules from TUM online (Master)'.A73]; &quot;&quot;)">
            <text:p/>
          </table:table-cell>
          <table:table-cell/>
          <table:table-cell table:style-name="Default" table:formula="of:=IF([$'Offered modules from TUM online (Master)'.C73]; [$'Offered modules from TUM online (Master)'.B73]; &quot;&quot;)">
            <text:p/>
          </table:table-cell>
          <table:table-cell table:number-columns-repeated="6"/>
          <table:table-cell table:style-name="ce9" table:formula="of:=[$'Offered modules from TUM online (Master)'.C7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74]; [$'Offered modules from TUM online (Master)'.A74]; &quot;&quot;)">
            <text:p/>
          </table:table-cell>
          <table:table-cell/>
          <table:table-cell table:style-name="Default" table:formula="of:=IF([$'Offered modules from TUM online (Master)'.C74]; [$'Offered modules from TUM online (Master)'.B74]; &quot;&quot;)">
            <text:p/>
          </table:table-cell>
          <table:table-cell table:number-columns-repeated="6"/>
          <table:table-cell table:style-name="ce9" table:formula="of:=[$'Offered modules from TUM online (Master)'.C7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75]; [$'Offered modules from TUM online (Master)'.A75]; &quot;&quot;)">
            <text:p/>
          </table:table-cell>
          <table:table-cell/>
          <table:table-cell table:style-name="Default" table:formula="of:=IF([$'Offered modules from TUM online (Master)'.C75]; [$'Offered modules from TUM online (Master)'.B75]; &quot;&quot;)">
            <text:p/>
          </table:table-cell>
          <table:table-cell table:number-columns-repeated="6"/>
          <table:table-cell table:style-name="ce9" table:formula="of:=[$'Offered modules from TUM online (Master)'.C7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76]; [$'Offered modules from TUM online (Master)'.A76]; &quot;&quot;)">
            <text:p/>
          </table:table-cell>
          <table:table-cell/>
          <table:table-cell table:style-name="Default" table:formula="of:=IF([$'Offered modules from TUM online (Master)'.C76]; [$'Offered modules from TUM online (Master)'.B76]; &quot;&quot;)">
            <text:p/>
          </table:table-cell>
          <table:table-cell table:number-columns-repeated="6"/>
          <table:table-cell table:style-name="ce9" table:formula="of:=[$'Offered modules from TUM online (Master)'.C7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77]; [$'Offered modules from TUM online (Master)'.A77]; &quot;&quot;)">
            <text:p/>
          </table:table-cell>
          <table:table-cell/>
          <table:table-cell table:style-name="Default" table:formula="of:=IF([$'Offered modules from TUM online (Master)'.C77]; [$'Offered modules from TUM online (Master)'.B77]; &quot;&quot;)">
            <text:p/>
          </table:table-cell>
          <table:table-cell table:number-columns-repeated="6"/>
          <table:table-cell table:style-name="ce9" table:formula="of:=[$'Offered modules from TUM online (Master)'.C7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78]; [$'Offered modules from TUM online (Master)'.A78]; &quot;&quot;)">
            <text:p/>
          </table:table-cell>
          <table:table-cell/>
          <table:table-cell table:style-name="Default" table:formula="of:=IF([$'Offered modules from TUM online (Master)'.C78]; [$'Offered modules from TUM online (Master)'.B78]; &quot;&quot;)">
            <text:p/>
          </table:table-cell>
          <table:table-cell table:number-columns-repeated="6"/>
          <table:table-cell table:style-name="ce9" table:formula="of:=[$'Offered modules from TUM online (Master)'.C7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79]; [$'Offered modules from TUM online (Master)'.A79]; &quot;&quot;)">
            <text:p/>
          </table:table-cell>
          <table:table-cell/>
          <table:table-cell table:style-name="Default" table:formula="of:=IF([$'Offered modules from TUM online (Master)'.C79]; [$'Offered modules from TUM online (Master)'.B79]; &quot;&quot;)">
            <text:p/>
          </table:table-cell>
          <table:table-cell table:number-columns-repeated="6"/>
          <table:table-cell table:style-name="ce9" table:formula="of:=[$'Offered modules from TUM online (Master)'.C7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80]; [$'Offered modules from TUM online (Master)'.A80]; &quot;&quot;)">
            <text:p/>
          </table:table-cell>
          <table:table-cell/>
          <table:table-cell table:style-name="Default" table:formula="of:=IF([$'Offered modules from TUM online (Master)'.C80]; [$'Offered modules from TUM online (Master)'.B80]; &quot;&quot;)">
            <text:p/>
          </table:table-cell>
          <table:table-cell table:number-columns-repeated="6"/>
          <table:table-cell table:style-name="ce9" table:formula="of:=[$'Offered modules from TUM online (Master)'.C8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81]; [$'Offered modules from TUM online (Master)'.A81]; &quot;&quot;)">
            <text:p/>
          </table:table-cell>
          <table:table-cell/>
          <table:table-cell table:style-name="Default" table:formula="of:=IF([$'Offered modules from TUM online (Master)'.C81]; [$'Offered modules from TUM online (Master)'.B81]; &quot;&quot;)">
            <text:p/>
          </table:table-cell>
          <table:table-cell table:number-columns-repeated="6"/>
          <table:table-cell table:style-name="ce9" table:formula="of:=[$'Offered modules from TUM online (Master)'.C8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82]; [$'Offered modules from TUM online (Master)'.A82]; &quot;&quot;)">
            <text:p/>
          </table:table-cell>
          <table:table-cell/>
          <table:table-cell table:style-name="Default" table:formula="of:=IF([$'Offered modules from TUM online (Master)'.C82]; [$'Offered modules from TUM online (Master)'.B82]; &quot;&quot;)">
            <text:p/>
          </table:table-cell>
          <table:table-cell table:number-columns-repeated="6"/>
          <table:table-cell table:style-name="ce9" table:formula="of:=[$'Offered modules from TUM online (Master)'.C8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83]; [$'Offered modules from TUM online (Master)'.A83]; &quot;&quot;)">
            <text:p/>
          </table:table-cell>
          <table:table-cell/>
          <table:table-cell table:style-name="Default" table:formula="of:=IF([$'Offered modules from TUM online (Master)'.C83]; [$'Offered modules from TUM online (Master)'.B83]; &quot;&quot;)">
            <text:p/>
          </table:table-cell>
          <table:table-cell table:number-columns-repeated="6"/>
          <table:table-cell table:style-name="ce9" table:formula="of:=[$'Offered modules from TUM online (Master)'.C8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84]; [$'Offered modules from TUM online (Master)'.A84]; &quot;&quot;)">
            <text:p/>
          </table:table-cell>
          <table:table-cell/>
          <table:table-cell table:style-name="Default" table:formula="of:=IF([$'Offered modules from TUM online (Master)'.C84]; [$'Offered modules from TUM online (Master)'.B84]; &quot;&quot;)">
            <text:p/>
          </table:table-cell>
          <table:table-cell table:number-columns-repeated="6"/>
          <table:table-cell table:style-name="ce9" table:formula="of:=[$'Offered modules from TUM online (Master)'.C8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85]; [$'Offered modules from TUM online (Master)'.A85]; &quot;&quot;)">
            <text:p/>
          </table:table-cell>
          <table:table-cell/>
          <table:table-cell table:style-name="Default" table:formula="of:=IF([$'Offered modules from TUM online (Master)'.C85]; [$'Offered modules from TUM online (Master)'.B85]; &quot;&quot;)">
            <text:p/>
          </table:table-cell>
          <table:table-cell table:number-columns-repeated="6"/>
          <table:table-cell table:style-name="ce9" table:formula="of:=[$'Offered modules from TUM online (Master)'.C8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86]; [$'Offered modules from TUM online (Master)'.A86]; &quot;&quot;)">
            <text:p/>
          </table:table-cell>
          <table:table-cell/>
          <table:table-cell table:style-name="Default" table:formula="of:=IF([$'Offered modules from TUM online (Master)'.C86]; [$'Offered modules from TUM online (Master)'.B86]; &quot;&quot;)">
            <text:p/>
          </table:table-cell>
          <table:table-cell table:number-columns-repeated="6"/>
          <table:table-cell table:style-name="ce9" table:formula="of:=[$'Offered modules from TUM online (Master)'.C8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87]; [$'Offered modules from TUM online (Master)'.A87]; &quot;&quot;)">
            <text:p/>
          </table:table-cell>
          <table:table-cell/>
          <table:table-cell table:style-name="Default" table:formula="of:=IF([$'Offered modules from TUM online (Master)'.C87]; [$'Offered modules from TUM online (Master)'.B87]; &quot;&quot;)">
            <text:p/>
          </table:table-cell>
          <table:table-cell table:number-columns-repeated="6"/>
          <table:table-cell table:style-name="ce9" table:formula="of:=[$'Offered modules from TUM online (Master)'.C8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88]; [$'Offered modules from TUM online (Master)'.A88]; &quot;&quot;)">
            <text:p/>
          </table:table-cell>
          <table:table-cell/>
          <table:table-cell table:style-name="Default" table:formula="of:=IF([$'Offered modules from TUM online (Master)'.C88]; [$'Offered modules from TUM online (Master)'.B88]; &quot;&quot;)">
            <text:p/>
          </table:table-cell>
          <table:table-cell table:number-columns-repeated="6"/>
          <table:table-cell table:style-name="ce9" table:formula="of:=[$'Offered modules from TUM online (Master)'.C8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89]; [$'Offered modules from TUM online (Master)'.A89]; &quot;&quot;)">
            <text:p/>
          </table:table-cell>
          <table:table-cell/>
          <table:table-cell table:style-name="Default" table:formula="of:=IF([$'Offered modules from TUM online (Master)'.C89]; [$'Offered modules from TUM online (Master)'.B89]; &quot;&quot;)">
            <text:p/>
          </table:table-cell>
          <table:table-cell table:number-columns-repeated="6"/>
          <table:table-cell table:style-name="ce9" table:formula="of:=[$'Offered modules from TUM online (Master)'.C8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90]; [$'Offered modules from TUM online (Master)'.A90]; &quot;&quot;)">
            <text:p/>
          </table:table-cell>
          <table:table-cell/>
          <table:table-cell table:style-name="Default" table:formula="of:=IF([$'Offered modules from TUM online (Master)'.C90]; [$'Offered modules from TUM online (Master)'.B90]; &quot;&quot;)">
            <text:p/>
          </table:table-cell>
          <table:table-cell table:number-columns-repeated="6"/>
          <table:table-cell table:style-name="ce9" table:formula="of:=[$'Offered modules from TUM online (Master)'.C9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91]; [$'Offered modules from TUM online (Master)'.A91]; &quot;&quot;)">
            <text:p/>
          </table:table-cell>
          <table:table-cell/>
          <table:table-cell table:style-name="Default" table:formula="of:=IF([$'Offered modules from TUM online (Master)'.C91]; [$'Offered modules from TUM online (Master)'.B91]; &quot;&quot;)">
            <text:p/>
          </table:table-cell>
          <table:table-cell table:number-columns-repeated="6"/>
          <table:table-cell table:style-name="ce9" table:formula="of:=[$'Offered modules from TUM online (Master)'.C9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92]; [$'Offered modules from TUM online (Master)'.A92]; &quot;&quot;)">
            <text:p/>
          </table:table-cell>
          <table:table-cell/>
          <table:table-cell table:style-name="Default" table:formula="of:=IF([$'Offered modules from TUM online (Master)'.C92]; [$'Offered modules from TUM online (Master)'.B92]; &quot;&quot;)">
            <text:p/>
          </table:table-cell>
          <table:table-cell table:number-columns-repeated="6"/>
          <table:table-cell table:style-name="ce9" table:formula="of:=[$'Offered modules from TUM online (Master)'.C9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93]; [$'Offered modules from TUM online (Master)'.A93]; &quot;&quot;)">
            <text:p/>
          </table:table-cell>
          <table:table-cell/>
          <table:table-cell table:style-name="Default" table:formula="of:=IF([$'Offered modules from TUM online (Master)'.C93]; [$'Offered modules from TUM online (Master)'.B93]; &quot;&quot;)">
            <text:p/>
          </table:table-cell>
          <table:table-cell table:number-columns-repeated="6"/>
          <table:table-cell table:style-name="ce9" table:formula="of:=[$'Offered modules from TUM online (Master)'.C9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94]; [$'Offered modules from TUM online (Master)'.A94]; &quot;&quot;)">
            <text:p/>
          </table:table-cell>
          <table:table-cell/>
          <table:table-cell table:style-name="Default" table:formula="of:=IF([$'Offered modules from TUM online (Master)'.C94]; [$'Offered modules from TUM online (Master)'.B94]; &quot;&quot;)">
            <text:p/>
          </table:table-cell>
          <table:table-cell table:number-columns-repeated="6"/>
          <table:table-cell table:style-name="ce9" table:formula="of:=[$'Offered modules from TUM online (Master)'.C9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95]; [$'Offered modules from TUM online (Master)'.A95]; &quot;&quot;)">
            <text:p/>
          </table:table-cell>
          <table:table-cell/>
          <table:table-cell table:style-name="Default" table:formula="of:=IF([$'Offered modules from TUM online (Master)'.C95]; [$'Offered modules from TUM online (Master)'.B95]; &quot;&quot;)">
            <text:p/>
          </table:table-cell>
          <table:table-cell table:number-columns-repeated="6"/>
          <table:table-cell table:style-name="ce9" table:formula="of:=[$'Offered modules from TUM online (Master)'.C9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96]; [$'Offered modules from TUM online (Master)'.A96]; &quot;&quot;)">
            <text:p/>
          </table:table-cell>
          <table:table-cell/>
          <table:table-cell table:style-name="Default" table:formula="of:=IF([$'Offered modules from TUM online (Master)'.C96]; [$'Offered modules from TUM online (Master)'.B96]; &quot;&quot;)">
            <text:p/>
          </table:table-cell>
          <table:table-cell table:number-columns-repeated="6"/>
          <table:table-cell table:style-name="ce9" table:formula="of:=[$'Offered modules from TUM online (Master)'.C9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97]; [$'Offered modules from TUM online (Master)'.A97]; &quot;&quot;)">
            <text:p/>
          </table:table-cell>
          <table:table-cell/>
          <table:table-cell table:style-name="Default" table:formula="of:=IF([$'Offered modules from TUM online (Master)'.C97]; [$'Offered modules from TUM online (Master)'.B97]; &quot;&quot;)">
            <text:p/>
          </table:table-cell>
          <table:table-cell table:number-columns-repeated="6"/>
          <table:table-cell table:style-name="ce9" table:formula="of:=[$'Offered modules from TUM online (Master)'.C9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98]; [$'Offered modules from TUM online (Master)'.A98]; &quot;&quot;)">
            <text:p/>
          </table:table-cell>
          <table:table-cell/>
          <table:table-cell table:style-name="Default" table:formula="of:=IF([$'Offered modules from TUM online (Master)'.C98]; [$'Offered modules from TUM online (Master)'.B98]; &quot;&quot;)">
            <text:p/>
          </table:table-cell>
          <table:table-cell table:number-columns-repeated="6"/>
          <table:table-cell table:style-name="ce9" table:formula="of:=[$'Offered modules from TUM online (Master)'.C9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99]; [$'Offered modules from TUM online (Master)'.A99]; &quot;&quot;)">
            <text:p/>
          </table:table-cell>
          <table:table-cell/>
          <table:table-cell table:style-name="Default" table:formula="of:=IF([$'Offered modules from TUM online (Master)'.C99]; [$'Offered modules from TUM online (Master)'.B99]; &quot;&quot;)">
            <text:p/>
          </table:table-cell>
          <table:table-cell table:number-columns-repeated="6"/>
          <table:table-cell table:style-name="ce9" table:formula="of:=[$'Offered modules from TUM online (Master)'.C9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00]; [$'Offered modules from TUM online (Master)'.A100]; &quot;&quot;)">
            <text:p/>
          </table:table-cell>
          <table:table-cell/>
          <table:table-cell table:style-name="Default" table:formula="of:=IF([$'Offered modules from TUM online (Master)'.C100]; [$'Offered modules from TUM online (Master)'.B100]; &quot;&quot;)">
            <text:p/>
          </table:table-cell>
          <table:table-cell table:number-columns-repeated="6"/>
          <table:table-cell table:style-name="ce9" table:formula="of:=[$'Offered modules from TUM online (Master)'.C10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01]; [$'Offered modules from TUM online (Master)'.A101]; &quot;&quot;)">
            <text:p/>
          </table:table-cell>
          <table:table-cell/>
          <table:table-cell table:style-name="Default" table:formula="of:=IF([$'Offered modules from TUM online (Master)'.C101]; [$'Offered modules from TUM online (Master)'.B101]; &quot;&quot;)">
            <text:p/>
          </table:table-cell>
          <table:table-cell table:number-columns-repeated="6"/>
          <table:table-cell table:style-name="ce9" table:formula="of:=[$'Offered modules from TUM online (Master)'.C10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02]; [$'Offered modules from TUM online (Master)'.A102]; &quot;&quot;)">
            <text:p/>
          </table:table-cell>
          <table:table-cell/>
          <table:table-cell table:style-name="Default" table:formula="of:=IF([$'Offered modules from TUM online (Master)'.C102]; [$'Offered modules from TUM online (Master)'.B102]; &quot;&quot;)">
            <text:p/>
          </table:table-cell>
          <table:table-cell table:number-columns-repeated="6"/>
          <table:table-cell table:style-name="ce9" table:formula="of:=[$'Offered modules from TUM online (Master)'.C10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Master)'.C103]; [$'Offered modules from TUM online (Master)'.A103]; &quot;&quot;)">
            <text:p/>
          </table:table-cell>
          <table:table-cell/>
          <table:table-cell table:style-name="Default" table:formula="of:=IF([$'Offered modules from TUM online (Master)'.C103]; [$'Offered modules from TUM online (Master)'.B103]; &quot;&quot;)">
            <text:p/>
          </table:table-cell>
          <table:table-cell table:number-columns-repeated="6"/>
          <table:table-cell table:style-name="ce9" table:formula="of:=[$'Offered modules from TUM online (Master)'.C103]" office:value-type="boolean" office:boolean-value="false" calcext:value-type="boolean">
            <text:p>FALSE</text:p>
          </table:table-cell>
          <table:table-cell table:number-columns-repeated="1014"/>
        </table:table-row>
        <table:table-row table:style-name="ro12">
          <table:table-cell table:style-name="ce1" office:value-type="string" calcext:value-type="string" table:number-columns-spanned="8" table:number-rows-spanned="1">
            <text:p>IN modules not associated with Master Informatics and not yet mentioned above:</text:p>
          </table:table-cell>
          <table:covered-table-cell/>
          <table:covered-table-cell table:style-name="ce23"/>
          <table:covered-table-cell table:number-columns-repeated="2"/>
          <table:covered-table-cell table:style-name="Default"/>
          <table:covered-table-cell table:number-columns-repeated="2"/>
          <table:table-cell/>
          <table:table-cell table:style-name="ce9" office:value-type="boolean" office:boolean-value="true" calcext:value-type="boolean">
            <text:p>TRUE</text:p>
          </table:table-cell>
          <table:table-cell table:number-columns-repeated="1014"/>
        </table:table-row>
        <table:table-row table:style-name="ro13">
          <table:table-cell table:style-name="ce17" office:value-type="string" calcext:value-type="string" table:number-columns-spanned="9" table:number-rows-spanned="1">
            <text:p>These are included in this list because some of them might nevertheless be eligible for Master Informatics, for example because the course is new and the info in TUMonline is not up to date!</text:p>
          </table:table-cell>
          <table:covered-table-cell/>
          <table:covered-table-cell table:style-name="ce23"/>
          <table:covered-table-cell table:number-columns-repeated="2"/>
          <table:covered-table-cell table:style-name="Default"/>
          <table:covered-table-cell table:number-columns-repeated="3"/>
          <table:table-cell table:style-name="ce9" office:value-type="boolean" office:boolean-value="true" calcext:value-type="boolean">
            <text:p>TRUE</text:p>
          </table:table-cell>
          <table:table-cell table:number-columns-repeated="1014"/>
        </table:table-row>
        <table:table-row table:style-name="ro8">
          <table:table-cell table:formula="of:=IF([$'Offered modules from TUM online (Other IN)'.C5]; [$'Offered modules from TUM online (Other IN)'.A5]; &quot;&quot;)" office:value-type="string" office:string-value="IN0021" calcext:value-type="string">
            <text:p>IN0021</text:p>
          </table:table-cell>
          <table:table-cell/>
          <table:table-cell table:style-name="Default" table:formula="of:=IF([$'Offered modules from TUM online (Other IN)'.C5]; [$'Offered modules from TUM online (Other IN)'.B5]; &quot;&quot;)" office:value-type="string" office:string-value="Introduction to Information Systems" calcext:value-type="string">
            <text:p>Introduction to Information Systems</text:p>
          </table:table-cell>
          <table:table-cell table:number-columns-repeated="6"/>
          <table:table-cell table:style-name="ce9" table:formula="of:=[$'Offered modules from TUM online (Other IN)'.C5]" office:value-type="boolean" office:boolean-value="true" calcext:value-type="boolean">
            <text:p>TRUE</text:p>
          </table:table-cell>
          <table:table-cell table:number-columns-repeated="1014"/>
        </table:table-row>
        <table:table-row table:style-name="ro8">
          <table:table-cell table:formula="of:=IF([$'Offered modules from TUM online (Other IN)'.C6]; [$'Offered modules from TUM online (Other IN)'.A6]; &quot;&quot;)" office:value-type="string" office:string-value="IN0031" calcext:value-type="string">
            <text:p>IN0031</text:p>
          </table:table-cell>
          <table:table-cell/>
          <table:table-cell table:style-name="Default" table:formula="of:=IF([$'Offered modules from TUM online (Other IN)'.C6]; [$'Offered modules from TUM online (Other IN)'.B6]; &quot;&quot;)" office:value-type="string" office:string-value="Introduction to Informatics for Games Engineering" calcext:value-type="string">
            <text:p>Introduction to Informatics for Games Engineering</text:p>
          </table:table-cell>
          <table:table-cell table:number-columns-repeated="6"/>
          <table:table-cell table:style-name="ce9" table:formula="of:=[$'Offered modules from TUM online (Other IN)'.C6]" office:value-type="boolean" office:boolean-value="true" calcext:value-type="boolean">
            <text:p>TRUE</text:p>
          </table:table-cell>
          <table:table-cell table:number-columns-repeated="1014"/>
        </table:table-row>
        <table:table-row table:style-name="ro8">
          <table:table-cell table:formula="of:=IF([$'Offered modules from TUM online (Other IN)'.C7]; [$'Offered modules from TUM online (Other IN)'.A7]; &quot;&quot;)" office:value-type="string" office:string-value="IN0033" calcext:value-type="string">
            <text:p>IN0033</text:p>
          </table:table-cell>
          <table:table-cell/>
          <table:table-cell table:style-name="Default" table:formula="of:=IF([$'Offered modules from TUM online (Other IN)'.C7]; [$'Offered modules from TUM online (Other IN)'.B7]; &quot;&quot;)" office:value-type="string" office:string-value="Interactionmethods and -devices" calcext:value-type="string">
            <text:p>Interactionmethods and -devices</text:p>
          </table:table-cell>
          <table:table-cell table:number-columns-repeated="6"/>
          <table:table-cell table:style-name="ce9" table:formula="of:=[$'Offered modules from TUM online (Other IN)'.C7]" office:value-type="boolean" office:boolean-value="true" calcext:value-type="boolean">
            <text:p>TRUE</text:p>
          </table:table-cell>
          <table:table-cell table:number-columns-repeated="1014"/>
        </table:table-row>
        <table:table-row table:style-name="ro8">
          <table:table-cell table:formula="of:=IF([$'Offered modules from TUM online (Other IN)'.C8]; [$'Offered modules from TUM online (Other IN)'.A8]; &quot;&quot;)" office:value-type="string" office:string-value="IN0042" calcext:value-type="string">
            <text:p>IN0042</text:p>
          </table:table-cell>
          <table:table-cell/>
          <table:table-cell table:style-name="Default" table:formula="of:=IF([$'Offered modules from TUM online (Other IN)'.C8]; [$'Offered modules from TUM online (Other IN)'.B8]; &quot;&quot;)" office:value-type="string" office:string-value="IT Sicherheit" calcext:value-type="string">
            <text:p>IT Sicherheit</text:p>
          </table:table-cell>
          <table:table-cell table:number-columns-repeated="6"/>
          <table:table-cell table:style-name="ce9" table:formula="of:=[$'Offered modules from TUM online (Other IN)'.C8]" office:value-type="boolean" office:boolean-value="true" calcext:value-type="boolean">
            <text:p>TRUE</text:p>
          </table:table-cell>
          <table:table-cell table:number-columns-repeated="1014"/>
        </table:table-row>
        <table:table-row table:style-name="ro8">
          <table:table-cell table:formula="of:=IF([$'Offered modules from TUM online (Other IN)'.C9]; [$'Offered modules from TUM online (Other IN)'.A9]; &quot;&quot;)" office:value-type="string" office:string-value="IN1503" calcext:value-type="string">
            <text:p>IN1503</text:p>
          </table:table-cell>
          <table:table-cell/>
          <table:table-cell table:style-name="Default" table:formula="of:=IF([$'Offered modules from TUM online (Other IN)'.C9]; [$'Offered modules from TUM online (Other IN)'.B9]; &quot;&quot;)" office:value-type="string" office:string-value="Advanced Programming" calcext:value-type="string">
            <text:p>Advanced Programming</text:p>
          </table:table-cell>
          <table:table-cell table:number-columns-repeated="6"/>
          <table:table-cell table:style-name="ce9" table:formula="of:=[$'Offered modules from TUM online (Other IN)'.C9]" office:value-type="boolean" office:boolean-value="true" calcext:value-type="boolean">
            <text:p>TRUE</text:p>
          </table:table-cell>
          <table:table-cell table:number-columns-repeated="1014"/>
        </table:table-row>
        <table:table-row table:style-name="ro8">
          <table:table-cell table:formula="of:=IF([$'Offered modules from TUM online (Other IN)'.C10]; [$'Offered modules from TUM online (Other IN)'.A10]; &quot;&quot;)" office:value-type="string" office:string-value="IN2005" calcext:value-type="string">
            <text:p>IN2005</text:p>
          </table:table-cell>
          <table:table-cell/>
          <table:table-cell table:style-name="Default" table:formula="of:=IF([$'Offered modules from TUM online (Other IN)'.C10]; [$'Offered modules from TUM online (Other IN)'.B10]; &quot;&quot;)" office:value-type="string" office:string-value="Scientific Computing 1" calcext:value-type="string">
            <text:p>Scientific Computing 1</text:p>
          </table:table-cell>
          <table:table-cell table:number-columns-repeated="6"/>
          <table:table-cell table:style-name="ce9" table:formula="of:=[$'Offered modules from TUM online (Other IN)'.C10]" office:value-type="boolean" office:boolean-value="true" calcext:value-type="boolean">
            <text:p>TRUE</text:p>
          </table:table-cell>
          <table:table-cell table:number-columns-repeated="1014"/>
        </table:table-row>
        <table:table-row table:style-name="ro8">
          <table:table-cell table:formula="of:=IF([$'Offered modules from TUM online (Other IN)'.C11]; [$'Offered modules from TUM online (Other IN)'.A11]; &quot;&quot;)" office:value-type="string" office:string-value="IN2085" calcext:value-type="string">
            <text:p>IN2085</text:p>
          </table:table-cell>
          <table:table-cell/>
          <table:table-cell table:style-name="Default" table:formula="of:=IF([$'Offered modules from TUM online (Other IN)'.C11]; [$'Offered modules from TUM online (Other IN)'.B11]; &quot;&quot;)" office:value-type="string" office:string-value="Software Engineering for Business Applications - Bachelor's Course" calcext:value-type="string">
            <text:p>Software Engineering for Business Applications - Bachelor's Course</text:p>
          </table:table-cell>
          <table:table-cell table:number-columns-repeated="6"/>
          <table:table-cell table:style-name="ce9" table:formula="of:=[$'Offered modules from TUM online (Other IN)'.C11]" office:value-type="boolean" office:boolean-value="true" calcext:value-type="boolean">
            <text:p>TRUE</text:p>
          </table:table-cell>
          <table:table-cell table:number-columns-repeated="1014"/>
        </table:table-row>
        <table:table-row table:style-name="ro8">
          <table:table-cell table:formula="of:=IF([$'Offered modules from TUM online (Other IN)'.C12]; [$'Offered modules from TUM online (Other IN)'.A12]; &quot;&quot;)" office:value-type="string" office:string-value="IN2117" calcext:value-type="string">
            <text:p>IN2117</text:p>
          </table:table-cell>
          <table:table-cell/>
          <table:table-cell table:style-name="Default" table:formula="of:=IF([$'Offered modules from TUM online (Other IN)'.C12]; [$'Offered modules from TUM online (Other IN)'.B12]; &quot;&quot;)" office:value-type="string" office:string-value="Database Systems" calcext:value-type="string">
            <text:p>Database Systems</text:p>
          </table:table-cell>
          <table:table-cell table:number-columns-repeated="6"/>
          <table:table-cell table:style-name="ce9" table:formula="of:=[$'Offered modules from TUM online (Other IN)'.C12]" office:value-type="boolean" office:boolean-value="true" calcext:value-type="boolean">
            <text:p>TRUE</text:p>
          </table:table-cell>
          <table:table-cell table:number-columns-repeated="1014"/>
        </table:table-row>
        <table:table-row table:style-name="ro8">
          <table:table-cell table:formula="of:=IF([$'Offered modules from TUM online (Other IN)'.C13]; [$'Offered modules from TUM online (Other IN)'.A13]; &quot;&quot;)" office:value-type="string" office:string-value="IN2140" calcext:value-type="string">
            <text:p>IN2140</text:p>
          </table:table-cell>
          <table:table-cell/>
          <table:table-cell table:style-name="Default" table:formula="of:=IF([$'Offered modules from TUM online (Other IN)'.C13]; [$'Offered modules from TUM online (Other IN)'.B13]; &quot;&quot;)" office:value-type="string" office:string-value="Advanced Concepts of Distributed Databases - Programming Database Web Applications" calcext:value-type="string">
            <text:p>Advanced Concepts of Distributed Databases - Programming Database Web Applications</text:p>
          </table:table-cell>
          <table:table-cell table:number-columns-repeated="6"/>
          <table:table-cell table:style-name="ce9" table:formula="of:=[$'Offered modules from TUM online (Other IN)'.C13]" office:value-type="boolean" office:boolean-value="true" calcext:value-type="boolean">
            <text:p>TRUE</text:p>
          </table:table-cell>
          <table:table-cell table:number-columns-repeated="1014"/>
        </table:table-row>
        <table:table-row table:style-name="ro8">
          <table:table-cell table:formula="of:=IF([$'Offered modules from TUM online (Other IN)'.C14]; [$'Offered modules from TUM online (Other IN)'.A14]; &quot;&quot;)" office:value-type="string" office:string-value="IN2152" calcext:value-type="string">
            <text:p>IN2152</text:p>
          </table:table-cell>
          <table:table-cell/>
          <table:table-cell table:style-name="Default" table:formula="of:=IF([$'Offered modules from TUM online (Other IN)'.C14]; [$'Offered modules from TUM online (Other IN)'.B14]; &quot;&quot;)" office:value-type="string" office:string-value="Didactics of Informatics" calcext:value-type="string">
            <text:p>Didactics of Informatics</text:p>
          </table:table-cell>
          <table:table-cell table:number-columns-repeated="6"/>
          <table:table-cell table:style-name="ce9" table:formula="of:=[$'Offered modules from TUM online (Other IN)'.C14]" office:value-type="boolean" office:boolean-value="true" calcext:value-type="boolean">
            <text:p>TRUE</text:p>
          </table:table-cell>
          <table:table-cell table:number-columns-repeated="1014"/>
        </table:table-row>
        <table:table-row table:style-name="ro8">
          <table:table-cell table:formula="of:=IF([$'Offered modules from TUM online (Other IN)'.C15]; [$'Offered modules from TUM online (Other IN)'.A15]; &quot;&quot;)" office:value-type="string" office:string-value="IN2185" calcext:value-type="string">
            <text:p>IN2185</text:p>
          </table:table-cell>
          <table:table-cell/>
          <table:table-cell table:style-name="Default" table:formula="of:=IF([$'Offered modules from TUM online (Other IN)'.C15]; [$'Offered modules from TUM online (Other IN)'.B15]; &quot;&quot;)" office:value-type="string" office:string-value="BGCE - Research Day" calcext:value-type="string">
            <text:p>BGCE - Research Day</text:p>
          </table:table-cell>
          <table:table-cell table:number-columns-repeated="6"/>
          <table:table-cell table:style-name="ce9" table:formula="of:=[$'Offered modules from TUM online (Other IN)'.C15]" office:value-type="boolean" office:boolean-value="true" calcext:value-type="boolean">
            <text:p>TRUE</text:p>
          </table:table-cell>
          <table:table-cell table:number-columns-repeated="1014"/>
        </table:table-row>
        <table:table-row table:style-name="ro8">
          <table:table-cell table:formula="of:=IF([$'Offered modules from TUM online (Other IN)'.C16]; [$'Offered modules from TUM online (Other IN)'.A16]; &quot;&quot;)" office:value-type="string" office:string-value="IN2198" calcext:value-type="string">
            <text:p>IN2198</text:p>
          </table:table-cell>
          <table:table-cell/>
          <table:table-cell table:style-name="Default" table:formula="of:=IF([$'Offered modules from TUM online (Other IN)'.C16]; [$'Offered modules from TUM online (Other IN)'.B16]; &quot;&quot;)" office:value-type="string" office:string-value="Praktische IT-SicherheitElite SE," calcext:value-type="string">
            <text:p>Praktische IT-SicherheitElite SE,</text:p>
          </table:table-cell>
          <table:table-cell table:number-columns-repeated="6"/>
          <table:table-cell table:style-name="ce9" table:formula="of:=[$'Offered modules from TUM online (Other IN)'.C16]" office:value-type="boolean" office:boolean-value="true" calcext:value-type="boolean">
            <text:p>TRUE</text:p>
          </table:table-cell>
          <table:table-cell table:number-columns-repeated="1014"/>
        </table:table-row>
        <table:table-row table:style-name="ro8">
          <table:table-cell table:formula="of:=IF([$'Offered modules from TUM online (Other IN)'.C17]; [$'Offered modules from TUM online (Other IN)'.A17]; &quot;&quot;)" office:value-type="string" office:string-value="IN2230" calcext:value-type="string">
            <text:p>IN2230</text:p>
          </table:table-cell>
          <table:table-cell/>
          <table:table-cell table:style-name="Default" table:formula="of:=IF([$'Offered modules from TUM online (Other IN)'.C17]; [$'Offered modules from TUM online (Other IN)'.B17]; &quot;&quot;)" office:value-type="string" office:string-value="Protein Prediction II for Bioinformaticians" calcext:value-type="string">
            <text:p>Protein Prediction II for Bioinformaticians</text:p>
          </table:table-cell>
          <table:table-cell table:number-columns-repeated="6"/>
          <table:table-cell table:style-name="ce9" table:formula="of:=[$'Offered modules from TUM online (Other IN)'.C17]" office:value-type="boolean" office:boolean-value="true" calcext:value-type="boolean">
            <text:p>TRUE</text:p>
          </table:table-cell>
          <table:table-cell table:number-columns-repeated="1014"/>
        </table:table-row>
        <table:table-row table:style-name="ro8">
          <table:table-cell table:formula="of:=IF([$'Offered modules from TUM online (Other IN)'.C18]; [$'Offered modules from TUM online (Other IN)'.A18]; &quot;&quot;)" office:value-type="string" office:string-value="IN2247" calcext:value-type="string">
            <text:p>IN2247</text:p>
          </table:table-cell>
          <table:table-cell/>
          <table:table-cell table:style-name="Default" table:formula="of:=IF([$'Offered modules from TUM online (Other IN)'.C18]; [$'Offered modules from TUM online (Other IN)'.B18]; &quot;&quot;)" office:value-type="string" office:string-value="Functional Safety" calcext:value-type="string">
            <text:p>Functional Safety</text:p>
          </table:table-cell>
          <table:table-cell table:number-columns-repeated="6"/>
          <table:table-cell table:style-name="ce9" table:formula="of:=[$'Offered modules from TUM online (Other IN)'.C18]" office:value-type="boolean" office:boolean-value="true" calcext:value-type="boolean">
            <text:p>TRUE</text:p>
          </table:table-cell>
          <table:table-cell table:number-columns-repeated="1014"/>
        </table:table-row>
        <table:table-row table:style-name="ro8">
          <table:table-cell table:formula="of:=IF([$'Offered modules from TUM online (Other IN)'.C19]; [$'Offered modules from TUM online (Other IN)'.A19]; &quot;&quot;)" office:value-type="string" office:string-value="IN2258" calcext:value-type="string">
            <text:p>IN2258</text:p>
          </table:table-cell>
          <table:table-cell/>
          <table:table-cell table:style-name="Default" table:formula="of:=IF([$'Offered modules from TUM online (Other IN)'.C19]; [$'Offered modules from TUM online (Other IN)'.B19]; &quot;&quot;)" office:value-type="string" office:string-value="Middleware and Distributed Systems" calcext:value-type="string">
            <text:p>Middleware and Distributed Systems</text:p>
          </table:table-cell>
          <table:table-cell table:number-columns-repeated="6"/>
          <table:table-cell table:style-name="ce9" table:formula="of:=[$'Offered modules from TUM online (Other IN)'.C19]" office:value-type="boolean" office:boolean-value="true" calcext:value-type="boolean">
            <text:p>TRUE</text:p>
          </table:table-cell>
          <table:table-cell table:number-columns-repeated="1014"/>
        </table:table-row>
        <table:table-row table:style-name="ro8">
          <table:table-cell table:formula="of:=IF([$'Offered modules from TUM online (Other IN)'.C20]; [$'Offered modules from TUM online (Other IN)'.A20]; &quot;&quot;)" office:value-type="string" office:string-value="IN2300" calcext:value-type="string">
            <text:p>IN2300</text:p>
          </table:table-cell>
          <table:table-cell/>
          <table:table-cell table:style-name="Default" table:formula="of:=IF([$'Offered modules from TUM online (Other IN)'.C20]; [$'Offered modules from TUM online (Other IN)'.B20]; &quot;&quot;)" office:value-type="string" office:string-value="Design of of Business Simulations" calcext:value-type="string">
            <text:p>Design of of Business Simulations</text:p>
          </table:table-cell>
          <table:table-cell table:number-columns-repeated="6"/>
          <table:table-cell table:style-name="ce9" table:formula="of:=[$'Offered modules from TUM online (Other IN)'.C20]" office:value-type="boolean" office:boolean-value="true" calcext:value-type="boolean">
            <text:p>TRUE</text:p>
          </table:table-cell>
          <table:table-cell table:number-columns-repeated="1014"/>
        </table:table-row>
        <table:table-row table:style-name="ro8">
          <table:table-cell table:formula="of:=IF([$'Offered modules from TUM online (Other IN)'.C21]; [$'Offered modules from TUM online (Other IN)'.A21]; &quot;&quot;)" office:value-type="string" office:string-value="IN2379" calcext:value-type="string">
            <text:p>IN2379</text:p>
          </table:table-cell>
          <table:table-cell/>
          <table:table-cell table:style-name="Default" table:formula="of:=IF([$'Offered modules from TUM online (Other IN)'.C21]; [$'Offered modules from TUM online (Other IN)'.B21]; &quot;&quot;)" office:value-type="string" office:string-value="Advanced Data Handling and Visualization Techniques" calcext:value-type="string">
            <text:p>Advanced Data Handling and Visualization Techniques</text:p>
          </table:table-cell>
          <table:table-cell table:number-columns-repeated="6"/>
          <table:table-cell table:style-name="ce9" table:formula="of:=[$'Offered modules from TUM online (Other IN)'.C21]" office:value-type="boolean" office:boolean-value="true" calcext:value-type="boolean">
            <text:p>TRUE</text:p>
          </table:table-cell>
          <table:table-cell table:number-columns-repeated="1014"/>
        </table:table-row>
        <table:table-row table:style-name="ro8">
          <table:table-cell table:formula="of:=IF([$'Offered modules from TUM online (Other IN)'.C22]; [$'Offered modules from TUM online (Other IN)'.A22]; &quot;&quot;)" office:value-type="string" office:string-value="IN2401" calcext:value-type="string">
            <text:p>IN2401</text:p>
          </table:table-cell>
          <table:table-cell/>
          <table:table-cell table:style-name="Default" table:formula="of:=IF([$'Offered modules from TUM online (Other IN)'.C22]; [$'Offered modules from TUM online (Other IN)'.B22]; &quot;&quot;)" office:value-type="string" office:string-value="Concept Art und Game Design" calcext:value-type="string">
            <text:p>Concept Art und Game Design</text:p>
          </table:table-cell>
          <table:table-cell table:number-columns-repeated="6"/>
          <table:table-cell table:style-name="ce9" table:formula="of:=[$'Offered modules from TUM online (Other IN)'.C22]" office:value-type="boolean" office:boolean-value="true" calcext:value-type="boolean">
            <text:p>TRUE</text:p>
          </table:table-cell>
          <table:table-cell table:number-columns-repeated="1014"/>
        </table:table-row>
        <table:table-row table:style-name="ro8">
          <table:table-cell table:formula="of:=IF([$'Offered modules from TUM online (Other IN)'.C23]; [$'Offered modules from TUM online (Other IN)'.A23]; &quot;&quot;)" office:value-type="string" office:string-value="IN2404" calcext:value-type="string">
            <text:p>IN2404</text:p>
          </table:table-cell>
          <table:table-cell/>
          <table:table-cell table:style-name="Default" table:formula="of:=IF([$'Offered modules from TUM online (Other IN)'.C23]; [$'Offered modules from TUM online (Other IN)'.B23]; &quot;&quot;)" office:value-type="string" office:string-value="Mobile Robotics" calcext:value-type="string">
            <text:p>Mobile Robotics</text:p>
          </table:table-cell>
          <table:table-cell table:number-columns-repeated="6"/>
          <table:table-cell table:style-name="ce9" table:formula="of:=[$'Offered modules from TUM online (Other IN)'.C23]" office:value-type="boolean" office:boolean-value="true" calcext:value-type="boolean">
            <text:p>TRUE</text:p>
          </table:table-cell>
          <table:table-cell table:number-columns-repeated="1014"/>
        </table:table-row>
        <table:table-row table:style-name="ro8">
          <table:table-cell table:formula="of:=IF([$'Offered modules from TUM online (Other IN)'.C24]; [$'Offered modules from TUM online (Other IN)'.A24]; &quot;&quot;)" office:value-type="string" office:string-value="IN3100" calcext:value-type="string">
            <text:p>IN3100</text:p>
          </table:table-cell>
          <table:table-cell/>
          <table:table-cell table:style-name="Default" table:formula="of:=IF([$'Offered modules from TUM online (Other IN)'.C24]; [$'Offered modules from TUM online (Other IN)'.B24]; &quot;&quot;)" office:value-type="string" office:string-value="Selected Topics in Databases and Information SystemsHigh-Performance Query Processing" calcext:value-type="string">
            <text:p>Selected Topics in Databases and Information SystemsHigh-Performance Query Processing</text:p>
          </table:table-cell>
          <table:table-cell table:number-columns-repeated="6"/>
          <table:table-cell table:style-name="ce9" table:formula="of:=[$'Offered modules from TUM online (Other IN)'.C24]" office:value-type="boolean" office:boolean-value="true" calcext:value-type="boolean">
            <text:p>TRUE</text:p>
          </table:table-cell>
          <table:table-cell table:number-columns-repeated="1014"/>
        </table:table-row>
        <table:table-row table:style-name="ro8">
          <table:table-cell table:formula="of:=IF([$'Offered modules from TUM online (Other IN)'.C25]; [$'Offered modules from TUM online (Other IN)'.A25]; &quot;&quot;)" office:value-type="string" office:string-value="IN4714" calcext:value-type="string">
            <text:p>IN4714</text:p>
          </table:table-cell>
          <table:table-cell/>
          <table:table-cell table:style-name="Default" table:formula="of:=IF([$'Offered modules from TUM online (Other IN)'.C25]; [$'Offered modules from TUM online (Other IN)'.B25]; &quot;&quot;)" office:value-type="string" office:string-value="Database System Concepts for Non-Computer Scientists" calcext:value-type="string">
            <text:p>Database System Concepts for Non-Computer Scientists</text:p>
          </table:table-cell>
          <table:table-cell table:number-columns-repeated="6"/>
          <table:table-cell table:style-name="ce9" table:formula="of:=[$'Offered modules from TUM online (Other IN)'.C25]" office:value-type="boolean" office:boolean-value="true" calcext:value-type="boolean">
            <text:p>TRUE</text:p>
          </table:table-cell>
          <table:table-cell table:number-columns-repeated="1014"/>
        </table:table-row>
        <table:table-row table:style-name="ro8">
          <table:table-cell table:formula="of:=IF([$'Offered modules from TUM online (Other IN)'.C26]; [$'Offered modules from TUM online (Other IN)'.A26]; &quot;&quot;)" office:value-type="string" office:string-value="IN8005" calcext:value-type="string">
            <text:p>IN8005</text:p>
          </table:table-cell>
          <table:table-cell/>
          <table:table-cell table:style-name="Default" table:formula="of:=IF([$'Offered modules from TUM online (Other IN)'.C26]; [$'Offered modules from TUM online (Other IN)'.B26]; &quot;&quot;)" office:value-type="string" office:string-value="Introduction into Computer Sciencefor non Informatics studies, TUM BWL" calcext:value-type="string">
            <text:p>Introduction into Computer Sciencefor non Informatics studies, TUM BWL</text:p>
          </table:table-cell>
          <table:table-cell table:number-columns-repeated="6"/>
          <table:table-cell table:style-name="ce9" table:formula="of:=[$'Offered modules from TUM online (Other IN)'.C26]" office:value-type="boolean" office:boolean-value="true" calcext:value-type="boolean">
            <text:p>TRUE</text:p>
          </table:table-cell>
          <table:table-cell table:number-columns-repeated="1014"/>
        </table:table-row>
        <table:table-row table:style-name="ro8">
          <table:table-cell table:formula="of:=IF([$'Offered modules from TUM online (Other IN)'.C27]; [$'Offered modules from TUM online (Other IN)'.A27]; &quot;&quot;)" office:value-type="string" office:string-value="IN8008" calcext:value-type="string">
            <text:p>IN8008</text:p>
          </table:table-cell>
          <table:table-cell/>
          <table:table-cell table:style-name="Default" table:formula="of:=IF([$'Offered modules from TUM online (Other IN)'.C27]; [$'Offered modules from TUM online (Other IN)'.B27]; &quot;&quot;)" office:value-type="string" office:string-value="Introduction to Scientific Programming" calcext:value-type="string">
            <text:p>Introduction to Scientific Programming</text:p>
          </table:table-cell>
          <table:table-cell table:number-columns-repeated="6"/>
          <table:table-cell table:style-name="ce9" table:formula="of:=[$'Offered modules from TUM online (Other IN)'.C27]" office:value-type="boolean" office:boolean-value="true" calcext:value-type="boolean">
            <text:p>TRUE</text:p>
          </table:table-cell>
          <table:table-cell table:number-columns-repeated="1014"/>
        </table:table-row>
        <table:table-row table:style-name="ro8">
          <table:table-cell table:formula="of:=IF([$'Offered modules from TUM online (Other IN)'.C28]; [$'Offered modules from TUM online (Other IN)'.A28]; &quot;&quot;)" office:value-type="string" office:string-value="IN8011" calcext:value-type="string">
            <text:p>IN8011</text:p>
          </table:table-cell>
          <table:table-cell/>
          <table:table-cell table:style-name="Default" table:formula="of:=IF([$'Offered modules from TUM online (Other IN)'.C28]; [$'Offered modules from TUM online (Other IN)'.B28]; &quot;&quot;)" office:value-type="string" office:string-value="Engineering Informatics 1BSc. Engineering Science" calcext:value-type="string">
            <text:p>Engineering Informatics 1BSc. Engineering Science</text:p>
          </table:table-cell>
          <table:table-cell table:number-columns-repeated="6"/>
          <table:table-cell table:style-name="ce9" table:formula="of:=[$'Offered modules from TUM online (Other IN)'.C28]" office:value-type="boolean" office:boolean-value="true" calcext:value-type="boolean">
            <text:p>TRUE</text:p>
          </table:table-cell>
          <table:table-cell table:number-columns-repeated="1014"/>
        </table:table-row>
        <table:table-row table:style-name="ro8">
          <table:table-cell table:formula="of:=IF([$'Offered modules from TUM online (Other IN)'.C29]; [$'Offered modules from TUM online (Other IN)'.A29]; &quot;&quot;)" office:value-type="string" office:string-value="IN8014" calcext:value-type="string">
            <text:p>IN8014</text:p>
          </table:table-cell>
          <table:table-cell/>
          <table:table-cell table:style-name="Default" table:formula="of:=IF([$'Offered modules from TUM online (Other IN)'.C29]; [$'Offered modules from TUM online (Other IN)'.B29]; &quot;&quot;)" office:value-type="string" office:string-value="Embedded Networked SystemsBSc. Engineering Science" calcext:value-type="string">
            <text:p>Embedded Networked SystemsBSc. Engineering Science</text:p>
          </table:table-cell>
          <table:table-cell table:number-columns-repeated="6"/>
          <table:table-cell table:style-name="ce9" table:formula="of:=[$'Offered modules from TUM online (Other IN)'.C29]" office:value-type="boolean" office:boolean-value="true" calcext:value-type="boolean">
            <text:p>TRUE</text:p>
          </table:table-cell>
          <table:table-cell table:number-columns-repeated="1014"/>
        </table:table-row>
        <table:table-row table:style-name="ro8">
          <table:table-cell table:formula="of:=IF([$'Offered modules from TUM online (Other IN)'.C30]; [$'Offered modules from TUM online (Other IN)'.A30]; &quot;&quot;)" office:value-type="string" office:string-value="IN9049" calcext:value-type="string">
            <text:p>IN9049</text:p>
          </table:table-cell>
          <table:table-cell/>
          <table:table-cell table:style-name="Default" table:formula="of:=IF([$'Offered modules from TUM online (Other IN)'.C30]; [$'Offered modules from TUM online (Other IN)'.B30]; &quot;&quot;)" office:value-type="string" office:string-value="Technology and Law" calcext:value-type="string">
            <text:p>Technology and Law</text:p>
          </table:table-cell>
          <table:table-cell table:number-columns-repeated="6"/>
          <table:table-cell table:style-name="ce9" table:formula="of:=[$'Offered modules from TUM online (Other IN)'.C30]" office:value-type="boolean" office:boolean-value="true" calcext:value-type="boolean">
            <text:p>TRUE</text:p>
          </table:table-cell>
          <table:table-cell table:number-columns-repeated="1014"/>
        </table:table-row>
        <table:table-row table:style-name="ro8">
          <table:table-cell table:formula="of:=IF([$'Offered modules from TUM online (Other IN)'.C31]; [$'Offered modules from TUM online (Other IN)'.A31]; &quot;&quot;)" office:value-type="string" office:string-value="IN9050" calcext:value-type="string">
            <text:p>IN9050</text:p>
          </table:table-cell>
          <table:table-cell/>
          <table:table-cell table:style-name="Default" table:formula="of:=IF([$'Offered modules from TUM online (Other IN)'.C31]; [$'Offered modules from TUM online (Other IN)'.B31]; &quot;&quot;)" office:value-type="string" office:string-value="Introduction to Data Protection Law" calcext:value-type="string">
            <text:p>Introduction to Data Protection Law</text:p>
          </table:table-cell>
          <table:table-cell table:number-columns-repeated="6"/>
          <table:table-cell table:style-name="ce9" table:formula="of:=[$'Offered modules from TUM online (Other IN)'.C31]" office:value-type="boolean" office:boolean-value="true" calcext:value-type="boolean">
            <text:p>TRUE</text:p>
          </table:table-cell>
          <table:table-cell table:number-columns-repeated="1014"/>
        </table:table-row>
        <table:table-row table:style-name="ro8" table:visibility="filter">
          <table:table-cell table:formula="of:=IF([$'Offered modules from TUM online (Other IN)'.C32]; [$'Offered modules from TUM online (Other IN)'.A32]; &quot;&quot;)">
            <text:p/>
          </table:table-cell>
          <table:table-cell/>
          <table:table-cell table:style-name="Default" table:formula="of:=IF([$'Offered modules from TUM online (Other IN)'.C32]; [$'Offered modules from TUM online (Other IN)'.B32]; &quot;&quot;)">
            <text:p/>
          </table:table-cell>
          <table:table-cell table:number-columns-repeated="6"/>
          <table:table-cell table:style-name="ce9" table:formula="of:=[$'Offered modules from TUM online (Other IN)'.C3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33]; [$'Offered modules from TUM online (Other IN)'.A33]; &quot;&quot;)">
            <text:p/>
          </table:table-cell>
          <table:table-cell/>
          <table:table-cell table:style-name="Default" table:formula="of:=IF([$'Offered modules from TUM online (Other IN)'.C33]; [$'Offered modules from TUM online (Other IN)'.B33]; &quot;&quot;)">
            <text:p/>
          </table:table-cell>
          <table:table-cell table:number-columns-repeated="6"/>
          <table:table-cell table:style-name="ce9" table:formula="of:=[$'Offered modules from TUM online (Other IN)'.C3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34]; [$'Offered modules from TUM online (Other IN)'.A34]; &quot;&quot;)">
            <text:p/>
          </table:table-cell>
          <table:table-cell/>
          <table:table-cell table:style-name="Default" table:formula="of:=IF([$'Offered modules from TUM online (Other IN)'.C34]; [$'Offered modules from TUM online (Other IN)'.B34]; &quot;&quot;)">
            <text:p/>
          </table:table-cell>
          <table:table-cell table:number-columns-repeated="6"/>
          <table:table-cell table:style-name="ce9" table:formula="of:=[$'Offered modules from TUM online (Other IN)'.C3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35]; [$'Offered modules from TUM online (Other IN)'.A35]; &quot;&quot;)">
            <text:p/>
          </table:table-cell>
          <table:table-cell/>
          <table:table-cell table:style-name="Default" table:formula="of:=IF([$'Offered modules from TUM online (Other IN)'.C35]; [$'Offered modules from TUM online (Other IN)'.B35]; &quot;&quot;)">
            <text:p/>
          </table:table-cell>
          <table:table-cell table:number-columns-repeated="6"/>
          <table:table-cell table:style-name="ce9" table:formula="of:=[$'Offered modules from TUM online (Other IN)'.C3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36]; [$'Offered modules from TUM online (Other IN)'.A36]; &quot;&quot;)">
            <text:p/>
          </table:table-cell>
          <table:table-cell/>
          <table:table-cell table:style-name="Default" table:formula="of:=IF([$'Offered modules from TUM online (Other IN)'.C36]; [$'Offered modules from TUM online (Other IN)'.B36]; &quot;&quot;)">
            <text:p/>
          </table:table-cell>
          <table:table-cell table:number-columns-repeated="6"/>
          <table:table-cell table:style-name="ce9" table:formula="of:=[$'Offered modules from TUM online (Other IN)'.C3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37]; [$'Offered modules from TUM online (Other IN)'.A37]; &quot;&quot;)">
            <text:p/>
          </table:table-cell>
          <table:table-cell/>
          <table:table-cell table:style-name="Default" table:formula="of:=IF([$'Offered modules from TUM online (Other IN)'.C37]; [$'Offered modules from TUM online (Other IN)'.B37]; &quot;&quot;)">
            <text:p/>
          </table:table-cell>
          <table:table-cell table:number-columns-repeated="6"/>
          <table:table-cell table:style-name="ce9" table:formula="of:=[$'Offered modules from TUM online (Other IN)'.C3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38]; [$'Offered modules from TUM online (Other IN)'.A38]; &quot;&quot;)">
            <text:p/>
          </table:table-cell>
          <table:table-cell/>
          <table:table-cell table:style-name="Default" table:formula="of:=IF([$'Offered modules from TUM online (Other IN)'.C38]; [$'Offered modules from TUM online (Other IN)'.B38]; &quot;&quot;)">
            <text:p/>
          </table:table-cell>
          <table:table-cell table:number-columns-repeated="6"/>
          <table:table-cell table:style-name="ce9" table:formula="of:=[$'Offered modules from TUM online (Other IN)'.C3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39]; [$'Offered modules from TUM online (Other IN)'.A39]; &quot;&quot;)">
            <text:p/>
          </table:table-cell>
          <table:table-cell/>
          <table:table-cell table:style-name="Default" table:formula="of:=IF([$'Offered modules from TUM online (Other IN)'.C39]; [$'Offered modules from TUM online (Other IN)'.B39]; &quot;&quot;)">
            <text:p/>
          </table:table-cell>
          <table:table-cell table:number-columns-repeated="6"/>
          <table:table-cell table:style-name="ce9" table:formula="of:=[$'Offered modules from TUM online (Other IN)'.C3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40]; [$'Offered modules from TUM online (Other IN)'.A40]; &quot;&quot;)">
            <text:p/>
          </table:table-cell>
          <table:table-cell/>
          <table:table-cell table:style-name="Default" table:formula="of:=IF([$'Offered modules from TUM online (Other IN)'.C40]; [$'Offered modules from TUM online (Other IN)'.B40]; &quot;&quot;)">
            <text:p/>
          </table:table-cell>
          <table:table-cell table:number-columns-repeated="6"/>
          <table:table-cell table:style-name="ce9" table:formula="of:=[$'Offered modules from TUM online (Other IN)'.C4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41]; [$'Offered modules from TUM online (Other IN)'.A41]; &quot;&quot;)">
            <text:p/>
          </table:table-cell>
          <table:table-cell/>
          <table:table-cell table:style-name="Default" table:formula="of:=IF([$'Offered modules from TUM online (Other IN)'.C41]; [$'Offered modules from TUM online (Other IN)'.B41]; &quot;&quot;)">
            <text:p/>
          </table:table-cell>
          <table:table-cell table:number-columns-repeated="6"/>
          <table:table-cell table:style-name="ce9" table:formula="of:=[$'Offered modules from TUM online (Other IN)'.C4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42]; [$'Offered modules from TUM online (Other IN)'.A42]; &quot;&quot;)">
            <text:p/>
          </table:table-cell>
          <table:table-cell/>
          <table:table-cell table:style-name="Default" table:formula="of:=IF([$'Offered modules from TUM online (Other IN)'.C42]; [$'Offered modules from TUM online (Other IN)'.B42]; &quot;&quot;)">
            <text:p/>
          </table:table-cell>
          <table:table-cell table:number-columns-repeated="6"/>
          <table:table-cell table:style-name="ce9" table:formula="of:=[$'Offered modules from TUM online (Other IN)'.C4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43]; [$'Offered modules from TUM online (Other IN)'.A43]; &quot;&quot;)">
            <text:p/>
          </table:table-cell>
          <table:table-cell/>
          <table:table-cell table:style-name="Default" table:formula="of:=IF([$'Offered modules from TUM online (Other IN)'.C43]; [$'Offered modules from TUM online (Other IN)'.B43]; &quot;&quot;)">
            <text:p/>
          </table:table-cell>
          <table:table-cell table:number-columns-repeated="6"/>
          <table:table-cell table:style-name="ce9" table:formula="of:=[$'Offered modules from TUM online (Other IN)'.C4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44]; [$'Offered modules from TUM online (Other IN)'.A44]; &quot;&quot;)">
            <text:p/>
          </table:table-cell>
          <table:table-cell/>
          <table:table-cell table:style-name="Default" table:formula="of:=IF([$'Offered modules from TUM online (Other IN)'.C44]; [$'Offered modules from TUM online (Other IN)'.B44]; &quot;&quot;)">
            <text:p/>
          </table:table-cell>
          <table:table-cell table:number-columns-repeated="6"/>
          <table:table-cell table:style-name="ce9" table:formula="of:=[$'Offered modules from TUM online (Other IN)'.C4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45]; [$'Offered modules from TUM online (Other IN)'.A45]; &quot;&quot;)">
            <text:p/>
          </table:table-cell>
          <table:table-cell/>
          <table:table-cell table:style-name="Default" table:formula="of:=IF([$'Offered modules from TUM online (Other IN)'.C45]; [$'Offered modules from TUM online (Other IN)'.B45]; &quot;&quot;)">
            <text:p/>
          </table:table-cell>
          <table:table-cell table:number-columns-repeated="6"/>
          <table:table-cell table:style-name="ce9" table:formula="of:=[$'Offered modules from TUM online (Other IN)'.C4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46]; [$'Offered modules from TUM online (Other IN)'.A46]; &quot;&quot;)">
            <text:p/>
          </table:table-cell>
          <table:table-cell/>
          <table:table-cell table:style-name="Default" table:formula="of:=IF([$'Offered modules from TUM online (Other IN)'.C46]; [$'Offered modules from TUM online (Other IN)'.B46]; &quot;&quot;)">
            <text:p/>
          </table:table-cell>
          <table:table-cell table:number-columns-repeated="6"/>
          <table:table-cell table:style-name="ce9" table:formula="of:=[$'Offered modules from TUM online (Other IN)'.C4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47]; [$'Offered modules from TUM online (Other IN)'.A47]; &quot;&quot;)">
            <text:p/>
          </table:table-cell>
          <table:table-cell/>
          <table:table-cell table:style-name="Default" table:formula="of:=IF([$'Offered modules from TUM online (Other IN)'.C47]; [$'Offered modules from TUM online (Other IN)'.B47]; &quot;&quot;)">
            <text:p/>
          </table:table-cell>
          <table:table-cell table:number-columns-repeated="6"/>
          <table:table-cell table:style-name="ce9" table:formula="of:=[$'Offered modules from TUM online (Other IN)'.C4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48]; [$'Offered modules from TUM online (Other IN)'.A48]; &quot;&quot;)">
            <text:p/>
          </table:table-cell>
          <table:table-cell/>
          <table:table-cell table:style-name="Default" table:formula="of:=IF([$'Offered modules from TUM online (Other IN)'.C48]; [$'Offered modules from TUM online (Other IN)'.B48]; &quot;&quot;)">
            <text:p/>
          </table:table-cell>
          <table:table-cell table:number-columns-repeated="6"/>
          <table:table-cell table:style-name="ce9" table:formula="of:=[$'Offered modules from TUM online (Other IN)'.C4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49]; [$'Offered modules from TUM online (Other IN)'.A49]; &quot;&quot;)">
            <text:p/>
          </table:table-cell>
          <table:table-cell/>
          <table:table-cell table:style-name="Default" table:formula="of:=IF([$'Offered modules from TUM online (Other IN)'.C49]; [$'Offered modules from TUM online (Other IN)'.B49]; &quot;&quot;)">
            <text:p/>
          </table:table-cell>
          <table:table-cell table:number-columns-repeated="6"/>
          <table:table-cell table:style-name="ce9" table:formula="of:=[$'Offered modules from TUM online (Other IN)'.C4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50]; [$'Offered modules from TUM online (Other IN)'.A50]; &quot;&quot;)">
            <text:p/>
          </table:table-cell>
          <table:table-cell/>
          <table:table-cell table:style-name="Default" table:formula="of:=IF([$'Offered modules from TUM online (Other IN)'.C50]; [$'Offered modules from TUM online (Other IN)'.B50]; &quot;&quot;)">
            <text:p/>
          </table:table-cell>
          <table:table-cell table:number-columns-repeated="6"/>
          <table:table-cell table:style-name="ce9" table:formula="of:=[$'Offered modules from TUM online (Other IN)'.C5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51]; [$'Offered modules from TUM online (Other IN)'.A51]; &quot;&quot;)">
            <text:p/>
          </table:table-cell>
          <table:table-cell/>
          <table:table-cell table:style-name="Default" table:formula="of:=IF([$'Offered modules from TUM online (Other IN)'.C51]; [$'Offered modules from TUM online (Other IN)'.B51]; &quot;&quot;)">
            <text:p/>
          </table:table-cell>
          <table:table-cell table:number-columns-repeated="6"/>
          <table:table-cell table:style-name="ce9" table:formula="of:=[$'Offered modules from TUM online (Other IN)'.C5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52]; [$'Offered modules from TUM online (Other IN)'.A52]; &quot;&quot;)">
            <text:p/>
          </table:table-cell>
          <table:table-cell/>
          <table:table-cell table:style-name="Default" table:formula="of:=IF([$'Offered modules from TUM online (Other IN)'.C52]; [$'Offered modules from TUM online (Other IN)'.B52]; &quot;&quot;)">
            <text:p/>
          </table:table-cell>
          <table:table-cell table:number-columns-repeated="6"/>
          <table:table-cell table:style-name="ce9" table:formula="of:=[$'Offered modules from TUM online (Other IN)'.C5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53]; [$'Offered modules from TUM online (Other IN)'.A53]; &quot;&quot;)">
            <text:p/>
          </table:table-cell>
          <table:table-cell/>
          <table:table-cell table:style-name="Default" table:formula="of:=IF([$'Offered modules from TUM online (Other IN)'.C53]; [$'Offered modules from TUM online (Other IN)'.B53]; &quot;&quot;)">
            <text:p/>
          </table:table-cell>
          <table:table-cell table:number-columns-repeated="6"/>
          <table:table-cell table:style-name="ce9" table:formula="of:=[$'Offered modules from TUM online (Other IN)'.C5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54]; [$'Offered modules from TUM online (Other IN)'.A54]; &quot;&quot;)">
            <text:p/>
          </table:table-cell>
          <table:table-cell/>
          <table:table-cell table:style-name="Default" table:formula="of:=IF([$'Offered modules from TUM online (Other IN)'.C54]; [$'Offered modules from TUM online (Other IN)'.B54]; &quot;&quot;)">
            <text:p/>
          </table:table-cell>
          <table:table-cell table:number-columns-repeated="6"/>
          <table:table-cell table:style-name="ce9" table:formula="of:=[$'Offered modules from TUM online (Other IN)'.C5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55]; [$'Offered modules from TUM online (Other IN)'.A55]; &quot;&quot;)">
            <text:p/>
          </table:table-cell>
          <table:table-cell/>
          <table:table-cell table:style-name="Default" table:formula="of:=IF([$'Offered modules from TUM online (Other IN)'.C55]; [$'Offered modules from TUM online (Other IN)'.B55]; &quot;&quot;)">
            <text:p/>
          </table:table-cell>
          <table:table-cell table:number-columns-repeated="6"/>
          <table:table-cell table:style-name="ce9" table:formula="of:=[$'Offered modules from TUM online (Other IN)'.C5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56]; [$'Offered modules from TUM online (Other IN)'.A56]; &quot;&quot;)">
            <text:p/>
          </table:table-cell>
          <table:table-cell/>
          <table:table-cell table:style-name="Default" table:formula="of:=IF([$'Offered modules from TUM online (Other IN)'.C56]; [$'Offered modules from TUM online (Other IN)'.B56]; &quot;&quot;)">
            <text:p/>
          </table:table-cell>
          <table:table-cell table:number-columns-repeated="6"/>
          <table:table-cell table:style-name="ce9" table:formula="of:=[$'Offered modules from TUM online (Other IN)'.C5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57]; [$'Offered modules from TUM online (Other IN)'.A57]; &quot;&quot;)">
            <text:p/>
          </table:table-cell>
          <table:table-cell/>
          <table:table-cell table:style-name="Default" table:formula="of:=IF([$'Offered modules from TUM online (Other IN)'.C57]; [$'Offered modules from TUM online (Other IN)'.B57]; &quot;&quot;)">
            <text:p/>
          </table:table-cell>
          <table:table-cell table:number-columns-repeated="6"/>
          <table:table-cell table:style-name="ce9" table:formula="of:=[$'Offered modules from TUM online (Other IN)'.C5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58]; [$'Offered modules from TUM online (Other IN)'.A58]; &quot;&quot;)">
            <text:p/>
          </table:table-cell>
          <table:table-cell/>
          <table:table-cell table:style-name="Default" table:formula="of:=IF([$'Offered modules from TUM online (Other IN)'.C58]; [$'Offered modules from TUM online (Other IN)'.B58]; &quot;&quot;)">
            <text:p/>
          </table:table-cell>
          <table:table-cell table:number-columns-repeated="6"/>
          <table:table-cell table:style-name="ce9" table:formula="of:=[$'Offered modules from TUM online (Other IN)'.C5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59]; [$'Offered modules from TUM online (Other IN)'.A59]; &quot;&quot;)">
            <text:p/>
          </table:table-cell>
          <table:table-cell/>
          <table:table-cell table:style-name="Default" table:formula="of:=IF([$'Offered modules from TUM online (Other IN)'.C59]; [$'Offered modules from TUM online (Other IN)'.B59]; &quot;&quot;)">
            <text:p/>
          </table:table-cell>
          <table:table-cell table:number-columns-repeated="6"/>
          <table:table-cell table:style-name="ce9" table:formula="of:=[$'Offered modules from TUM online (Other IN)'.C5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60]; [$'Offered modules from TUM online (Other IN)'.A60]; &quot;&quot;)">
            <text:p/>
          </table:table-cell>
          <table:table-cell/>
          <table:table-cell table:style-name="Default" table:formula="of:=IF([$'Offered modules from TUM online (Other IN)'.C60]; [$'Offered modules from TUM online (Other IN)'.B60]; &quot;&quot;)">
            <text:p/>
          </table:table-cell>
          <table:table-cell table:number-columns-repeated="6"/>
          <table:table-cell table:style-name="ce9" table:formula="of:=[$'Offered modules from TUM online (Other IN)'.C6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61]; [$'Offered modules from TUM online (Other IN)'.A61]; &quot;&quot;)">
            <text:p/>
          </table:table-cell>
          <table:table-cell/>
          <table:table-cell table:style-name="Default" table:formula="of:=IF([$'Offered modules from TUM online (Other IN)'.C61]; [$'Offered modules from TUM online (Other IN)'.B61]; &quot;&quot;)">
            <text:p/>
          </table:table-cell>
          <table:table-cell table:number-columns-repeated="6"/>
          <table:table-cell table:style-name="ce9" table:formula="of:=[$'Offered modules from TUM online (Other IN)'.C6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62]; [$'Offered modules from TUM online (Other IN)'.A62]; &quot;&quot;)">
            <text:p/>
          </table:table-cell>
          <table:table-cell/>
          <table:table-cell table:style-name="Default" table:formula="of:=IF([$'Offered modules from TUM online (Other IN)'.C62]; [$'Offered modules from TUM online (Other IN)'.B62]; &quot;&quot;)">
            <text:p/>
          </table:table-cell>
          <table:table-cell table:number-columns-repeated="6"/>
          <table:table-cell table:style-name="ce9" table:formula="of:=[$'Offered modules from TUM online (Other IN)'.C6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63]; [$'Offered modules from TUM online (Other IN)'.A63]; &quot;&quot;)">
            <text:p/>
          </table:table-cell>
          <table:table-cell/>
          <table:table-cell table:style-name="Default" table:formula="of:=IF([$'Offered modules from TUM online (Other IN)'.C63]; [$'Offered modules from TUM online (Other IN)'.B63]; &quot;&quot;)">
            <text:p/>
          </table:table-cell>
          <table:table-cell table:number-columns-repeated="6"/>
          <table:table-cell table:style-name="ce9" table:formula="of:=[$'Offered modules from TUM online (Other IN)'.C6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64]; [$'Offered modules from TUM online (Other IN)'.A64]; &quot;&quot;)">
            <text:p/>
          </table:table-cell>
          <table:table-cell/>
          <table:table-cell table:style-name="Default" table:formula="of:=IF([$'Offered modules from TUM online (Other IN)'.C64]; [$'Offered modules from TUM online (Other IN)'.B64]; &quot;&quot;)">
            <text:p/>
          </table:table-cell>
          <table:table-cell table:number-columns-repeated="6"/>
          <table:table-cell table:style-name="ce9" table:formula="of:=[$'Offered modules from TUM online (Other IN)'.C6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65]; [$'Offered modules from TUM online (Other IN)'.A65]; &quot;&quot;)">
            <text:p/>
          </table:table-cell>
          <table:table-cell/>
          <table:table-cell table:style-name="Default" table:formula="of:=IF([$'Offered modules from TUM online (Other IN)'.C65]; [$'Offered modules from TUM online (Other IN)'.B65]; &quot;&quot;)">
            <text:p/>
          </table:table-cell>
          <table:table-cell table:number-columns-repeated="6"/>
          <table:table-cell table:style-name="ce9" table:formula="of:=[$'Offered modules from TUM online (Other IN)'.C6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66]; [$'Offered modules from TUM online (Other IN)'.A66]; &quot;&quot;)">
            <text:p/>
          </table:table-cell>
          <table:table-cell/>
          <table:table-cell table:style-name="Default" table:formula="of:=IF([$'Offered modules from TUM online (Other IN)'.C66]; [$'Offered modules from TUM online (Other IN)'.B66]; &quot;&quot;)">
            <text:p/>
          </table:table-cell>
          <table:table-cell table:number-columns-repeated="6"/>
          <table:table-cell table:style-name="ce9" table:formula="of:=[$'Offered modules from TUM online (Other IN)'.C6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67]; [$'Offered modules from TUM online (Other IN)'.A67]; &quot;&quot;)">
            <text:p/>
          </table:table-cell>
          <table:table-cell/>
          <table:table-cell table:style-name="Default" table:formula="of:=IF([$'Offered modules from TUM online (Other IN)'.C67]; [$'Offered modules from TUM online (Other IN)'.B67]; &quot;&quot;)">
            <text:p/>
          </table:table-cell>
          <table:table-cell table:number-columns-repeated="6"/>
          <table:table-cell table:style-name="ce9" table:formula="of:=[$'Offered modules from TUM online (Other IN)'.C6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68]; [$'Offered modules from TUM online (Other IN)'.A68]; &quot;&quot;)">
            <text:p/>
          </table:table-cell>
          <table:table-cell/>
          <table:table-cell table:style-name="Default" table:formula="of:=IF([$'Offered modules from TUM online (Other IN)'.C68]; [$'Offered modules from TUM online (Other IN)'.B68]; &quot;&quot;)">
            <text:p/>
          </table:table-cell>
          <table:table-cell table:number-columns-repeated="6"/>
          <table:table-cell table:style-name="ce9" table:formula="of:=[$'Offered modules from TUM online (Other IN)'.C6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69]; [$'Offered modules from TUM online (Other IN)'.A69]; &quot;&quot;)">
            <text:p/>
          </table:table-cell>
          <table:table-cell/>
          <table:table-cell table:style-name="Default" table:formula="of:=IF([$'Offered modules from TUM online (Other IN)'.C69]; [$'Offered modules from TUM online (Other IN)'.B69]; &quot;&quot;)">
            <text:p/>
          </table:table-cell>
          <table:table-cell table:number-columns-repeated="6"/>
          <table:table-cell table:style-name="ce9" table:formula="of:=[$'Offered modules from TUM online (Other IN)'.C6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70]; [$'Offered modules from TUM online (Other IN)'.A70]; &quot;&quot;)">
            <text:p/>
          </table:table-cell>
          <table:table-cell/>
          <table:table-cell table:style-name="Default" table:formula="of:=IF([$'Offered modules from TUM online (Other IN)'.C70]; [$'Offered modules from TUM online (Other IN)'.B70]; &quot;&quot;)">
            <text:p/>
          </table:table-cell>
          <table:table-cell table:number-columns-repeated="6"/>
          <table:table-cell table:style-name="ce9" table:formula="of:=[$'Offered modules from TUM online (Other IN)'.C7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71]; [$'Offered modules from TUM online (Other IN)'.A71]; &quot;&quot;)">
            <text:p/>
          </table:table-cell>
          <table:table-cell/>
          <table:table-cell table:style-name="Default" table:formula="of:=IF([$'Offered modules from TUM online (Other IN)'.C71]; [$'Offered modules from TUM online (Other IN)'.B71]; &quot;&quot;)">
            <text:p/>
          </table:table-cell>
          <table:table-cell table:number-columns-repeated="6"/>
          <table:table-cell table:style-name="ce9" table:formula="of:=[$'Offered modules from TUM online (Other IN)'.C7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72]; [$'Offered modules from TUM online (Other IN)'.A72]; &quot;&quot;)">
            <text:p/>
          </table:table-cell>
          <table:table-cell/>
          <table:table-cell table:style-name="Default" table:formula="of:=IF([$'Offered modules from TUM online (Other IN)'.C72]; [$'Offered modules from TUM online (Other IN)'.B72]; &quot;&quot;)">
            <text:p/>
          </table:table-cell>
          <table:table-cell table:number-columns-repeated="6"/>
          <table:table-cell table:style-name="ce9" table:formula="of:=[$'Offered modules from TUM online (Other IN)'.C7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73]; [$'Offered modules from TUM online (Other IN)'.A73]; &quot;&quot;)">
            <text:p/>
          </table:table-cell>
          <table:table-cell/>
          <table:table-cell table:style-name="Default" table:formula="of:=IF([$'Offered modules from TUM online (Other IN)'.C73]; [$'Offered modules from TUM online (Other IN)'.B73]; &quot;&quot;)">
            <text:p/>
          </table:table-cell>
          <table:table-cell table:number-columns-repeated="6"/>
          <table:table-cell table:style-name="ce9" table:formula="of:=[$'Offered modules from TUM online (Other IN)'.C7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74]; [$'Offered modules from TUM online (Other IN)'.A74]; &quot;&quot;)">
            <text:p/>
          </table:table-cell>
          <table:table-cell/>
          <table:table-cell table:style-name="Default" table:formula="of:=IF([$'Offered modules from TUM online (Other IN)'.C74]; [$'Offered modules from TUM online (Other IN)'.B74]; &quot;&quot;)">
            <text:p/>
          </table:table-cell>
          <table:table-cell table:number-columns-repeated="6"/>
          <table:table-cell table:style-name="ce9" table:formula="of:=[$'Offered modules from TUM online (Other IN)'.C7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75]; [$'Offered modules from TUM online (Other IN)'.A75]; &quot;&quot;)">
            <text:p/>
          </table:table-cell>
          <table:table-cell/>
          <table:table-cell table:style-name="Default" table:formula="of:=IF([$'Offered modules from TUM online (Other IN)'.C75]; [$'Offered modules from TUM online (Other IN)'.B75]; &quot;&quot;)">
            <text:p/>
          </table:table-cell>
          <table:table-cell table:number-columns-repeated="6"/>
          <table:table-cell table:style-name="ce9" table:formula="of:=[$'Offered modules from TUM online (Other IN)'.C7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76]; [$'Offered modules from TUM online (Other IN)'.A76]; &quot;&quot;)">
            <text:p/>
          </table:table-cell>
          <table:table-cell/>
          <table:table-cell table:style-name="Default" table:formula="of:=IF([$'Offered modules from TUM online (Other IN)'.C76]; [$'Offered modules from TUM online (Other IN)'.B76]; &quot;&quot;)">
            <text:p/>
          </table:table-cell>
          <table:table-cell table:number-columns-repeated="6"/>
          <table:table-cell table:style-name="ce9" table:formula="of:=[$'Offered modules from TUM online (Other IN)'.C7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77]; [$'Offered modules from TUM online (Other IN)'.A77]; &quot;&quot;)">
            <text:p/>
          </table:table-cell>
          <table:table-cell/>
          <table:table-cell table:style-name="Default" table:formula="of:=IF([$'Offered modules from TUM online (Other IN)'.C77]; [$'Offered modules from TUM online (Other IN)'.B77]; &quot;&quot;)">
            <text:p/>
          </table:table-cell>
          <table:table-cell table:number-columns-repeated="6"/>
          <table:table-cell table:style-name="ce9" table:formula="of:=[$'Offered modules from TUM online (Other IN)'.C7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78]; [$'Offered modules from TUM online (Other IN)'.A78]; &quot;&quot;)">
            <text:p/>
          </table:table-cell>
          <table:table-cell/>
          <table:table-cell table:style-name="Default" table:formula="of:=IF([$'Offered modules from TUM online (Other IN)'.C78]; [$'Offered modules from TUM online (Other IN)'.B78]; &quot;&quot;)">
            <text:p/>
          </table:table-cell>
          <table:table-cell table:number-columns-repeated="6"/>
          <table:table-cell table:style-name="ce9" table:formula="of:=[$'Offered modules from TUM online (Other IN)'.C7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79]; [$'Offered modules from TUM online (Other IN)'.A79]; &quot;&quot;)">
            <text:p/>
          </table:table-cell>
          <table:table-cell/>
          <table:table-cell table:style-name="Default" table:formula="of:=IF([$'Offered modules from TUM online (Other IN)'.C79]; [$'Offered modules from TUM online (Other IN)'.B79]; &quot;&quot;)">
            <text:p/>
          </table:table-cell>
          <table:table-cell table:number-columns-repeated="6"/>
          <table:table-cell table:style-name="ce9" table:formula="of:=[$'Offered modules from TUM online (Other IN)'.C7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80]; [$'Offered modules from TUM online (Other IN)'.A80]; &quot;&quot;)">
            <text:p/>
          </table:table-cell>
          <table:table-cell/>
          <table:table-cell table:style-name="Default" table:formula="of:=IF([$'Offered modules from TUM online (Other IN)'.C80]; [$'Offered modules from TUM online (Other IN)'.B80]; &quot;&quot;)">
            <text:p/>
          </table:table-cell>
          <table:table-cell table:number-columns-repeated="6"/>
          <table:table-cell table:style-name="ce9" table:formula="of:=[$'Offered modules from TUM online (Other IN)'.C8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81]; [$'Offered modules from TUM online (Other IN)'.A81]; &quot;&quot;)">
            <text:p/>
          </table:table-cell>
          <table:table-cell/>
          <table:table-cell table:style-name="Default" table:formula="of:=IF([$'Offered modules from TUM online (Other IN)'.C81]; [$'Offered modules from TUM online (Other IN)'.B81]; &quot;&quot;)">
            <text:p/>
          </table:table-cell>
          <table:table-cell table:number-columns-repeated="6"/>
          <table:table-cell table:style-name="ce9" table:formula="of:=[$'Offered modules from TUM online (Other IN)'.C8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82]; [$'Offered modules from TUM online (Other IN)'.A82]; &quot;&quot;)">
            <text:p/>
          </table:table-cell>
          <table:table-cell/>
          <table:table-cell table:style-name="Default" table:formula="of:=IF([$'Offered modules from TUM online (Other IN)'.C82]; [$'Offered modules from TUM online (Other IN)'.B82]; &quot;&quot;)">
            <text:p/>
          </table:table-cell>
          <table:table-cell table:number-columns-repeated="6"/>
          <table:table-cell table:style-name="ce9" table:formula="of:=[$'Offered modules from TUM online (Other IN)'.C8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83]; [$'Offered modules from TUM online (Other IN)'.A83]; &quot;&quot;)">
            <text:p/>
          </table:table-cell>
          <table:table-cell/>
          <table:table-cell table:style-name="Default" table:formula="of:=IF([$'Offered modules from TUM online (Other IN)'.C83]; [$'Offered modules from TUM online (Other IN)'.B83]; &quot;&quot;)">
            <text:p/>
          </table:table-cell>
          <table:table-cell table:number-columns-repeated="6"/>
          <table:table-cell table:style-name="ce9" table:formula="of:=[$'Offered modules from TUM online (Other IN)'.C8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84]; [$'Offered modules from TUM online (Other IN)'.A84]; &quot;&quot;)">
            <text:p/>
          </table:table-cell>
          <table:table-cell/>
          <table:table-cell table:style-name="Default" table:formula="of:=IF([$'Offered modules from TUM online (Other IN)'.C84]; [$'Offered modules from TUM online (Other IN)'.B84]; &quot;&quot;)">
            <text:p/>
          </table:table-cell>
          <table:table-cell table:number-columns-repeated="6"/>
          <table:table-cell table:style-name="ce9" table:formula="of:=[$'Offered modules from TUM online (Other IN)'.C8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85]; [$'Offered modules from TUM online (Other IN)'.A85]; &quot;&quot;)">
            <text:p/>
          </table:table-cell>
          <table:table-cell/>
          <table:table-cell table:style-name="Default" table:formula="of:=IF([$'Offered modules from TUM online (Other IN)'.C85]; [$'Offered modules from TUM online (Other IN)'.B85]; &quot;&quot;)">
            <text:p/>
          </table:table-cell>
          <table:table-cell table:number-columns-repeated="6"/>
          <table:table-cell table:style-name="ce9" table:formula="of:=[$'Offered modules from TUM online (Other IN)'.C8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86]; [$'Offered modules from TUM online (Other IN)'.A86]; &quot;&quot;)">
            <text:p/>
          </table:table-cell>
          <table:table-cell/>
          <table:table-cell table:style-name="Default" table:formula="of:=IF([$'Offered modules from TUM online (Other IN)'.C86]; [$'Offered modules from TUM online (Other IN)'.B86]; &quot;&quot;)">
            <text:p/>
          </table:table-cell>
          <table:table-cell table:number-columns-repeated="6"/>
          <table:table-cell table:style-name="ce9" table:formula="of:=[$'Offered modules from TUM online (Other IN)'.C8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87]; [$'Offered modules from TUM online (Other IN)'.A87]; &quot;&quot;)">
            <text:p/>
          </table:table-cell>
          <table:table-cell/>
          <table:table-cell table:style-name="Default" table:formula="of:=IF([$'Offered modules from TUM online (Other IN)'.C87]; [$'Offered modules from TUM online (Other IN)'.B87]; &quot;&quot;)">
            <text:p/>
          </table:table-cell>
          <table:table-cell table:number-columns-repeated="6"/>
          <table:table-cell table:style-name="ce9" table:formula="of:=[$'Offered modules from TUM online (Other IN)'.C8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88]; [$'Offered modules from TUM online (Other IN)'.A88]; &quot;&quot;)">
            <text:p/>
          </table:table-cell>
          <table:table-cell/>
          <table:table-cell table:style-name="Default" table:formula="of:=IF([$'Offered modules from TUM online (Other IN)'.C88]; [$'Offered modules from TUM online (Other IN)'.B88]; &quot;&quot;)">
            <text:p/>
          </table:table-cell>
          <table:table-cell table:number-columns-repeated="6"/>
          <table:table-cell table:style-name="ce9" table:formula="of:=[$'Offered modules from TUM online (Other IN)'.C8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89]; [$'Offered modules from TUM online (Other IN)'.A89]; &quot;&quot;)">
            <text:p/>
          </table:table-cell>
          <table:table-cell/>
          <table:table-cell table:style-name="Default" table:formula="of:=IF([$'Offered modules from TUM online (Other IN)'.C89]; [$'Offered modules from TUM online (Other IN)'.B89]; &quot;&quot;)">
            <text:p/>
          </table:table-cell>
          <table:table-cell table:number-columns-repeated="6"/>
          <table:table-cell table:style-name="ce9" table:formula="of:=[$'Offered modules from TUM online (Other IN)'.C8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90]; [$'Offered modules from TUM online (Other IN)'.A90]; &quot;&quot;)">
            <text:p/>
          </table:table-cell>
          <table:table-cell/>
          <table:table-cell table:style-name="Default" table:formula="of:=IF([$'Offered modules from TUM online (Other IN)'.C90]; [$'Offered modules from TUM online (Other IN)'.B90]; &quot;&quot;)">
            <text:p/>
          </table:table-cell>
          <table:table-cell table:number-columns-repeated="6"/>
          <table:table-cell table:style-name="ce9" table:formula="of:=[$'Offered modules from TUM online (Other IN)'.C9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91]; [$'Offered modules from TUM online (Other IN)'.A91]; &quot;&quot;)">
            <text:p/>
          </table:table-cell>
          <table:table-cell/>
          <table:table-cell table:style-name="Default" table:formula="of:=IF([$'Offered modules from TUM online (Other IN)'.C91]; [$'Offered modules from TUM online (Other IN)'.B91]; &quot;&quot;)">
            <text:p/>
          </table:table-cell>
          <table:table-cell table:number-columns-repeated="6"/>
          <table:table-cell table:style-name="ce9" table:formula="of:=[$'Offered modules from TUM online (Other IN)'.C9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92]; [$'Offered modules from TUM online (Other IN)'.A92]; &quot;&quot;)">
            <text:p/>
          </table:table-cell>
          <table:table-cell/>
          <table:table-cell table:style-name="Default" table:formula="of:=IF([$'Offered modules from TUM online (Other IN)'.C92]; [$'Offered modules from TUM online (Other IN)'.B92]; &quot;&quot;)">
            <text:p/>
          </table:table-cell>
          <table:table-cell table:number-columns-repeated="6"/>
          <table:table-cell table:style-name="ce9" table:formula="of:=[$'Offered modules from TUM online (Other IN)'.C9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93]; [$'Offered modules from TUM online (Other IN)'.A93]; &quot;&quot;)">
            <text:p/>
          </table:table-cell>
          <table:table-cell/>
          <table:table-cell table:style-name="Default" table:formula="of:=IF([$'Offered modules from TUM online (Other IN)'.C93]; [$'Offered modules from TUM online (Other IN)'.B93]; &quot;&quot;)">
            <text:p/>
          </table:table-cell>
          <table:table-cell table:number-columns-repeated="6"/>
          <table:table-cell table:style-name="ce9" table:formula="of:=[$'Offered modules from TUM online (Other IN)'.C93]"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94]; [$'Offered modules from TUM online (Other IN)'.A94]; &quot;&quot;)">
            <text:p/>
          </table:table-cell>
          <table:table-cell/>
          <table:table-cell table:style-name="Default" table:formula="of:=IF([$'Offered modules from TUM online (Other IN)'.C94]; [$'Offered modules from TUM online (Other IN)'.B94]; &quot;&quot;)">
            <text:p/>
          </table:table-cell>
          <table:table-cell table:number-columns-repeated="6"/>
          <table:table-cell table:style-name="ce9" table:formula="of:=[$'Offered modules from TUM online (Other IN)'.C94]"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95]; [$'Offered modules from TUM online (Other IN)'.A95]; &quot;&quot;)">
            <text:p/>
          </table:table-cell>
          <table:table-cell/>
          <table:table-cell table:style-name="Default" table:formula="of:=IF([$'Offered modules from TUM online (Other IN)'.C95]; [$'Offered modules from TUM online (Other IN)'.B95]; &quot;&quot;)">
            <text:p/>
          </table:table-cell>
          <table:table-cell table:number-columns-repeated="6"/>
          <table:table-cell table:style-name="ce9" table:formula="of:=[$'Offered modules from TUM online (Other IN)'.C95]"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96]; [$'Offered modules from TUM online (Other IN)'.A96]; &quot;&quot;)">
            <text:p/>
          </table:table-cell>
          <table:table-cell/>
          <table:table-cell table:style-name="Default" table:formula="of:=IF([$'Offered modules from TUM online (Other IN)'.C96]; [$'Offered modules from TUM online (Other IN)'.B96]; &quot;&quot;)">
            <text:p/>
          </table:table-cell>
          <table:table-cell table:number-columns-repeated="6"/>
          <table:table-cell table:style-name="ce9" table:formula="of:=[$'Offered modules from TUM online (Other IN)'.C96]"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97]; [$'Offered modules from TUM online (Other IN)'.A97]; &quot;&quot;)">
            <text:p/>
          </table:table-cell>
          <table:table-cell/>
          <table:table-cell table:style-name="Default" table:formula="of:=IF([$'Offered modules from TUM online (Other IN)'.C97]; [$'Offered modules from TUM online (Other IN)'.B97]; &quot;&quot;)">
            <text:p/>
          </table:table-cell>
          <table:table-cell table:number-columns-repeated="6"/>
          <table:table-cell table:style-name="ce9" table:formula="of:=[$'Offered modules from TUM online (Other IN)'.C97]"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98]; [$'Offered modules from TUM online (Other IN)'.A98]; &quot;&quot;)">
            <text:p/>
          </table:table-cell>
          <table:table-cell/>
          <table:table-cell table:style-name="Default" table:formula="of:=IF([$'Offered modules from TUM online (Other IN)'.C98]; [$'Offered modules from TUM online (Other IN)'.B98]; &quot;&quot;)">
            <text:p/>
          </table:table-cell>
          <table:table-cell table:number-columns-repeated="6"/>
          <table:table-cell table:style-name="ce9" table:formula="of:=[$'Offered modules from TUM online (Other IN)'.C98]"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99]; [$'Offered modules from TUM online (Other IN)'.A99]; &quot;&quot;)">
            <text:p/>
          </table:table-cell>
          <table:table-cell/>
          <table:table-cell table:style-name="Default" table:formula="of:=IF([$'Offered modules from TUM online (Other IN)'.C99]; [$'Offered modules from TUM online (Other IN)'.B99]; &quot;&quot;)">
            <text:p/>
          </table:table-cell>
          <table:table-cell table:number-columns-repeated="6"/>
          <table:table-cell table:style-name="ce9" table:formula="of:=[$'Offered modules from TUM online (Other IN)'.C99]"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100]; [$'Offered modules from TUM online (Other IN)'.A100]; &quot;&quot;)">
            <text:p/>
          </table:table-cell>
          <table:table-cell/>
          <table:table-cell table:style-name="Default" table:formula="of:=IF([$'Offered modules from TUM online (Other IN)'.C100]; [$'Offered modules from TUM online (Other IN)'.B100]; &quot;&quot;)">
            <text:p/>
          </table:table-cell>
          <table:table-cell table:number-columns-repeated="6"/>
          <table:table-cell table:style-name="ce9" table:formula="of:=[$'Offered modules from TUM online (Other IN)'.C100]"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101]; [$'Offered modules from TUM online (Other IN)'.A101]; &quot;&quot;)">
            <text:p/>
          </table:table-cell>
          <table:table-cell/>
          <table:table-cell table:style-name="Default" table:formula="of:=IF([$'Offered modules from TUM online (Other IN)'.C101]; [$'Offered modules from TUM online (Other IN)'.B101]; &quot;&quot;)">
            <text:p/>
          </table:table-cell>
          <table:table-cell table:number-columns-repeated="6"/>
          <table:table-cell table:style-name="ce9" table:formula="of:=[$'Offered modules from TUM online (Other IN)'.C101]"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102]; [$'Offered modules from TUM online (Other IN)'.A102]; &quot;&quot;)">
            <text:p/>
          </table:table-cell>
          <table:table-cell/>
          <table:table-cell table:style-name="Default" table:formula="of:=IF([$'Offered modules from TUM online (Other IN)'.C102]; [$'Offered modules from TUM online (Other IN)'.B102]; &quot;&quot;)">
            <text:p/>
          </table:table-cell>
          <table:table-cell table:number-columns-repeated="6"/>
          <table:table-cell table:style-name="ce9" table:formula="of:=[$'Offered modules from TUM online (Other IN)'.C102]" office:value-type="boolean" office:boolean-value="false" calcext:value-type="boolean">
            <text:p>FALSE</text:p>
          </table:table-cell>
          <table:table-cell table:number-columns-repeated="1014"/>
        </table:table-row>
        <table:table-row table:style-name="ro8" table:visibility="filter">
          <table:table-cell table:formula="of:=IF([$'Offered modules from TUM online (Other IN)'.C103]; [$'Offered modules from TUM online (Other IN)'.A103]; &quot;&quot;)">
            <text:p/>
          </table:table-cell>
          <table:table-cell/>
          <table:table-cell table:style-name="Default" table:formula="of:=IF([$'Offered modules from TUM online (Other IN)'.C103]; [$'Offered modules from TUM online (Other IN)'.B103]; &quot;&quot;)">
            <text:p/>
          </table:table-cell>
          <table:table-cell table:number-columns-repeated="6"/>
          <table:table-cell table:style-name="ce9" table:formula="of:=[$'Offered modules from TUM online (Other IN)'.C103]" office:value-type="boolean" office:boolean-value="false" calcext:value-type="boolean">
            <text:p>FALSE</text:p>
          </table:table-cell>
          <table:table-cell table:number-columns-repeated="1014"/>
        </table:table-row>
        <table:table-row table:style-name="ro8" table:number-rows-repeated="1048074">
          <table:table-cell table:number-columns-repeated="1024"/>
        </table:table-row>
        <table:table-row table:style-name="ro8">
          <table:table-cell table:number-columns-repeated="1024"/>
        </table:table-row>
      </table:table>
      <table:table table:name="Offered modules from TUM online (Master)" table:style-name="ta1">
        <table:table-column table:style-name="co1" table:default-cell-style-name="Default"/>
        <table:table-column table:style-name="co10" table:default-cell-style-name="Default"/>
        <table:table-column table:style-name="co1" table:default-cell-style-name="ce5"/>
        <table:table-column table:style-name="co11" table:default-cell-style-name="ce5"/>
        <table:table-column table:style-name="co1" table:default-cell-style-name="Default"/>
        <table:table-column table:style-name="co12" table:default-cell-style-name="Default"/>
        <table:table-column table:style-name="co1" table:number-columns-repeated="3" table:default-cell-style-name="Default"/>
        <table:table-row table:style-name="ro8">
          <table:table-cell office:value-type="string" calcext:value-type="string" table:number-columns-spanned="9" table:number-rows-spanned="3">
            <text:p>List of module numbers of offered courses in the current semester from TUM online. Obtained with fetch_courses.py.</text:p>
          </table:table-cell>
          <table:covered-table-cell/>
          <table:covered-table-cell table:number-columns-repeated="2" table:style-name="ce2"/>
          <table:covered-table-cell table:number-columns-repeated="5"/>
        </table:table-row>
        <table:table-row table:style-name="ro14">
          <table:covered-table-cell table:number-columns-repeated="9"/>
        </table:table-row>
        <table:table-row table:style-name="ro15">
          <table:covered-table-cell table:number-columns-repeated="9"/>
        </table:table-row>
        <table:table-row table:style-name="ro16">
          <table:table-cell table:style-name="ce30" office:value-type="string" calcext:value-type="string">
            <text:p>Module No.</text:p>
          </table:table-cell>
          <table:table-cell table:style-name="ce30" office:value-type="string" calcext:value-type="string">
            <text:p>Title</text:p>
          </table:table-cell>
          <table:table-cell office:value-type="string" calcext:value-type="string">
            <text:p>Missing from the Curriculum table</text:p>
          </table:table-cell>
          <table:table-cell office:value-type="string" calcext:value-type="string">
            <text:p>Title if not included in any Area:</text:p>
          </table:table-cell>
          <table:table-cell table:number-columns-repeated="5"/>
        </table:table-row>
        <table:table-row table:style-name="ro17">
          <table:table-cell office:value-type="string" calcext:value-type="string">
            <text:p>IN0001</text:p>
          </table:table-cell>
          <table:table-cell office:value-type="string" calcext:value-type="string">
            <text:p>Introduction to Informatics</text:p>
          </table:table-cell>
          <table:table-cell table:style-name="ce16" table:formula="of:=AND(NOT(ISNUMBER(FIND([.A5];COM.MICROSOFT.CONCAT(['Modules by Master Areas'.A$6:.A$300])))); NOT(ISBLANK([.A5])))" office:value-type="boolean" office:boolean-value="true" calcext:value-type="boolean">
            <text:p>TRUE</text:p>
          </table:table-cell>
          <table:table-cell table:style-name="ce42" table:formula="of:=IF(NOT([.C5]); &quot;&quot;; [.B5])" office:value-type="string" office:string-value="Introduction to Informatics" calcext:value-type="string">
            <text:p>Introduction to Informatics</text:p>
          </table:table-cell>
          <table:table-cell table:number-columns-repeated="5"/>
        </table:table-row>
        <table:table-row table:style-name="ro17">
          <table:table-cell office:value-type="string" calcext:value-type="string">
            <text:p>IN0004</text:p>
          </table:table-cell>
          <table:table-cell office:value-type="string" calcext:value-type="string">
            <text:p>Introduction to Computer Architecture</text:p>
          </table:table-cell>
          <table:table-cell table:style-name="ce16" table:formula="of:=AND(NOT(ISNUMBER(FIND([.A6];COM.MICROSOFT.CONCAT(['Modules by Master Areas'.A$6:.A$300])))); NOT(ISBLANK([.A6])))" office:value-type="boolean" office:boolean-value="true" calcext:value-type="boolean">
            <text:p>TRUE</text:p>
          </table:table-cell>
          <table:table-cell table:style-name="ce42" table:formula="of:=IF(NOT([.C6]); &quot;&quot;; [.B6])" office:value-type="string" office:string-value="Introduction to Computer Architecture" calcext:value-type="string">
            <text:p>Introduction to Computer Architecture</text:p>
          </table:table-cell>
          <table:table-cell table:number-columns-repeated="5"/>
        </table:table-row>
        <table:table-row table:style-name="ro17">
          <table:table-cell office:value-type="string" calcext:value-type="string">
            <text:p>IN0008</text:p>
          </table:table-cell>
          <table:table-cell office:value-type="string" calcext:value-type="string">
            <text:p>Fundamentals of Databases</text:p>
          </table:table-cell>
          <table:table-cell table:style-name="ce16" table:formula="of:=AND(NOT(ISNUMBER(FIND([.A7];COM.MICROSOFT.CONCAT(['Modules by Master Areas'.A$6:.A$300])))); NOT(ISBLANK([.A7])))" office:value-type="boolean" office:boolean-value="true" calcext:value-type="boolean">
            <text:p>TRUE</text:p>
          </table:table-cell>
          <table:table-cell table:style-name="ce42" table:formula="of:=IF(NOT([.C7]); &quot;&quot;; [.B7])" office:value-type="string" office:string-value="Fundamentals of Databases" calcext:value-type="string">
            <text:p>Fundamentals of Databases</text:p>
          </table:table-cell>
          <table:table-cell table:number-columns-repeated="5"/>
        </table:table-row>
        <table:table-row table:style-name="ro17">
          <table:table-cell office:value-type="string" calcext:value-type="string">
            <text:p>IN0009</text:p>
          </table:table-cell>
          <table:table-cell office:value-type="string" calcext:value-type="string">
            <text:p>Basic Principles: Operating Systems and System Software</text:p>
          </table:table-cell>
          <table:table-cell table:style-name="ce16" table:formula="of:=AND(NOT(ISNUMBER(FIND([.A8];COM.MICROSOFT.CONCAT(['Modules by Master Areas'.A$6:.A$300])))); NOT(ISBLANK([.A8])))" office:value-type="boolean" office:boolean-value="true" calcext:value-type="boolean">
            <text:p>TRUE</text:p>
          </table:table-cell>
          <table:table-cell table:style-name="ce42" table:formula="of:=IF(NOT([.C8]); &quot;&quot;; [.B8])" office:value-type="string" office:string-value="Basic Principles: Operating Systems and System Software" calcext:value-type="string">
            <text:p>Basic Principles: Operating Systems and System Software</text:p>
          </table:table-cell>
          <table:table-cell table:number-columns-repeated="5"/>
        </table:table-row>
        <table:table-row table:style-name="ro17">
          <table:table-cell office:value-type="string" calcext:value-type="string">
            <text:p>IN0015</text:p>
          </table:table-cell>
          <table:table-cell office:value-type="string" calcext:value-type="string">
            <text:p>Discrete Structures</text:p>
          </table:table-cell>
          <table:table-cell table:style-name="ce16" table:formula="of:=AND(NOT(ISNUMBER(FIND([.A9];COM.MICROSOFT.CONCAT(['Modules by Master Areas'.A$6:.A$300])))); NOT(ISBLANK([.A9])))" office:value-type="boolean" office:boolean-value="true" calcext:value-type="boolean">
            <text:p>TRUE</text:p>
          </table:table-cell>
          <table:table-cell table:style-name="ce42" table:formula="of:=IF(NOT([.C9]); &quot;&quot;; [.B9])" office:value-type="string" office:string-value="Discrete Structures" calcext:value-type="string">
            <text:p>Discrete Structures</text:p>
          </table:table-cell>
          <table:table-cell table:number-columns-repeated="5"/>
        </table:table-row>
        <table:table-row table:style-name="ro17">
          <table:table-cell office:value-type="string" calcext:value-type="string">
            <text:p>IN0019</text:p>
          </table:table-cell>
          <table:table-cell office:value-type="string" calcext:value-type="string">
            <text:p>Numerical Programming</text:p>
          </table:table-cell>
          <table:table-cell table:style-name="ce16" table:formula="of:=AND(NOT(ISNUMBER(FIND([.A10];COM.MICROSOFT.CONCAT(['Modules by Master Areas'.A$6:.A$300])))); NOT(ISBLANK([.A10])))" office:value-type="boolean" office:boolean-value="true" calcext:value-type="boolean">
            <text:p>TRUE</text:p>
          </table:table-cell>
          <table:table-cell table:style-name="ce42" table:formula="of:=IF(NOT([.C10]); &quot;&quot;; [.B10])" office:value-type="string" office:string-value="Numerical Programming" calcext:value-type="string">
            <text:p>Numerical Programming</text:p>
          </table:table-cell>
          <table:table-cell table:number-columns-repeated="5"/>
        </table:table-row>
        <table:table-row table:style-name="ro17">
          <table:table-cell office:value-type="string" calcext:value-type="string">
            <text:p>IN0037</text:p>
          </table:table-cell>
          <table:table-cell office:value-type="string" calcext:value-type="string">
            <text:p>Game Physics</text:p>
          </table:table-cell>
          <table:table-cell table:style-name="ce16" table:formula="of:=AND(NOT(ISNUMBER(FIND([.A11];COM.MICROSOFT.CONCAT(['Modules by Master Areas'.A$6:.A$300])))); NOT(ISBLANK([.A11])))" office:value-type="boolean" office:boolean-value="false" calcext:value-type="boolean">
            <text:p>FALSE</text:p>
          </table:table-cell>
          <table:table-cell table:style-name="ce42" table:formula="of:=IF(NOT([.C11]); &quot;&quot;; [.B11])">
            <text:p/>
          </table:table-cell>
          <table:table-cell table:number-columns-repeated="5"/>
        </table:table-row>
        <table:table-row table:style-name="ro17">
          <table:table-cell office:value-type="string" calcext:value-type="string">
            <text:p>IN2003</text:p>
          </table:table-cell>
          <table:table-cell office:value-type="string" calcext:value-type="string">
            <text:p>Efficient Algorithms and Data Structures</text:p>
          </table:table-cell>
          <table:table-cell table:style-name="ce16" table:formula="of:=AND(NOT(ISNUMBER(FIND([.A12];COM.MICROSOFT.CONCAT(['Modules by Master Areas'.A$6:.A$300])))); NOT(ISBLANK([.A12])))" office:value-type="boolean" office:boolean-value="false" calcext:value-type="boolean">
            <text:p>FALSE</text:p>
          </table:table-cell>
          <table:table-cell table:style-name="ce42" table:formula="of:=IF(NOT([.C12]); &quot;&quot;; [.B12])">
            <text:p/>
          </table:table-cell>
          <table:table-cell table:number-columns-repeated="5"/>
        </table:table-row>
        <table:table-row table:style-name="ro17">
          <table:table-cell office:value-type="string" calcext:value-type="string">
            <text:p>IN2015</text:p>
          </table:table-cell>
          <table:table-cell office:value-type="string" calcext:value-type="string">
            <text:p>Image Synthesis - Realtime-Techniques and global Illumination</text:p>
          </table:table-cell>
          <table:table-cell table:style-name="ce16" table:formula="of:=AND(NOT(ISNUMBER(FIND([.A13];COM.MICROSOFT.CONCAT(['Modules by Master Areas'.A$6:.A$300])))); NOT(ISBLANK([.A13])))" office:value-type="boolean" office:boolean-value="false" calcext:value-type="boolean">
            <text:p>FALSE</text:p>
          </table:table-cell>
          <table:table-cell table:style-name="ce42" table:formula="of:=IF(NOT([.C13]); &quot;&quot;; [.B13])">
            <text:p/>
          </table:table-cell>
          <table:table-cell table:number-columns-repeated="5"/>
        </table:table-row>
        <table:table-row table:style-name="ro17">
          <table:table-cell office:value-type="string" calcext:value-type="string">
            <text:p>IN2021</text:p>
          </table:table-cell>
          <table:table-cell office:value-type="string" calcext:value-type="string">
            <text:p>Computer Aided Medical Procedures</text:p>
          </table:table-cell>
          <table:table-cell table:style-name="ce16" table:formula="of:=AND(NOT(ISNUMBER(FIND([.A14];COM.MICROSOFT.CONCAT(['Modules by Master Areas'.A$6:.A$300])))); NOT(ISBLANK([.A14])))" office:value-type="boolean" office:boolean-value="false" calcext:value-type="boolean">
            <text:p>FALSE</text:p>
          </table:table-cell>
          <table:table-cell table:style-name="ce42" table:formula="of:=IF(NOT([.C14]); &quot;&quot;; [.B14])">
            <text:p/>
          </table:table-cell>
          <table:table-cell table:number-columns-repeated="5"/>
        </table:table-row>
        <table:table-row table:style-name="ro17">
          <table:table-cell office:value-type="string" calcext:value-type="string">
            <text:p>IN2026</text:p>
          </table:table-cell>
          <table:table-cell office:value-type="string" calcext:value-type="string">
            <text:p>Visual Data Analytics</text:p>
          </table:table-cell>
          <table:table-cell table:style-name="ce16" table:formula="of:=AND(NOT(ISNUMBER(FIND([.A15];COM.MICROSOFT.CONCAT(['Modules by Master Areas'.A$6:.A$300])))); NOT(ISBLANK([.A15])))" office:value-type="boolean" office:boolean-value="false" calcext:value-type="boolean">
            <text:p>FALSE</text:p>
          </table:table-cell>
          <table:table-cell table:style-name="ce42" table:formula="of:=IF(NOT([.C15]); &quot;&quot;; [.B15])">
            <text:p/>
          </table:table-cell>
          <table:table-cell table:number-columns-repeated="5"/>
        </table:table-row>
        <table:table-row table:style-name="ro17">
          <table:table-cell office:value-type="string" calcext:value-type="string">
            <text:p>IN2028</text:p>
          </table:table-cell>
          <table:table-cell office:value-type="string" calcext:value-type="string">
            <text:p>Business Analytics and Machine Learning</text:p>
          </table:table-cell>
          <table:table-cell table:style-name="ce16" table:formula="of:=AND(NOT(ISNUMBER(FIND([.A16];COM.MICROSOFT.CONCAT(['Modules by Master Areas'.A$6:.A$300])))); NOT(ISBLANK([.A16])))" office:value-type="boolean" office:boolean-value="false" calcext:value-type="boolean">
            <text:p>FALSE</text:p>
          </table:table-cell>
          <table:table-cell table:style-name="ce42" table:formula="of:=IF(NOT([.C16]); &quot;&quot;; [.B16])">
            <text:p/>
          </table:table-cell>
          <table:table-cell table:number-columns-repeated="5"/>
        </table:table-row>
        <table:table-row table:style-name="ro17">
          <table:table-cell office:value-type="string" calcext:value-type="string">
            <text:p>IN2030</text:p>
          </table:table-cell>
          <table:table-cell office:value-type="string" calcext:value-type="string">
            <text:p>Data Mining and Knowledge Discovery</text:p>
          </table:table-cell>
          <table:table-cell table:style-name="ce16" table:formula="of:=AND(NOT(ISNUMBER(FIND([.A17];COM.MICROSOFT.CONCAT(['Modules by Master Areas'.A$6:.A$300])))); NOT(ISBLANK([.A17])))" office:value-type="boolean" office:boolean-value="false" calcext:value-type="boolean">
            <text:p>FALSE</text:p>
          </table:table-cell>
          <table:table-cell table:style-name="ce42" table:formula="of:=IF(NOT([.C17]); &quot;&quot;; [.B17])">
            <text:p/>
          </table:table-cell>
          <table:table-cell table:number-columns-repeated="5"/>
        </table:table-row>
        <table:table-row table:style-name="ro17">
          <table:table-cell office:value-type="string" calcext:value-type="string">
            <text:p>IN2041</text:p>
          </table:table-cell>
          <table:table-cell office:value-type="string" calcext:value-type="string">
            <text:p>Automata and Formal Languages</text:p>
          </table:table-cell>
          <table:table-cell table:style-name="ce16" table:formula="of:=AND(NOT(ISNUMBER(FIND([.A18];COM.MICROSOFT.CONCAT(['Modules by Master Areas'.A$6:.A$300])))); NOT(ISBLANK([.A18])))" office:value-type="boolean" office:boolean-value="false" calcext:value-type="boolean">
            <text:p>FALSE</text:p>
          </table:table-cell>
          <table:table-cell table:style-name="ce42" table:formula="of:=IF(NOT([.C18]); &quot;&quot;; [.B18])">
            <text:p/>
          </table:table-cell>
          <table:table-cell table:number-columns-repeated="5"/>
        </table:table-row>
        <table:table-row table:style-name="ro17">
          <table:table-cell office:value-type="string" calcext:value-type="string">
            <text:p>IN2053</text:p>
          </table:table-cell>
          <table:table-cell office:value-type="string" calcext:value-type="string">
            <text:p>Program Optimization</text:p>
          </table:table-cell>
          <table:table-cell table:style-name="ce16" table:formula="of:=AND(NOT(ISNUMBER(FIND([.A19];COM.MICROSOFT.CONCAT(['Modules by Master Areas'.A$6:.A$300])))); NOT(ISBLANK([.A19])))" office:value-type="boolean" office:boolean-value="false" calcext:value-type="boolean">
            <text:p>FALSE</text:p>
          </table:table-cell>
          <table:table-cell table:style-name="ce42" table:formula="of:=IF(NOT([.C19]); &quot;&quot;; [.B19])">
            <text:p/>
          </table:table-cell>
          <table:table-cell table:number-columns-repeated="5"/>
        </table:table-row>
        <table:table-row table:style-name="ro17">
          <table:table-cell office:value-type="string" calcext:value-type="string">
            <text:p>IN2055</text:p>
          </table:table-cell>
          <table:table-cell office:value-type="string" calcext:value-type="string">
            <text:p>Semantics</text:p>
          </table:table-cell>
          <table:table-cell table:style-name="ce16" table:formula="of:=AND(NOT(ISNUMBER(FIND([.A20];COM.MICROSOFT.CONCAT(['Modules by Master Areas'.A$6:.A$300])))); NOT(ISBLANK([.A20])))" office:value-type="boolean" office:boolean-value="false" calcext:value-type="boolean">
            <text:p>FALSE</text:p>
          </table:table-cell>
          <table:table-cell table:style-name="ce42" table:formula="of:=IF(NOT([.C20]); &quot;&quot;; [.B20])">
            <text:p/>
          </table:table-cell>
          <table:table-cell table:number-columns-repeated="5"/>
        </table:table-row>
        <table:table-row table:style-name="ro17">
          <table:table-cell office:value-type="string" calcext:value-type="string">
            <text:p>IN2060</text:p>
          </table:table-cell>
          <table:table-cell office:value-type="string" calcext:value-type="string">
            <text:p>Real-Time Systems</text:p>
          </table:table-cell>
          <table:table-cell table:style-name="ce16" table:formula="of:=AND(NOT(ISNUMBER(FIND([.A21];COM.MICROSOFT.CONCAT(['Modules by Master Areas'.A$6:.A$300])))); NOT(ISBLANK([.A21])))" office:value-type="boolean" office:boolean-value="false" calcext:value-type="boolean">
            <text:p>FALSE</text:p>
          </table:table-cell>
          <table:table-cell table:style-name="ce42" table:formula="of:=IF(NOT([.C21]); &quot;&quot;; [.B21])">
            <text:p/>
          </table:table-cell>
          <table:table-cell table:number-columns-repeated="5"/>
        </table:table-row>
        <table:table-row table:style-name="ro17">
          <table:table-cell office:value-type="string" calcext:value-type="string">
            <text:p>IN2062</text:p>
          </table:table-cell>
          <table:table-cell office:value-type="string" calcext:value-type="string">
            <text:p>Techniques in Artificial Intelligence</text:p>
          </table:table-cell>
          <table:table-cell table:style-name="ce16" table:formula="of:=AND(NOT(ISNUMBER(FIND([.A22];COM.MICROSOFT.CONCAT(['Modules by Master Areas'.A$6:.A$300])))); NOT(ISBLANK([.A22])))" office:value-type="boolean" office:boolean-value="false" calcext:value-type="boolean">
            <text:p>FALSE</text:p>
          </table:table-cell>
          <table:table-cell table:style-name="ce42" table:formula="of:=IF(NOT([.C22]); &quot;&quot;; [.B22])">
            <text:p/>
          </table:table-cell>
          <table:table-cell table:number-columns-repeated="5"/>
        </table:table-row>
        <table:table-row table:style-name="ro17">
          <table:table-cell office:value-type="string" calcext:value-type="string">
            <text:p>IN2064</text:p>
          </table:table-cell>
          <table:table-cell office:value-type="string" calcext:value-type="string">
            <text:p>Machine Learning</text:p>
          </table:table-cell>
          <table:table-cell table:style-name="ce16" table:formula="of:=AND(NOT(ISNUMBER(FIND([.A23];COM.MICROSOFT.CONCAT(['Modules by Master Areas'.A$6:.A$300])))); NOT(ISBLANK([.A23])))" office:value-type="boolean" office:boolean-value="false" calcext:value-type="boolean">
            <text:p>FALSE</text:p>
          </table:table-cell>
          <table:table-cell table:style-name="ce42" table:formula="of:=IF(NOT([.C23]); &quot;&quot;; [.B23])">
            <text:p/>
          </table:table-cell>
          <table:table-cell table:number-columns-repeated="5"/>
        </table:table-row>
        <table:table-row table:style-name="ro17">
          <table:table-cell office:value-type="string" calcext:value-type="string">
            <text:p>IN2067</text:p>
          </table:table-cell>
          <table:table-cell office:value-type="string" calcext:value-type="string">
            <text:p>Robotics</text:p>
          </table:table-cell>
          <table:table-cell table:style-name="ce16" table:formula="of:=AND(NOT(ISNUMBER(FIND([.A24];COM.MICROSOFT.CONCAT(['Modules by Master Areas'.A$6:.A$300])))); NOT(ISBLANK([.A24])))" office:value-type="boolean" office:boolean-value="false" calcext:value-type="boolean">
            <text:p>FALSE</text:p>
          </table:table-cell>
          <table:table-cell table:style-name="ce42" table:formula="of:=IF(NOT([.C24]); &quot;&quot;; [.B24])">
            <text:p/>
          </table:table-cell>
          <table:table-cell table:number-columns-repeated="5"/>
        </table:table-row>
        <table:table-row table:style-name="ro17">
          <table:table-cell office:value-type="string" calcext:value-type="string">
            <text:p>IN2071</text:p>
          </table:table-cell>
          <table:table-cell office:value-type="string" calcext:value-type="string">
            <text:p>Knowledge-based Systems for Industrial Applications</text:p>
          </table:table-cell>
          <table:table-cell table:style-name="ce16" table:formula="of:=AND(NOT(ISNUMBER(FIND([.A25];COM.MICROSOFT.CONCAT(['Modules by Master Areas'.A$6:.A$300])))); NOT(ISBLANK([.A25])))" office:value-type="boolean" office:boolean-value="false" calcext:value-type="boolean">
            <text:p>FALSE</text:p>
          </table:table-cell>
          <table:table-cell table:style-name="ce42" table:formula="of:=IF(NOT([.C25]); &quot;&quot;; [.B25])">
            <text:p/>
          </table:table-cell>
          <table:table-cell table:number-columns-repeated="5"/>
        </table:table-row>
        <table:table-row table:style-name="ro17">
          <table:table-cell office:value-type="string" calcext:value-type="string">
            <text:p>IN2076</text:p>
          </table:table-cell>
          <table:table-cell office:value-type="string" calcext:value-type="string">
            <text:p>Advanced Computer Architecture</text:p>
          </table:table-cell>
          <table:table-cell table:style-name="ce16" table:formula="of:=AND(NOT(ISNUMBER(FIND([.A26];COM.MICROSOFT.CONCAT(['Modules by Master Areas'.A$6:.A$300])))); NOT(ISBLANK([.A26])))" office:value-type="boolean" office:boolean-value="false" calcext:value-type="boolean">
            <text:p>FALSE</text:p>
          </table:table-cell>
          <table:table-cell table:style-name="ce42" table:formula="of:=IF(NOT([.C26]); &quot;&quot;; [.B26])">
            <text:p/>
          </table:table-cell>
          <table:table-cell table:number-columns-repeated="5"/>
        </table:table-row>
        <table:table-row table:style-name="ro17">
          <table:table-cell office:value-type="string" calcext:value-type="string">
            <text:p>IN2078</text:p>
          </table:table-cell>
          <table:table-cell office:value-type="string" calcext:value-type="string">
            <text:p>Foundations of program and system development</text:p>
          </table:table-cell>
          <table:table-cell table:style-name="ce16" table:formula="of:=AND(NOT(ISNUMBER(FIND([.A27];COM.MICROSOFT.CONCAT(['Modules by Master Areas'.A$6:.A$300])))); NOT(ISBLANK([.A27])))" office:value-type="boolean" office:boolean-value="false" calcext:value-type="boolean">
            <text:p>FALSE</text:p>
          </table:table-cell>
          <table:table-cell table:style-name="ce42" table:formula="of:=IF(NOT([.C27]); &quot;&quot;; [.B27])">
            <text:p/>
          </table:table-cell>
          <table:table-cell table:number-columns-repeated="5"/>
        </table:table-row>
        <table:table-row table:style-name="ro17">
          <table:table-cell office:value-type="string" calcext:value-type="string">
            <text:p>IN2081</text:p>
          </table:table-cell>
          <table:table-cell office:value-type="string" calcext:value-type="string">
            <text:p>Patterns in Software Engineering</text:p>
          </table:table-cell>
          <table:table-cell table:style-name="ce16" table:formula="of:=AND(NOT(ISNUMBER(FIND([.A28];COM.MICROSOFT.CONCAT(['Modules by Master Areas'.A$6:.A$300])))); NOT(ISBLANK([.A28])))" office:value-type="boolean" office:boolean-value="false" calcext:value-type="boolean">
            <text:p>FALSE</text:p>
          </table:table-cell>
          <table:table-cell table:style-name="ce42" table:formula="of:=IF(NOT([.C28]); &quot;&quot;; [.B28])">
            <text:p/>
          </table:table-cell>
          <table:table-cell table:number-columns-repeated="5"/>
        </table:table-row>
        <table:table-row table:style-name="ro17">
          <table:table-cell office:value-type="string" calcext:value-type="string">
            <text:p>IN2093</text:p>
          </table:table-cell>
          <table:table-cell office:value-type="string" calcext:value-type="string">
            <text:p>eLearning - Techniques and Infrastructures</text:p>
          </table:table-cell>
          <table:table-cell table:style-name="ce16" table:formula="of:=AND(NOT(ISNUMBER(FIND([.A29];COM.MICROSOFT.CONCAT(['Modules by Master Areas'.A$6:.A$300])))); NOT(ISBLANK([.A29])))" office:value-type="boolean" office:boolean-value="false" calcext:value-type="boolean">
            <text:p>FALSE</text:p>
          </table:table-cell>
          <table:table-cell table:style-name="ce42" table:formula="of:=IF(NOT([.C29]); &quot;&quot;; [.B29])">
            <text:p/>
          </table:table-cell>
          <table:table-cell table:number-columns-repeated="5"/>
        </table:table-row>
        <table:table-row table:style-name="ro17">
          <table:table-cell office:value-type="string" calcext:value-type="string">
            <text:p>IN2097</text:p>
          </table:table-cell>
          <table:table-cell office:value-type="string" calcext:value-type="string">
            <text:p>Advanced Computer Networking</text:p>
          </table:table-cell>
          <table:table-cell table:style-name="ce16" table:formula="of:=AND(NOT(ISNUMBER(FIND([.A30];COM.MICROSOFT.CONCAT(['Modules by Master Areas'.A$6:.A$300])))); NOT(ISBLANK([.A30])))" office:value-type="boolean" office:boolean-value="false" calcext:value-type="boolean">
            <text:p>FALSE</text:p>
          </table:table-cell>
          <table:table-cell table:style-name="ce42" table:formula="of:=IF(NOT([.C30]); &quot;&quot;; [.B30])">
            <text:p/>
          </table:table-cell>
          <table:table-cell table:number-columns-repeated="5"/>
        </table:table-row>
        <table:table-row table:style-name="ro17">
          <table:table-cell office:value-type="string" calcext:value-type="string">
            <text:p>IN2101</text:p>
          </table:table-cell>
          <table:table-cell office:value-type="string" calcext:value-type="string">
            <text:p>Network Security</text:p>
          </table:table-cell>
          <table:table-cell table:style-name="ce16" table:formula="of:=AND(NOT(ISNUMBER(FIND([.A31];COM.MICROSOFT.CONCAT(['Modules by Master Areas'.A$6:.A$300])))); NOT(ISBLANK([.A31])))" office:value-type="boolean" office:boolean-value="false" calcext:value-type="boolean">
            <text:p>FALSE</text:p>
          </table:table-cell>
          <table:table-cell table:style-name="ce42" table:formula="of:=IF(NOT([.C31]); &quot;&quot;; [.B31])">
            <text:p/>
          </table:table-cell>
          <table:table-cell table:number-columns-repeated="5"/>
        </table:table-row>
        <table:table-row table:style-name="ro17">
          <table:table-cell office:value-type="string" calcext:value-type="string">
            <text:p>IN2124</text:p>
          </table:table-cell>
          <table:table-cell office:value-type="string" calcext:value-type="string">
            <text:p>Basic Mathematical Methods for Imaging and Visualization</text:p>
          </table:table-cell>
          <table:table-cell table:style-name="ce16" table:formula="of:=AND(NOT(ISNUMBER(FIND([.A32];COM.MICROSOFT.CONCAT(['Modules by Master Areas'.A$6:.A$300])))); NOT(ISBLANK([.A32])))" office:value-type="boolean" office:boolean-value="false" calcext:value-type="boolean">
            <text:p>FALSE</text:p>
          </table:table-cell>
          <table:table-cell table:style-name="ce42" table:formula="of:=IF(NOT([.C32]); &quot;&quot;; [.B32])">
            <text:p/>
          </table:table-cell>
          <table:table-cell table:number-columns-repeated="5"/>
        </table:table-row>
        <table:table-row table:style-name="ro17">
          <table:table-cell office:value-type="string" calcext:value-type="string">
            <text:p>IN2125</text:p>
          </table:table-cell>
          <table:table-cell office:value-type="string" calcext:value-type="string">
            <text:p>Virtualization Techniques</text:p>
          </table:table-cell>
          <table:table-cell table:style-name="ce16" table:formula="of:=AND(NOT(ISNUMBER(FIND([.A33];COM.MICROSOFT.CONCAT(['Modules by Master Areas'.A$6:.A$300])))); NOT(ISBLANK([.A33])))" office:value-type="boolean" office:boolean-value="false" calcext:value-type="boolean">
            <text:p>FALSE</text:p>
          </table:table-cell>
          <table:table-cell table:style-name="ce42" table:formula="of:=IF(NOT([.C33]); &quot;&quot;; [.B33])">
            <text:p/>
          </table:table-cell>
          <table:table-cell table:number-columns-repeated="5"/>
        </table:table-row>
        <table:table-row table:style-name="ro17">
          <table:table-cell office:value-type="string" calcext:value-type="string">
            <text:p>IN2126</text:p>
          </table:table-cell>
          <table:table-cell office:value-type="string" calcext:value-type="string">
            <text:p>Advanced Topics of SW Engineering</text:p>
          </table:table-cell>
          <table:table-cell table:style-name="ce16" table:formula="of:=AND(NOT(ISNUMBER(FIND([.A34];COM.MICROSOFT.CONCAT(['Modules by Master Areas'.A$6:.A$300])))); NOT(ISBLANK([.A34])))" office:value-type="boolean" office:boolean-value="true" calcext:value-type="boolean">
            <text:p>TRUE</text:p>
          </table:table-cell>
          <table:table-cell table:style-name="ce42" table:formula="of:=IF(NOT([.C34]); &quot;&quot;; [.B34])" office:value-type="string" office:string-value="Advanced Topics of SW Engineering" calcext:value-type="string">
            <text:p>Advanced Topics of SW Engineering</text:p>
          </table:table-cell>
          <table:table-cell table:number-columns-repeated="5"/>
        </table:table-row>
        <table:table-row table:style-name="ro17">
          <table:table-cell office:value-type="string" calcext:value-type="string">
            <text:p>IN2133</text:p>
          </table:table-cell>
          <table:table-cell office:value-type="string" calcext:value-type="string">
            <text:p>Principles of Computer Vision</text:p>
          </table:table-cell>
          <table:table-cell table:style-name="ce16" table:formula="of:=AND(NOT(ISNUMBER(FIND([.A35];COM.MICROSOFT.CONCAT(['Modules by Master Areas'.A$6:.A$300])))); NOT(ISBLANK([.A35])))" office:value-type="boolean" office:boolean-value="false" calcext:value-type="boolean">
            <text:p>FALSE</text:p>
          </table:table-cell>
          <table:table-cell table:style-name="ce42" table:formula="of:=IF(NOT([.C35]); &quot;&quot;; [.B35])">
            <text:p/>
          </table:table-cell>
          <table:table-cell table:number-columns-repeated="5"/>
        </table:table-row>
        <table:table-row table:style-name="ro17">
          <table:table-cell office:value-type="string" calcext:value-type="string">
            <text:p>IN2157</text:p>
          </table:table-cell>
          <table:table-cell office:value-type="string" calcext:value-type="string">
            <text:p>Fundamental AlgorithmsCSE</text:p>
          </table:table-cell>
          <table:table-cell table:style-name="ce16" table:formula="of:=AND(NOT(ISNUMBER(FIND([.A36];COM.MICROSOFT.CONCAT(['Modules by Master Areas'.A$6:.A$300])))); NOT(ISBLANK([.A36])))" office:value-type="boolean" office:boolean-value="true" calcext:value-type="boolean">
            <text:p>TRUE</text:p>
          </table:table-cell>
          <table:table-cell table:style-name="ce42" table:formula="of:=IF(NOT([.C36]); &quot;&quot;; [.B36])" office:value-type="string" office:string-value="Fundamental AlgorithmsCSE" calcext:value-type="string">
            <text:p>Fundamental AlgorithmsCSE</text:p>
          </table:table-cell>
          <table:table-cell table:number-columns-repeated="5"/>
        </table:table-row>
        <table:table-row table:style-name="ro17">
          <table:table-cell office:value-type="string" calcext:value-type="string">
            <text:p>IN2211</text:p>
          </table:table-cell>
          <table:table-cell office:value-type="string" calcext:value-type="string">
            <text:p>Auction Theory and Market Design</text:p>
          </table:table-cell>
          <table:table-cell table:style-name="ce16" table:formula="of:=AND(NOT(ISNUMBER(FIND([.A37];COM.MICROSOFT.CONCAT(['Modules by Master Areas'.A$6:.A$300])))); NOT(ISBLANK([.A37])))" office:value-type="boolean" office:boolean-value="false" calcext:value-type="boolean">
            <text:p>FALSE</text:p>
          </table:table-cell>
          <table:table-cell table:style-name="ce42" table:formula="of:=IF(NOT([.C37]); &quot;&quot;; [.B37])">
            <text:p/>
          </table:table-cell>
          <table:table-cell table:number-columns-repeated="5"/>
        </table:table-row>
        <table:table-row table:style-name="ro17">
          <table:table-cell office:value-type="string" calcext:value-type="string">
            <text:p>IN2219</text:p>
          </table:table-cell>
          <table:table-cell office:value-type="string" calcext:value-type="string">
            <text:p>Query Optimization</text:p>
          </table:table-cell>
          <table:table-cell table:style-name="ce16" table:formula="of:=AND(NOT(ISNUMBER(FIND([.A38];COM.MICROSOFT.CONCAT(['Modules by Master Areas'.A$6:.A$300])))); NOT(ISBLANK([.A38])))" office:value-type="boolean" office:boolean-value="false" calcext:value-type="boolean">
            <text:p>FALSE</text:p>
          </table:table-cell>
          <table:table-cell table:style-name="ce42" table:formula="of:=IF(NOT([.C38]); &quot;&quot;; [.B38])">
            <text:p/>
          </table:table-cell>
          <table:table-cell table:number-columns-repeated="5"/>
        </table:table-row>
        <table:table-row table:style-name="ro17">
          <table:table-cell office:value-type="string" calcext:value-type="string">
            <text:p>IN2229</text:p>
          </table:table-cell>
          <table:table-cell office:value-type="string" calcext:value-type="string">
            <text:p>Computational Social Choice</text:p>
          </table:table-cell>
          <table:table-cell table:style-name="ce16" table:formula="of:=AND(NOT(ISNUMBER(FIND([.A39];COM.MICROSOFT.CONCAT(['Modules by Master Areas'.A$6:.A$300])))); NOT(ISBLANK([.A39])))" office:value-type="boolean" office:boolean-value="false" calcext:value-type="boolean">
            <text:p>FALSE</text:p>
          </table:table-cell>
          <table:table-cell table:style-name="ce42" table:formula="of:=IF(NOT([.C39]); &quot;&quot;; [.B39])">
            <text:p/>
          </table:table-cell>
          <table:table-cell table:number-columns-repeated="5"/>
        </table:table-row>
        <table:table-row table:style-name="ro17">
          <table:table-cell office:value-type="string" calcext:value-type="string">
            <text:p>IN2235</text:p>
          </table:table-cell>
          <table:table-cell office:value-type="string" calcext:value-type="string">
            <text:p>Software Engineering in an Industrial Setting - Business Information Systems and their Impact on the Enterprise</text:p>
          </table:table-cell>
          <table:table-cell table:style-name="ce16" table:formula="of:=AND(NOT(ISNUMBER(FIND([.A40];COM.MICROSOFT.CONCAT(['Modules by Master Areas'.A$6:.A$300])))); NOT(ISBLANK([.A40])))" office:value-type="boolean" office:boolean-value="false" calcext:value-type="boolean">
            <text:p>FALSE</text:p>
          </table:table-cell>
          <table:table-cell table:style-name="ce42" table:formula="of:=IF(NOT([.C40]); &quot;&quot;; [.B40])">
            <text:p/>
          </table:table-cell>
          <table:table-cell table:number-columns-repeated="5"/>
        </table:table-row>
        <table:table-row table:style-name="ro17">
          <table:table-cell office:value-type="string" calcext:value-type="string">
            <text:p>IN2259</text:p>
          </table:table-cell>
          <table:table-cell office:value-type="string" calcext:value-type="string">
            <text:p>Distributed Systems</text:p>
          </table:table-cell>
          <table:table-cell table:style-name="ce16" table:formula="of:=AND(NOT(ISNUMBER(FIND([.A41];COM.MICROSOFT.CONCAT(['Modules by Master Areas'.A$6:.A$300])))); NOT(ISBLANK([.A41])))" office:value-type="boolean" office:boolean-value="false" calcext:value-type="boolean">
            <text:p>FALSE</text:p>
          </table:table-cell>
          <table:table-cell table:style-name="ce42" table:formula="of:=IF(NOT([.C41]); &quot;&quot;; [.B41])">
            <text:p/>
          </table:table-cell>
          <table:table-cell table:number-columns-repeated="5"/>
        </table:table-row>
        <table:table-row table:style-name="ro17">
          <table:table-cell office:value-type="string" calcext:value-type="string">
            <text:p>IN2286</text:p>
          </table:table-cell>
          <table:table-cell office:value-type="string" calcext:value-type="string">
            <text:p>Image Guided Surgery</text:p>
          </table:table-cell>
          <table:table-cell table:style-name="ce16" table:formula="of:=AND(NOT(ISNUMBER(FIND([.A42];COM.MICROSOFT.CONCAT(['Modules by Master Areas'.A$6:.A$300])))); NOT(ISBLANK([.A42])))" office:value-type="boolean" office:boolean-value="false" calcext:value-type="boolean">
            <text:p>FALSE</text:p>
          </table:table-cell>
          <table:table-cell table:style-name="ce42" table:formula="of:=IF(NOT([.C42]); &quot;&quot;; [.B42])">
            <text:p/>
          </table:table-cell>
          <table:table-cell table:number-columns-repeated="5"/>
        </table:table-row>
        <table:table-row table:style-name="ro17">
          <table:table-cell office:value-type="string" calcext:value-type="string">
            <text:p>IN2291</text:p>
          </table:table-cell>
          <table:table-cell office:value-type="string" calcext:value-type="string">
            <text:p>Protein Prediction II for Computer Scientists</text:p>
          </table:table-cell>
          <table:table-cell table:style-name="ce16" table:formula="of:=AND(NOT(ISNUMBER(FIND([.A43];COM.MICROSOFT.CONCAT(['Modules by Master Areas'.A$6:.A$300])))); NOT(ISBLANK([.A43])))" office:value-type="boolean" office:boolean-value="false" calcext:value-type="boolean">
            <text:p>FALSE</text:p>
          </table:table-cell>
          <table:table-cell table:style-name="ce42" table:formula="of:=IF(NOT([.C43]); &quot;&quot;; [.B43])">
            <text:p/>
          </table:table-cell>
          <table:table-cell table:number-columns-repeated="5"/>
        </table:table-row>
        <table:table-row table:style-name="ro17">
          <table:table-cell office:value-type="string" calcext:value-type="string">
            <text:p>IN2292</text:p>
          </table:table-cell>
          <table:table-cell office:value-type="string" calcext:value-type="string">
            <text:p>Introduction to Surgical Robotics</text:p>
          </table:table-cell>
          <table:table-cell table:style-name="ce16" table:formula="of:=AND(NOT(ISNUMBER(FIND([.A44];COM.MICROSOFT.CONCAT(['Modules by Master Areas'.A$6:.A$300])))); NOT(ISBLANK([.A44])))" office:value-type="boolean" office:boolean-value="false" calcext:value-type="boolean">
            <text:p>FALSE</text:p>
          </table:table-cell>
          <table:table-cell table:style-name="ce42" table:formula="of:=IF(NOT([.C44]); &quot;&quot;; [.B44])">
            <text:p/>
          </table:table-cell>
          <table:table-cell table:number-columns-repeated="5"/>
        </table:table-row>
        <table:table-row table:style-name="ro17">
          <table:table-cell office:value-type="string" calcext:value-type="string">
            <text:p>IN2293</text:p>
          </table:table-cell>
          <table:table-cell office:value-type="string" calcext:value-type="string">
            <text:p>Medical Augmented Reality</text:p>
          </table:table-cell>
          <table:table-cell table:style-name="ce16" table:formula="of:=AND(NOT(ISNUMBER(FIND([.A45];COM.MICROSOFT.CONCAT(['Modules by Master Areas'.A$6:.A$300])))); NOT(ISBLANK([.A45])))" office:value-type="boolean" office:boolean-value="false" calcext:value-type="boolean">
            <text:p>FALSE</text:p>
          </table:table-cell>
          <table:table-cell table:style-name="ce42" table:formula="of:=IF(NOT([.C45]); &quot;&quot;; [.B45])">
            <text:p/>
          </table:table-cell>
          <table:table-cell table:number-columns-repeated="5"/>
        </table:table-row>
        <table:table-row table:style-name="ro17">
          <table:table-cell office:value-type="string" calcext:value-type="string">
            <text:p>IN2308</text:p>
          </table:table-cell>
          <table:table-cell office:value-type="string" calcext:value-type="string">
            <text:p>Robot Programming and Control for Human Interaction</text:p>
          </table:table-cell>
          <table:table-cell table:style-name="ce16" table:formula="of:=AND(NOT(ISNUMBER(FIND([.A46];COM.MICROSOFT.CONCAT(['Modules by Master Areas'.A$6:.A$300])))); NOT(ISBLANK([.A46])))" office:value-type="boolean" office:boolean-value="false" calcext:value-type="boolean">
            <text:p>FALSE</text:p>
          </table:table-cell>
          <table:table-cell table:style-name="ce42" table:formula="of:=IF(NOT([.C46]); &quot;&quot;; [.B46])">
            <text:p/>
          </table:table-cell>
          <table:table-cell table:number-columns-repeated="5"/>
        </table:table-row>
        <table:table-row table:style-name="ro17">
          <table:table-cell office:value-type="string" calcext:value-type="string">
            <text:p>IN2309</text:p>
          </table:table-cell>
          <table:table-cell office:value-type="string" calcext:value-type="string">
            <text:p>Advanced Topics of SW Engineering</text:p>
          </table:table-cell>
          <table:table-cell table:style-name="ce16" table:formula="of:=AND(NOT(ISNUMBER(FIND([.A47];COM.MICROSOFT.CONCAT(['Modules by Master Areas'.A$6:.A$300])))); NOT(ISBLANK([.A47])))" office:value-type="boolean" office:boolean-value="false" calcext:value-type="boolean">
            <text:p>FALSE</text:p>
          </table:table-cell>
          <table:table-cell table:style-name="ce42" table:formula="of:=IF(NOT([.C47]); &quot;&quot;; [.B47])">
            <text:p/>
          </table:table-cell>
          <table:table-cell table:number-columns-repeated="5"/>
        </table:table-row>
        <table:table-row table:style-name="ro17">
          <table:table-cell office:value-type="string" calcext:value-type="string">
            <text:p>IN2311</text:p>
          </table:table-cell>
          <table:table-cell office:value-type="string" calcext:value-type="string">
            <text:p>Turbulent Flow Simulation on HPC-SystemsMW2048</text:p>
          </table:table-cell>
          <table:table-cell table:style-name="ce16" table:formula="of:=AND(NOT(ISNUMBER(FIND([.A48];COM.MICROSOFT.CONCAT(['Modules by Master Areas'.A$6:.A$300])))); NOT(ISBLANK([.A48])))" office:value-type="boolean" office:boolean-value="false" calcext:value-type="boolean">
            <text:p>FALSE</text:p>
          </table:table-cell>
          <table:table-cell table:style-name="ce42" table:formula="of:=IF(NOT([.C48]); &quot;&quot;; [.B48])">
            <text:p/>
          </table:table-cell>
          <table:table-cell table:number-columns-repeated="5"/>
        </table:table-row>
        <table:table-row table:style-name="ro17">
          <table:table-cell office:value-type="string" calcext:value-type="string">
            <text:p>IN2315</text:p>
          </table:table-cell>
          <table:table-cell office:value-type="string" calcext:value-type="string">
            <text:p>Network Coding</text:p>
          </table:table-cell>
          <table:table-cell table:style-name="ce16" table:formula="of:=AND(NOT(ISNUMBER(FIND([.A49];COM.MICROSOFT.CONCAT(['Modules by Master Areas'.A$6:.A$300])))); NOT(ISBLANK([.A49])))" office:value-type="boolean" office:boolean-value="false" calcext:value-type="boolean">
            <text:p>FALSE</text:p>
          </table:table-cell>
          <table:table-cell table:style-name="ce42" table:formula="of:=IF(NOT([.C49]); &quot;&quot;; [.B49])">
            <text:p/>
          </table:table-cell>
          <table:table-cell table:number-columns-repeated="5"/>
        </table:table-row>
        <table:table-row table:style-name="ro17">
          <table:table-cell office:value-type="string" calcext:value-type="string">
            <text:p>IN2324</text:p>
          </table:table-cell>
          <table:table-cell office:value-type="string" calcext:value-type="string">
            <text:p>Connected Mobility Basics</text:p>
          </table:table-cell>
          <table:table-cell table:style-name="ce16" table:formula="of:=AND(NOT(ISNUMBER(FIND([.A50];COM.MICROSOFT.CONCAT(['Modules by Master Areas'.A$6:.A$300])))); NOT(ISBLANK([.A50])))" office:value-type="boolean" office:boolean-value="false" calcext:value-type="boolean">
            <text:p>FALSE</text:p>
          </table:table-cell>
          <table:table-cell table:style-name="ce42" table:formula="of:=IF(NOT([.C50]); &quot;&quot;; [.B50])">
            <text:p/>
          </table:table-cell>
          <table:table-cell table:number-columns-repeated="5"/>
        </table:table-row>
        <table:table-row table:style-name="ro17">
          <table:table-cell office:value-type="string" calcext:value-type="string">
            <text:p>IN2339</text:p>
          </table:table-cell>
          <table:table-cell office:value-type="string" calcext:value-type="string">
            <text:p>Data Analysis and Visualization in R</text:p>
          </table:table-cell>
          <table:table-cell table:style-name="ce16" table:formula="of:=AND(NOT(ISNUMBER(FIND([.A51];COM.MICROSOFT.CONCAT(['Modules by Master Areas'.A$6:.A$300])))); NOT(ISBLANK([.A51])))" office:value-type="boolean" office:boolean-value="false" calcext:value-type="boolean">
            <text:p>FALSE</text:p>
          </table:table-cell>
          <table:table-cell table:style-name="ce42" table:formula="of:=IF(NOT([.C51]); &quot;&quot;; [.B51])">
            <text:p/>
          </table:table-cell>
          <table:table-cell table:number-columns-repeated="5"/>
        </table:table-row>
        <table:table-row table:style-name="ro17">
          <table:table-cell office:value-type="string" calcext:value-type="string">
            <text:p>IN2344</text:p>
          </table:table-cell>
          <table:table-cell office:value-type="string" calcext:value-type="string">
            <text:p>Statistical Methods for Systems Genetics</text:p>
          </table:table-cell>
          <table:table-cell table:style-name="ce16" table:formula="of:=AND(NOT(ISNUMBER(FIND([.A52];COM.MICROSOFT.CONCAT(['Modules by Master Areas'.A$6:.A$300])))); NOT(ISBLANK([.A52])))" office:value-type="boolean" office:boolean-value="false" calcext:value-type="boolean">
            <text:p>FALSE</text:p>
          </table:table-cell>
          <table:table-cell table:style-name="ce42" table:formula="of:=IF(NOT([.C52]); &quot;&quot;; [.B52])">
            <text:p/>
          </table:table-cell>
          <table:table-cell table:number-columns-repeated="5"/>
        </table:table-row>
        <table:table-row table:style-name="ro17">
          <table:table-cell office:value-type="string" calcext:value-type="string">
            <text:p>IN2346</text:p>
          </table:table-cell>
          <table:table-cell office:value-type="string" calcext:value-type="string">
            <text:p>Introduction to Deep Learning</text:p>
          </table:table-cell>
          <table:table-cell table:style-name="ce16" table:formula="of:=AND(NOT(ISNUMBER(FIND([.A53];COM.MICROSOFT.CONCAT(['Modules by Master Areas'.A$6:.A$300])))); NOT(ISBLANK([.A53])))" office:value-type="boolean" office:boolean-value="false" calcext:value-type="boolean">
            <text:p>FALSE</text:p>
          </table:table-cell>
          <table:table-cell table:style-name="ce42" table:formula="of:=IF(NOT([.C53]); &quot;&quot;; [.B53])">
            <text:p/>
          </table:table-cell>
          <table:table-cell table:number-columns-repeated="5"/>
        </table:table-row>
        <table:table-row table:style-name="ro17">
          <table:table-cell office:value-type="string" calcext:value-type="string">
            <text:p>IN2349</text:p>
          </table:table-cell>
          <table:table-cell office:value-type="string" calcext:value-type="string">
            <text:p>Advanced Deep Learning for Robotics</text:p>
          </table:table-cell>
          <table:table-cell table:style-name="ce16" table:formula="of:=AND(NOT(ISNUMBER(FIND([.A54];COM.MICROSOFT.CONCAT(['Modules by Master Areas'.A$6:.A$300])))); NOT(ISBLANK([.A54])))" office:value-type="boolean" office:boolean-value="false" calcext:value-type="boolean">
            <text:p>FALSE</text:p>
          </table:table-cell>
          <table:table-cell table:style-name="ce42" table:formula="of:=IF(NOT([.C54]); &quot;&quot;; [.B54])">
            <text:p/>
          </table:table-cell>
          <table:table-cell table:number-columns-repeated="5"/>
        </table:table-row>
        <table:table-row table:style-name="ro17">
          <table:table-cell office:value-type="string" calcext:value-type="string">
            <text:p>IN2354</text:p>
          </table:table-cell>
          <table:table-cell office:value-type="string" calcext:value-type="string">
            <text:p>3D Scanning &amp; Motion Capture</text:p>
          </table:table-cell>
          <table:table-cell table:style-name="ce16" table:formula="of:=AND(NOT(ISNUMBER(FIND([.A55];COM.MICROSOFT.CONCAT(['Modules by Master Areas'.A$6:.A$300])))); NOT(ISBLANK([.A55])))" office:value-type="boolean" office:boolean-value="false" calcext:value-type="boolean">
            <text:p>FALSE</text:p>
          </table:table-cell>
          <table:table-cell table:style-name="ce42" table:formula="of:=IF(NOT([.C55]); &quot;&quot;; [.B55])">
            <text:p/>
          </table:table-cell>
          <table:table-cell table:number-columns-repeated="5"/>
        </table:table-row>
        <table:table-row table:style-name="ro17">
          <table:table-cell office:value-type="string" calcext:value-type="string">
            <text:p>IN2358</text:p>
          </table:table-cell>
          <table:table-cell office:value-type="string" calcext:value-type="string">
            <text:p>Lambda Calculus</text:p>
          </table:table-cell>
          <table:table-cell table:style-name="ce16" table:formula="of:=AND(NOT(ISNUMBER(FIND([.A56];COM.MICROSOFT.CONCAT(['Modules by Master Areas'.A$6:.A$300])))); NOT(ISBLANK([.A56])))" office:value-type="boolean" office:boolean-value="false" calcext:value-type="boolean">
            <text:p>FALSE</text:p>
          </table:table-cell>
          <table:table-cell table:style-name="ce42" table:formula="of:=IF(NOT([.C56]); &quot;&quot;; [.B56])">
            <text:p/>
          </table:table-cell>
          <table:table-cell table:number-columns-repeated="5"/>
        </table:table-row>
        <table:table-row table:style-name="ro17">
          <table:table-cell office:value-type="string" calcext:value-type="string">
            <text:p>IN2360</text:p>
          </table:table-cell>
          <table:table-cell office:value-type="string" calcext:value-type="string">
            <text:p>Advanced Algorithms</text:p>
          </table:table-cell>
          <table:table-cell table:style-name="ce16" table:formula="of:=AND(NOT(ISNUMBER(FIND([.A57];COM.MICROSOFT.CONCAT(['Modules by Master Areas'.A$6:.A$300])))); NOT(ISBLANK([.A57])))" office:value-type="boolean" office:boolean-value="false" calcext:value-type="boolean">
            <text:p>FALSE</text:p>
          </table:table-cell>
          <table:table-cell table:style-name="ce42" table:formula="of:=IF(NOT([.C57]); &quot;&quot;; [.B57])">
            <text:p/>
          </table:table-cell>
          <table:table-cell table:number-columns-repeated="5"/>
        </table:table-row>
        <table:table-row table:style-name="ro17">
          <table:table-cell office:value-type="string" calcext:value-type="string">
            <text:p>IN2361</text:p>
          </table:table-cell>
          <table:table-cell office:value-type="string" calcext:value-type="string">
            <text:p>Natural Language Processing</text:p>
          </table:table-cell>
          <table:table-cell table:style-name="ce16" table:formula="of:=AND(NOT(ISNUMBER(FIND([.A58];COM.MICROSOFT.CONCAT(['Modules by Master Areas'.A$6:.A$300])))); NOT(ISBLANK([.A58])))" office:value-type="boolean" office:boolean-value="false" calcext:value-type="boolean">
            <text:p>FALSE</text:p>
          </table:table-cell>
          <table:table-cell table:style-name="ce42" table:formula="of:=IF(NOT([.C58]); &quot;&quot;; [.B58])">
            <text:p/>
          </table:table-cell>
          <table:table-cell table:number-columns-repeated="5"/>
        </table:table-row>
        <table:table-row table:style-name="ro17">
          <table:table-cell office:value-type="string" calcext:value-type="string">
            <text:p>IN2365</text:p>
          </table:table-cell>
          <table:table-cell office:value-type="string" calcext:value-type="string">
            <text:p>Parallel Programming Systems</text:p>
          </table:table-cell>
          <table:table-cell table:style-name="ce16" table:formula="of:=AND(NOT(ISNUMBER(FIND([.A59];COM.MICROSOFT.CONCAT(['Modules by Master Areas'.A$6:.A$300])))); NOT(ISBLANK([.A59])))" office:value-type="boolean" office:boolean-value="false" calcext:value-type="boolean">
            <text:p>FALSE</text:p>
          </table:table-cell>
          <table:table-cell table:style-name="ce42" table:formula="of:=IF(NOT([.C59]); &quot;&quot;; [.B59])">
            <text:p/>
          </table:table-cell>
          <table:table-cell table:number-columns-repeated="5"/>
        </table:table-row>
        <table:table-row table:style-name="ro17">
          <table:table-cell office:value-type="string" calcext:value-type="string">
            <text:p>IN2369</text:p>
          </table:table-cell>
          <table:table-cell office:value-type="string" calcext:value-type="string">
            <text:p>Machine Vision</text:p>
          </table:table-cell>
          <table:table-cell table:style-name="ce16" table:formula="of:=AND(NOT(ISNUMBER(FIND([.A60];COM.MICROSOFT.CONCAT(['Modules by Master Areas'.A$6:.A$300])))); NOT(ISBLANK([.A60])))" office:value-type="boolean" office:boolean-value="true" calcext:value-type="boolean">
            <text:p>TRUE</text:p>
          </table:table-cell>
          <table:table-cell table:style-name="ce42" table:formula="of:=IF(NOT([.C60]); &quot;&quot;; [.B60])" office:value-type="string" office:string-value="Machine Vision" calcext:value-type="string">
            <text:p>Machine Vision</text:p>
          </table:table-cell>
          <table:table-cell table:number-columns-repeated="5"/>
        </table:table-row>
        <table:table-row table:style-name="ro17">
          <table:table-cell office:value-type="string" calcext:value-type="string">
            <text:p>IN2375</text:p>
          </table:table-cell>
          <table:table-cell office:value-type="string" calcext:value-type="string">
            <text:p>Computer Vision III: Detection, Segmentation, and Tracking</text:p>
          </table:table-cell>
          <table:table-cell table:style-name="ce16" table:formula="of:=AND(NOT(ISNUMBER(FIND([.A61];COM.MICROSOFT.CONCAT(['Modules by Master Areas'.A$6:.A$300])))); NOT(ISBLANK([.A61])))" office:value-type="boolean" office:boolean-value="false" calcext:value-type="boolean">
            <text:p>FALSE</text:p>
          </table:table-cell>
          <table:table-cell table:style-name="ce42" table:formula="of:=IF(NOT([.C61]); &quot;&quot;; [.B61])">
            <text:p/>
          </table:table-cell>
          <table:table-cell table:number-columns-repeated="5"/>
        </table:table-row>
        <table:table-row table:style-name="ro17">
          <table:table-cell office:value-type="string" calcext:value-type="string">
            <text:p>IN2377</text:p>
          </table:table-cell>
          <table:table-cell office:value-type="string" calcext:value-type="string">
            <text:p>Concepts of C++ programming</text:p>
          </table:table-cell>
          <table:table-cell table:style-name="ce16" table:formula="of:=AND(NOT(ISNUMBER(FIND([.A62];COM.MICROSOFT.CONCAT(['Modules by Master Areas'.A$6:.A$300])))); NOT(ISBLANK([.A62])))" office:value-type="boolean" office:boolean-value="true" calcext:value-type="boolean">
            <text:p>TRUE</text:p>
          </table:table-cell>
          <table:table-cell table:style-name="ce42" table:formula="of:=IF(NOT([.C62]); &quot;&quot;; [.B62])" office:value-type="string" office:string-value="Concepts of C++ programming" calcext:value-type="string">
            <text:p>Concepts of C++ programming</text:p>
          </table:table-cell>
          <table:table-cell table:number-columns-repeated="5"/>
        </table:table-row>
        <table:table-row table:style-name="ro17">
          <table:table-cell office:value-type="string" calcext:value-type="string">
            <text:p>IN2381</text:p>
          </table:table-cell>
          <table:table-cell office:value-type="string" calcext:value-type="string">
            <text:p>Introduction to Quantum Computing</text:p>
          </table:table-cell>
          <table:table-cell table:style-name="ce16" table:formula="of:=AND(NOT(ISNUMBER(FIND([.A63];COM.MICROSOFT.CONCAT(['Modules by Master Areas'.A$6:.A$300])))); NOT(ISBLANK([.A63])))" office:value-type="boolean" office:boolean-value="false" calcext:value-type="boolean">
            <text:p>FALSE</text:p>
          </table:table-cell>
          <table:table-cell table:style-name="ce42" table:formula="of:=IF(NOT([.C63]); &quot;&quot;; [.B63])">
            <text:p/>
          </table:table-cell>
          <table:table-cell table:number-columns-repeated="5"/>
        </table:table-row>
        <table:table-row table:style-name="ro17">
          <table:table-cell office:value-type="string" calcext:value-type="string">
            <text:p>IN2386</text:p>
          </table:table-cell>
          <table:table-cell office:value-type="string" calcext:value-type="string">
            <text:p>Cloud-Based Data Processing</text:p>
          </table:table-cell>
          <table:table-cell table:style-name="ce16" table:formula="of:=AND(NOT(ISNUMBER(FIND([.A64];COM.MICROSOFT.CONCAT(['Modules by Master Areas'.A$6:.A$300])))); NOT(ISBLANK([.A64])))" office:value-type="boolean" office:boolean-value="false" calcext:value-type="boolean">
            <text:p>FALSE</text:p>
          </table:table-cell>
          <table:table-cell table:style-name="ce42" table:formula="of:=IF(NOT([.C64]); &quot;&quot;; [.B64])">
            <text:p/>
          </table:table-cell>
          <table:table-cell table:number-columns-repeated="5"/>
        </table:table-row>
        <table:table-row table:style-name="ro17">
          <table:table-cell office:value-type="string" calcext:value-type="string">
            <text:p>IN2390</text:p>
          </table:table-cell>
          <table:table-cell office:value-type="string" calcext:value-type="string">
            <text:p>Advanced Deep Learning for Computer Vision: Visual Computing</text:p>
          </table:table-cell>
          <table:table-cell table:style-name="ce16" table:formula="of:=AND(NOT(ISNUMBER(FIND([.A65];COM.MICROSOFT.CONCAT(['Modules by Master Areas'.A$6:.A$300])))); NOT(ISBLANK([.A65])))" office:value-type="boolean" office:boolean-value="false" calcext:value-type="boolean">
            <text:p>FALSE</text:p>
          </table:table-cell>
          <table:table-cell table:style-name="ce42" table:formula="of:=IF(NOT([.C65]); &quot;&quot;; [.B65])">
            <text:p/>
          </table:table-cell>
          <table:table-cell table:number-columns-repeated="5"/>
        </table:table-row>
        <table:table-row table:style-name="ro17">
          <table:table-cell office:value-type="string" calcext:value-type="string">
            <text:p>IN2392</text:p>
          </table:table-cell>
          <table:table-cell office:value-type="string" calcext:value-type="string">
            <text:p>Machine Learning for 3D Geometry</text:p>
          </table:table-cell>
          <table:table-cell table:style-name="ce16" table:formula="of:=AND(NOT(ISNUMBER(FIND([.A66];COM.MICROSOFT.CONCAT(['Modules by Master Areas'.A$6:.A$300])))); NOT(ISBLANK([.A66])))" office:value-type="boolean" office:boolean-value="false" calcext:value-type="boolean">
            <text:p>FALSE</text:p>
          </table:table-cell>
          <table:table-cell table:style-name="ce42" table:formula="of:=IF(NOT([.C66]); &quot;&quot;; [.B66])">
            <text:p/>
          </table:table-cell>
          <table:table-cell table:number-columns-repeated="5"/>
        </table:table-row>
        <table:table-row table:style-name="ro17">
          <table:table-cell office:value-type="string" calcext:value-type="string">
            <text:p>IN2398</text:p>
          </table:table-cell>
          <table:table-cell office:value-type="string" calcext:value-type="string">
            <text:p>Numerical Algorithms for High Performance Computing</text:p>
          </table:table-cell>
          <table:table-cell table:style-name="ce16" table:formula="of:=AND(NOT(ISNUMBER(FIND([.A67];COM.MICROSOFT.CONCAT(['Modules by Master Areas'.A$6:.A$300])))); NOT(ISBLANK([.A67])))" office:value-type="boolean" office:boolean-value="true" calcext:value-type="boolean">
            <text:p>TRUE</text:p>
          </table:table-cell>
          <table:table-cell table:style-name="ce42" table:formula="of:=IF(NOT([.C67]); &quot;&quot;; [.B67])" office:value-type="string" office:string-value="Numerical Algorithms for High Performance Computing" calcext:value-type="string">
            <text:p>Numerical Algorithms for High Performance Computing</text:p>
          </table:table-cell>
          <table:table-cell table:number-columns-repeated="5"/>
        </table:table-row>
        <table:table-row table:style-name="ro17">
          <table:table-cell office:value-type="string" calcext:value-type="string">
            <text:p>IN2403</text:p>
          </table:table-cell>
          <table:table-cell office:value-type="string" calcext:value-type="string">
            <text:p>Artificial Intelligence in Medicine</text:p>
          </table:table-cell>
          <table:table-cell table:style-name="ce16" table:formula="of:=AND(NOT(ISNUMBER(FIND([.A68];COM.MICROSOFT.CONCAT(['Modules by Master Areas'.A$6:.A$300])))); NOT(ISBLANK([.A68])))" office:value-type="boolean" office:boolean-value="false" calcext:value-type="boolean">
            <text:p>FALSE</text:p>
          </table:table-cell>
          <table:table-cell table:style-name="ce42" table:formula="of:=IF(NOT([.C68]); &quot;&quot;; [.B68])">
            <text:p/>
          </table:table-cell>
          <table:table-cell table:number-columns-repeated="5"/>
        </table:table-row>
        <table:table-row table:style-name="ro17">
          <table:table-cell office:value-type="string" calcext:value-type="string">
            <text:p>IN2405</text:p>
          </table:table-cell>
          <table:table-cell office:value-type="string" calcext:value-type="string">
            <text:p>Neuroprosthetics - Artificial Limbs</text:p>
          </table:table-cell>
          <table:table-cell table:style-name="ce16" table:formula="of:=AND(NOT(ISNUMBER(FIND([.A69];COM.MICROSOFT.CONCAT(['Modules by Master Areas'.A$6:.A$300])))); NOT(ISBLANK([.A69])))" office:value-type="boolean" office:boolean-value="false" calcext:value-type="boolean">
            <text:p>FALSE</text:p>
          </table:table-cell>
          <table:table-cell table:style-name="ce42" table:formula="of:=IF(NOT([.C69]); &quot;&quot;; [.B69])">
            <text:p/>
          </table:table-cell>
          <table:table-cell table:number-columns-repeated="5"/>
        </table:table-row>
        <table:table-row table:style-name="ro17">
          <table:table-cell office:value-type="string" calcext:value-type="string">
            <text:p>IN2406</text:p>
          </table:table-cell>
          <table:table-cell office:value-type="string" calcext:value-type="string">
            <text:p>Fundamentals of Artificial Intelligence</text:p>
          </table:table-cell>
          <table:table-cell table:style-name="ce16" table:formula="of:=AND(NOT(ISNUMBER(FIND([.A70];COM.MICROSOFT.CONCAT(['Modules by Master Areas'.A$6:.A$300])))); NOT(ISBLANK([.A70])))" office:value-type="boolean" office:boolean-value="true" calcext:value-type="boolean">
            <text:p>TRUE</text:p>
          </table:table-cell>
          <table:table-cell table:style-name="ce42" table:formula="of:=IF(NOT([.C70]); &quot;&quot;; [.B70])" office:value-type="string" office:string-value="Fundamentals of Artificial Intelligence" calcext:value-type="string">
            <text:p>Fundamentals of Artificial Intelligence</text:p>
          </table:table-cell>
          <table:table-cell table:number-columns-repeated="5"/>
        </table:table-row>
        <table:table-row table:style-name="ro17">
          <table:table-cell office:value-type="string" calcext:value-type="string">
            <text:p>IN8019</text:p>
          </table:table-cell>
          <table:table-cell office:value-type="string" calcext:value-type="string">
            <text:p>Visual Data Analytics</text:p>
          </table:table-cell>
          <table:table-cell table:style-name="ce16" table:formula="of:=AND(NOT(ISNUMBER(FIND([.A71];COM.MICROSOFT.CONCAT(['Modules by Master Areas'.A$6:.A$300])))); NOT(ISBLANK([.A71])))" office:value-type="boolean" office:boolean-value="true" calcext:value-type="boolean">
            <text:p>TRUE</text:p>
          </table:table-cell>
          <table:table-cell table:style-name="ce42" table:formula="of:=IF(NOT([.C71]); &quot;&quot;; [.B71])" office:value-type="string" office:string-value="Visual Data Analytics" calcext:value-type="string">
            <text:p>Visual Data Analytics</text:p>
          </table:table-cell>
          <table:table-cell table:number-columns-repeated="5"/>
        </table:table-row>
        <table:table-row table:style-name="ro17">
          <table:table-cell office:value-type="string" calcext:value-type="string">
            <text:p>IN9048</text:p>
          </table:table-cell>
          <table:table-cell office:value-type="string" calcext:value-type="string">
            <text:p>Innovation Generation in The Healthcare Domain</text:p>
          </table:table-cell>
          <table:table-cell table:style-name="ce16" table:formula="of:=AND(NOT(ISNUMBER(FIND([.A72];COM.MICROSOFT.CONCAT(['Modules by Master Areas'.A$6:.A$300])))); NOT(ISBLANK([.A72])))" office:value-type="boolean" office:boolean-value="true" calcext:value-type="boolean">
            <text:p>TRUE</text:p>
          </table:table-cell>
          <table:table-cell table:style-name="ce42" table:formula="of:=IF(NOT([.C72]); &quot;&quot;; [.B72])" office:value-type="string" office:string-value="Innovation Generation in The Healthcare Domain" calcext:value-type="string">
            <text:p>Innovation Generation in The Healthcare Domain</text:p>
          </table:table-cell>
          <table:table-cell table:number-columns-repeated="5"/>
        </table:table-row>
        <table:table-row table:style-name="ro17">
          <table:table-cell table:number-columns-repeated="2"/>
          <table:table-cell table:style-name="ce16" table:formula="of:=AND(NOT(ISNUMBER(FIND([.A73];COM.MICROSOFT.CONCAT(['Modules by Master Areas'.A$6:.A$300])))); NOT(ISBLANK([.A73])))" office:value-type="boolean" office:boolean-value="false" calcext:value-type="boolean">
            <text:p>FALSE</text:p>
          </table:table-cell>
          <table:table-cell table:style-name="ce42" table:formula="of:=IF(NOT([.C73]); &quot;&quot;; [.B73])">
            <text:p/>
          </table:table-cell>
          <table:table-cell table:number-columns-repeated="5"/>
        </table:table-row>
        <table:table-row table:style-name="ro17">
          <table:table-cell table:number-columns-repeated="2"/>
          <table:table-cell table:style-name="ce16" table:formula="of:=AND(NOT(ISNUMBER(FIND([.A74];COM.MICROSOFT.CONCAT(['Modules by Master Areas'.A$6:.A$300])))); NOT(ISBLANK([.A74])))" office:value-type="boolean" office:boolean-value="false" calcext:value-type="boolean">
            <text:p>FALSE</text:p>
          </table:table-cell>
          <table:table-cell table:style-name="ce42" table:formula="of:=IF(NOT([.C74]); &quot;&quot;; [.B74])">
            <text:p/>
          </table:table-cell>
          <table:table-cell table:number-columns-repeated="5"/>
        </table:table-row>
        <table:table-row table:style-name="ro17">
          <table:table-cell table:number-columns-repeated="2"/>
          <table:table-cell table:style-name="ce16" table:formula="of:=AND(NOT(ISNUMBER(FIND([.A75];COM.MICROSOFT.CONCAT(['Modules by Master Areas'.A$6:.A$300])))); NOT(ISBLANK([.A75])))" office:value-type="boolean" office:boolean-value="false" calcext:value-type="boolean">
            <text:p>FALSE</text:p>
          </table:table-cell>
          <table:table-cell table:style-name="ce42" table:formula="of:=IF(NOT([.C75]); &quot;&quot;; [.B75])">
            <text:p/>
          </table:table-cell>
          <table:table-cell table:number-columns-repeated="5"/>
        </table:table-row>
        <table:table-row table:style-name="ro17">
          <table:table-cell table:number-columns-repeated="2"/>
          <table:table-cell table:style-name="ce16" table:formula="of:=AND(NOT(ISNUMBER(FIND([.A76];COM.MICROSOFT.CONCAT(['Modules by Master Areas'.A$6:.A$300])))); NOT(ISBLANK([.A76])))" office:value-type="boolean" office:boolean-value="false" calcext:value-type="boolean">
            <text:p>FALSE</text:p>
          </table:table-cell>
          <table:table-cell table:style-name="ce42" table:formula="of:=IF(NOT([.C76]); &quot;&quot;; [.B76])">
            <text:p/>
          </table:table-cell>
          <table:table-cell table:number-columns-repeated="5"/>
        </table:table-row>
        <table:table-row table:style-name="ro17">
          <table:table-cell table:number-columns-repeated="2"/>
          <table:table-cell table:style-name="ce16" table:formula="of:=AND(NOT(ISNUMBER(FIND([.A77];COM.MICROSOFT.CONCAT(['Modules by Master Areas'.A$6:.A$300])))); NOT(ISBLANK([.A77])))" office:value-type="boolean" office:boolean-value="false" calcext:value-type="boolean">
            <text:p>FALSE</text:p>
          </table:table-cell>
          <table:table-cell table:style-name="ce42" table:formula="of:=IF(NOT([.C77]); &quot;&quot;; [.B77])">
            <text:p/>
          </table:table-cell>
          <table:table-cell table:number-columns-repeated="5"/>
        </table:table-row>
        <table:table-row table:style-name="ro17">
          <table:table-cell table:number-columns-repeated="2"/>
          <table:table-cell table:style-name="ce16" table:formula="of:=AND(NOT(ISNUMBER(FIND([.A78];COM.MICROSOFT.CONCAT(['Modules by Master Areas'.A$6:.A$300])))); NOT(ISBLANK([.A78])))" office:value-type="boolean" office:boolean-value="false" calcext:value-type="boolean">
            <text:p>FALSE</text:p>
          </table:table-cell>
          <table:table-cell table:style-name="ce42" table:formula="of:=IF(NOT([.C78]); &quot;&quot;; [.B78])">
            <text:p/>
          </table:table-cell>
          <table:table-cell table:number-columns-repeated="5"/>
        </table:table-row>
        <table:table-row table:style-name="ro8">
          <table:table-cell table:number-columns-repeated="2"/>
          <table:table-cell table:style-name="ce16" table:formula="of:=AND(NOT(ISNUMBER(FIND([.A79];COM.MICROSOFT.CONCAT(['Modules by Master Areas'.A$6:.A$300])))); NOT(ISBLANK([.A79])))" office:value-type="boolean" office:boolean-value="false" calcext:value-type="boolean">
            <text:p>FALSE</text:p>
          </table:table-cell>
          <table:table-cell table:style-name="ce42" table:formula="of:=IF(NOT([.C79]); &quot;&quot;; [.B79])">
            <text:p/>
          </table:table-cell>
          <table:table-cell table:number-columns-repeated="5"/>
        </table:table-row>
        <table:table-row table:style-name="ro8">
          <table:table-cell table:number-columns-repeated="2"/>
          <table:table-cell table:style-name="ce16" table:formula="of:=AND(NOT(ISNUMBER(FIND([.A80];COM.MICROSOFT.CONCAT(['Modules by Master Areas'.A$6:.A$300])))); NOT(ISBLANK([.A80])))" office:value-type="boolean" office:boolean-value="false" calcext:value-type="boolean">
            <text:p>FALSE</text:p>
          </table:table-cell>
          <table:table-cell table:style-name="ce42" table:formula="of:=IF(NOT([.C80]); &quot;&quot;; [.B80])">
            <text:p/>
          </table:table-cell>
          <table:table-cell table:number-columns-repeated="5"/>
        </table:table-row>
        <table:table-row table:style-name="ro8">
          <table:table-cell table:number-columns-repeated="2"/>
          <table:table-cell table:style-name="ce16" table:formula="of:=AND(NOT(ISNUMBER(FIND([.A81];COM.MICROSOFT.CONCAT(['Modules by Master Areas'.A$6:.A$300])))); NOT(ISBLANK([.A81])))" office:value-type="boolean" office:boolean-value="false" calcext:value-type="boolean">
            <text:p>FALSE</text:p>
          </table:table-cell>
          <table:table-cell table:style-name="ce42" table:formula="of:=IF(NOT([.C81]); &quot;&quot;; [.B81])">
            <text:p/>
          </table:table-cell>
          <table:table-cell table:number-columns-repeated="5"/>
        </table:table-row>
        <table:table-row table:style-name="ro8">
          <table:table-cell table:number-columns-repeated="2"/>
          <table:table-cell table:style-name="ce16" table:formula="of:=AND(NOT(ISNUMBER(FIND([.A82];COM.MICROSOFT.CONCAT(['Modules by Master Areas'.A$6:.A$300])))); NOT(ISBLANK([.A82])))" office:value-type="boolean" office:boolean-value="false" calcext:value-type="boolean">
            <text:p>FALSE</text:p>
          </table:table-cell>
          <table:table-cell table:style-name="ce42" table:formula="of:=IF(NOT([.C82]); &quot;&quot;; [.B82])">
            <text:p/>
          </table:table-cell>
          <table:table-cell table:number-columns-repeated="5"/>
        </table:table-row>
        <table:table-row table:style-name="ro8">
          <table:table-cell table:number-columns-repeated="2"/>
          <table:table-cell table:style-name="ce16" table:formula="of:=AND(NOT(ISNUMBER(FIND([.A83];COM.MICROSOFT.CONCAT(['Modules by Master Areas'.A$6:.A$300])))); NOT(ISBLANK([.A83])))" office:value-type="boolean" office:boolean-value="false" calcext:value-type="boolean">
            <text:p>FALSE</text:p>
          </table:table-cell>
          <table:table-cell table:style-name="ce42" table:formula="of:=IF(NOT([.C83]); &quot;&quot;; [.B83])">
            <text:p/>
          </table:table-cell>
          <table:table-cell table:number-columns-repeated="5"/>
        </table:table-row>
        <table:table-row table:style-name="ro8">
          <table:table-cell table:number-columns-repeated="2"/>
          <table:table-cell table:style-name="ce16" table:formula="of:=AND(NOT(ISNUMBER(FIND([.A84];COM.MICROSOFT.CONCAT(['Modules by Master Areas'.A$6:.A$300])))); NOT(ISBLANK([.A84])))" office:value-type="boolean" office:boolean-value="false" calcext:value-type="boolean">
            <text:p>FALSE</text:p>
          </table:table-cell>
          <table:table-cell table:style-name="ce42" table:formula="of:=IF(NOT([.C84]); &quot;&quot;; [.B84])">
            <text:p/>
          </table:table-cell>
          <table:table-cell table:number-columns-repeated="5"/>
        </table:table-row>
        <table:table-row table:style-name="ro8">
          <table:table-cell table:number-columns-repeated="2"/>
          <table:table-cell table:style-name="ce16" table:formula="of:=AND(NOT(ISNUMBER(FIND([.A85];COM.MICROSOFT.CONCAT(['Modules by Master Areas'.A$6:.A$300])))); NOT(ISBLANK([.A85])))" office:value-type="boolean" office:boolean-value="false" calcext:value-type="boolean">
            <text:p>FALSE</text:p>
          </table:table-cell>
          <table:table-cell table:style-name="ce42" table:formula="of:=IF(NOT([.C85]); &quot;&quot;; [.B85])">
            <text:p/>
          </table:table-cell>
          <table:table-cell table:number-columns-repeated="5"/>
        </table:table-row>
        <table:table-row table:style-name="ro8">
          <table:table-cell table:number-columns-repeated="2"/>
          <table:table-cell table:style-name="ce16" table:formula="of:=AND(NOT(ISNUMBER(FIND([.A86];COM.MICROSOFT.CONCAT(['Modules by Master Areas'.A$6:.A$300])))); NOT(ISBLANK([.A86])))" office:value-type="boolean" office:boolean-value="false" calcext:value-type="boolean">
            <text:p>FALSE</text:p>
          </table:table-cell>
          <table:table-cell table:style-name="ce42" table:formula="of:=IF(NOT([.C86]); &quot;&quot;; [.B86])">
            <text:p/>
          </table:table-cell>
          <table:table-cell table:number-columns-repeated="5"/>
        </table:table-row>
        <table:table-row table:style-name="ro8">
          <table:table-cell table:number-columns-repeated="2"/>
          <table:table-cell table:style-name="ce16" table:formula="of:=AND(NOT(ISNUMBER(FIND([.A87];COM.MICROSOFT.CONCAT(['Modules by Master Areas'.A$6:.A$300])))); NOT(ISBLANK([.A87])))" office:value-type="boolean" office:boolean-value="false" calcext:value-type="boolean">
            <text:p>FALSE</text:p>
          </table:table-cell>
          <table:table-cell table:style-name="ce42" table:formula="of:=IF(NOT([.C87]); &quot;&quot;; [.B87])">
            <text:p/>
          </table:table-cell>
          <table:table-cell table:number-columns-repeated="5"/>
        </table:table-row>
        <table:table-row table:style-name="ro8">
          <table:table-cell table:number-columns-repeated="2"/>
          <table:table-cell table:style-name="ce16" table:formula="of:=AND(NOT(ISNUMBER(FIND([.A88];COM.MICROSOFT.CONCAT(['Modules by Master Areas'.A$6:.A$300])))); NOT(ISBLANK([.A88])))" office:value-type="boolean" office:boolean-value="false" calcext:value-type="boolean">
            <text:p>FALSE</text:p>
          </table:table-cell>
          <table:table-cell table:style-name="ce42" table:formula="of:=IF(NOT([.C88]); &quot;&quot;; [.B88])">
            <text:p/>
          </table:table-cell>
          <table:table-cell table:number-columns-repeated="5"/>
        </table:table-row>
        <table:table-row table:style-name="ro8">
          <table:table-cell table:number-columns-repeated="2"/>
          <table:table-cell table:style-name="ce16" table:formula="of:=AND(NOT(ISNUMBER(FIND([.A89];COM.MICROSOFT.CONCAT(['Modules by Master Areas'.A$6:.A$300])))); NOT(ISBLANK([.A89])))" office:value-type="boolean" office:boolean-value="false" calcext:value-type="boolean">
            <text:p>FALSE</text:p>
          </table:table-cell>
          <table:table-cell table:style-name="ce42" table:formula="of:=IF(NOT([.C89]); &quot;&quot;; [.B89])">
            <text:p/>
          </table:table-cell>
          <table:table-cell table:number-columns-repeated="5"/>
        </table:table-row>
        <table:table-row table:style-name="ro8">
          <table:table-cell table:number-columns-repeated="2"/>
          <table:table-cell table:style-name="ce16" table:formula="of:=AND(NOT(ISNUMBER(FIND([.A90];COM.MICROSOFT.CONCAT(['Modules by Master Areas'.A$6:.A$300])))); NOT(ISBLANK([.A90])))" office:value-type="boolean" office:boolean-value="false" calcext:value-type="boolean">
            <text:p>FALSE</text:p>
          </table:table-cell>
          <table:table-cell table:style-name="ce42" table:formula="of:=IF(NOT([.C90]); &quot;&quot;; [.B90])">
            <text:p/>
          </table:table-cell>
          <table:table-cell table:number-columns-repeated="5"/>
        </table:table-row>
        <table:table-row table:style-name="ro8">
          <table:table-cell table:number-columns-repeated="2"/>
          <table:table-cell table:style-name="ce16" table:formula="of:=AND(NOT(ISNUMBER(FIND([.A91];COM.MICROSOFT.CONCAT(['Modules by Master Areas'.A$6:.A$300])))); NOT(ISBLANK([.A91])))" office:value-type="boolean" office:boolean-value="false" calcext:value-type="boolean">
            <text:p>FALSE</text:p>
          </table:table-cell>
          <table:table-cell table:style-name="ce42" table:formula="of:=IF(NOT([.C91]); &quot;&quot;; [.B91])">
            <text:p/>
          </table:table-cell>
          <table:table-cell table:number-columns-repeated="5"/>
        </table:table-row>
        <table:table-row table:style-name="ro8">
          <table:table-cell table:number-columns-repeated="2"/>
          <table:table-cell table:style-name="ce16" table:formula="of:=AND(NOT(ISNUMBER(FIND([.A92];COM.MICROSOFT.CONCAT(['Modules by Master Areas'.A$6:.A$300])))); NOT(ISBLANK([.A92])))" office:value-type="boolean" office:boolean-value="false" calcext:value-type="boolean">
            <text:p>FALSE</text:p>
          </table:table-cell>
          <table:table-cell table:style-name="ce42" table:formula="of:=IF(NOT([.C92]); &quot;&quot;; [.B92])">
            <text:p/>
          </table:table-cell>
          <table:table-cell table:number-columns-repeated="5"/>
        </table:table-row>
        <table:table-row table:style-name="ro8">
          <table:table-cell table:number-columns-repeated="2"/>
          <table:table-cell table:style-name="ce16" table:formula="of:=AND(NOT(ISNUMBER(FIND([.A93];COM.MICROSOFT.CONCAT(['Modules by Master Areas'.A$6:.A$300])))); NOT(ISBLANK([.A93])))" office:value-type="boolean" office:boolean-value="false" calcext:value-type="boolean">
            <text:p>FALSE</text:p>
          </table:table-cell>
          <table:table-cell table:style-name="ce42" table:formula="of:=IF(NOT([.C93]); &quot;&quot;; [.B93])">
            <text:p/>
          </table:table-cell>
          <table:table-cell table:number-columns-repeated="5"/>
        </table:table-row>
        <table:table-row table:style-name="ro8">
          <table:table-cell table:number-columns-repeated="2"/>
          <table:table-cell table:style-name="ce16" table:formula="of:=AND(NOT(ISNUMBER(FIND([.A94];COM.MICROSOFT.CONCAT(['Modules by Master Areas'.A$6:.A$300])))); NOT(ISBLANK([.A94])))" office:value-type="boolean" office:boolean-value="false" calcext:value-type="boolean">
            <text:p>FALSE</text:p>
          </table:table-cell>
          <table:table-cell table:style-name="ce42" table:formula="of:=IF(NOT([.C94]); &quot;&quot;; [.B94])">
            <text:p/>
          </table:table-cell>
          <table:table-cell table:number-columns-repeated="5"/>
        </table:table-row>
        <table:table-row table:style-name="ro8">
          <table:table-cell table:number-columns-repeated="2"/>
          <table:table-cell table:style-name="ce16" table:formula="of:=AND(NOT(ISNUMBER(FIND([.A95];COM.MICROSOFT.CONCAT(['Modules by Master Areas'.A$6:.A$300])))); NOT(ISBLANK([.A95])))" office:value-type="boolean" office:boolean-value="false" calcext:value-type="boolean">
            <text:p>FALSE</text:p>
          </table:table-cell>
          <table:table-cell table:style-name="ce42" table:formula="of:=IF(NOT([.C95]); &quot;&quot;; [.B95])">
            <text:p/>
          </table:table-cell>
          <table:table-cell table:number-columns-repeated="5"/>
        </table:table-row>
        <table:table-row table:style-name="ro8">
          <table:table-cell table:number-columns-repeated="2"/>
          <table:table-cell table:style-name="ce16" table:formula="of:=AND(NOT(ISNUMBER(FIND([.A96];COM.MICROSOFT.CONCAT(['Modules by Master Areas'.A$6:.A$300])))); NOT(ISBLANK([.A96])))" office:value-type="boolean" office:boolean-value="false" calcext:value-type="boolean">
            <text:p>FALSE</text:p>
          </table:table-cell>
          <table:table-cell table:style-name="ce42" table:formula="of:=IF(NOT([.C96]); &quot;&quot;; [.B96])">
            <text:p/>
          </table:table-cell>
          <table:table-cell table:number-columns-repeated="5"/>
        </table:table-row>
        <table:table-row table:style-name="ro8">
          <table:table-cell table:number-columns-repeated="2"/>
          <table:table-cell table:style-name="ce16" table:formula="of:=AND(NOT(ISNUMBER(FIND([.A97];COM.MICROSOFT.CONCAT(['Modules by Master Areas'.A$6:.A$300])))); NOT(ISBLANK([.A97])))" office:value-type="boolean" office:boolean-value="false" calcext:value-type="boolean">
            <text:p>FALSE</text:p>
          </table:table-cell>
          <table:table-cell table:style-name="ce42" table:formula="of:=IF(NOT([.C97]); &quot;&quot;; [.B97])">
            <text:p/>
          </table:table-cell>
          <table:table-cell table:number-columns-repeated="5"/>
        </table:table-row>
        <table:table-row table:style-name="ro8">
          <table:table-cell table:number-columns-repeated="2"/>
          <table:table-cell table:style-name="ce16" table:formula="of:=AND(NOT(ISNUMBER(FIND([.A98];COM.MICROSOFT.CONCAT(['Modules by Master Areas'.A$6:.A$300])))); NOT(ISBLANK([.A98])))" office:value-type="boolean" office:boolean-value="false" calcext:value-type="boolean">
            <text:p>FALSE</text:p>
          </table:table-cell>
          <table:table-cell table:style-name="ce42" table:formula="of:=IF(NOT([.C98]); &quot;&quot;; [.B98])">
            <text:p/>
          </table:table-cell>
          <table:table-cell table:number-columns-repeated="5"/>
        </table:table-row>
        <table:table-row table:style-name="ro8">
          <table:table-cell table:number-columns-repeated="2"/>
          <table:table-cell table:style-name="ce16" table:formula="of:=AND(NOT(ISNUMBER(FIND([.A99];COM.MICROSOFT.CONCAT(['Modules by Master Areas'.A$6:.A$300])))); NOT(ISBLANK([.A99])))" office:value-type="boolean" office:boolean-value="false" calcext:value-type="boolean">
            <text:p>FALSE</text:p>
          </table:table-cell>
          <table:table-cell table:style-name="ce42" table:formula="of:=IF(NOT([.C99]); &quot;&quot;; [.B99])">
            <text:p/>
          </table:table-cell>
          <table:table-cell table:number-columns-repeated="5"/>
        </table:table-row>
        <table:table-row table:style-name="ro8">
          <table:table-cell table:number-columns-repeated="2"/>
          <table:table-cell table:style-name="ce16" table:formula="of:=AND(NOT(ISNUMBER(FIND([.A100];COM.MICROSOFT.CONCAT(['Modules by Master Areas'.A$6:.A$300])))); NOT(ISBLANK([.A100])))" office:value-type="boolean" office:boolean-value="false" calcext:value-type="boolean">
            <text:p>FALSE</text:p>
          </table:table-cell>
          <table:table-cell table:style-name="ce42" table:formula="of:=IF(NOT([.C100]); &quot;&quot;; [.B100])">
            <text:p/>
          </table:table-cell>
          <table:table-cell table:number-columns-repeated="5"/>
        </table:table-row>
        <table:table-row table:style-name="ro8">
          <table:table-cell table:number-columns-repeated="2"/>
          <table:table-cell table:style-name="ce16" table:formula="of:=AND(NOT(ISNUMBER(FIND([.A101];COM.MICROSOFT.CONCAT(['Modules by Master Areas'.A$6:.A$300])))); NOT(ISBLANK([.A101])))" office:value-type="boolean" office:boolean-value="false" calcext:value-type="boolean">
            <text:p>FALSE</text:p>
          </table:table-cell>
          <table:table-cell table:style-name="ce42" table:formula="of:=IF(NOT([.C101]); &quot;&quot;; [.B101])">
            <text:p/>
          </table:table-cell>
          <table:table-cell table:number-columns-repeated="5"/>
        </table:table-row>
        <table:table-row table:style-name="ro8">
          <table:table-cell table:number-columns-repeated="2"/>
          <table:table-cell table:style-name="ce16" table:formula="of:=AND(NOT(ISNUMBER(FIND([.A102];COM.MICROSOFT.CONCAT(['Modules by Master Areas'.A$6:.A$300])))); NOT(ISBLANK([.A102])))" office:value-type="boolean" office:boolean-value="false" calcext:value-type="boolean">
            <text:p>FALSE</text:p>
          </table:table-cell>
          <table:table-cell table:style-name="ce42" table:formula="of:=IF(NOT([.C102]); &quot;&quot;; [.B102])">
            <text:p/>
          </table:table-cell>
          <table:table-cell table:number-columns-repeated="5"/>
        </table:table-row>
        <table:table-row table:style-name="ro8">
          <table:table-cell table:number-columns-repeated="2"/>
          <table:table-cell table:style-name="ce16" table:formula="of:=AND(NOT(ISNUMBER(FIND([.A103];COM.MICROSOFT.CONCAT(['Modules by Master Areas'.A$6:.A$300])))); NOT(ISBLANK([.A103])))" office:value-type="boolean" office:boolean-value="false" calcext:value-type="boolean">
            <text:p>FALSE</text:p>
          </table:table-cell>
          <table:table-cell table:style-name="ce42" table:formula="of:=IF(NOT([.C103]); &quot;&quot;; [.B103])">
            <text:p/>
          </table:table-cell>
          <table:table-cell table:number-columns-repeated="5"/>
        </table:table-row>
        <table:table-row table:style-name="ro8">
          <table:table-cell table:number-columns-repeated="2"/>
          <table:table-cell table:style-name="ce16" table:formula="of:=IF(ISBLANK([.A104]); &quot;&quot;; ISNUMBER(FIND([.A104];COM.MICROSOFT.CONCAT(['Modules by Master Areas'.A$6:.A$197]))))">
            <text:p/>
          </table:table-cell>
          <table:table-cell table:style-name="ce42" table:formula="of:=IF(OR(ISBLANK([.A104]); [.C104]); &quot;&quot;; [.B104])">
            <text:p/>
          </table:table-cell>
          <table:table-cell table:number-columns-repeated="5"/>
        </table:table-row>
        <table:table-row table:style-name="ro8">
          <table:table-cell table:number-columns-repeated="2"/>
          <table:table-cell table:style-name="ce16" table:formula="of:=IF(ISBLANK([.A105]); &quot;&quot;; ISNUMBER(FIND([.A105];COM.MICROSOFT.CONCAT(['Modules by Master Areas'.A$6:.A$197]))))">
            <text:p/>
          </table:table-cell>
          <table:table-cell table:style-name="ce42" table:formula="of:=IF(OR(ISBLANK([.A105]); [.C105]); &quot;&quot;; [.B105])">
            <text:p/>
          </table:table-cell>
          <table:table-cell table:number-columns-repeated="5"/>
        </table:table-row>
        <table:table-row table:style-name="ro8">
          <table:table-cell table:number-columns-repeated="2"/>
          <table:table-cell table:style-name="ce16" table:formula="of:=IF(ISBLANK([.A106]); &quot;&quot;; ISNUMBER(FIND([.A106];COM.MICROSOFT.CONCAT(['Modules by Master Areas'.A$6:.A$197]))))">
            <text:p/>
          </table:table-cell>
          <table:table-cell table:style-name="ce42" table:formula="of:=IF(OR(ISBLANK([.A106]); [.C106]); &quot;&quot;; [.B106])">
            <text:p/>
          </table:table-cell>
          <table:table-cell table:number-columns-repeated="5"/>
        </table:table-row>
        <table:table-row table:style-name="ro8">
          <table:table-cell table:number-columns-repeated="2"/>
          <table:table-cell table:style-name="ce16" table:formula="of:=IF(ISBLANK([.A107]); &quot;&quot;; ISNUMBER(FIND([.A107];COM.MICROSOFT.CONCAT(['Modules by Master Areas'.A$6:.A$197]))))">
            <text:p/>
          </table:table-cell>
          <table:table-cell table:style-name="ce42" table:formula="of:=IF(OR(ISBLANK([.A107]); [.C107]); &quot;&quot;; [.B107])">
            <text:p/>
          </table:table-cell>
          <table:table-cell table:number-columns-repeated="5"/>
        </table:table-row>
        <table:table-row table:style-name="ro8">
          <table:table-cell table:number-columns-repeated="2"/>
          <table:table-cell table:style-name="ce16" table:formula="of:=IF(ISBLANK([.A108]); &quot;&quot;; ISNUMBER(FIND([.A108];COM.MICROSOFT.CONCAT(['Modules by Master Areas'.A$6:.A$197]))))">
            <text:p/>
          </table:table-cell>
          <table:table-cell table:style-name="ce42" table:formula="of:=IF(OR(ISBLANK([.A108]); [.C108]); &quot;&quot;; [.B108])">
            <text:p/>
          </table:table-cell>
          <table:table-cell table:number-columns-repeated="5"/>
        </table:table-row>
        <table:table-row table:style-name="ro8">
          <table:table-cell table:number-columns-repeated="2"/>
          <table:table-cell table:style-name="ce16" table:formula="of:=IF(ISBLANK([.A109]); &quot;&quot;; ISNUMBER(FIND([.A109];COM.MICROSOFT.CONCAT(['Modules by Master Areas'.A$6:.A$197]))))">
            <text:p/>
          </table:table-cell>
          <table:table-cell table:style-name="ce42" table:formula="of:=IF(OR(ISBLANK([.A109]); [.C109]); &quot;&quot;; [.B109])">
            <text:p/>
          </table:table-cell>
          <table:table-cell table:number-columns-repeated="5"/>
        </table:table-row>
        <table:table-row table:style-name="ro8">
          <table:table-cell table:number-columns-repeated="2"/>
          <table:table-cell table:style-name="ce16" table:formula="of:=IF(ISBLANK([.A110]); &quot;&quot;; ISNUMBER(FIND([.A110];COM.MICROSOFT.CONCAT(['Modules by Master Areas'.A$6:.A$197]))))">
            <text:p/>
          </table:table-cell>
          <table:table-cell table:style-name="ce42" table:formula="of:=IF(OR(ISBLANK([.A110]); [.C110]); &quot;&quot;; [.B110])">
            <text:p/>
          </table:table-cell>
          <table:table-cell table:number-columns-repeated="5"/>
        </table:table-row>
        <table:table-row table:style-name="ro8">
          <table:table-cell table:number-columns-repeated="2"/>
          <table:table-cell table:style-name="ce16" table:formula="of:=IF(ISBLANK([.A111]); &quot;&quot;; ISNUMBER(FIND([.A111];COM.MICROSOFT.CONCAT(['Modules by Master Areas'.A$6:.A$197]))))">
            <text:p/>
          </table:table-cell>
          <table:table-cell table:style-name="ce42" table:formula="of:=IF(OR(ISBLANK([.A111]); [.C111]); &quot;&quot;; [.B111])">
            <text:p/>
          </table:table-cell>
          <table:table-cell table:number-columns-repeated="5"/>
        </table:table-row>
        <table:table-row table:style-name="ro8">
          <table:table-cell table:number-columns-repeated="2"/>
          <table:table-cell table:style-name="ce16" table:formula="of:=IF(ISBLANK([.A112]); &quot;&quot;; ISNUMBER(FIND([.A112];COM.MICROSOFT.CONCAT(['Modules by Master Areas'.A$6:.A$197]))))">
            <text:p/>
          </table:table-cell>
          <table:table-cell table:style-name="ce42" table:formula="of:=IF(OR(ISBLANK([.A112]); [.C112]); &quot;&quot;; [.B112])">
            <text:p/>
          </table:table-cell>
          <table:table-cell table:number-columns-repeated="5"/>
        </table:table-row>
        <table:table-row table:style-name="ro8">
          <table:table-cell table:number-columns-repeated="2"/>
          <table:table-cell table:style-name="ce16" table:formula="of:=IF(ISBLANK([.A113]); &quot;&quot;; ISNUMBER(FIND([.A113];COM.MICROSOFT.CONCAT(['Modules by Master Areas'.A$6:.A$197]))))">
            <text:p/>
          </table:table-cell>
          <table:table-cell table:style-name="ce42" table:formula="of:=IF(OR(ISBLANK([.A113]); [.C113]); &quot;&quot;; [.B113])">
            <text:p/>
          </table:table-cell>
          <table:table-cell table:number-columns-repeated="5"/>
        </table:table-row>
        <table:table-row table:style-name="ro8">
          <table:table-cell table:number-columns-repeated="2"/>
          <table:table-cell table:style-name="ce16" table:formula="of:=IF(ISBLANK([.A114]); &quot;&quot;; ISNUMBER(FIND([.A114];COM.MICROSOFT.CONCAT(['Modules by Master Areas'.A$6:.A$197]))))">
            <text:p/>
          </table:table-cell>
          <table:table-cell table:style-name="ce42" table:formula="of:=IF(OR(ISBLANK([.A114]); [.C114]); &quot;&quot;; [.B114])">
            <text:p/>
          </table:table-cell>
          <table:table-cell table:number-columns-repeated="5"/>
        </table:table-row>
        <table:table-row table:style-name="ro8">
          <table:table-cell table:number-columns-repeated="2"/>
          <table:table-cell table:style-name="ce16" table:formula="of:=IF(ISBLANK([.A115]); &quot;&quot;; ISNUMBER(FIND([.A115];COM.MICROSOFT.CONCAT(['Modules by Master Areas'.A$6:.A$197]))))">
            <text:p/>
          </table:table-cell>
          <table:table-cell table:style-name="ce42" table:formula="of:=IF(OR(ISBLANK([.A115]); [.C115]); &quot;&quot;; [.B115])">
            <text:p/>
          </table:table-cell>
          <table:table-cell table:number-columns-repeated="5"/>
        </table:table-row>
        <table:table-row table:style-name="ro8">
          <table:table-cell table:number-columns-repeated="2"/>
          <table:table-cell table:style-name="ce16" table:formula="of:=IF(ISBLANK([.A116]); &quot;&quot;; ISNUMBER(FIND([.A116];COM.MICROSOFT.CONCAT(['Modules by Master Areas'.A$6:.A$197]))))">
            <text:p/>
          </table:table-cell>
          <table:table-cell table:style-name="ce42" table:formula="of:=IF(OR(ISBLANK([.A116]); [.C116]); &quot;&quot;; [.B116])">
            <text:p/>
          </table:table-cell>
          <table:table-cell table:number-columns-repeated="5"/>
        </table:table-row>
        <table:table-row table:style-name="ro8">
          <table:table-cell table:number-columns-repeated="2"/>
          <table:table-cell table:style-name="ce16" table:formula="of:=IF(ISBLANK([.A117]); &quot;&quot;; ISNUMBER(FIND([.A117];COM.MICROSOFT.CONCAT(['Modules by Master Areas'.A$6:.A$197]))))">
            <text:p/>
          </table:table-cell>
          <table:table-cell table:style-name="ce42" table:formula="of:=IF(OR(ISBLANK([.A117]); [.C117]); &quot;&quot;; [.B117])">
            <text:p/>
          </table:table-cell>
          <table:table-cell table:number-columns-repeated="5"/>
        </table:table-row>
        <table:table-row table:style-name="ro8">
          <table:table-cell table:number-columns-repeated="2"/>
          <table:table-cell table:style-name="ce16" table:formula="of:=IF(ISBLANK([.A118]); &quot;&quot;; ISNUMBER(FIND([.A118];COM.MICROSOFT.CONCAT(['Modules by Master Areas'.A$6:.A$197]))))">
            <text:p/>
          </table:table-cell>
          <table:table-cell table:style-name="ce42" table:formula="of:=IF(OR(ISBLANK([.A118]); [.C118]); &quot;&quot;; [.B118])">
            <text:p/>
          </table:table-cell>
          <table:table-cell table:number-columns-repeated="5"/>
        </table:table-row>
        <table:table-row table:style-name="ro8" table:number-rows-repeated="126">
          <table:table-cell table:number-columns-repeated="9"/>
        </table:table-row>
        <table:table-row table:style-name="ro8">
          <table:table-cell table:number-columns-repeated="9"/>
        </table:table-row>
      </table:table>
      <table:table table:name="Offered modules from TUM online (Other IN)" table:style-name="ta1">
        <table:table-column table:style-name="co1" table:default-cell-style-name="Default"/>
        <table:table-column table:style-name="co10" table:default-cell-style-name="Default"/>
        <table:table-column table:style-name="co1" table:default-cell-style-name="ce5"/>
        <table:table-column table:style-name="co11" table:default-cell-style-name="ce5"/>
        <table:table-column table:style-name="co1" table:default-cell-style-name="Default"/>
        <table:table-column table:style-name="co12" table:default-cell-style-name="Default"/>
        <table:table-column table:style-name="co1" table:number-columns-repeated="3" table:default-cell-style-name="Default"/>
        <table:table-row table:style-name="ro8">
          <table:table-cell office:value-type="string" calcext:value-type="string" table:number-columns-spanned="9" table:number-rows-spanned="3">
            <text:p>List of module numbers of offered courses in the current semester from TUM online. Obtained with fetch_courses.py.</text:p>
          </table:table-cell>
          <table:covered-table-cell/>
          <table:covered-table-cell table:number-columns-repeated="2" table:style-name="ce2"/>
          <table:covered-table-cell table:number-columns-repeated="5"/>
        </table:table-row>
        <table:table-row table:style-name="ro14">
          <table:covered-table-cell table:number-columns-repeated="9"/>
        </table:table-row>
        <table:table-row table:style-name="ro15">
          <table:covered-table-cell table:number-columns-repeated="9"/>
        </table:table-row>
        <table:table-row table:style-name="ro16">
          <table:table-cell table:style-name="ce30" office:value-type="string" calcext:value-type="string">
            <text:p>Module No.</text:p>
          </table:table-cell>
          <table:table-cell table:style-name="ce30" office:value-type="string" calcext:value-type="string">
            <text:p>Title</text:p>
          </table:table-cell>
          <table:table-cell office:value-type="string" calcext:value-type="string">
            <text:p>Missing from the Curriculum table</text:p>
          </table:table-cell>
          <table:table-cell office:value-type="string" calcext:value-type="string">
            <text:p>Title if not included in any Area:</text:p>
          </table:table-cell>
          <table:table-cell table:number-columns-repeated="5"/>
        </table:table-row>
        <table:table-row table:style-name="ro17">
          <table:table-cell office:value-type="string" calcext:value-type="string">
            <text:p>IN0021</text:p>
          </table:table-cell>
          <table:table-cell office:value-type="string" calcext:value-type="string">
            <text:p>Introduction to Information Systems</text:p>
          </table:table-cell>
          <table:table-cell table:style-name="ce16" table:formula="of:=AND(NOT(ISNUMBER(FIND([.A5];COM.MICROSOFT.CONCAT(['Offered modules from TUM online (Master)'.A$6:.A$300])))); NOT(ISBLANK([.A5])))" office:value-type="boolean" office:boolean-value="true" calcext:value-type="boolean">
            <text:p>TRUE</text:p>
          </table:table-cell>
          <table:table-cell table:style-name="ce42" table:formula="of:=IF(NOT([.C5]); &quot;&quot;; [.B5])" office:value-type="string" office:string-value="Introduction to Information Systems" calcext:value-type="string">
            <text:p>Introduction to Information Systems</text:p>
          </table:table-cell>
          <table:table-cell table:number-columns-repeated="5"/>
        </table:table-row>
        <table:table-row table:style-name="ro17">
          <table:table-cell office:value-type="string" calcext:value-type="string">
            <text:p>IN0031</text:p>
          </table:table-cell>
          <table:table-cell office:value-type="string" calcext:value-type="string">
            <text:p>Introduction to Informatics for Games Engineering</text:p>
          </table:table-cell>
          <table:table-cell table:style-name="ce16" table:formula="of:=AND(NOT(ISNUMBER(FIND([.A6];COM.MICROSOFT.CONCAT(['Offered modules from TUM online (Master)'.A$6:.A$300])))); NOT(ISBLANK([.A6])))" office:value-type="boolean" office:boolean-value="true" calcext:value-type="boolean">
            <text:p>TRUE</text:p>
          </table:table-cell>
          <table:table-cell table:style-name="ce42" table:formula="of:=IF(NOT([.C6]); &quot;&quot;; [.B6])" office:value-type="string" office:string-value="Introduction to Informatics for Games Engineering" calcext:value-type="string">
            <text:p>Introduction to Informatics for Games Engineering</text:p>
          </table:table-cell>
          <table:table-cell table:number-columns-repeated="5"/>
        </table:table-row>
        <table:table-row table:style-name="ro17">
          <table:table-cell office:value-type="string" calcext:value-type="string">
            <text:p>IN0033</text:p>
          </table:table-cell>
          <table:table-cell office:value-type="string" calcext:value-type="string">
            <text:p>Interactionmethods and -devices</text:p>
          </table:table-cell>
          <table:table-cell table:style-name="ce16" table:formula="of:=AND(NOT(ISNUMBER(FIND([.A7];COM.MICROSOFT.CONCAT(['Offered modules from TUM online (Master)'.A$6:.A$300])))); NOT(ISBLANK([.A7])))" office:value-type="boolean" office:boolean-value="true" calcext:value-type="boolean">
            <text:p>TRUE</text:p>
          </table:table-cell>
          <table:table-cell table:style-name="ce42" table:formula="of:=IF(NOT([.C7]); &quot;&quot;; [.B7])" office:value-type="string" office:string-value="Interactionmethods and -devices" calcext:value-type="string">
            <text:p>Interactionmethods and -devices</text:p>
          </table:table-cell>
          <table:table-cell table:number-columns-repeated="5"/>
        </table:table-row>
        <table:table-row table:style-name="ro17">
          <table:table-cell office:value-type="string" calcext:value-type="string">
            <text:p>IN0042</text:p>
          </table:table-cell>
          <table:table-cell office:value-type="string" calcext:value-type="string">
            <text:p>IT Sicherheit</text:p>
          </table:table-cell>
          <table:table-cell table:style-name="ce16" table:formula="of:=AND(NOT(ISNUMBER(FIND([.A8];COM.MICROSOFT.CONCAT(['Offered modules from TUM online (Master)'.A$6:.A$300])))); NOT(ISBLANK([.A8])))" office:value-type="boolean" office:boolean-value="true" calcext:value-type="boolean">
            <text:p>TRUE</text:p>
          </table:table-cell>
          <table:table-cell table:style-name="ce42" table:formula="of:=IF(NOT([.C8]); &quot;&quot;; [.B8])" office:value-type="string" office:string-value="IT Sicherheit" calcext:value-type="string">
            <text:p>IT Sicherheit</text:p>
          </table:table-cell>
          <table:table-cell table:number-columns-repeated="5"/>
        </table:table-row>
        <table:table-row table:style-name="ro17">
          <table:table-cell office:value-type="string" calcext:value-type="string">
            <text:p>IN1503</text:p>
          </table:table-cell>
          <table:table-cell office:value-type="string" calcext:value-type="string">
            <text:p>Advanced Programming</text:p>
          </table:table-cell>
          <table:table-cell table:style-name="ce16" table:formula="of:=AND(NOT(ISNUMBER(FIND([.A9];COM.MICROSOFT.CONCAT(['Offered modules from TUM online (Master)'.A$6:.A$300])))); NOT(ISBLANK([.A9])))" office:value-type="boolean" office:boolean-value="true" calcext:value-type="boolean">
            <text:p>TRUE</text:p>
          </table:table-cell>
          <table:table-cell table:style-name="ce42" table:formula="of:=IF(NOT([.C9]); &quot;&quot;; [.B9])" office:value-type="string" office:string-value="Advanced Programming" calcext:value-type="string">
            <text:p>Advanced Programming</text:p>
          </table:table-cell>
          <table:table-cell table:number-columns-repeated="5"/>
        </table:table-row>
        <table:table-row table:style-name="ro17">
          <table:table-cell office:value-type="string" calcext:value-type="string">
            <text:p>IN2005</text:p>
          </table:table-cell>
          <table:table-cell office:value-type="string" calcext:value-type="string">
            <text:p>Scientific Computing 1</text:p>
          </table:table-cell>
          <table:table-cell table:style-name="ce16" table:formula="of:=AND(NOT(ISNUMBER(FIND([.A10];COM.MICROSOFT.CONCAT(['Offered modules from TUM online (Master)'.A$6:.A$300])))); NOT(ISBLANK([.A10])))" office:value-type="boolean" office:boolean-value="true" calcext:value-type="boolean">
            <text:p>TRUE</text:p>
          </table:table-cell>
          <table:table-cell table:style-name="ce42" table:formula="of:=IF(NOT([.C10]); &quot;&quot;; [.B10])" office:value-type="string" office:string-value="Scientific Computing 1" calcext:value-type="string">
            <text:p>Scientific Computing 1</text:p>
          </table:table-cell>
          <table:table-cell table:number-columns-repeated="5"/>
        </table:table-row>
        <table:table-row table:style-name="ro17">
          <table:table-cell office:value-type="string" calcext:value-type="string">
            <text:p>IN2085</text:p>
          </table:table-cell>
          <table:table-cell office:value-type="string" calcext:value-type="string">
            <text:p>Software Engineering for Business Applications - Bachelor's Course</text:p>
          </table:table-cell>
          <table:table-cell table:style-name="ce16" table:formula="of:=AND(NOT(ISNUMBER(FIND([.A11];COM.MICROSOFT.CONCAT(['Offered modules from TUM online (Master)'.A$6:.A$300])))); NOT(ISBLANK([.A11])))" office:value-type="boolean" office:boolean-value="true" calcext:value-type="boolean">
            <text:p>TRUE</text:p>
          </table:table-cell>
          <table:table-cell table:style-name="ce42" table:formula="of:=IF(NOT([.C11]); &quot;&quot;; [.B11])" office:value-type="string" office:string-value="Software Engineering for Business Applications - Bachelor's Course" calcext:value-type="string">
            <text:p>Software Engineering for Business Applications - Bachelor's Course</text:p>
          </table:table-cell>
          <table:table-cell table:number-columns-repeated="5"/>
        </table:table-row>
        <table:table-row table:style-name="ro17">
          <table:table-cell office:value-type="string" calcext:value-type="string">
            <text:p>IN2117</text:p>
          </table:table-cell>
          <table:table-cell office:value-type="string" calcext:value-type="string">
            <text:p>Database Systems</text:p>
          </table:table-cell>
          <table:table-cell table:style-name="ce16" table:formula="of:=AND(NOT(ISNUMBER(FIND([.A12];COM.MICROSOFT.CONCAT(['Offered modules from TUM online (Master)'.A$6:.A$300])))); NOT(ISBLANK([.A12])))" office:value-type="boolean" office:boolean-value="true" calcext:value-type="boolean">
            <text:p>TRUE</text:p>
          </table:table-cell>
          <table:table-cell table:style-name="ce42" table:formula="of:=IF(NOT([.C12]); &quot;&quot;; [.B12])" office:value-type="string" office:string-value="Database Systems" calcext:value-type="string">
            <text:p>Database Systems</text:p>
          </table:table-cell>
          <table:table-cell table:number-columns-repeated="5"/>
        </table:table-row>
        <table:table-row table:style-name="ro17">
          <table:table-cell office:value-type="string" calcext:value-type="string">
            <text:p>IN2140</text:p>
          </table:table-cell>
          <table:table-cell office:value-type="string" calcext:value-type="string">
            <text:p>Advanced Concepts of Distributed Databases - Programming Database Web Applications</text:p>
          </table:table-cell>
          <table:table-cell table:style-name="ce16" table:formula="of:=AND(NOT(ISNUMBER(FIND([.A13];COM.MICROSOFT.CONCAT(['Offered modules from TUM online (Master)'.A$6:.A$300])))); NOT(ISBLANK([.A13])))" office:value-type="boolean" office:boolean-value="true" calcext:value-type="boolean">
            <text:p>TRUE</text:p>
          </table:table-cell>
          <table:table-cell table:style-name="ce42" table:formula="of:=IF(NOT([.C13]); &quot;&quot;; [.B13])" office:value-type="string" office:string-value="Advanced Concepts of Distributed Databases - Programming Database Web Applications" calcext:value-type="string">
            <text:p>Advanced Concepts of Distributed Databases - Programming Database Web Applications</text:p>
          </table:table-cell>
          <table:table-cell table:number-columns-repeated="5"/>
        </table:table-row>
        <table:table-row table:style-name="ro17">
          <table:table-cell office:value-type="string" calcext:value-type="string">
            <text:p>IN2152</text:p>
          </table:table-cell>
          <table:table-cell office:value-type="string" calcext:value-type="string">
            <text:p>Didactics of Informatics</text:p>
          </table:table-cell>
          <table:table-cell table:style-name="ce16" table:formula="of:=AND(NOT(ISNUMBER(FIND([.A14];COM.MICROSOFT.CONCAT(['Offered modules from TUM online (Master)'.A$6:.A$300])))); NOT(ISBLANK([.A14])))" office:value-type="boolean" office:boolean-value="true" calcext:value-type="boolean">
            <text:p>TRUE</text:p>
          </table:table-cell>
          <table:table-cell table:style-name="ce42" table:formula="of:=IF(NOT([.C14]); &quot;&quot;; [.B14])" office:value-type="string" office:string-value="Didactics of Informatics" calcext:value-type="string">
            <text:p>Didactics of Informatics</text:p>
          </table:table-cell>
          <table:table-cell table:number-columns-repeated="5"/>
        </table:table-row>
        <table:table-row table:style-name="ro17">
          <table:table-cell office:value-type="string" calcext:value-type="string">
            <text:p>IN2185</text:p>
          </table:table-cell>
          <table:table-cell office:value-type="string" calcext:value-type="string">
            <text:p>BGCE - Research Day</text:p>
          </table:table-cell>
          <table:table-cell table:style-name="ce16" table:formula="of:=AND(NOT(ISNUMBER(FIND([.A15];COM.MICROSOFT.CONCAT(['Offered modules from TUM online (Master)'.A$6:.A$300])))); NOT(ISBLANK([.A15])))" office:value-type="boolean" office:boolean-value="true" calcext:value-type="boolean">
            <text:p>TRUE</text:p>
          </table:table-cell>
          <table:table-cell table:style-name="ce42" table:formula="of:=IF(NOT([.C15]); &quot;&quot;; [.B15])" office:value-type="string" office:string-value="BGCE - Research Day" calcext:value-type="string">
            <text:p>BGCE - Research Day</text:p>
          </table:table-cell>
          <table:table-cell table:number-columns-repeated="5"/>
        </table:table-row>
        <table:table-row table:style-name="ro17">
          <table:table-cell office:value-type="string" calcext:value-type="string">
            <text:p>IN2198</text:p>
          </table:table-cell>
          <table:table-cell office:value-type="string" calcext:value-type="string">
            <text:p>Praktische IT-SicherheitElite SE,</text:p>
          </table:table-cell>
          <table:table-cell table:style-name="ce16" table:formula="of:=AND(NOT(ISNUMBER(FIND([.A16];COM.MICROSOFT.CONCAT(['Offered modules from TUM online (Master)'.A$6:.A$300])))); NOT(ISBLANK([.A16])))" office:value-type="boolean" office:boolean-value="true" calcext:value-type="boolean">
            <text:p>TRUE</text:p>
          </table:table-cell>
          <table:table-cell table:style-name="ce42" table:formula="of:=IF(NOT([.C16]); &quot;&quot;; [.B16])" office:value-type="string" office:string-value="Praktische IT-SicherheitElite SE," calcext:value-type="string">
            <text:p>Praktische IT-SicherheitElite SE,</text:p>
          </table:table-cell>
          <table:table-cell table:number-columns-repeated="5"/>
        </table:table-row>
        <table:table-row table:style-name="ro17">
          <table:table-cell office:value-type="string" calcext:value-type="string">
            <text:p>IN2230</text:p>
          </table:table-cell>
          <table:table-cell office:value-type="string" calcext:value-type="string">
            <text:p>Protein Prediction II for Bioinformaticians</text:p>
          </table:table-cell>
          <table:table-cell table:style-name="ce16" table:formula="of:=AND(NOT(ISNUMBER(FIND([.A17];COM.MICROSOFT.CONCAT(['Offered modules from TUM online (Master)'.A$6:.A$300])))); NOT(ISBLANK([.A17])))" office:value-type="boolean" office:boolean-value="true" calcext:value-type="boolean">
            <text:p>TRUE</text:p>
          </table:table-cell>
          <table:table-cell table:style-name="ce42" table:formula="of:=IF(NOT([.C17]); &quot;&quot;; [.B17])" office:value-type="string" office:string-value="Protein Prediction II for Bioinformaticians" calcext:value-type="string">
            <text:p>Protein Prediction II for Bioinformaticians</text:p>
          </table:table-cell>
          <table:table-cell table:number-columns-repeated="5"/>
        </table:table-row>
        <table:table-row table:style-name="ro17">
          <table:table-cell office:value-type="string" calcext:value-type="string">
            <text:p>IN2247</text:p>
          </table:table-cell>
          <table:table-cell office:value-type="string" calcext:value-type="string">
            <text:p>Functional Safety</text:p>
          </table:table-cell>
          <table:table-cell table:style-name="ce16" table:formula="of:=AND(NOT(ISNUMBER(FIND([.A18];COM.MICROSOFT.CONCAT(['Offered modules from TUM online (Master)'.A$6:.A$300])))); NOT(ISBLANK([.A18])))" office:value-type="boolean" office:boolean-value="true" calcext:value-type="boolean">
            <text:p>TRUE</text:p>
          </table:table-cell>
          <table:table-cell table:style-name="ce42" table:formula="of:=IF(NOT([.C18]); &quot;&quot;; [.B18])" office:value-type="string" office:string-value="Functional Safety" calcext:value-type="string">
            <text:p>Functional Safety</text:p>
          </table:table-cell>
          <table:table-cell table:number-columns-repeated="5"/>
        </table:table-row>
        <table:table-row table:style-name="ro17">
          <table:table-cell office:value-type="string" calcext:value-type="string">
            <text:p>IN2258</text:p>
          </table:table-cell>
          <table:table-cell office:value-type="string" calcext:value-type="string">
            <text:p>Middleware and Distributed Systems</text:p>
          </table:table-cell>
          <table:table-cell table:style-name="ce16" table:formula="of:=AND(NOT(ISNUMBER(FIND([.A19];COM.MICROSOFT.CONCAT(['Offered modules from TUM online (Master)'.A$6:.A$300])))); NOT(ISBLANK([.A19])))" office:value-type="boolean" office:boolean-value="true" calcext:value-type="boolean">
            <text:p>TRUE</text:p>
          </table:table-cell>
          <table:table-cell table:style-name="ce42" table:formula="of:=IF(NOT([.C19]); &quot;&quot;; [.B19])" office:value-type="string" office:string-value="Middleware and Distributed Systems" calcext:value-type="string">
            <text:p>Middleware and Distributed Systems</text:p>
          </table:table-cell>
          <table:table-cell table:number-columns-repeated="5"/>
        </table:table-row>
        <table:table-row table:style-name="ro17">
          <table:table-cell office:value-type="string" calcext:value-type="string">
            <text:p>IN2300</text:p>
          </table:table-cell>
          <table:table-cell office:value-type="string" calcext:value-type="string">
            <text:p>Design of of Business Simulations</text:p>
          </table:table-cell>
          <table:table-cell table:style-name="ce16" table:formula="of:=AND(NOT(ISNUMBER(FIND([.A20];COM.MICROSOFT.CONCAT(['Offered modules from TUM online (Master)'.A$6:.A$300])))); NOT(ISBLANK([.A20])))" office:value-type="boolean" office:boolean-value="true" calcext:value-type="boolean">
            <text:p>TRUE</text:p>
          </table:table-cell>
          <table:table-cell table:style-name="ce42" table:formula="of:=IF(NOT([.C20]); &quot;&quot;; [.B20])" office:value-type="string" office:string-value="Design of of Business Simulations" calcext:value-type="string">
            <text:p>Design of of Business Simulations</text:p>
          </table:table-cell>
          <table:table-cell table:number-columns-repeated="5"/>
        </table:table-row>
        <table:table-row table:style-name="ro17">
          <table:table-cell office:value-type="string" calcext:value-type="string">
            <text:p>IN2379</text:p>
          </table:table-cell>
          <table:table-cell office:value-type="string" calcext:value-type="string">
            <text:p>Advanced Data Handling and Visualization Techniques</text:p>
          </table:table-cell>
          <table:table-cell table:style-name="ce16" table:formula="of:=AND(NOT(ISNUMBER(FIND([.A21];COM.MICROSOFT.CONCAT(['Offered modules from TUM online (Master)'.A$6:.A$300])))); NOT(ISBLANK([.A21])))" office:value-type="boolean" office:boolean-value="true" calcext:value-type="boolean">
            <text:p>TRUE</text:p>
          </table:table-cell>
          <table:table-cell table:style-name="ce42" table:formula="of:=IF(NOT([.C21]); &quot;&quot;; [.B21])" office:value-type="string" office:string-value="Advanced Data Handling and Visualization Techniques" calcext:value-type="string">
            <text:p>Advanced Data Handling and Visualization Techniques</text:p>
          </table:table-cell>
          <table:table-cell table:number-columns-repeated="5"/>
        </table:table-row>
        <table:table-row table:style-name="ro17">
          <table:table-cell office:value-type="string" calcext:value-type="string">
            <text:p>IN2401</text:p>
          </table:table-cell>
          <table:table-cell office:value-type="string" calcext:value-type="string">
            <text:p>Concept Art und Game Design</text:p>
          </table:table-cell>
          <table:table-cell table:style-name="ce16" table:formula="of:=AND(NOT(ISNUMBER(FIND([.A22];COM.MICROSOFT.CONCAT(['Offered modules from TUM online (Master)'.A$6:.A$300])))); NOT(ISBLANK([.A22])))" office:value-type="boolean" office:boolean-value="true" calcext:value-type="boolean">
            <text:p>TRUE</text:p>
          </table:table-cell>
          <table:table-cell table:style-name="ce42" table:formula="of:=IF(NOT([.C22]); &quot;&quot;; [.B22])" office:value-type="string" office:string-value="Concept Art und Game Design" calcext:value-type="string">
            <text:p>Concept Art und Game Design</text:p>
          </table:table-cell>
          <table:table-cell table:number-columns-repeated="5"/>
        </table:table-row>
        <table:table-row table:style-name="ro17">
          <table:table-cell office:value-type="string" calcext:value-type="string">
            <text:p>IN2404</text:p>
          </table:table-cell>
          <table:table-cell office:value-type="string" calcext:value-type="string">
            <text:p>Mobile Robotics</text:p>
          </table:table-cell>
          <table:table-cell table:style-name="ce16" table:formula="of:=AND(NOT(ISNUMBER(FIND([.A23];COM.MICROSOFT.CONCAT(['Offered modules from TUM online (Master)'.A$6:.A$300])))); NOT(ISBLANK([.A23])))" office:value-type="boolean" office:boolean-value="true" calcext:value-type="boolean">
            <text:p>TRUE</text:p>
          </table:table-cell>
          <table:table-cell table:style-name="ce42" table:formula="of:=IF(NOT([.C23]); &quot;&quot;; [.B23])" office:value-type="string" office:string-value="Mobile Robotics" calcext:value-type="string">
            <text:p>Mobile Robotics</text:p>
          </table:table-cell>
          <table:table-cell table:number-columns-repeated="5"/>
        </table:table-row>
        <table:table-row table:style-name="ro17">
          <table:table-cell office:value-type="string" calcext:value-type="string">
            <text:p>IN3100</text:p>
          </table:table-cell>
          <table:table-cell office:value-type="string" calcext:value-type="string">
            <text:p>Selected Topics in Databases and Information SystemsHigh-Performance Query Processing</text:p>
          </table:table-cell>
          <table:table-cell table:style-name="ce16" table:formula="of:=AND(NOT(ISNUMBER(FIND([.A24];COM.MICROSOFT.CONCAT(['Offered modules from TUM online (Master)'.A$6:.A$300])))); NOT(ISBLANK([.A24])))" office:value-type="boolean" office:boolean-value="true" calcext:value-type="boolean">
            <text:p>TRUE</text:p>
          </table:table-cell>
          <table:table-cell table:style-name="ce42" table:formula="of:=IF(NOT([.C24]); &quot;&quot;; [.B24])" office:value-type="string" office:string-value="Selected Topics in Databases and Information SystemsHigh-Performance Query Processing" calcext:value-type="string">
            <text:p>Selected Topics in Databases and Information SystemsHigh-Performance Query Processing</text:p>
          </table:table-cell>
          <table:table-cell table:number-columns-repeated="5"/>
        </table:table-row>
        <table:table-row table:style-name="ro17">
          <table:table-cell office:value-type="string" calcext:value-type="string">
            <text:p>IN4714</text:p>
          </table:table-cell>
          <table:table-cell office:value-type="string" calcext:value-type="string">
            <text:p>Database System Concepts for Non-Computer Scientists</text:p>
          </table:table-cell>
          <table:table-cell table:style-name="ce16" table:formula="of:=AND(NOT(ISNUMBER(FIND([.A25];COM.MICROSOFT.CONCAT(['Offered modules from TUM online (Master)'.A$6:.A$300])))); NOT(ISBLANK([.A25])))" office:value-type="boolean" office:boolean-value="true" calcext:value-type="boolean">
            <text:p>TRUE</text:p>
          </table:table-cell>
          <table:table-cell table:style-name="ce42" table:formula="of:=IF(NOT([.C25]); &quot;&quot;; [.B25])" office:value-type="string" office:string-value="Database System Concepts for Non-Computer Scientists" calcext:value-type="string">
            <text:p>Database System Concepts for Non-Computer Scientists</text:p>
          </table:table-cell>
          <table:table-cell table:number-columns-repeated="5"/>
        </table:table-row>
        <table:table-row table:style-name="ro17">
          <table:table-cell office:value-type="string" calcext:value-type="string">
            <text:p>IN8005</text:p>
          </table:table-cell>
          <table:table-cell office:value-type="string" calcext:value-type="string">
            <text:p>Introduction into Computer Sciencefor non Informatics studies, TUM BWL</text:p>
          </table:table-cell>
          <table:table-cell table:style-name="ce16" table:formula="of:=AND(NOT(ISNUMBER(FIND([.A26];COM.MICROSOFT.CONCAT(['Offered modules from TUM online (Master)'.A$6:.A$300])))); NOT(ISBLANK([.A26])))" office:value-type="boolean" office:boolean-value="true" calcext:value-type="boolean">
            <text:p>TRUE</text:p>
          </table:table-cell>
          <table:table-cell table:style-name="ce42" table:formula="of:=IF(NOT([.C26]); &quot;&quot;; [.B26])" office:value-type="string" office:string-value="Introduction into Computer Sciencefor non Informatics studies, TUM BWL" calcext:value-type="string">
            <text:p>Introduction into Computer Sciencefor non Informatics studies, TUM BWL</text:p>
          </table:table-cell>
          <table:table-cell table:number-columns-repeated="5"/>
        </table:table-row>
        <table:table-row table:style-name="ro17">
          <table:table-cell office:value-type="string" calcext:value-type="string">
            <text:p>IN8008</text:p>
          </table:table-cell>
          <table:table-cell office:value-type="string" calcext:value-type="string">
            <text:p>Introduction to Scientific Programming</text:p>
          </table:table-cell>
          <table:table-cell table:style-name="ce16" table:formula="of:=AND(NOT(ISNUMBER(FIND([.A27];COM.MICROSOFT.CONCAT(['Offered modules from TUM online (Master)'.A$6:.A$300])))); NOT(ISBLANK([.A27])))" office:value-type="boolean" office:boolean-value="true" calcext:value-type="boolean">
            <text:p>TRUE</text:p>
          </table:table-cell>
          <table:table-cell table:style-name="ce42" table:formula="of:=IF(NOT([.C27]); &quot;&quot;; [.B27])" office:value-type="string" office:string-value="Introduction to Scientific Programming" calcext:value-type="string">
            <text:p>Introduction to Scientific Programming</text:p>
          </table:table-cell>
          <table:table-cell table:number-columns-repeated="5"/>
        </table:table-row>
        <table:table-row table:style-name="ro17">
          <table:table-cell office:value-type="string" calcext:value-type="string">
            <text:p>IN8011</text:p>
          </table:table-cell>
          <table:table-cell office:value-type="string" calcext:value-type="string">
            <text:p>Engineering Informatics 1BSc. Engineering Science</text:p>
          </table:table-cell>
          <table:table-cell table:style-name="ce16" table:formula="of:=AND(NOT(ISNUMBER(FIND([.A28];COM.MICROSOFT.CONCAT(['Offered modules from TUM online (Master)'.A$6:.A$300])))); NOT(ISBLANK([.A28])))" office:value-type="boolean" office:boolean-value="true" calcext:value-type="boolean">
            <text:p>TRUE</text:p>
          </table:table-cell>
          <table:table-cell table:style-name="ce42" table:formula="of:=IF(NOT([.C28]); &quot;&quot;; [.B28])" office:value-type="string" office:string-value="Engineering Informatics 1BSc. Engineering Science" calcext:value-type="string">
            <text:p>Engineering Informatics 1BSc. Engineering Science</text:p>
          </table:table-cell>
          <table:table-cell table:number-columns-repeated="5"/>
        </table:table-row>
        <table:table-row table:style-name="ro17">
          <table:table-cell office:value-type="string" calcext:value-type="string">
            <text:p>IN8014</text:p>
          </table:table-cell>
          <table:table-cell office:value-type="string" calcext:value-type="string">
            <text:p>Embedded Networked SystemsBSc. Engineering Science</text:p>
          </table:table-cell>
          <table:table-cell table:style-name="ce16" table:formula="of:=AND(NOT(ISNUMBER(FIND([.A29];COM.MICROSOFT.CONCAT(['Offered modules from TUM online (Master)'.A$6:.A$300])))); NOT(ISBLANK([.A29])))" office:value-type="boolean" office:boolean-value="true" calcext:value-type="boolean">
            <text:p>TRUE</text:p>
          </table:table-cell>
          <table:table-cell table:style-name="ce42" table:formula="of:=IF(NOT([.C29]); &quot;&quot;; [.B29])" office:value-type="string" office:string-value="Embedded Networked SystemsBSc. Engineering Science" calcext:value-type="string">
            <text:p>Embedded Networked SystemsBSc. Engineering Science</text:p>
          </table:table-cell>
          <table:table-cell table:number-columns-repeated="5"/>
        </table:table-row>
        <table:table-row table:style-name="ro17">
          <table:table-cell office:value-type="string" calcext:value-type="string">
            <text:p>IN9049</text:p>
          </table:table-cell>
          <table:table-cell office:value-type="string" calcext:value-type="string">
            <text:p>Technology and Law</text:p>
          </table:table-cell>
          <table:table-cell table:style-name="ce16" table:formula="of:=AND(NOT(ISNUMBER(FIND([.A30];COM.MICROSOFT.CONCAT(['Offered modules from TUM online (Master)'.A$6:.A$300])))); NOT(ISBLANK([.A30])))" office:value-type="boolean" office:boolean-value="true" calcext:value-type="boolean">
            <text:p>TRUE</text:p>
          </table:table-cell>
          <table:table-cell table:style-name="ce42" table:formula="of:=IF(NOT([.C30]); &quot;&quot;; [.B30])" office:value-type="string" office:string-value="Technology and Law" calcext:value-type="string">
            <text:p>Technology and Law</text:p>
          </table:table-cell>
          <table:table-cell table:number-columns-repeated="5"/>
        </table:table-row>
        <table:table-row table:style-name="ro17">
          <table:table-cell office:value-type="string" calcext:value-type="string">
            <text:p>IN9050</text:p>
          </table:table-cell>
          <table:table-cell office:value-type="string" calcext:value-type="string">
            <text:p>Introduction to Data Protection Law</text:p>
          </table:table-cell>
          <table:table-cell table:style-name="ce16" table:formula="of:=AND(NOT(ISNUMBER(FIND([.A31];COM.MICROSOFT.CONCAT(['Offered modules from TUM online (Master)'.A$6:.A$300])))); NOT(ISBLANK([.A31])))" office:value-type="boolean" office:boolean-value="true" calcext:value-type="boolean">
            <text:p>TRUE</text:p>
          </table:table-cell>
          <table:table-cell table:style-name="ce42" table:formula="of:=IF(NOT([.C31]); &quot;&quot;; [.B31])" office:value-type="string" office:string-value="Introduction to Data Protection Law" calcext:value-type="string">
            <text:p>Introduction to Data Protection Law</text:p>
          </table:table-cell>
          <table:table-cell table:number-columns-repeated="5"/>
        </table:table-row>
        <table:table-row table:style-name="ro17">
          <table:table-cell table:number-columns-repeated="2"/>
          <table:table-cell table:style-name="ce16" table:formula="of:=AND(NOT(ISNUMBER(FIND([.A32];COM.MICROSOFT.CONCAT(['Offered modules from TUM online (Master)'.A$6:.A$300])))); NOT(ISBLANK([.A32])))" office:value-type="boolean" office:boolean-value="false" calcext:value-type="boolean">
            <text:p>FALSE</text:p>
          </table:table-cell>
          <table:table-cell table:style-name="ce42" table:formula="of:=IF(NOT([.C32]); &quot;&quot;; [.B32])">
            <text:p/>
          </table:table-cell>
          <table:table-cell table:number-columns-repeated="5"/>
        </table:table-row>
        <table:table-row table:style-name="ro17">
          <table:table-cell table:number-columns-repeated="2"/>
          <table:table-cell table:style-name="ce16" table:formula="of:=AND(NOT(ISNUMBER(FIND([.A33];COM.MICROSOFT.CONCAT(['Offered modules from TUM online (Master)'.A$6:.A$300])))); NOT(ISBLANK([.A33])))" office:value-type="boolean" office:boolean-value="false" calcext:value-type="boolean">
            <text:p>FALSE</text:p>
          </table:table-cell>
          <table:table-cell table:style-name="ce42" table:formula="of:=IF(NOT([.C33]); &quot;&quot;; [.B33])">
            <text:p/>
          </table:table-cell>
          <table:table-cell table:number-columns-repeated="5"/>
        </table:table-row>
        <table:table-row table:style-name="ro17">
          <table:table-cell table:number-columns-repeated="2"/>
          <table:table-cell table:style-name="ce16" table:formula="of:=AND(NOT(ISNUMBER(FIND([.A34];COM.MICROSOFT.CONCAT(['Offered modules from TUM online (Master)'.A$6:.A$300])))); NOT(ISBLANK([.A34])))" office:value-type="boolean" office:boolean-value="false" calcext:value-type="boolean">
            <text:p>FALSE</text:p>
          </table:table-cell>
          <table:table-cell table:style-name="ce42" table:formula="of:=IF(NOT([.C34]); &quot;&quot;; [.B34])">
            <text:p/>
          </table:table-cell>
          <table:table-cell table:number-columns-repeated="5"/>
        </table:table-row>
        <table:table-row table:style-name="ro17">
          <table:table-cell table:number-columns-repeated="2"/>
          <table:table-cell table:style-name="ce16" table:formula="of:=AND(NOT(ISNUMBER(FIND([.A35];COM.MICROSOFT.CONCAT(['Offered modules from TUM online (Master)'.A$6:.A$300])))); NOT(ISBLANK([.A35])))" office:value-type="boolean" office:boolean-value="false" calcext:value-type="boolean">
            <text:p>FALSE</text:p>
          </table:table-cell>
          <table:table-cell table:style-name="ce42" table:formula="of:=IF(NOT([.C35]); &quot;&quot;; [.B35])">
            <text:p/>
          </table:table-cell>
          <table:table-cell table:number-columns-repeated="5"/>
        </table:table-row>
        <table:table-row table:style-name="ro17">
          <table:table-cell table:number-columns-repeated="2"/>
          <table:table-cell table:style-name="ce16" table:formula="of:=AND(NOT(ISNUMBER(FIND([.A36];COM.MICROSOFT.CONCAT(['Offered modules from TUM online (Master)'.A$6:.A$300])))); NOT(ISBLANK([.A36])))" office:value-type="boolean" office:boolean-value="false" calcext:value-type="boolean">
            <text:p>FALSE</text:p>
          </table:table-cell>
          <table:table-cell table:style-name="ce42" table:formula="of:=IF(NOT([.C36]); &quot;&quot;; [.B36])">
            <text:p/>
          </table:table-cell>
          <table:table-cell table:number-columns-repeated="5"/>
        </table:table-row>
        <table:table-row table:style-name="ro17">
          <table:table-cell table:number-columns-repeated="2"/>
          <table:table-cell table:style-name="ce16" table:formula="of:=AND(NOT(ISNUMBER(FIND([.A37];COM.MICROSOFT.CONCAT(['Offered modules from TUM online (Master)'.A$6:.A$300])))); NOT(ISBLANK([.A37])))" office:value-type="boolean" office:boolean-value="false" calcext:value-type="boolean">
            <text:p>FALSE</text:p>
          </table:table-cell>
          <table:table-cell table:style-name="ce42" table:formula="of:=IF(NOT([.C37]); &quot;&quot;; [.B37])">
            <text:p/>
          </table:table-cell>
          <table:table-cell table:number-columns-repeated="5"/>
        </table:table-row>
        <table:table-row table:style-name="ro17">
          <table:table-cell table:number-columns-repeated="2"/>
          <table:table-cell table:style-name="ce16" table:formula="of:=AND(NOT(ISNUMBER(FIND([.A38];COM.MICROSOFT.CONCAT(['Offered modules from TUM online (Master)'.A$6:.A$300])))); NOT(ISBLANK([.A38])))" office:value-type="boolean" office:boolean-value="false" calcext:value-type="boolean">
            <text:p>FALSE</text:p>
          </table:table-cell>
          <table:table-cell table:style-name="ce42" table:formula="of:=IF(NOT([.C38]); &quot;&quot;; [.B38])">
            <text:p/>
          </table:table-cell>
          <table:table-cell table:number-columns-repeated="5"/>
        </table:table-row>
        <table:table-row table:style-name="ro17">
          <table:table-cell table:number-columns-repeated="2"/>
          <table:table-cell table:style-name="ce16" table:formula="of:=AND(NOT(ISNUMBER(FIND([.A39];COM.MICROSOFT.CONCAT(['Offered modules from TUM online (Master)'.A$6:.A$300])))); NOT(ISBLANK([.A39])))" office:value-type="boolean" office:boolean-value="false" calcext:value-type="boolean">
            <text:p>FALSE</text:p>
          </table:table-cell>
          <table:table-cell table:style-name="ce42" table:formula="of:=IF(NOT([.C39]); &quot;&quot;; [.B39])">
            <text:p/>
          </table:table-cell>
          <table:table-cell table:number-columns-repeated="5"/>
        </table:table-row>
        <table:table-row table:style-name="ro17">
          <table:table-cell table:number-columns-repeated="2"/>
          <table:table-cell table:style-name="ce16" table:formula="of:=AND(NOT(ISNUMBER(FIND([.A40];COM.MICROSOFT.CONCAT(['Offered modules from TUM online (Master)'.A$6:.A$300])))); NOT(ISBLANK([.A40])))" office:value-type="boolean" office:boolean-value="false" calcext:value-type="boolean">
            <text:p>FALSE</text:p>
          </table:table-cell>
          <table:table-cell table:style-name="ce42" table:formula="of:=IF(NOT([.C40]); &quot;&quot;; [.B40])">
            <text:p/>
          </table:table-cell>
          <table:table-cell table:number-columns-repeated="5"/>
        </table:table-row>
        <table:table-row table:style-name="ro17">
          <table:table-cell table:number-columns-repeated="2"/>
          <table:table-cell table:style-name="ce16" table:formula="of:=AND(NOT(ISNUMBER(FIND([.A41];COM.MICROSOFT.CONCAT(['Offered modules from TUM online (Master)'.A$6:.A$300])))); NOT(ISBLANK([.A41])))" office:value-type="boolean" office:boolean-value="false" calcext:value-type="boolean">
            <text:p>FALSE</text:p>
          </table:table-cell>
          <table:table-cell table:style-name="ce42" table:formula="of:=IF(NOT([.C41]); &quot;&quot;; [.B41])">
            <text:p/>
          </table:table-cell>
          <table:table-cell table:number-columns-repeated="5"/>
        </table:table-row>
        <table:table-row table:style-name="ro17">
          <table:table-cell table:number-columns-repeated="2"/>
          <table:table-cell table:style-name="ce16" table:formula="of:=AND(NOT(ISNUMBER(FIND([.A42];COM.MICROSOFT.CONCAT(['Offered modules from TUM online (Master)'.A$6:.A$300])))); NOT(ISBLANK([.A42])))" office:value-type="boolean" office:boolean-value="false" calcext:value-type="boolean">
            <text:p>FALSE</text:p>
          </table:table-cell>
          <table:table-cell table:style-name="ce42" table:formula="of:=IF(NOT([.C42]); &quot;&quot;; [.B42])">
            <text:p/>
          </table:table-cell>
          <table:table-cell table:number-columns-repeated="5"/>
        </table:table-row>
        <table:table-row table:style-name="ro17">
          <table:table-cell table:number-columns-repeated="2"/>
          <table:table-cell table:style-name="ce16" table:formula="of:=AND(NOT(ISNUMBER(FIND([.A43];COM.MICROSOFT.CONCAT(['Offered modules from TUM online (Master)'.A$6:.A$300])))); NOT(ISBLANK([.A43])))" office:value-type="boolean" office:boolean-value="false" calcext:value-type="boolean">
            <text:p>FALSE</text:p>
          </table:table-cell>
          <table:table-cell table:style-name="ce42" table:formula="of:=IF(NOT([.C43]); &quot;&quot;; [.B43])">
            <text:p/>
          </table:table-cell>
          <table:table-cell table:number-columns-repeated="5"/>
        </table:table-row>
        <table:table-row table:style-name="ro17">
          <table:table-cell table:number-columns-repeated="2"/>
          <table:table-cell table:style-name="ce16" table:formula="of:=AND(NOT(ISNUMBER(FIND([.A44];COM.MICROSOFT.CONCAT(['Offered modules from TUM online (Master)'.A$6:.A$300])))); NOT(ISBLANK([.A44])))" office:value-type="boolean" office:boolean-value="false" calcext:value-type="boolean">
            <text:p>FALSE</text:p>
          </table:table-cell>
          <table:table-cell table:style-name="ce42" table:formula="of:=IF(NOT([.C44]); &quot;&quot;; [.B44])">
            <text:p/>
          </table:table-cell>
          <table:table-cell table:number-columns-repeated="5"/>
        </table:table-row>
        <table:table-row table:style-name="ro17">
          <table:table-cell table:number-columns-repeated="2"/>
          <table:table-cell table:style-name="ce16" table:formula="of:=AND(NOT(ISNUMBER(FIND([.A45];COM.MICROSOFT.CONCAT(['Offered modules from TUM online (Master)'.A$6:.A$300])))); NOT(ISBLANK([.A45])))" office:value-type="boolean" office:boolean-value="false" calcext:value-type="boolean">
            <text:p>FALSE</text:p>
          </table:table-cell>
          <table:table-cell table:style-name="ce42" table:formula="of:=IF(NOT([.C45]); &quot;&quot;; [.B45])">
            <text:p/>
          </table:table-cell>
          <table:table-cell table:number-columns-repeated="5"/>
        </table:table-row>
        <table:table-row table:style-name="ro17">
          <table:table-cell table:number-columns-repeated="2"/>
          <table:table-cell table:style-name="ce16" table:formula="of:=AND(NOT(ISNUMBER(FIND([.A46];COM.MICROSOFT.CONCAT(['Offered modules from TUM online (Master)'.A$6:.A$300])))); NOT(ISBLANK([.A46])))" office:value-type="boolean" office:boolean-value="false" calcext:value-type="boolean">
            <text:p>FALSE</text:p>
          </table:table-cell>
          <table:table-cell table:style-name="ce42" table:formula="of:=IF(NOT([.C46]); &quot;&quot;; [.B46])">
            <text:p/>
          </table:table-cell>
          <table:table-cell table:number-columns-repeated="5"/>
        </table:table-row>
        <table:table-row table:style-name="ro17">
          <table:table-cell table:number-columns-repeated="2"/>
          <table:table-cell table:style-name="ce16" table:formula="of:=AND(NOT(ISNUMBER(FIND([.A47];COM.MICROSOFT.CONCAT(['Offered modules from TUM online (Master)'.A$6:.A$300])))); NOT(ISBLANK([.A47])))" office:value-type="boolean" office:boolean-value="false" calcext:value-type="boolean">
            <text:p>FALSE</text:p>
          </table:table-cell>
          <table:table-cell table:style-name="ce42" table:formula="of:=IF(NOT([.C47]); &quot;&quot;; [.B47])">
            <text:p/>
          </table:table-cell>
          <table:table-cell table:number-columns-repeated="5"/>
        </table:table-row>
        <table:table-row table:style-name="ro17">
          <table:table-cell table:number-columns-repeated="2"/>
          <table:table-cell table:style-name="ce16" table:formula="of:=AND(NOT(ISNUMBER(FIND([.A48];COM.MICROSOFT.CONCAT(['Offered modules from TUM online (Master)'.A$6:.A$300])))); NOT(ISBLANK([.A48])))" office:value-type="boolean" office:boolean-value="false" calcext:value-type="boolean">
            <text:p>FALSE</text:p>
          </table:table-cell>
          <table:table-cell table:style-name="ce42" table:formula="of:=IF(NOT([.C48]); &quot;&quot;; [.B48])">
            <text:p/>
          </table:table-cell>
          <table:table-cell table:number-columns-repeated="5"/>
        </table:table-row>
        <table:table-row table:style-name="ro17">
          <table:table-cell table:number-columns-repeated="2"/>
          <table:table-cell table:style-name="ce16" table:formula="of:=AND(NOT(ISNUMBER(FIND([.A49];COM.MICROSOFT.CONCAT(['Offered modules from TUM online (Master)'.A$6:.A$300])))); NOT(ISBLANK([.A49])))" office:value-type="boolean" office:boolean-value="false" calcext:value-type="boolean">
            <text:p>FALSE</text:p>
          </table:table-cell>
          <table:table-cell table:style-name="ce42" table:formula="of:=IF(NOT([.C49]); &quot;&quot;; [.B49])">
            <text:p/>
          </table:table-cell>
          <table:table-cell table:number-columns-repeated="5"/>
        </table:table-row>
        <table:table-row table:style-name="ro17">
          <table:table-cell table:number-columns-repeated="2"/>
          <table:table-cell table:style-name="ce16" table:formula="of:=AND(NOT(ISNUMBER(FIND([.A50];COM.MICROSOFT.CONCAT(['Offered modules from TUM online (Master)'.A$6:.A$300])))); NOT(ISBLANK([.A50])))" office:value-type="boolean" office:boolean-value="false" calcext:value-type="boolean">
            <text:p>FALSE</text:p>
          </table:table-cell>
          <table:table-cell table:style-name="ce42" table:formula="of:=IF(NOT([.C50]); &quot;&quot;; [.B50])">
            <text:p/>
          </table:table-cell>
          <table:table-cell table:number-columns-repeated="5"/>
        </table:table-row>
        <table:table-row table:style-name="ro17">
          <table:table-cell table:number-columns-repeated="2"/>
          <table:table-cell table:style-name="ce16" table:formula="of:=AND(NOT(ISNUMBER(FIND([.A51];COM.MICROSOFT.CONCAT(['Offered modules from TUM online (Master)'.A$6:.A$300])))); NOT(ISBLANK([.A51])))" office:value-type="boolean" office:boolean-value="false" calcext:value-type="boolean">
            <text:p>FALSE</text:p>
          </table:table-cell>
          <table:table-cell table:style-name="ce42" table:formula="of:=IF(NOT([.C51]); &quot;&quot;; [.B51])">
            <text:p/>
          </table:table-cell>
          <table:table-cell table:number-columns-repeated="5"/>
        </table:table-row>
        <table:table-row table:style-name="ro17">
          <table:table-cell table:number-columns-repeated="2"/>
          <table:table-cell table:style-name="ce16" table:formula="of:=AND(NOT(ISNUMBER(FIND([.A52];COM.MICROSOFT.CONCAT(['Offered modules from TUM online (Master)'.A$6:.A$300])))); NOT(ISBLANK([.A52])))" office:value-type="boolean" office:boolean-value="false" calcext:value-type="boolean">
            <text:p>FALSE</text:p>
          </table:table-cell>
          <table:table-cell table:style-name="ce42" table:formula="of:=IF(NOT([.C52]); &quot;&quot;; [.B52])">
            <text:p/>
          </table:table-cell>
          <table:table-cell table:number-columns-repeated="5"/>
        </table:table-row>
        <table:table-row table:style-name="ro17">
          <table:table-cell table:number-columns-repeated="2"/>
          <table:table-cell table:style-name="ce16" table:formula="of:=AND(NOT(ISNUMBER(FIND([.A53];COM.MICROSOFT.CONCAT(['Offered modules from TUM online (Master)'.A$6:.A$300])))); NOT(ISBLANK([.A53])))" office:value-type="boolean" office:boolean-value="false" calcext:value-type="boolean">
            <text:p>FALSE</text:p>
          </table:table-cell>
          <table:table-cell table:style-name="ce42" table:formula="of:=IF(NOT([.C53]); &quot;&quot;; [.B53])">
            <text:p/>
          </table:table-cell>
          <table:table-cell table:number-columns-repeated="5"/>
        </table:table-row>
        <table:table-row table:style-name="ro17">
          <table:table-cell table:number-columns-repeated="2"/>
          <table:table-cell table:style-name="ce16" table:formula="of:=AND(NOT(ISNUMBER(FIND([.A54];COM.MICROSOFT.CONCAT(['Offered modules from TUM online (Master)'.A$6:.A$300])))); NOT(ISBLANK([.A54])))" office:value-type="boolean" office:boolean-value="false" calcext:value-type="boolean">
            <text:p>FALSE</text:p>
          </table:table-cell>
          <table:table-cell table:style-name="ce42" table:formula="of:=IF(NOT([.C54]); &quot;&quot;; [.B54])">
            <text:p/>
          </table:table-cell>
          <table:table-cell table:number-columns-repeated="5"/>
        </table:table-row>
        <table:table-row table:style-name="ro17">
          <table:table-cell table:number-columns-repeated="2"/>
          <table:table-cell table:style-name="ce16" table:formula="of:=AND(NOT(ISNUMBER(FIND([.A55];COM.MICROSOFT.CONCAT(['Offered modules from TUM online (Master)'.A$6:.A$300])))); NOT(ISBLANK([.A55])))" office:value-type="boolean" office:boolean-value="false" calcext:value-type="boolean">
            <text:p>FALSE</text:p>
          </table:table-cell>
          <table:table-cell table:style-name="ce42" table:formula="of:=IF(NOT([.C55]); &quot;&quot;; [.B55])">
            <text:p/>
          </table:table-cell>
          <table:table-cell table:number-columns-repeated="5"/>
        </table:table-row>
        <table:table-row table:style-name="ro17">
          <table:table-cell table:number-columns-repeated="2"/>
          <table:table-cell table:style-name="ce16" table:formula="of:=AND(NOT(ISNUMBER(FIND([.A56];COM.MICROSOFT.CONCAT(['Offered modules from TUM online (Master)'.A$6:.A$300])))); NOT(ISBLANK([.A56])))" office:value-type="boolean" office:boolean-value="false" calcext:value-type="boolean">
            <text:p>FALSE</text:p>
          </table:table-cell>
          <table:table-cell table:style-name="ce42" table:formula="of:=IF(NOT([.C56]); &quot;&quot;; [.B56])">
            <text:p/>
          </table:table-cell>
          <table:table-cell table:number-columns-repeated="5"/>
        </table:table-row>
        <table:table-row table:style-name="ro17">
          <table:table-cell table:number-columns-repeated="2"/>
          <table:table-cell table:style-name="ce16" table:formula="of:=AND(NOT(ISNUMBER(FIND([.A57];COM.MICROSOFT.CONCAT(['Offered modules from TUM online (Master)'.A$6:.A$300])))); NOT(ISBLANK([.A57])))" office:value-type="boolean" office:boolean-value="false" calcext:value-type="boolean">
            <text:p>FALSE</text:p>
          </table:table-cell>
          <table:table-cell table:style-name="ce42" table:formula="of:=IF(NOT([.C57]); &quot;&quot;; [.B57])">
            <text:p/>
          </table:table-cell>
          <table:table-cell table:number-columns-repeated="5"/>
        </table:table-row>
        <table:table-row table:style-name="ro17">
          <table:table-cell table:number-columns-repeated="2"/>
          <table:table-cell table:style-name="ce16" table:formula="of:=AND(NOT(ISNUMBER(FIND([.A58];COM.MICROSOFT.CONCAT(['Offered modules from TUM online (Master)'.A$6:.A$300])))); NOT(ISBLANK([.A58])))" office:value-type="boolean" office:boolean-value="false" calcext:value-type="boolean">
            <text:p>FALSE</text:p>
          </table:table-cell>
          <table:table-cell table:style-name="ce42" table:formula="of:=IF(NOT([.C58]); &quot;&quot;; [.B58])">
            <text:p/>
          </table:table-cell>
          <table:table-cell table:number-columns-repeated="5"/>
        </table:table-row>
        <table:table-row table:style-name="ro17">
          <table:table-cell table:number-columns-repeated="2"/>
          <table:table-cell table:style-name="ce16" table:formula="of:=AND(NOT(ISNUMBER(FIND([.A59];COM.MICROSOFT.CONCAT(['Offered modules from TUM online (Master)'.A$6:.A$300])))); NOT(ISBLANK([.A59])))" office:value-type="boolean" office:boolean-value="false" calcext:value-type="boolean">
            <text:p>FALSE</text:p>
          </table:table-cell>
          <table:table-cell table:style-name="ce42" table:formula="of:=IF(NOT([.C59]); &quot;&quot;; [.B59])">
            <text:p/>
          </table:table-cell>
          <table:table-cell table:number-columns-repeated="5"/>
        </table:table-row>
        <table:table-row table:style-name="ro17">
          <table:table-cell table:number-columns-repeated="2"/>
          <table:table-cell table:style-name="ce16" table:formula="of:=AND(NOT(ISNUMBER(FIND([.A60];COM.MICROSOFT.CONCAT(['Offered modules from TUM online (Master)'.A$6:.A$300])))); NOT(ISBLANK([.A60])))" office:value-type="boolean" office:boolean-value="false" calcext:value-type="boolean">
            <text:p>FALSE</text:p>
          </table:table-cell>
          <table:table-cell table:style-name="ce42" table:formula="of:=IF(NOT([.C60]); &quot;&quot;; [.B60])">
            <text:p/>
          </table:table-cell>
          <table:table-cell table:number-columns-repeated="5"/>
        </table:table-row>
        <table:table-row table:style-name="ro17">
          <table:table-cell table:number-columns-repeated="2"/>
          <table:table-cell table:style-name="ce16" table:formula="of:=AND(NOT(ISNUMBER(FIND([.A61];COM.MICROSOFT.CONCAT(['Offered modules from TUM online (Master)'.A$6:.A$300])))); NOT(ISBLANK([.A61])))" office:value-type="boolean" office:boolean-value="false" calcext:value-type="boolean">
            <text:p>FALSE</text:p>
          </table:table-cell>
          <table:table-cell table:style-name="ce42" table:formula="of:=IF(NOT([.C61]); &quot;&quot;; [.B61])">
            <text:p/>
          </table:table-cell>
          <table:table-cell table:number-columns-repeated="5"/>
        </table:table-row>
        <table:table-row table:style-name="ro17">
          <table:table-cell table:number-columns-repeated="2"/>
          <table:table-cell table:style-name="ce16" table:formula="of:=AND(NOT(ISNUMBER(FIND([.A62];COM.MICROSOFT.CONCAT(['Offered modules from TUM online (Master)'.A$6:.A$300])))); NOT(ISBLANK([.A62])))" office:value-type="boolean" office:boolean-value="false" calcext:value-type="boolean">
            <text:p>FALSE</text:p>
          </table:table-cell>
          <table:table-cell table:style-name="ce42" table:formula="of:=IF(NOT([.C62]); &quot;&quot;; [.B62])">
            <text:p/>
          </table:table-cell>
          <table:table-cell table:number-columns-repeated="5"/>
        </table:table-row>
        <table:table-row table:style-name="ro17">
          <table:table-cell table:number-columns-repeated="2"/>
          <table:table-cell table:style-name="ce16" table:formula="of:=AND(NOT(ISNUMBER(FIND([.A63];COM.MICROSOFT.CONCAT(['Offered modules from TUM online (Master)'.A$6:.A$300])))); NOT(ISBLANK([.A63])))" office:value-type="boolean" office:boolean-value="false" calcext:value-type="boolean">
            <text:p>FALSE</text:p>
          </table:table-cell>
          <table:table-cell table:style-name="ce42" table:formula="of:=IF(NOT([.C63]); &quot;&quot;; [.B63])">
            <text:p/>
          </table:table-cell>
          <table:table-cell table:number-columns-repeated="5"/>
        </table:table-row>
        <table:table-row table:style-name="ro17">
          <table:table-cell table:number-columns-repeated="2"/>
          <table:table-cell table:style-name="ce16" table:formula="of:=AND(NOT(ISNUMBER(FIND([.A64];COM.MICROSOFT.CONCAT(['Offered modules from TUM online (Master)'.A$6:.A$300])))); NOT(ISBLANK([.A64])))" office:value-type="boolean" office:boolean-value="false" calcext:value-type="boolean">
            <text:p>FALSE</text:p>
          </table:table-cell>
          <table:table-cell table:style-name="ce42" table:formula="of:=IF(NOT([.C64]); &quot;&quot;; [.B64])">
            <text:p/>
          </table:table-cell>
          <table:table-cell table:number-columns-repeated="5"/>
        </table:table-row>
        <table:table-row table:style-name="ro17">
          <table:table-cell table:number-columns-repeated="2"/>
          <table:table-cell table:style-name="ce16" table:formula="of:=AND(NOT(ISNUMBER(FIND([.A65];COM.MICROSOFT.CONCAT(['Offered modules from TUM online (Master)'.A$6:.A$300])))); NOT(ISBLANK([.A65])))" office:value-type="boolean" office:boolean-value="false" calcext:value-type="boolean">
            <text:p>FALSE</text:p>
          </table:table-cell>
          <table:table-cell table:style-name="ce42" table:formula="of:=IF(NOT([.C65]); &quot;&quot;; [.B65])">
            <text:p/>
          </table:table-cell>
          <table:table-cell table:number-columns-repeated="5"/>
        </table:table-row>
        <table:table-row table:style-name="ro17">
          <table:table-cell table:number-columns-repeated="2"/>
          <table:table-cell table:style-name="ce16" table:formula="of:=AND(NOT(ISNUMBER(FIND([.A66];COM.MICROSOFT.CONCAT(['Offered modules from TUM online (Master)'.A$6:.A$300])))); NOT(ISBLANK([.A66])))" office:value-type="boolean" office:boolean-value="false" calcext:value-type="boolean">
            <text:p>FALSE</text:p>
          </table:table-cell>
          <table:table-cell table:style-name="ce42" table:formula="of:=IF(NOT([.C66]); &quot;&quot;; [.B66])">
            <text:p/>
          </table:table-cell>
          <table:table-cell table:number-columns-repeated="5"/>
        </table:table-row>
        <table:table-row table:style-name="ro17">
          <table:table-cell table:number-columns-repeated="2"/>
          <table:table-cell table:style-name="ce16" table:formula="of:=AND(NOT(ISNUMBER(FIND([.A67];COM.MICROSOFT.CONCAT(['Offered modules from TUM online (Master)'.A$6:.A$300])))); NOT(ISBLANK([.A67])))" office:value-type="boolean" office:boolean-value="false" calcext:value-type="boolean">
            <text:p>FALSE</text:p>
          </table:table-cell>
          <table:table-cell table:style-name="ce42" table:formula="of:=IF(NOT([.C67]); &quot;&quot;; [.B67])">
            <text:p/>
          </table:table-cell>
          <table:table-cell table:number-columns-repeated="5"/>
        </table:table-row>
        <table:table-row table:style-name="ro17">
          <table:table-cell table:number-columns-repeated="2"/>
          <table:table-cell table:style-name="ce16" table:formula="of:=AND(NOT(ISNUMBER(FIND([.A68];COM.MICROSOFT.CONCAT(['Offered modules from TUM online (Master)'.A$6:.A$300])))); NOT(ISBLANK([.A68])))" office:value-type="boolean" office:boolean-value="false" calcext:value-type="boolean">
            <text:p>FALSE</text:p>
          </table:table-cell>
          <table:table-cell table:style-name="ce42" table:formula="of:=IF(NOT([.C68]); &quot;&quot;; [.B68])">
            <text:p/>
          </table:table-cell>
          <table:table-cell table:number-columns-repeated="5"/>
        </table:table-row>
        <table:table-row table:style-name="ro17">
          <table:table-cell table:number-columns-repeated="2"/>
          <table:table-cell table:style-name="ce16" table:formula="of:=AND(NOT(ISNUMBER(FIND([.A69];COM.MICROSOFT.CONCAT(['Offered modules from TUM online (Master)'.A$6:.A$300])))); NOT(ISBLANK([.A69])))" office:value-type="boolean" office:boolean-value="false" calcext:value-type="boolean">
            <text:p>FALSE</text:p>
          </table:table-cell>
          <table:table-cell table:style-name="ce42" table:formula="of:=IF(NOT([.C69]); &quot;&quot;; [.B69])">
            <text:p/>
          </table:table-cell>
          <table:table-cell table:number-columns-repeated="5"/>
        </table:table-row>
        <table:table-row table:style-name="ro17">
          <table:table-cell table:number-columns-repeated="2"/>
          <table:table-cell table:style-name="ce16" table:formula="of:=AND(NOT(ISNUMBER(FIND([.A70];COM.MICROSOFT.CONCAT(['Offered modules from TUM online (Master)'.A$6:.A$300])))); NOT(ISBLANK([.A70])))" office:value-type="boolean" office:boolean-value="false" calcext:value-type="boolean">
            <text:p>FALSE</text:p>
          </table:table-cell>
          <table:table-cell table:style-name="ce42" table:formula="of:=IF(NOT([.C70]); &quot;&quot;; [.B70])">
            <text:p/>
          </table:table-cell>
          <table:table-cell table:number-columns-repeated="5"/>
        </table:table-row>
        <table:table-row table:style-name="ro17">
          <table:table-cell table:number-columns-repeated="2"/>
          <table:table-cell table:style-name="ce16" table:formula="of:=AND(NOT(ISNUMBER(FIND([.A71];COM.MICROSOFT.CONCAT(['Offered modules from TUM online (Master)'.A$6:.A$300])))); NOT(ISBLANK([.A71])))" office:value-type="boolean" office:boolean-value="false" calcext:value-type="boolean">
            <text:p>FALSE</text:p>
          </table:table-cell>
          <table:table-cell table:style-name="ce42" table:formula="of:=IF(NOT([.C71]); &quot;&quot;; [.B71])">
            <text:p/>
          </table:table-cell>
          <table:table-cell table:number-columns-repeated="5"/>
        </table:table-row>
        <table:table-row table:style-name="ro17">
          <table:table-cell table:number-columns-repeated="2"/>
          <table:table-cell table:style-name="ce16" table:formula="of:=AND(NOT(ISNUMBER(FIND([.A72];COM.MICROSOFT.CONCAT(['Offered modules from TUM online (Master)'.A$6:.A$300])))); NOT(ISBLANK([.A72])))" office:value-type="boolean" office:boolean-value="false" calcext:value-type="boolean">
            <text:p>FALSE</text:p>
          </table:table-cell>
          <table:table-cell table:style-name="ce42" table:formula="of:=IF(NOT([.C72]); &quot;&quot;; [.B72])">
            <text:p/>
          </table:table-cell>
          <table:table-cell table:number-columns-repeated="5"/>
        </table:table-row>
        <table:table-row table:style-name="ro17">
          <table:table-cell table:number-columns-repeated="2"/>
          <table:table-cell table:style-name="ce16" table:formula="of:=AND(NOT(ISNUMBER(FIND([.A73];COM.MICROSOFT.CONCAT(['Offered modules from TUM online (Master)'.A$6:.A$300])))); NOT(ISBLANK([.A73])))" office:value-type="boolean" office:boolean-value="false" calcext:value-type="boolean">
            <text:p>FALSE</text:p>
          </table:table-cell>
          <table:table-cell table:style-name="ce42" table:formula="of:=IF(NOT([.C73]); &quot;&quot;; [.B73])">
            <text:p/>
          </table:table-cell>
          <table:table-cell table:number-columns-repeated="5"/>
        </table:table-row>
        <table:table-row table:style-name="ro17">
          <table:table-cell table:number-columns-repeated="2"/>
          <table:table-cell table:style-name="ce16" table:formula="of:=AND(NOT(ISNUMBER(FIND([.A74];COM.MICROSOFT.CONCAT(['Offered modules from TUM online (Master)'.A$6:.A$300])))); NOT(ISBLANK([.A74])))" office:value-type="boolean" office:boolean-value="false" calcext:value-type="boolean">
            <text:p>FALSE</text:p>
          </table:table-cell>
          <table:table-cell table:style-name="ce42" table:formula="of:=IF(NOT([.C74]); &quot;&quot;; [.B74])">
            <text:p/>
          </table:table-cell>
          <table:table-cell table:number-columns-repeated="5"/>
        </table:table-row>
        <table:table-row table:style-name="ro17">
          <table:table-cell table:number-columns-repeated="2"/>
          <table:table-cell table:style-name="ce16" table:formula="of:=AND(NOT(ISNUMBER(FIND([.A75];COM.MICROSOFT.CONCAT(['Offered modules from TUM online (Master)'.A$6:.A$300])))); NOT(ISBLANK([.A75])))" office:value-type="boolean" office:boolean-value="false" calcext:value-type="boolean">
            <text:p>FALSE</text:p>
          </table:table-cell>
          <table:table-cell table:style-name="ce42" table:formula="of:=IF(NOT([.C75]); &quot;&quot;; [.B75])">
            <text:p/>
          </table:table-cell>
          <table:table-cell table:number-columns-repeated="5"/>
        </table:table-row>
        <table:table-row table:style-name="ro17">
          <table:table-cell table:number-columns-repeated="2"/>
          <table:table-cell table:style-name="ce16" table:formula="of:=AND(NOT(ISNUMBER(FIND([.A76];COM.MICROSOFT.CONCAT(['Offered modules from TUM online (Master)'.A$6:.A$300])))); NOT(ISBLANK([.A76])))" office:value-type="boolean" office:boolean-value="false" calcext:value-type="boolean">
            <text:p>FALSE</text:p>
          </table:table-cell>
          <table:table-cell table:style-name="ce42" table:formula="of:=IF(NOT([.C76]); &quot;&quot;; [.B76])">
            <text:p/>
          </table:table-cell>
          <table:table-cell table:number-columns-repeated="5"/>
        </table:table-row>
        <table:table-row table:style-name="ro17">
          <table:table-cell table:number-columns-repeated="2"/>
          <table:table-cell table:style-name="ce16" table:formula="of:=AND(NOT(ISNUMBER(FIND([.A77];COM.MICROSOFT.CONCAT(['Offered modules from TUM online (Master)'.A$6:.A$300])))); NOT(ISBLANK([.A77])))" office:value-type="boolean" office:boolean-value="false" calcext:value-type="boolean">
            <text:p>FALSE</text:p>
          </table:table-cell>
          <table:table-cell table:style-name="ce42" table:formula="of:=IF(NOT([.C77]); &quot;&quot;; [.B77])">
            <text:p/>
          </table:table-cell>
          <table:table-cell table:number-columns-repeated="5"/>
        </table:table-row>
        <table:table-row table:style-name="ro17">
          <table:table-cell table:number-columns-repeated="2"/>
          <table:table-cell table:style-name="ce16" table:formula="of:=AND(NOT(ISNUMBER(FIND([.A78];COM.MICROSOFT.CONCAT(['Offered modules from TUM online (Master)'.A$6:.A$300])))); NOT(ISBLANK([.A78])))" office:value-type="boolean" office:boolean-value="false" calcext:value-type="boolean">
            <text:p>FALSE</text:p>
          </table:table-cell>
          <table:table-cell table:style-name="ce42" table:formula="of:=IF(NOT([.C78]); &quot;&quot;; [.B78])">
            <text:p/>
          </table:table-cell>
          <table:table-cell table:number-columns-repeated="5"/>
        </table:table-row>
        <table:table-row table:style-name="ro8">
          <table:table-cell table:number-columns-repeated="2"/>
          <table:table-cell table:style-name="ce16" table:formula="of:=AND(NOT(ISNUMBER(FIND([.A79];COM.MICROSOFT.CONCAT(['Offered modules from TUM online (Master)'.A$6:.A$300])))); NOT(ISBLANK([.A79])))" office:value-type="boolean" office:boolean-value="false" calcext:value-type="boolean">
            <text:p>FALSE</text:p>
          </table:table-cell>
          <table:table-cell table:style-name="ce42" table:formula="of:=IF(NOT([.C79]); &quot;&quot;; [.B79])">
            <text:p/>
          </table:table-cell>
          <table:table-cell table:number-columns-repeated="5"/>
        </table:table-row>
        <table:table-row table:style-name="ro8">
          <table:table-cell table:number-columns-repeated="2"/>
          <table:table-cell table:style-name="ce16" table:formula="of:=AND(NOT(ISNUMBER(FIND([.A80];COM.MICROSOFT.CONCAT(['Offered modules from TUM online (Master)'.A$6:.A$300])))); NOT(ISBLANK([.A80])))" office:value-type="boolean" office:boolean-value="false" calcext:value-type="boolean">
            <text:p>FALSE</text:p>
          </table:table-cell>
          <table:table-cell table:style-name="ce42" table:formula="of:=IF(NOT([.C80]); &quot;&quot;; [.B80])">
            <text:p/>
          </table:table-cell>
          <table:table-cell table:number-columns-repeated="5"/>
        </table:table-row>
        <table:table-row table:style-name="ro8">
          <table:table-cell table:number-columns-repeated="2"/>
          <table:table-cell table:style-name="ce16" table:formula="of:=AND(NOT(ISNUMBER(FIND([.A81];COM.MICROSOFT.CONCAT(['Offered modules from TUM online (Master)'.A$6:.A$300])))); NOT(ISBLANK([.A81])))" office:value-type="boolean" office:boolean-value="false" calcext:value-type="boolean">
            <text:p>FALSE</text:p>
          </table:table-cell>
          <table:table-cell table:style-name="ce42" table:formula="of:=IF(NOT([.C81]); &quot;&quot;; [.B81])">
            <text:p/>
          </table:table-cell>
          <table:table-cell table:number-columns-repeated="5"/>
        </table:table-row>
        <table:table-row table:style-name="ro8">
          <table:table-cell table:number-columns-repeated="2"/>
          <table:table-cell table:style-name="ce16" table:formula="of:=AND(NOT(ISNUMBER(FIND([.A82];COM.MICROSOFT.CONCAT(['Offered modules from TUM online (Master)'.A$6:.A$300])))); NOT(ISBLANK([.A82])))" office:value-type="boolean" office:boolean-value="false" calcext:value-type="boolean">
            <text:p>FALSE</text:p>
          </table:table-cell>
          <table:table-cell table:style-name="ce42" table:formula="of:=IF(NOT([.C82]); &quot;&quot;; [.B82])">
            <text:p/>
          </table:table-cell>
          <table:table-cell table:number-columns-repeated="5"/>
        </table:table-row>
        <table:table-row table:style-name="ro8">
          <table:table-cell table:number-columns-repeated="2"/>
          <table:table-cell table:style-name="ce16" table:formula="of:=AND(NOT(ISNUMBER(FIND([.A83];COM.MICROSOFT.CONCAT(['Offered modules from TUM online (Master)'.A$6:.A$300])))); NOT(ISBLANK([.A83])))" office:value-type="boolean" office:boolean-value="false" calcext:value-type="boolean">
            <text:p>FALSE</text:p>
          </table:table-cell>
          <table:table-cell table:style-name="ce42" table:formula="of:=IF(NOT([.C83]); &quot;&quot;; [.B83])">
            <text:p/>
          </table:table-cell>
          <table:table-cell table:number-columns-repeated="5"/>
        </table:table-row>
        <table:table-row table:style-name="ro8">
          <table:table-cell table:number-columns-repeated="2"/>
          <table:table-cell table:style-name="ce16" table:formula="of:=AND(NOT(ISNUMBER(FIND([.A84];COM.MICROSOFT.CONCAT(['Offered modules from TUM online (Master)'.A$6:.A$300])))); NOT(ISBLANK([.A84])))" office:value-type="boolean" office:boolean-value="false" calcext:value-type="boolean">
            <text:p>FALSE</text:p>
          </table:table-cell>
          <table:table-cell table:style-name="ce42" table:formula="of:=IF(NOT([.C84]); &quot;&quot;; [.B84])">
            <text:p/>
          </table:table-cell>
          <table:table-cell table:number-columns-repeated="5"/>
        </table:table-row>
        <table:table-row table:style-name="ro8">
          <table:table-cell table:number-columns-repeated="2"/>
          <table:table-cell table:style-name="ce16" table:formula="of:=AND(NOT(ISNUMBER(FIND([.A85];COM.MICROSOFT.CONCAT(['Offered modules from TUM online (Master)'.A$6:.A$300])))); NOT(ISBLANK([.A85])))" office:value-type="boolean" office:boolean-value="false" calcext:value-type="boolean">
            <text:p>FALSE</text:p>
          </table:table-cell>
          <table:table-cell table:style-name="ce42" table:formula="of:=IF(NOT([.C85]); &quot;&quot;; [.B85])">
            <text:p/>
          </table:table-cell>
          <table:table-cell table:number-columns-repeated="5"/>
        </table:table-row>
        <table:table-row table:style-name="ro8">
          <table:table-cell table:number-columns-repeated="2"/>
          <table:table-cell table:style-name="ce16" table:formula="of:=AND(NOT(ISNUMBER(FIND([.A86];COM.MICROSOFT.CONCAT(['Offered modules from TUM online (Master)'.A$6:.A$300])))); NOT(ISBLANK([.A86])))" office:value-type="boolean" office:boolean-value="false" calcext:value-type="boolean">
            <text:p>FALSE</text:p>
          </table:table-cell>
          <table:table-cell table:style-name="ce42" table:formula="of:=IF(NOT([.C86]); &quot;&quot;; [.B86])">
            <text:p/>
          </table:table-cell>
          <table:table-cell table:number-columns-repeated="5"/>
        </table:table-row>
        <table:table-row table:style-name="ro8">
          <table:table-cell table:number-columns-repeated="2"/>
          <table:table-cell table:style-name="ce16" table:formula="of:=AND(NOT(ISNUMBER(FIND([.A87];COM.MICROSOFT.CONCAT(['Offered modules from TUM online (Master)'.A$6:.A$300])))); NOT(ISBLANK([.A87])))" office:value-type="boolean" office:boolean-value="false" calcext:value-type="boolean">
            <text:p>FALSE</text:p>
          </table:table-cell>
          <table:table-cell table:style-name="ce42" table:formula="of:=IF(NOT([.C87]); &quot;&quot;; [.B87])">
            <text:p/>
          </table:table-cell>
          <table:table-cell table:number-columns-repeated="5"/>
        </table:table-row>
        <table:table-row table:style-name="ro8">
          <table:table-cell table:number-columns-repeated="2"/>
          <table:table-cell table:style-name="ce16" table:formula="of:=AND(NOT(ISNUMBER(FIND([.A88];COM.MICROSOFT.CONCAT(['Offered modules from TUM online (Master)'.A$6:.A$300])))); NOT(ISBLANK([.A88])))" office:value-type="boolean" office:boolean-value="false" calcext:value-type="boolean">
            <text:p>FALSE</text:p>
          </table:table-cell>
          <table:table-cell table:style-name="ce42" table:formula="of:=IF(NOT([.C88]); &quot;&quot;; [.B88])">
            <text:p/>
          </table:table-cell>
          <table:table-cell table:number-columns-repeated="5"/>
        </table:table-row>
        <table:table-row table:style-name="ro8">
          <table:table-cell table:number-columns-repeated="2"/>
          <table:table-cell table:style-name="ce16" table:formula="of:=AND(NOT(ISNUMBER(FIND([.A89];COM.MICROSOFT.CONCAT(['Offered modules from TUM online (Master)'.A$6:.A$300])))); NOT(ISBLANK([.A89])))" office:value-type="boolean" office:boolean-value="false" calcext:value-type="boolean">
            <text:p>FALSE</text:p>
          </table:table-cell>
          <table:table-cell table:style-name="ce42" table:formula="of:=IF(NOT([.C89]); &quot;&quot;; [.B89])">
            <text:p/>
          </table:table-cell>
          <table:table-cell table:number-columns-repeated="5"/>
        </table:table-row>
        <table:table-row table:style-name="ro8">
          <table:table-cell table:number-columns-repeated="2"/>
          <table:table-cell table:style-name="ce16" table:formula="of:=AND(NOT(ISNUMBER(FIND([.A90];COM.MICROSOFT.CONCAT(['Offered modules from TUM online (Master)'.A$6:.A$300])))); NOT(ISBLANK([.A90])))" office:value-type="boolean" office:boolean-value="false" calcext:value-type="boolean">
            <text:p>FALSE</text:p>
          </table:table-cell>
          <table:table-cell table:style-name="ce42" table:formula="of:=IF(NOT([.C90]); &quot;&quot;; [.B90])">
            <text:p/>
          </table:table-cell>
          <table:table-cell table:number-columns-repeated="5"/>
        </table:table-row>
        <table:table-row table:style-name="ro8">
          <table:table-cell table:number-columns-repeated="2"/>
          <table:table-cell table:style-name="ce16" table:formula="of:=AND(NOT(ISNUMBER(FIND([.A91];COM.MICROSOFT.CONCAT(['Offered modules from TUM online (Master)'.A$6:.A$300])))); NOT(ISBLANK([.A91])))" office:value-type="boolean" office:boolean-value="false" calcext:value-type="boolean">
            <text:p>FALSE</text:p>
          </table:table-cell>
          <table:table-cell table:style-name="ce42" table:formula="of:=IF(NOT([.C91]); &quot;&quot;; [.B91])">
            <text:p/>
          </table:table-cell>
          <table:table-cell table:number-columns-repeated="5"/>
        </table:table-row>
        <table:table-row table:style-name="ro8">
          <table:table-cell table:number-columns-repeated="2"/>
          <table:table-cell table:style-name="ce16" table:formula="of:=AND(NOT(ISNUMBER(FIND([.A92];COM.MICROSOFT.CONCAT(['Offered modules from TUM online (Master)'.A$6:.A$300])))); NOT(ISBLANK([.A92])))" office:value-type="boolean" office:boolean-value="false" calcext:value-type="boolean">
            <text:p>FALSE</text:p>
          </table:table-cell>
          <table:table-cell table:style-name="ce42" table:formula="of:=IF(NOT([.C92]); &quot;&quot;; [.B92])">
            <text:p/>
          </table:table-cell>
          <table:table-cell table:number-columns-repeated="5"/>
        </table:table-row>
        <table:table-row table:style-name="ro8">
          <table:table-cell table:number-columns-repeated="2"/>
          <table:table-cell table:style-name="ce16" table:formula="of:=AND(NOT(ISNUMBER(FIND([.A93];COM.MICROSOFT.CONCAT(['Offered modules from TUM online (Master)'.A$6:.A$300])))); NOT(ISBLANK([.A93])))" office:value-type="boolean" office:boolean-value="false" calcext:value-type="boolean">
            <text:p>FALSE</text:p>
          </table:table-cell>
          <table:table-cell table:style-name="ce42" table:formula="of:=IF(NOT([.C93]); &quot;&quot;; [.B93])">
            <text:p/>
          </table:table-cell>
          <table:table-cell table:number-columns-repeated="5"/>
        </table:table-row>
        <table:table-row table:style-name="ro8">
          <table:table-cell table:number-columns-repeated="2"/>
          <table:table-cell table:style-name="ce16" table:formula="of:=AND(NOT(ISNUMBER(FIND([.A94];COM.MICROSOFT.CONCAT(['Offered modules from TUM online (Master)'.A$6:.A$300])))); NOT(ISBLANK([.A94])))" office:value-type="boolean" office:boolean-value="false" calcext:value-type="boolean">
            <text:p>FALSE</text:p>
          </table:table-cell>
          <table:table-cell table:style-name="ce42" table:formula="of:=IF(NOT([.C94]); &quot;&quot;; [.B94])">
            <text:p/>
          </table:table-cell>
          <table:table-cell table:number-columns-repeated="5"/>
        </table:table-row>
        <table:table-row table:style-name="ro8">
          <table:table-cell table:number-columns-repeated="2"/>
          <table:table-cell table:style-name="ce16" table:formula="of:=AND(NOT(ISNUMBER(FIND([.A95];COM.MICROSOFT.CONCAT(['Offered modules from TUM online (Master)'.A$6:.A$300])))); NOT(ISBLANK([.A95])))" office:value-type="boolean" office:boolean-value="false" calcext:value-type="boolean">
            <text:p>FALSE</text:p>
          </table:table-cell>
          <table:table-cell table:style-name="ce42" table:formula="of:=IF(NOT([.C95]); &quot;&quot;; [.B95])">
            <text:p/>
          </table:table-cell>
          <table:table-cell table:number-columns-repeated="5"/>
        </table:table-row>
        <table:table-row table:style-name="ro8">
          <table:table-cell table:number-columns-repeated="2"/>
          <table:table-cell table:style-name="ce16" table:formula="of:=AND(NOT(ISNUMBER(FIND([.A96];COM.MICROSOFT.CONCAT(['Offered modules from TUM online (Master)'.A$6:.A$300])))); NOT(ISBLANK([.A96])))" office:value-type="boolean" office:boolean-value="false" calcext:value-type="boolean">
            <text:p>FALSE</text:p>
          </table:table-cell>
          <table:table-cell table:style-name="ce42" table:formula="of:=IF(NOT([.C96]); &quot;&quot;; [.B96])">
            <text:p/>
          </table:table-cell>
          <table:table-cell table:number-columns-repeated="5"/>
        </table:table-row>
        <table:table-row table:style-name="ro8">
          <table:table-cell table:number-columns-repeated="2"/>
          <table:table-cell table:style-name="ce16" table:formula="of:=AND(NOT(ISNUMBER(FIND([.A97];COM.MICROSOFT.CONCAT(['Offered modules from TUM online (Master)'.A$6:.A$300])))); NOT(ISBLANK([.A97])))" office:value-type="boolean" office:boolean-value="false" calcext:value-type="boolean">
            <text:p>FALSE</text:p>
          </table:table-cell>
          <table:table-cell table:style-name="ce42" table:formula="of:=IF(NOT([.C97]); &quot;&quot;; [.B97])">
            <text:p/>
          </table:table-cell>
          <table:table-cell table:number-columns-repeated="5"/>
        </table:table-row>
        <table:table-row table:style-name="ro8">
          <table:table-cell table:number-columns-repeated="2"/>
          <table:table-cell table:style-name="ce16" table:formula="of:=AND(NOT(ISNUMBER(FIND([.A98];COM.MICROSOFT.CONCAT(['Offered modules from TUM online (Master)'.A$6:.A$300])))); NOT(ISBLANK([.A98])))" office:value-type="boolean" office:boolean-value="false" calcext:value-type="boolean">
            <text:p>FALSE</text:p>
          </table:table-cell>
          <table:table-cell table:style-name="ce42" table:formula="of:=IF(NOT([.C98]); &quot;&quot;; [.B98])">
            <text:p/>
          </table:table-cell>
          <table:table-cell table:number-columns-repeated="5"/>
        </table:table-row>
        <table:table-row table:style-name="ro8">
          <table:table-cell table:number-columns-repeated="2"/>
          <table:table-cell table:style-name="ce16" table:formula="of:=AND(NOT(ISNUMBER(FIND([.A99];COM.MICROSOFT.CONCAT(['Offered modules from TUM online (Master)'.A$6:.A$300])))); NOT(ISBLANK([.A99])))" office:value-type="boolean" office:boolean-value="false" calcext:value-type="boolean">
            <text:p>FALSE</text:p>
          </table:table-cell>
          <table:table-cell table:style-name="ce42" table:formula="of:=IF(NOT([.C99]); &quot;&quot;; [.B99])">
            <text:p/>
          </table:table-cell>
          <table:table-cell table:number-columns-repeated="5"/>
        </table:table-row>
        <table:table-row table:style-name="ro8">
          <table:table-cell table:number-columns-repeated="2"/>
          <table:table-cell table:style-name="ce16" table:formula="of:=AND(NOT(ISNUMBER(FIND([.A100];COM.MICROSOFT.CONCAT(['Offered modules from TUM online (Master)'.A$6:.A$300])))); NOT(ISBLANK([.A100])))" office:value-type="boolean" office:boolean-value="false" calcext:value-type="boolean">
            <text:p>FALSE</text:p>
          </table:table-cell>
          <table:table-cell table:style-name="ce42" table:formula="of:=IF(NOT([.C100]); &quot;&quot;; [.B100])">
            <text:p/>
          </table:table-cell>
          <table:table-cell table:number-columns-repeated="5"/>
        </table:table-row>
        <table:table-row table:style-name="ro8">
          <table:table-cell table:number-columns-repeated="2"/>
          <table:table-cell table:style-name="ce16" table:formula="of:=AND(NOT(ISNUMBER(FIND([.A101];COM.MICROSOFT.CONCAT(['Offered modules from TUM online (Master)'.A$6:.A$300])))); NOT(ISBLANK([.A101])))" office:value-type="boolean" office:boolean-value="false" calcext:value-type="boolean">
            <text:p>FALSE</text:p>
          </table:table-cell>
          <table:table-cell table:style-name="ce42" table:formula="of:=IF(NOT([.C101]); &quot;&quot;; [.B101])">
            <text:p/>
          </table:table-cell>
          <table:table-cell table:number-columns-repeated="5"/>
        </table:table-row>
        <table:table-row table:style-name="ro8">
          <table:table-cell table:number-columns-repeated="2"/>
          <table:table-cell table:style-name="ce16" table:formula="of:=AND(NOT(ISNUMBER(FIND([.A102];COM.MICROSOFT.CONCAT(['Offered modules from TUM online (Master)'.A$6:.A$300])))); NOT(ISBLANK([.A102])))" office:value-type="boolean" office:boolean-value="false" calcext:value-type="boolean">
            <text:p>FALSE</text:p>
          </table:table-cell>
          <table:table-cell table:style-name="ce42" table:formula="of:=IF(NOT([.C102]); &quot;&quot;; [.B102])">
            <text:p/>
          </table:table-cell>
          <table:table-cell table:number-columns-repeated="5"/>
        </table:table-row>
        <table:table-row table:style-name="ro8">
          <table:table-cell table:number-columns-repeated="2"/>
          <table:table-cell table:style-name="ce16" table:formula="of:=AND(NOT(ISNUMBER(FIND([.A103];COM.MICROSOFT.CONCAT(['Offered modules from TUM online (Master)'.A$6:.A$300])))); NOT(ISBLANK([.A103])))" office:value-type="boolean" office:boolean-value="false" calcext:value-type="boolean">
            <text:p>FALSE</text:p>
          </table:table-cell>
          <table:table-cell table:style-name="ce42" table:formula="of:=IF(NOT([.C103]); &quot;&quot;; [.B103])">
            <text:p/>
          </table:table-cell>
          <table:table-cell table:number-columns-repeated="5"/>
        </table:table-row>
        <table:table-row table:style-name="ro8">
          <table:table-cell table:number-columns-repeated="2"/>
          <table:table-cell table:style-name="ce16" table:formula="of:=IF(ISBLANK([.A104]); &quot;&quot;; ISNUMBER(FIND([.A104];COM.MICROSOFT.CONCAT(['Offered modules from TUM online (Master)'.A$6:.A$197]))))">
            <text:p/>
          </table:table-cell>
          <table:table-cell table:style-name="ce42" table:formula="of:=IF(OR(ISBLANK([.A104]); [.C104]); &quot;&quot;; [.B104])">
            <text:p/>
          </table:table-cell>
          <table:table-cell table:number-columns-repeated="5"/>
        </table:table-row>
        <table:table-row table:style-name="ro8">
          <table:table-cell table:number-columns-repeated="2"/>
          <table:table-cell table:style-name="ce16" table:formula="of:=IF(ISBLANK([.A105]); &quot;&quot;; ISNUMBER(FIND([.A105];COM.MICROSOFT.CONCAT(['Offered modules from TUM online (Master)'.A$6:.A$197]))))">
            <text:p/>
          </table:table-cell>
          <table:table-cell table:style-name="ce42" table:formula="of:=IF(OR(ISBLANK([.A105]); [.C105]); &quot;&quot;; [.B105])">
            <text:p/>
          </table:table-cell>
          <table:table-cell table:number-columns-repeated="5"/>
        </table:table-row>
        <table:table-row table:style-name="ro8">
          <table:table-cell table:number-columns-repeated="2"/>
          <table:table-cell table:style-name="ce16" table:formula="of:=IF(ISBLANK([.A106]); &quot;&quot;; ISNUMBER(FIND([.A106];COM.MICROSOFT.CONCAT(['Offered modules from TUM online (Master)'.A$6:.A$197]))))">
            <text:p/>
          </table:table-cell>
          <table:table-cell table:style-name="ce42" table:formula="of:=IF(OR(ISBLANK([.A106]); [.C106]); &quot;&quot;; [.B106])">
            <text:p/>
          </table:table-cell>
          <table:table-cell table:number-columns-repeated="5"/>
        </table:table-row>
        <table:table-row table:style-name="ro8">
          <table:table-cell table:number-columns-repeated="2"/>
          <table:table-cell table:style-name="ce16" table:formula="of:=IF(ISBLANK([.A107]); &quot;&quot;; ISNUMBER(FIND([.A107];COM.MICROSOFT.CONCAT(['Offered modules from TUM online (Master)'.A$6:.A$197]))))">
            <text:p/>
          </table:table-cell>
          <table:table-cell table:style-name="ce42" table:formula="of:=IF(OR(ISBLANK([.A107]); [.C107]); &quot;&quot;; [.B107])">
            <text:p/>
          </table:table-cell>
          <table:table-cell table:number-columns-repeated="5"/>
        </table:table-row>
        <table:table-row table:style-name="ro8">
          <table:table-cell table:number-columns-repeated="2"/>
          <table:table-cell table:style-name="ce16" table:formula="of:=IF(ISBLANK([.A108]); &quot;&quot;; ISNUMBER(FIND([.A108];COM.MICROSOFT.CONCAT(['Offered modules from TUM online (Master)'.A$6:.A$197]))))">
            <text:p/>
          </table:table-cell>
          <table:table-cell table:style-name="ce42" table:formula="of:=IF(OR(ISBLANK([.A108]); [.C108]); &quot;&quot;; [.B108])">
            <text:p/>
          </table:table-cell>
          <table:table-cell table:number-columns-repeated="5"/>
        </table:table-row>
        <table:table-row table:style-name="ro8">
          <table:table-cell table:number-columns-repeated="2"/>
          <table:table-cell table:style-name="ce16" table:formula="of:=IF(ISBLANK([.A109]); &quot;&quot;; ISNUMBER(FIND([.A109];COM.MICROSOFT.CONCAT(['Offered modules from TUM online (Master)'.A$6:.A$197]))))">
            <text:p/>
          </table:table-cell>
          <table:table-cell table:style-name="ce42" table:formula="of:=IF(OR(ISBLANK([.A109]); [.C109]); &quot;&quot;; [.B109])">
            <text:p/>
          </table:table-cell>
          <table:table-cell table:number-columns-repeated="5"/>
        </table:table-row>
        <table:table-row table:style-name="ro8">
          <table:table-cell table:number-columns-repeated="2"/>
          <table:table-cell table:style-name="ce16" table:formula="of:=IF(ISBLANK([.A110]); &quot;&quot;; ISNUMBER(FIND([.A110];COM.MICROSOFT.CONCAT(['Offered modules from TUM online (Master)'.A$6:.A$197]))))">
            <text:p/>
          </table:table-cell>
          <table:table-cell table:style-name="ce42" table:formula="of:=IF(OR(ISBLANK([.A110]); [.C110]); &quot;&quot;; [.B110])">
            <text:p/>
          </table:table-cell>
          <table:table-cell table:number-columns-repeated="5"/>
        </table:table-row>
        <table:table-row table:style-name="ro8">
          <table:table-cell table:number-columns-repeated="2"/>
          <table:table-cell table:style-name="ce16" table:formula="of:=IF(ISBLANK([.A111]); &quot;&quot;; ISNUMBER(FIND([.A111];COM.MICROSOFT.CONCAT(['Offered modules from TUM online (Master)'.A$6:.A$197]))))">
            <text:p/>
          </table:table-cell>
          <table:table-cell table:style-name="ce42" table:formula="of:=IF(OR(ISBLANK([.A111]); [.C111]); &quot;&quot;; [.B111])">
            <text:p/>
          </table:table-cell>
          <table:table-cell table:number-columns-repeated="5"/>
        </table:table-row>
        <table:table-row table:style-name="ro8">
          <table:table-cell table:number-columns-repeated="2"/>
          <table:table-cell table:style-name="ce16" table:formula="of:=IF(ISBLANK([.A112]); &quot;&quot;; ISNUMBER(FIND([.A112];COM.MICROSOFT.CONCAT(['Offered modules from TUM online (Master)'.A$6:.A$197]))))">
            <text:p/>
          </table:table-cell>
          <table:table-cell table:style-name="ce42" table:formula="of:=IF(OR(ISBLANK([.A112]); [.C112]); &quot;&quot;; [.B112])">
            <text:p/>
          </table:table-cell>
          <table:table-cell table:number-columns-repeated="5"/>
        </table:table-row>
        <table:table-row table:style-name="ro8">
          <table:table-cell table:number-columns-repeated="2"/>
          <table:table-cell table:style-name="ce16" table:formula="of:=IF(ISBLANK([.A113]); &quot;&quot;; ISNUMBER(FIND([.A113];COM.MICROSOFT.CONCAT(['Offered modules from TUM online (Master)'.A$6:.A$197]))))">
            <text:p/>
          </table:table-cell>
          <table:table-cell table:style-name="ce42" table:formula="of:=IF(OR(ISBLANK([.A113]); [.C113]); &quot;&quot;; [.B113])">
            <text:p/>
          </table:table-cell>
          <table:table-cell table:number-columns-repeated="5"/>
        </table:table-row>
        <table:table-row table:style-name="ro8">
          <table:table-cell table:number-columns-repeated="2"/>
          <table:table-cell table:style-name="ce16" table:formula="of:=IF(ISBLANK([.A114]); &quot;&quot;; ISNUMBER(FIND([.A114];COM.MICROSOFT.CONCAT(['Offered modules from TUM online (Master)'.A$6:.A$197]))))">
            <text:p/>
          </table:table-cell>
          <table:table-cell table:style-name="ce42" table:formula="of:=IF(OR(ISBLANK([.A114]); [.C114]); &quot;&quot;; [.B114])">
            <text:p/>
          </table:table-cell>
          <table:table-cell table:number-columns-repeated="5"/>
        </table:table-row>
        <table:table-row table:style-name="ro8">
          <table:table-cell table:number-columns-repeated="2"/>
          <table:table-cell table:style-name="ce16" table:formula="of:=IF(ISBLANK([.A115]); &quot;&quot;; ISNUMBER(FIND([.A115];COM.MICROSOFT.CONCAT(['Offered modules from TUM online (Master)'.A$6:.A$197]))))">
            <text:p/>
          </table:table-cell>
          <table:table-cell table:style-name="ce42" table:formula="of:=IF(OR(ISBLANK([.A115]); [.C115]); &quot;&quot;; [.B115])">
            <text:p/>
          </table:table-cell>
          <table:table-cell table:number-columns-repeated="5"/>
        </table:table-row>
        <table:table-row table:style-name="ro8">
          <table:table-cell table:number-columns-repeated="2"/>
          <table:table-cell table:style-name="ce16" table:formula="of:=IF(ISBLANK([.A116]); &quot;&quot;; ISNUMBER(FIND([.A116];COM.MICROSOFT.CONCAT(['Offered modules from TUM online (Master)'.A$6:.A$197]))))">
            <text:p/>
          </table:table-cell>
          <table:table-cell table:style-name="ce42" table:formula="of:=IF(OR(ISBLANK([.A116]); [.C116]); &quot;&quot;; [.B116])">
            <text:p/>
          </table:table-cell>
          <table:table-cell table:number-columns-repeated="5"/>
        </table:table-row>
        <table:table-row table:style-name="ro8">
          <table:table-cell table:number-columns-repeated="2"/>
          <table:table-cell table:style-name="ce16" table:formula="of:=IF(ISBLANK([.A117]); &quot;&quot;; ISNUMBER(FIND([.A117];COM.MICROSOFT.CONCAT(['Offered modules from TUM online (Master)'.A$6:.A$197]))))">
            <text:p/>
          </table:table-cell>
          <table:table-cell table:style-name="ce42" table:formula="of:=IF(OR(ISBLANK([.A117]); [.C117]); &quot;&quot;; [.B117])">
            <text:p/>
          </table:table-cell>
          <table:table-cell table:number-columns-repeated="5"/>
        </table:table-row>
        <table:table-row table:style-name="ro8">
          <table:table-cell table:number-columns-repeated="2"/>
          <table:table-cell table:style-name="ce16" table:formula="of:=IF(ISBLANK([.A118]); &quot;&quot;; ISNUMBER(FIND([.A118];COM.MICROSOFT.CONCAT(['Offered modules from TUM online (Master)'.A$6:.A$197]))))">
            <text:p/>
          </table:table-cell>
          <table:table-cell table:style-name="ce42" table:formula="of:=IF(OR(ISBLANK([.A118]); [.C118]); &quot;&quot;; [.B118])">
            <text:p/>
          </table:table-cell>
          <table:table-cell table:number-columns-repeated="5"/>
        </table:table-row>
        <table:table-row table:style-name="ro8" table:number-rows-repeated="126">
          <table:table-cell table:number-columns-repeated="9"/>
        </table:table-row>
        <table:table-row table:style-name="ro8">
          <table:table-cell table:number-columns-repeated="9"/>
        </table:table-row>
      </table:table>
      <table:named-expressions>
        <table:named-range table:name="ALG" table:base-cell-address="$'Modules by Master Areas'.$A$6" table:cell-range-address="$'Modules by Master Areas'.$A$6"/>
        <table:named-range table:name="CGV" table:base-cell-address="$'Modules by Master Areas'.$A$16" table:cell-range-address="$'Modules by Master Areas'.$A$19"/>
        <table:named-range table:name="DBI" table:base-cell-address="$'Modules by Master Areas'.$A$38" table:cell-range-address="$'Modules by Master Areas'.$A$41"/>
        <table:named-range table:name="DBM" table:base-cell-address="$'Modules by Master Areas'.$A$48" table:cell-range-address="$'Modules by Master Areas'.$A$51"/>
        <table:named-range table:name="FMA" table:base-cell-address="$'Modules by Master Areas'.$A$78" table:cell-range-address="$'Modules by Master Areas'.$A$81"/>
        <table:named-range table:name="HPC" table:base-cell-address="$'Modules by Master Areas'.$A$166" table:cell-range-address="$'Modules by Master Areas'.$A$169"/>
        <table:named-range table:name="MLA" table:base-cell-address="$'Modules by Master Areas'.$A$99" table:cell-range-address="$'Modules by Master Areas'.$A$102"/>
        <table:named-range table:name="oZ" table:base-cell-address="$'Modules by Master Areas'.$A$182" table:cell-range-address="$'Modules by Master Areas'.$A$185"/>
        <table:named-range table:name="ROB" table:base-cell-address="$'Modules by Master Areas'.$A$135" table:cell-range-address="$'Modules by Master Areas'.$A$138"/>
        <table:named-range table:name="RRV" table:base-cell-address="$'Modules by Master Areas'.$A$118" table:cell-range-address="$'Modules by Master Areas'.$A$121"/>
        <table:named-range table:name="SE" table:base-cell-address="$'Modules by Master Areas'.$A$60" table:cell-range-address="$'Modules by Master Areas'.$A$63"/>
        <table:named-range table:name="SP" table:base-cell-address="$'Modules by Master Areas'.$A$153" table:cell-range-address="$'Modules by Master Areas'.$A$156"/>
      </table:named-expressions>
      <table:database-ranges>
        <table:database-range table:name="__Anonymous_Sheet_DB__0" table:target-range-address="'Modules by Master Areas'.A3:'Modules by Master Areas'.J501" table:display-filter-buttons="true" table:orientation="column">
          <table:filter>
            <table:filter-and>
              <table:filter-condition table:value="" table:operator="=" table:field-number="7">
                <table:filter-set-item table:value=""/>
                <table:filter-set-item table:value="TRUE"/>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Droid Sans Fallback"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1.001cm" fo:page-height="29.7cm" fo:margin-top="2cm" fo:margin-bottom="1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0T21:25:41.402990211</meta:creation-date>
    <dc:date>2022-10-04T11:05:16.433548744</dc:date>
    <meta:editing-duration>P2DT26M24S</meta:editing-duration>
    <meta:editing-cycles>23</meta:editing-cycles>
    <meta:generator>LibreOffice/7.3.5.2$Linux_X86_64 LibreOffice_project/30$Build-2</meta:generator>
    <meta:document-statistic meta:table-count="3" meta:cell-count="2861" meta:object-count="0"/>
  </office:meta>
</office:document-meta>
</file>